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4.12cm"/>
    </style:style>
    <style:style style:name="co5" style:family="table-column">
      <style:table-column-properties fo:break-before="auto" style:column-width="7.006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3.166cm"/>
    </style:style>
    <style:style style:name="co9" style:family="table-column">
      <style:table-column-properties fo:break-before="auto" style:column-width="3.004cm"/>
    </style:style>
    <style:style style:name="co10" style:family="table-column">
      <style:table-column-properties fo:break-before="auto" style:column-width="3.385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rates_mae_tstPaperPub_pol_Seq512_32_tensor_sol_AmgX_V-cheby-aggres-L1-trun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ce4"/>
        <table:table-column table:style-name="co7" table:number-columns-repeated="3" table:default-cell-style-name="ce4"/>
        <table:table-column table:style-name="co10" table:default-cell-style-name="ce4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k</text:p>
          </table:table-cell>
          <table:table-cell table:style-name="Default" office:value-type="string" calcext:value-type="string">
            <text:p>avg_er</text:p>
          </table:table-cell>
          <table:table-cell/>
          <table:table-cell table:style-name="Default" office:value-type="string" calcext:value-type="string">
            <text:p>rateleap</text:p>
          </table:table-cell>
          <table:table-cell office:value-type="string" calcext:value-type="string">
            <text:p>mean Seq512_32 V-cheby-aggres-L1-trunc</text:p>
          </table:table-cell>
          <table:table-cell office:value-type="float" office:value="512" calcext:value-type="float">
            <text:p>512</text:p>
          </table:table-cell>
          <table:table-cell office:value-type="float" office:value="544" calcext:value-type="float">
            <text:p>544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608" calcext:value-type="float">
            <text:p>608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672" calcext:value-type="float">
            <text:p>672</text:p>
          </table:table-cell>
          <table:table-cell table:style-name="Default" office:value-type="float" office:value="704" calcext:value-type="float">
            <text:p>704</text:p>
          </table:table-cell>
          <table:table-cell table:style-name="Default" office:value-type="float" office:value="736" calcext:value-type="float">
            <text:p>736</text:p>
          </table:table-cell>
          <table:table-cell office:value-type="float" office:value="512" calcext:value-type="float">
            <text:p>512</text:p>
          </table:table-cell>
          <table:table-cell office:value-type="float" office:value="544" calcext:value-type="float">
            <text:p>544</text:p>
          </table:table-cell>
          <table:table-cell office:value-type="float" office:value="576" calcext:value-type="float">
            <text:p>576</text:p>
          </table:table-cell>
          <table:table-cell office:value-type="float" office:value="608" calcext:value-type="float">
            <text:p>608</text:p>
          </table:table-cell>
          <table:table-cell office:value-type="float" office:value="640" calcext:value-type="float">
            <text:p>640</text:p>
          </table:table-cell>
          <table:table-cell office:value-type="float" office:value="672" calcext:value-type="float">
            <text:p>672</text:p>
          </table:table-cell>
          <table:table-cell office:value-type="float" office:value="704" calcext:value-type="float">
            <text:p>704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adf-0-z0</text:p>
          </table:table-cell>
          <table:table-cell office:value-type="float" office:value="1" calcext:value-type="float">
            <text:p>1</text:p>
          </table:table-cell>
          <table:table-cell office:value-type="float" office:value="0.01509769" calcext:value-type="float">
            <text:p>0,01509769</text:p>
          </table:table-cell>
          <table:table-cell table:formula="of:=AVERAGE([.E2:.F2])" office:value-type="float" office:value="-0.0000117441877866503" calcext:value-type="float">
            <text:p>-1,17441877866503E-05</text:p>
          </table:table-cell>
          <table:table-cell office:value-type="float" office:value="-0.0000134883755733005" calcext:value-type="float">
            <text:p>-1,35E-05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00772458" calcext:value-type="float">
            <text:p>7,72E-07</text:p>
          </table:table-cell>
          <table:table-cell office:value-type="float" office:value="-0.000041906131" calcext:value-type="float">
            <text:p>-4,19E-05</text:p>
          </table:table-cell>
          <table:table-cell office:value-type="float" office:value="0.000015699453" calcext:value-type="float">
            <text:p>1,57E-05</text:p>
          </table:table-cell>
          <table:table-cell office:value-type="float" office:value="-0.000020559388" calcext:value-type="float">
            <text:p>-2,06E-05</text:p>
          </table:table-cell>
          <table:table-cell office:value-type="float" office:value="-0.000033630822" calcext:value-type="float">
            <text:p>-3,36E-05</text:p>
          </table:table-cell>
          <table:table-cell office:value-type="float" office:value="-0.000012376395" calcext:value-type="float">
            <text:p>-1,24E-05</text:p>
          </table:table-cell>
          <table:table-cell office:value-type="float" office:value="-0.000002794293" calcext:value-type="float">
            <text:p>-2,79E-06</text:p>
          </table:table-cell>
          <table:table-cell office:value-type="float" office:value="0.0150976520065195" calcext:value-type="float">
            <text:p>0,01509765200652</text:p>
          </table:table-cell>
          <table:table-cell office:value-type="float" office:value="0.0150976512994965" calcext:value-type="float">
            <text:p>0,015097651299497</text:p>
          </table:table-cell>
          <table:table-cell office:value-type="float" office:value="0.0150976874627625" calcext:value-type="float">
            <text:p>0,015097687462763</text:p>
          </table:table-cell>
          <table:table-cell office:value-type="float" office:value="0.0150976746474614" calcext:value-type="float">
            <text:p>0,015097674647461</text:p>
          </table:table-cell>
          <table:table-cell office:value-type="float" office:value="0.0150976905688545" calcext:value-type="float">
            <text:p>0,015097690568855</text:p>
          </table:table-cell>
          <table:table-cell office:value-type="float" office:value="0.0150977153419709" calcext:value-type="float">
            <text:p>0,015097715341971</text:p>
          </table:table-cell>
          <table:table-cell office:value-type="float" office:value="0.015097724034484" calcext:value-type="float">
            <text:p>0,015097724034484</text:p>
          </table:table-cell>
          <table:table-cell office:value-type="float" office:value="0.0150977259097915" calcext:value-type="float">
            <text:p>0,015097725909792</text:p>
          </table:table-cell>
        </table:table-row>
        <table:table-row table:style-name="ro1">
          <table:table-cell office:value-type="string" calcext:value-type="string">
            <text:p>adf-0-z0</text:p>
          </table:table-cell>
          <table:table-cell office:value-type="float" office:value="1.5" calcext:value-type="float">
            <text:p>1,5</text:p>
          </table:table-cell>
          <table:table-cell table:style-name="Default" office:value-type="float" office:value="0.039177044" calcext:value-type="float">
            <text:p>0,039177044</text:p>
          </table:table-cell>
          <table:table-cell table:formula="of:=AVERAGE([.E3:.F3])" office:value-type="float" office:value="-3.28284141729278" calcext:value-type="float">
            <text:p>-3,28284141729278</text:p>
          </table:table-cell>
          <table:table-cell office:value-type="float" office:value="-0.0000728345855501185" calcext:value-type="float">
            <text:p>-7,28E-05</text:p>
          </table:table-cell>
          <table:table-cell office:value-type="float" office:value="-6.56561" calcext:value-type="float">
            <text:p>-6,56561</text:p>
          </table:table-cell>
          <table:table-cell office:value-type="float" office:value="0" calcext:value-type="float">
            <text:p>0</text:p>
          </table:table-cell>
          <table:table-cell office:value-type="float" office:value="25.852531558138" calcext:value-type="float">
            <text:p>25,852531558138</text:p>
          </table:table-cell>
          <table:table-cell table:style-name="Default" office:value-type="float" office:value="0.000496221003" calcext:value-type="float">
            <text:p>0,000496221003</text:p>
          </table:table-cell>
          <table:table-cell table:style-name="Default" office:value-type="float" office:value="0.000496634425" calcext:value-type="float">
            <text:p>0,000496634425</text:p>
          </table:table-cell>
          <table:table-cell table:style-name="Default" office:value-type="float" office:value="-30.557082544624" calcext:value-type="float">
            <text:p>-30,557082544624</text:p>
          </table:table-cell>
          <table:table-cell table:style-name="Default" office:value-type="float" office:value="32.125575151057" calcext:value-type="float">
            <text:p>32,125575151057</text:p>
          </table:table-cell>
          <table:table-cell table:style-name="Default" office:value-type="float" office:value="-18.571383383173" calcext:value-type="float">
            <text:p>-18,571383383173</text:p>
          </table:table-cell>
          <table:table-cell table:style-name="Default" office:value-type="float" office:value="-15.825676298735" calcext:value-type="float">
            <text:p>-15,825676298735</text:p>
          </table:table-cell>
          <table:table-cell office:value-type="float" office:value="0.0723940320676022" calcext:value-type="float">
            <text:p>0,072394032067602</text:p>
          </table:table-cell>
          <table:table-cell office:value-type="float" office:value="0.0151019506452015" calcext:value-type="float">
            <text:p>0,015101950645202</text:p>
          </table:table-cell>
          <table:table-cell office:value-type="float" office:value="0.015101522311547" calcext:value-type="float">
            <text:p>0,015101522311547</text:p>
          </table:table-cell>
          <table:table-cell office:value-type="float" office:value="0.0151011168163003" calcext:value-type="float">
            <text:p>0,0151011168163</text:p>
          </table:table-cell>
          <table:table-cell office:value-type="float" office:value="0.0723953545034714" calcext:value-type="float">
            <text:p>0,072395354503471</text:p>
          </table:table-cell>
          <table:table-cell office:value-type="float" office:value="0.0151005330928332" calcext:value-type="float">
            <text:p>0,015100533092833</text:p>
          </table:table-cell>
          <table:table-cell office:value-type="float" office:value="0.0358258998991689" calcext:value-type="float">
            <text:p>0,035825899899169</text:p>
          </table:table-cell>
          <table:table-cell office:value-type="float" office:value="0.0723959456171037" calcext:value-type="float">
            <text:p>0,072395945617104</text:p>
          </table:table-cell>
        </table:table-row>
        <table:table-row table:style-name="ro1">
          <table:table-cell office:value-type="string" calcext:value-type="string">
            <text:p>adf-0-z0</text:p>
          </table:table-cell>
          <table:table-cell office:value-type="float" office:value="2" calcext:value-type="float">
            <text:p>2</text:p>
          </table:table-cell>
          <table:table-cell office:value-type="float" office:value="0.015098418" calcext:value-type="float">
            <text:p>0,015098418</text:p>
          </table:table-cell>
          <table:table-cell table:formula="of:=AVERAGE([.E4:.F4])" office:value-type="float" office:value="0.0000770400245348411" calcext:value-type="float">
            <text:p>7,70400245348411E-05</text:p>
          </table:table-cell>
          <table:table-cell office:value-type="float" office:value="0.0000840800490696821" calcext:value-type="float">
            <text:p>8,41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0.000130067934" calcext:value-type="float">
            <text:p>0,000130067934</text:p>
          </table:table-cell>
          <table:table-cell office:value-type="float" office:value="0.000072943656" calcext:value-type="float">
            <text:p>7,29E-05</text:p>
          </table:table-cell>
          <table:table-cell table:style-name="Default" office:value-type="float" office:value="0.000118477782" calcext:value-type="float">
            <text:p>0,000118477782</text:p>
          </table:table-cell>
          <table:table-cell office:value-type="float" office:value="0.000072050515" calcext:value-type="float">
            <text:p>7,21E-05</text:p>
          </table:table-cell>
          <table:table-cell office:value-type="float" office:value="0.000049812176" calcext:value-type="float">
            <text:p>4,98E-05</text:p>
          </table:table-cell>
          <table:table-cell office:value-type="float" office:value="0.000063760116" calcext:value-type="float">
            <text:p>6,38E-05</text:p>
          </table:table-cell>
          <table:table-cell office:value-type="float" office:value="0.000066600514" calcext:value-type="float">
            <text:p>6,66E-05</text:p>
          </table:table-cell>
          <table:table-cell office:value-type="float" office:value="0.0150986878394148" calcext:value-type="float">
            <text:p>0,015098687839415</text:p>
          </table:table-cell>
          <table:table-cell office:value-type="float" office:value="0.0150985687819095" calcext:value-type="float">
            <text:p>0,01509856878191</text:p>
          </table:table-cell>
          <table:table-cell office:value-type="float" office:value="0.0150985058309189" calcext:value-type="float">
            <text:p>0,015098505830919</text:p>
          </table:table-cell>
          <table:table-cell office:value-type="float" office:value="0.015098409113757" calcext:value-type="float">
            <text:p>0,015098409113757</text:p>
          </table:table-cell>
          <table:table-cell office:value-type="float" office:value="0.0150983533145446" calcext:value-type="float">
            <text:p>0,015098353314545</text:p>
          </table:table-cell>
          <table:table-cell office:value-type="float" office:value="0.0150983166203932" calcext:value-type="float">
            <text:p>0,015098316620393</text:p>
          </table:table-cell>
          <table:table-cell office:value-type="float" office:value="0.0150982718370166" calcext:value-type="float">
            <text:p>0,015098271837017</text:p>
          </table:table-cell>
          <table:table-cell office:value-type="float" office:value="0.0150982271384947" calcext:value-type="float">
            <text:p>0,015098227138495</text:p>
          </table:table-cell>
        </table:table-row>
        <table:table-row table:style-name="ro1">
          <table:table-cell table:style-name="ce1" office:value-type="string" calcext:value-type="string">
            <text:p>adf-0-z0</text:p>
          </table:table-cell>
          <table:table-cell table:style-name="ce1" office:value-type="float" office:value="2.5" calcext:value-type="float">
            <text:p>2,5</text:p>
          </table:table-cell>
          <table:table-cell office:value-type="float" office:value="0.03028656" calcext:value-type="float">
            <text:p>0,03028656</text:p>
          </table:table-cell>
          <table:table-cell table:style-name="ce2" table:formula="of:=AVERAGE([.E5:.F5])" office:value-type="float" office:value="1.08872554673013" calcext:value-type="float">
            <text:p>1,08872554673013</text:p>
          </table:table-cell>
          <table:table-cell table:style-name="ce2" office:value-type="float" office:value="1.97624109346025" calcext:value-type="float">
            <text:p>1,97624109346025</text:p>
          </table:table-cell>
          <table:table-cell table:style-name="ce3" office:value-type="float" office:value="0.20121" calcext:value-type="float">
            <text:p>0,20121</text:p>
          </table:table-cell>
          <table:table-cell office:value-type="float" office:value="0" calcext:value-type="float">
            <text:p>0</text:p>
          </table:table-cell>
          <table:table-cell office:value-type="float" office:value="18.903263416064" calcext:value-type="float">
            <text:p>18,903263416064</text:p>
          </table:table-cell>
          <table:table-cell table:style-name="Default" office:value-type="float" office:value="-7.502467337885" calcext:value-type="float">
            <text:p>-7,502467337885</text:p>
          </table:table-cell>
          <table:table-cell office:value-type="float" office:value="0.000059192395" calcext:value-type="float">
            <text:p>5,92E-05</text:p>
          </table:table-cell>
          <table:table-cell table:style-name="Default" office:value-type="float" office:value="-13.983003913377" calcext:value-type="float">
            <text:p>-13,983003913377</text:p>
          </table:table-cell>
          <table:table-cell table:style-name="Default" office:value-type="float" office:value="23.491648638681" calcext:value-type="float">
            <text:p>23,491648638681</text:p>
          </table:table-cell>
          <table:table-cell table:style-name="Default" office:value-type="float" office:value="-24.638412068366" calcext:value-type="float">
            <text:p>-24,638412068366</text:p>
          </table:table-cell>
          <table:table-cell table:style-name="Default" office:value-type="float" office:value="16.135777349276" calcext:value-type="float">
            <text:p>16,135777349276</text:p>
          </table:table-cell>
          <table:table-cell office:value-type="float" office:value="0.0475056274776755" calcext:value-type="float">
            <text:p>0,047505627477676</text:p>
          </table:table-cell>
          <table:table-cell office:value-type="float" office:value="0.0151022687600125" calcext:value-type="float">
            <text:p>0,015102268760013</text:p>
          </table:table-cell>
          <table:table-cell office:value-type="float" office:value="0.023188909242126" calcext:value-type="float">
            <text:p>0,023188909242126</text:p>
          </table:table-cell>
          <table:table-cell office:value-type="float" office:value="0.0231888350291945" calcext:value-type="float">
            <text:p>0,023188835029195</text:p>
          </table:table-cell>
          <table:table-cell office:value-type="float" office:value="0.047508338844057" calcext:value-type="float">
            <text:p>0,047508338844057</text:p>
          </table:table-cell>
          <table:table-cell office:value-type="float" office:value="0.0151007416204598" calcext:value-type="float">
            <text:p>0,01510074162046</text:p>
          </table:table-cell>
          <table:table-cell office:value-type="float" office:value="0.0475091902461304" calcext:value-type="float">
            <text:p>0,04750919024613</text:p>
          </table:table-cell>
          <table:table-cell office:value-type="float" office:value="0.0231885686715377" calcext:value-type="float">
            <text:p>0,023188568671538</text:p>
          </table:table-cell>
        </table:table-row>
        <table:table-row table:style-name="ro1">
          <table:table-cell office:value-type="string" calcext:value-type="string">
            <text:p>adf-0-z0</text:p>
          </table:table-cell>
          <table:table-cell office:value-type="float" office:value="3" calcext:value-type="float">
            <text:p>3</text:p>
          </table:table-cell>
          <table:table-cell office:value-type="float" office:value="0.015099777" calcext:value-type="float">
            <text:p>0,015099777</text:p>
          </table:table-cell>
          <table:table-cell table:style-name="ce3" table:formula="of:=AVERAGE([.E6:.F6])" office:value-type="float" office:value="0.000248172566628288" calcext:value-type="float">
            <text:p>0,000248172566628</text:p>
          </table:table-cell>
          <table:table-cell table:style-name="ce3" office:value-type="float" office:value="0.000266345133256576" calcext:value-type="float">
            <text:p>0,000266345133257</text:p>
          </table:table-cell>
          <table:table-cell table:style-name="ce3" office:value-type="float" office:value="0.00023" calcext:value-type="float">
            <text:p>0,00023</text:p>
          </table:table-cell>
          <table:table-cell office:value-type="float" office:value="0" calcext:value-type="float">
            <text:p>0</text:p>
          </table:table-cell>
          <table:table-cell office:value-type="float" office:value="0.000371585148" calcext:value-type="float">
            <text:p>0,000371585148</text:p>
          </table:table-cell>
          <table:table-cell table:style-name="Default" office:value-type="float" office:value="0.000287503472" calcext:value-type="float">
            <text:p>0,000287503472</text:p>
          </table:table-cell>
          <table:table-cell table:style-name="Default" office:value-type="float" office:value="0.000310432042" calcext:value-type="float">
            <text:p>0,000310432042</text:p>
          </table:table-cell>
          <table:table-cell table:style-name="Default" office:value-type="float" office:value="0.000244705223" calcext:value-type="float">
            <text:p>0,000244705223</text:p>
          </table:table-cell>
          <table:table-cell table:style-name="Default" office:value-type="float" office:value="0.000199266751" calcext:value-type="float">
            <text:p>0,000199266751</text:p>
          </table:table-cell>
          <table:table-cell table:style-name="Default" office:value-type="float" office:value="0.000213144702" calcext:value-type="float">
            <text:p>0,000213144702</text:p>
          </table:table-cell>
          <table:table-cell table:style-name="Default" office:value-type="float" office:value="0.000196257085" calcext:value-type="float">
            <text:p>0,000196257085</text:p>
          </table:table-cell>
          <table:table-cell office:value-type="float" office:value="0.0151006231621811" calcext:value-type="float">
            <text:p>0,015100623162181</text:p>
          </table:table-cell>
          <table:table-cell office:value-type="float" office:value="0.0151002829911179" calcext:value-type="float">
            <text:p>0,015100282991118</text:p>
          </table:table-cell>
          <table:table-cell office:value-type="float" office:value="0.015100034846546" calcext:value-type="float">
            <text:p>0,015100034846546</text:p>
          </table:table-cell>
          <table:table-cell office:value-type="float" office:value="0.0150997814067001" calcext:value-type="float">
            <text:p>0,0150997814067</text:p>
          </table:table-cell>
          <table:table-cell office:value-type="float" office:value="0.0150995918794041" calcext:value-type="float">
            <text:p>0,015099591879404</text:p>
          </table:table-cell>
          <table:table-cell office:value-type="float" office:value="0.0150994450779978" calcext:value-type="float">
            <text:p>0,015099445077998</text:p>
          </table:table-cell>
          <table:table-cell office:value-type="float" office:value="0.0150992953602696" calcext:value-type="float">
            <text:p>0,01509929536027</text:p>
          </table:table-cell>
          <table:table-cell office:value-type="float" office:value="0.0150991636349937" calcext:value-type="float">
            <text:p>0,015099163634994</text:p>
          </table:table-cell>
        </table:table-row>
        <table:table-row table:style-name="ro1" table:visibility="filter">
          <table:table-cell office:value-type="string" calcext:value-type="string">
            <text:p>adf-0-z1</text:p>
          </table:table-cell>
          <table:table-cell office:value-type="float" office:value="1" calcext:value-type="float">
            <text:p>1</text:p>
          </table:table-cell>
          <table:table-cell office:value-type="float" office:value="0.01509769" calcext:value-type="float">
            <text:p>0,01509769</text:p>
          </table:table-cell>
          <table:table-cell table:formula="of:=AVERAGE([.E7:.F7])" office:value-type="float" office:value="-0.0000117441877866503" calcext:value-type="float">
            <text:p>-1,17441877866503E-05</text:p>
          </table:table-cell>
          <table:table-cell office:value-type="float" office:value="-0.0000134883755733005" calcext:value-type="float">
            <text:p>-1,35E-05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00772458" calcext:value-type="float">
            <text:p>7,72E-07</text:p>
          </table:table-cell>
          <table:table-cell office:value-type="float" office:value="-0.000041906131" calcext:value-type="float">
            <text:p>-4,19E-05</text:p>
          </table:table-cell>
          <table:table-cell office:value-type="float" office:value="0.000015699453" calcext:value-type="float">
            <text:p>1,57E-05</text:p>
          </table:table-cell>
          <table:table-cell office:value-type="float" office:value="-0.000020559388" calcext:value-type="float">
            <text:p>-2,06E-05</text:p>
          </table:table-cell>
          <table:table-cell office:value-type="float" office:value="-0.000033630822" calcext:value-type="float">
            <text:p>-3,36E-05</text:p>
          </table:table-cell>
          <table:table-cell office:value-type="float" office:value="-0.000012376395" calcext:value-type="float">
            <text:p>-1,24E-05</text:p>
          </table:table-cell>
          <table:table-cell office:value-type="float" office:value="-0.000002794293" calcext:value-type="float">
            <text:p>-2,79E-06</text:p>
          </table:table-cell>
          <table:table-cell office:value-type="float" office:value="0.0150976520065195" calcext:value-type="float">
            <text:p>0,01509765200652</text:p>
          </table:table-cell>
          <table:table-cell office:value-type="float" office:value="0.0150976512994965" calcext:value-type="float">
            <text:p>0,015097651299497</text:p>
          </table:table-cell>
          <table:table-cell office:value-type="float" office:value="0.0150976874627625" calcext:value-type="float">
            <text:p>0,015097687462763</text:p>
          </table:table-cell>
          <table:table-cell office:value-type="float" office:value="0.0150976746474614" calcext:value-type="float">
            <text:p>0,015097674647461</text:p>
          </table:table-cell>
          <table:table-cell office:value-type="float" office:value="0.0150976905688545" calcext:value-type="float">
            <text:p>0,015097690568855</text:p>
          </table:table-cell>
          <table:table-cell office:value-type="float" office:value="0.0150977153419709" calcext:value-type="float">
            <text:p>0,015097715341971</text:p>
          </table:table-cell>
          <table:table-cell office:value-type="float" office:value="0.015097724034484" calcext:value-type="float">
            <text:p>0,015097724034484</text:p>
          </table:table-cell>
          <table:table-cell office:value-type="float" office:value="0.0150977259097915" calcext:value-type="float">
            <text:p>0,015097725909792</text:p>
          </table:table-cell>
        </table:table-row>
        <table:table-row table:style-name="ro1" table:visibility="filter">
          <table:table-cell office:value-type="string" calcext:value-type="string">
            <text:p>adf-0-z1</text:p>
          </table:table-cell>
          <table:table-cell office:value-type="float" office:value="1.5" calcext:value-type="float">
            <text:p>1,5</text:p>
          </table:table-cell>
          <table:table-cell table:style-name="Default" office:value-type="float" office:value="0.039177044" calcext:value-type="float">
            <text:p>0,039177044</text:p>
          </table:table-cell>
          <table:table-cell table:formula="of:=AVERAGE([.E8:.F8])" office:value-type="float" office:value="-3.28284141729278" calcext:value-type="float">
            <text:p>-3,28284141729278</text:p>
          </table:table-cell>
          <table:table-cell office:value-type="float" office:value="-0.0000728345855501185" calcext:value-type="float">
            <text:p>-7,28E-05</text:p>
          </table:table-cell>
          <table:table-cell office:value-type="float" office:value="-6.56561" calcext:value-type="float">
            <text:p>-6,56561</text:p>
          </table:table-cell>
          <table:table-cell office:value-type="float" office:value="0" calcext:value-type="float">
            <text:p>0</text:p>
          </table:table-cell>
          <table:table-cell office:value-type="float" office:value="25.852531558138" calcext:value-type="float">
            <text:p>25,852531558138</text:p>
          </table:table-cell>
          <table:table-cell table:style-name="Default" office:value-type="float" office:value="0.000496221003" calcext:value-type="float">
            <text:p>0,000496221003</text:p>
          </table:table-cell>
          <table:table-cell table:style-name="Default" office:value-type="float" office:value="0.000496634425" calcext:value-type="float">
            <text:p>0,000496634425</text:p>
          </table:table-cell>
          <table:table-cell table:style-name="Default" office:value-type="float" office:value="-30.557082544624" calcext:value-type="float">
            <text:p>-30,557082544624</text:p>
          </table:table-cell>
          <table:table-cell table:style-name="Default" office:value-type="float" office:value="32.125575151057" calcext:value-type="float">
            <text:p>32,125575151057</text:p>
          </table:table-cell>
          <table:table-cell table:style-name="Default" office:value-type="float" office:value="-18.571383383173" calcext:value-type="float">
            <text:p>-18,571383383173</text:p>
          </table:table-cell>
          <table:table-cell table:style-name="Default" office:value-type="float" office:value="-15.825676298735" calcext:value-type="float">
            <text:p>-15,825676298735</text:p>
          </table:table-cell>
          <table:table-cell office:value-type="float" office:value="0.0723940320676022" calcext:value-type="float">
            <text:p>0,072394032067602</text:p>
          </table:table-cell>
          <table:table-cell office:value-type="float" office:value="0.0151019506452015" calcext:value-type="float">
            <text:p>0,015101950645202</text:p>
          </table:table-cell>
          <table:table-cell office:value-type="float" office:value="0.015101522311547" calcext:value-type="float">
            <text:p>0,015101522311547</text:p>
          </table:table-cell>
          <table:table-cell office:value-type="float" office:value="0.0151011168163003" calcext:value-type="float">
            <text:p>0,0151011168163</text:p>
          </table:table-cell>
          <table:table-cell office:value-type="float" office:value="0.0723953545034714" calcext:value-type="float">
            <text:p>0,072395354503471</text:p>
          </table:table-cell>
          <table:table-cell office:value-type="float" office:value="0.0151005330928332" calcext:value-type="float">
            <text:p>0,015100533092833</text:p>
          </table:table-cell>
          <table:table-cell office:value-type="float" office:value="0.0358258998991689" calcext:value-type="float">
            <text:p>0,035825899899169</text:p>
          </table:table-cell>
          <table:table-cell office:value-type="float" office:value="0.0723959456171037" calcext:value-type="float">
            <text:p>0,072395945617104</text:p>
          </table:table-cell>
        </table:table-row>
        <table:table-row table:style-name="ro1" table:visibility="filter">
          <table:table-cell office:value-type="string" calcext:value-type="string">
            <text:p>adf-0-z1</text:p>
          </table:table-cell>
          <table:table-cell office:value-type="float" office:value="2" calcext:value-type="float">
            <text:p>2</text:p>
          </table:table-cell>
          <table:table-cell office:value-type="float" office:value="0.015098418" calcext:value-type="float">
            <text:p>0,015098418</text:p>
          </table:table-cell>
          <table:table-cell table:formula="of:=AVERAGE([.E9:.F9])" office:value-type="float" office:value="0.0000770400245348411" calcext:value-type="float">
            <text:p>7,70400245348411E-05</text:p>
          </table:table-cell>
          <table:table-cell office:value-type="float" office:value="0.0000840800490696821" calcext:value-type="float">
            <text:p>8,41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0.000130067934" calcext:value-type="float">
            <text:p>0,000130067934</text:p>
          </table:table-cell>
          <table:table-cell office:value-type="float" office:value="0.000072943656" calcext:value-type="float">
            <text:p>7,29E-05</text:p>
          </table:table-cell>
          <table:table-cell table:style-name="Default" office:value-type="float" office:value="0.000118477782" calcext:value-type="float">
            <text:p>0,000118477782</text:p>
          </table:table-cell>
          <table:table-cell office:value-type="float" office:value="0.000072050515" calcext:value-type="float">
            <text:p>7,21E-05</text:p>
          </table:table-cell>
          <table:table-cell office:value-type="float" office:value="0.000049812176" calcext:value-type="float">
            <text:p>4,98E-05</text:p>
          </table:table-cell>
          <table:table-cell office:value-type="float" office:value="0.000063760116" calcext:value-type="float">
            <text:p>6,38E-05</text:p>
          </table:table-cell>
          <table:table-cell office:value-type="float" office:value="0.000066600514" calcext:value-type="float">
            <text:p>6,66E-05</text:p>
          </table:table-cell>
          <table:table-cell office:value-type="float" office:value="0.0150986878394148" calcext:value-type="float">
            <text:p>0,015098687839415</text:p>
          </table:table-cell>
          <table:table-cell office:value-type="float" office:value="0.0150985687819095" calcext:value-type="float">
            <text:p>0,01509856878191</text:p>
          </table:table-cell>
          <table:table-cell office:value-type="float" office:value="0.0150985058309189" calcext:value-type="float">
            <text:p>0,015098505830919</text:p>
          </table:table-cell>
          <table:table-cell office:value-type="float" office:value="0.015098409113757" calcext:value-type="float">
            <text:p>0,015098409113757</text:p>
          </table:table-cell>
          <table:table-cell office:value-type="float" office:value="0.0150983533145446" calcext:value-type="float">
            <text:p>0,015098353314545</text:p>
          </table:table-cell>
          <table:table-cell office:value-type="float" office:value="0.0150983166203932" calcext:value-type="float">
            <text:p>0,015098316620393</text:p>
          </table:table-cell>
          <table:table-cell office:value-type="float" office:value="0.0150982718370166" calcext:value-type="float">
            <text:p>0,015098271837017</text:p>
          </table:table-cell>
          <table:table-cell office:value-type="float" office:value="0.0150982271384947" calcext:value-type="float">
            <text:p>0,015098227138495</text:p>
          </table:table-cell>
        </table:table-row>
        <table:table-row table:style-name="ro1" table:visibility="filter">
          <table:table-cell table:style-name="ce1" office:value-type="string" calcext:value-type="string">
            <text:p>adf-0-z1</text:p>
          </table:table-cell>
          <table:table-cell table:style-name="ce1" office:value-type="float" office:value="2.5" calcext:value-type="float">
            <text:p>2,5</text:p>
          </table:table-cell>
          <table:table-cell office:value-type="float" office:value="0.03028656" calcext:value-type="float">
            <text:p>0,03028656</text:p>
          </table:table-cell>
          <table:table-cell table:style-name="ce2" table:formula="of:=AVERAGE([.E10:.F10])" office:value-type="float" office:value="1.08872554673013" calcext:value-type="float">
            <text:p>1,08872554673013</text:p>
          </table:table-cell>
          <table:table-cell table:style-name="ce2" office:value-type="float" office:value="1.97624109346025" calcext:value-type="float">
            <text:p>1,97624109346025</text:p>
          </table:table-cell>
          <table:table-cell table:style-name="ce3" office:value-type="float" office:value="0.20121" calcext:value-type="float">
            <text:p>0,20121</text:p>
          </table:table-cell>
          <table:table-cell office:value-type="float" office:value="0" calcext:value-type="float">
            <text:p>0</text:p>
          </table:table-cell>
          <table:table-cell office:value-type="float" office:value="18.903263416064" calcext:value-type="float">
            <text:p>18,903263416064</text:p>
          </table:table-cell>
          <table:table-cell table:style-name="Default" office:value-type="float" office:value="-7.502467337885" calcext:value-type="float">
            <text:p>-7,502467337885</text:p>
          </table:table-cell>
          <table:table-cell office:value-type="float" office:value="0.000059192395" calcext:value-type="float">
            <text:p>5,92E-05</text:p>
          </table:table-cell>
          <table:table-cell table:style-name="Default" office:value-type="float" office:value="-13.983003913377" calcext:value-type="float">
            <text:p>-13,983003913377</text:p>
          </table:table-cell>
          <table:table-cell table:style-name="Default" office:value-type="float" office:value="23.491648638681" calcext:value-type="float">
            <text:p>23,491648638681</text:p>
          </table:table-cell>
          <table:table-cell table:style-name="Default" office:value-type="float" office:value="-24.638412068366" calcext:value-type="float">
            <text:p>-24,638412068366</text:p>
          </table:table-cell>
          <table:table-cell table:style-name="Default" office:value-type="float" office:value="16.135777349276" calcext:value-type="float">
            <text:p>16,135777349276</text:p>
          </table:table-cell>
          <table:table-cell office:value-type="float" office:value="0.0475056274776755" calcext:value-type="float">
            <text:p>0,047505627477676</text:p>
          </table:table-cell>
          <table:table-cell office:value-type="float" office:value="0.0151022687600125" calcext:value-type="float">
            <text:p>0,015102268760013</text:p>
          </table:table-cell>
          <table:table-cell office:value-type="float" office:value="0.023188909242126" calcext:value-type="float">
            <text:p>0,023188909242126</text:p>
          </table:table-cell>
          <table:table-cell office:value-type="float" office:value="0.0231888350291945" calcext:value-type="float">
            <text:p>0,023188835029195</text:p>
          </table:table-cell>
          <table:table-cell office:value-type="float" office:value="0.047508338844057" calcext:value-type="float">
            <text:p>0,047508338844057</text:p>
          </table:table-cell>
          <table:table-cell office:value-type="float" office:value="0.0151007416204598" calcext:value-type="float">
            <text:p>0,01510074162046</text:p>
          </table:table-cell>
          <table:table-cell office:value-type="float" office:value="0.0475091902461304" calcext:value-type="float">
            <text:p>0,04750919024613</text:p>
          </table:table-cell>
          <table:table-cell office:value-type="float" office:value="0.0231885686715377" calcext:value-type="float">
            <text:p>0,023188568671538</text:p>
          </table:table-cell>
        </table:table-row>
        <table:table-row table:style-name="ro1" table:visibility="filter">
          <table:table-cell office:value-type="string" calcext:value-type="string">
            <text:p>adf-0-z1</text:p>
          </table:table-cell>
          <table:table-cell office:value-type="float" office:value="3" calcext:value-type="float">
            <text:p>3</text:p>
          </table:table-cell>
          <table:table-cell office:value-type="float" office:value="0.015099777" calcext:value-type="float">
            <text:p>0,015099777</text:p>
          </table:table-cell>
          <table:table-cell table:style-name="ce3" table:formula="of:=AVERAGE([.E11:.F11])" office:value-type="float" office:value="0.000248172566628288" calcext:value-type="float">
            <text:p>0,000248172566628</text:p>
          </table:table-cell>
          <table:table-cell table:style-name="ce3" office:value-type="float" office:value="0.000266345133256576" calcext:value-type="float">
            <text:p>0,000266345133257</text:p>
          </table:table-cell>
          <table:table-cell table:style-name="ce3" office:value-type="float" office:value="0.00023" calcext:value-type="float">
            <text:p>0,00023</text:p>
          </table:table-cell>
          <table:table-cell office:value-type="float" office:value="0" calcext:value-type="float">
            <text:p>0</text:p>
          </table:table-cell>
          <table:table-cell office:value-type="float" office:value="0.000371585148" calcext:value-type="float">
            <text:p>0,000371585148</text:p>
          </table:table-cell>
          <table:table-cell table:style-name="Default" office:value-type="float" office:value="0.000287503472" calcext:value-type="float">
            <text:p>0,000287503472</text:p>
          </table:table-cell>
          <table:table-cell table:style-name="Default" office:value-type="float" office:value="0.000310432042" calcext:value-type="float">
            <text:p>0,000310432042</text:p>
          </table:table-cell>
          <table:table-cell table:style-name="Default" office:value-type="float" office:value="0.000244705223" calcext:value-type="float">
            <text:p>0,000244705223</text:p>
          </table:table-cell>
          <table:table-cell table:style-name="Default" office:value-type="float" office:value="0.000199266751" calcext:value-type="float">
            <text:p>0,000199266751</text:p>
          </table:table-cell>
          <table:table-cell table:style-name="Default" office:value-type="float" office:value="0.000213144702" calcext:value-type="float">
            <text:p>0,000213144702</text:p>
          </table:table-cell>
          <table:table-cell table:style-name="Default" office:value-type="float" office:value="0.000196257085" calcext:value-type="float">
            <text:p>0,000196257085</text:p>
          </table:table-cell>
          <table:table-cell office:value-type="float" office:value="0.0151006231621811" calcext:value-type="float">
            <text:p>0,015100623162181</text:p>
          </table:table-cell>
          <table:table-cell office:value-type="float" office:value="0.0151002829911179" calcext:value-type="float">
            <text:p>0,015100282991118</text:p>
          </table:table-cell>
          <table:table-cell office:value-type="float" office:value="0.015100034846546" calcext:value-type="float">
            <text:p>0,015100034846546</text:p>
          </table:table-cell>
          <table:table-cell office:value-type="float" office:value="0.0150997814067001" calcext:value-type="float">
            <text:p>0,0150997814067</text:p>
          </table:table-cell>
          <table:table-cell office:value-type="float" office:value="0.0150995918794041" calcext:value-type="float">
            <text:p>0,015099591879404</text:p>
          </table:table-cell>
          <table:table-cell office:value-type="float" office:value="0.0150994450779978" calcext:value-type="float">
            <text:p>0,015099445077998</text:p>
          </table:table-cell>
          <table:table-cell office:value-type="float" office:value="0.0150992953602696" calcext:value-type="float">
            <text:p>0,01509929536027</text:p>
          </table:table-cell>
          <table:table-cell office:value-type="float" office:value="0.0150991636349937" calcext:value-type="float">
            <text:p>0,015099163634994</text:p>
          </table:table-cell>
        </table:table-row>
        <table:table-row table:style-name="ro1" table:visibility="filter">
          <table:table-cell office:value-type="string" calcext:value-type="string">
            <text:p>adf-0-z14</text:p>
          </table:table-cell>
          <table:table-cell office:value-type="float" office:value="1" calcext:value-type="float">
            <text:p>1</text:p>
          </table:table-cell>
          <table:table-cell office:value-type="float" office:value="0.01509769" calcext:value-type="float">
            <text:p>0,01509769</text:p>
          </table:table-cell>
          <table:table-cell table:formula="of:=AVERAGE([.E12:.F12])" office:value-type="float" office:value="-0.0000117441877866503" calcext:value-type="float">
            <text:p>-1,17441877866503E-05</text:p>
          </table:table-cell>
          <table:table-cell office:value-type="float" office:value="-0.0000134883755733005" calcext:value-type="float">
            <text:p>-1,35E-05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00772458" calcext:value-type="float">
            <text:p>7,72E-07</text:p>
          </table:table-cell>
          <table:table-cell office:value-type="float" office:value="-0.000041906131" calcext:value-type="float">
            <text:p>-4,19E-05</text:p>
          </table:table-cell>
          <table:table-cell office:value-type="float" office:value="0.000015699453" calcext:value-type="float">
            <text:p>1,57E-05</text:p>
          </table:table-cell>
          <table:table-cell office:value-type="float" office:value="-0.000020559388" calcext:value-type="float">
            <text:p>-2,06E-05</text:p>
          </table:table-cell>
          <table:table-cell office:value-type="float" office:value="-0.000033630822" calcext:value-type="float">
            <text:p>-3,36E-05</text:p>
          </table:table-cell>
          <table:table-cell office:value-type="float" office:value="-0.000012376395" calcext:value-type="float">
            <text:p>-1,24E-05</text:p>
          </table:table-cell>
          <table:table-cell office:value-type="float" office:value="-0.000002794293" calcext:value-type="float">
            <text:p>-2,79E-06</text:p>
          </table:table-cell>
          <table:table-cell office:value-type="float" office:value="0.0150976520065195" calcext:value-type="float">
            <text:p>0,01509765200652</text:p>
          </table:table-cell>
          <table:table-cell office:value-type="float" office:value="0.0150976512994965" calcext:value-type="float">
            <text:p>0,015097651299497</text:p>
          </table:table-cell>
          <table:table-cell office:value-type="float" office:value="0.0150976874627625" calcext:value-type="float">
            <text:p>0,015097687462763</text:p>
          </table:table-cell>
          <table:table-cell office:value-type="float" office:value="0.0150976746474614" calcext:value-type="float">
            <text:p>0,015097674647461</text:p>
          </table:table-cell>
          <table:table-cell office:value-type="float" office:value="0.0150976905688545" calcext:value-type="float">
            <text:p>0,015097690568855</text:p>
          </table:table-cell>
          <table:table-cell office:value-type="float" office:value="0.0150977153419709" calcext:value-type="float">
            <text:p>0,015097715341971</text:p>
          </table:table-cell>
          <table:table-cell office:value-type="float" office:value="0.015097724034484" calcext:value-type="float">
            <text:p>0,015097724034484</text:p>
          </table:table-cell>
          <table:table-cell office:value-type="float" office:value="0.0150977259097915" calcext:value-type="float">
            <text:p>0,015097725909792</text:p>
          </table:table-cell>
        </table:table-row>
        <table:table-row table:style-name="ro1" table:visibility="filter">
          <table:table-cell office:value-type="string" calcext:value-type="string">
            <text:p>adf-0-z14</text:p>
          </table:table-cell>
          <table:table-cell office:value-type="float" office:value="1.5" calcext:value-type="float">
            <text:p>1,5</text:p>
          </table:table-cell>
          <table:table-cell table:style-name="Default" office:value-type="float" office:value="0.039177044" calcext:value-type="float">
            <text:p>0,039177044</text:p>
          </table:table-cell>
          <table:table-cell table:formula="of:=AVERAGE([.E13:.F13])" office:value-type="float" office:value="-3.28284141729278" calcext:value-type="float">
            <text:p>-3,28284141729278</text:p>
          </table:table-cell>
          <table:table-cell office:value-type="float" office:value="-0.0000728345855501185" calcext:value-type="float">
            <text:p>-7,28E-05</text:p>
          </table:table-cell>
          <table:table-cell office:value-type="float" office:value="-6.56561" calcext:value-type="float">
            <text:p>-6,56561</text:p>
          </table:table-cell>
          <table:table-cell office:value-type="float" office:value="0" calcext:value-type="float">
            <text:p>0</text:p>
          </table:table-cell>
          <table:table-cell office:value-type="float" office:value="25.852531558138" calcext:value-type="float">
            <text:p>25,852531558138</text:p>
          </table:table-cell>
          <table:table-cell table:style-name="Default" office:value-type="float" office:value="0.000496221003" calcext:value-type="float">
            <text:p>0,000496221003</text:p>
          </table:table-cell>
          <table:table-cell table:style-name="Default" office:value-type="float" office:value="0.000496634425" calcext:value-type="float">
            <text:p>0,000496634425</text:p>
          </table:table-cell>
          <table:table-cell table:style-name="Default" office:value-type="float" office:value="-30.557082544624" calcext:value-type="float">
            <text:p>-30,557082544624</text:p>
          </table:table-cell>
          <table:table-cell table:style-name="Default" office:value-type="float" office:value="32.125575151057" calcext:value-type="float">
            <text:p>32,125575151057</text:p>
          </table:table-cell>
          <table:table-cell table:style-name="Default" office:value-type="float" office:value="-18.571383383173" calcext:value-type="float">
            <text:p>-18,571383383173</text:p>
          </table:table-cell>
          <table:table-cell table:style-name="Default" office:value-type="float" office:value="-15.825676298735" calcext:value-type="float">
            <text:p>-15,825676298735</text:p>
          </table:table-cell>
          <table:table-cell office:value-type="float" office:value="0.0723940320676022" calcext:value-type="float">
            <text:p>0,072394032067602</text:p>
          </table:table-cell>
          <table:table-cell office:value-type="float" office:value="0.0151019506452015" calcext:value-type="float">
            <text:p>0,015101950645202</text:p>
          </table:table-cell>
          <table:table-cell office:value-type="float" office:value="0.015101522311547" calcext:value-type="float">
            <text:p>0,015101522311547</text:p>
          </table:table-cell>
          <table:table-cell office:value-type="float" office:value="0.0151011168163003" calcext:value-type="float">
            <text:p>0,0151011168163</text:p>
          </table:table-cell>
          <table:table-cell office:value-type="float" office:value="0.0723953545034714" calcext:value-type="float">
            <text:p>0,072395354503471</text:p>
          </table:table-cell>
          <table:table-cell office:value-type="float" office:value="0.0151005330928332" calcext:value-type="float">
            <text:p>0,015100533092833</text:p>
          </table:table-cell>
          <table:table-cell office:value-type="float" office:value="0.0358258998991689" calcext:value-type="float">
            <text:p>0,035825899899169</text:p>
          </table:table-cell>
          <table:table-cell office:value-type="float" office:value="0.0723959456171037" calcext:value-type="float">
            <text:p>0,072395945617104</text:p>
          </table:table-cell>
        </table:table-row>
        <table:table-row table:style-name="ro1" table:visibility="filter">
          <table:table-cell office:value-type="string" calcext:value-type="string">
            <text:p>adf-0-z14</text:p>
          </table:table-cell>
          <table:table-cell office:value-type="float" office:value="2" calcext:value-type="float">
            <text:p>2</text:p>
          </table:table-cell>
          <table:table-cell office:value-type="float" office:value="0.015098418" calcext:value-type="float">
            <text:p>0,015098418</text:p>
          </table:table-cell>
          <table:table-cell table:formula="of:=AVERAGE([.E14:.F14])" office:value-type="float" office:value="0.0000770400245348411" calcext:value-type="float">
            <text:p>7,70400245348411E-05</text:p>
          </table:table-cell>
          <table:table-cell office:value-type="float" office:value="0.0000840800490696821" calcext:value-type="float">
            <text:p>8,41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0.000130067934" calcext:value-type="float">
            <text:p>0,000130067934</text:p>
          </table:table-cell>
          <table:table-cell office:value-type="float" office:value="0.000072943656" calcext:value-type="float">
            <text:p>7,29E-05</text:p>
          </table:table-cell>
          <table:table-cell table:style-name="Default" office:value-type="float" office:value="0.000118477782" calcext:value-type="float">
            <text:p>0,000118477782</text:p>
          </table:table-cell>
          <table:table-cell office:value-type="float" office:value="0.000072050515" calcext:value-type="float">
            <text:p>7,21E-05</text:p>
          </table:table-cell>
          <table:table-cell office:value-type="float" office:value="0.000049812176" calcext:value-type="float">
            <text:p>4,98E-05</text:p>
          </table:table-cell>
          <table:table-cell office:value-type="float" office:value="0.000063760116" calcext:value-type="float">
            <text:p>6,38E-05</text:p>
          </table:table-cell>
          <table:table-cell office:value-type="float" office:value="0.000066600514" calcext:value-type="float">
            <text:p>6,66E-05</text:p>
          </table:table-cell>
          <table:table-cell office:value-type="float" office:value="0.0150986878394148" calcext:value-type="float">
            <text:p>0,015098687839415</text:p>
          </table:table-cell>
          <table:table-cell office:value-type="float" office:value="0.0150985687819095" calcext:value-type="float">
            <text:p>0,01509856878191</text:p>
          </table:table-cell>
          <table:table-cell office:value-type="float" office:value="0.0150985058309189" calcext:value-type="float">
            <text:p>0,015098505830919</text:p>
          </table:table-cell>
          <table:table-cell office:value-type="float" office:value="0.015098409113757" calcext:value-type="float">
            <text:p>0,015098409113757</text:p>
          </table:table-cell>
          <table:table-cell office:value-type="float" office:value="0.0150983533145446" calcext:value-type="float">
            <text:p>0,015098353314545</text:p>
          </table:table-cell>
          <table:table-cell office:value-type="float" office:value="0.0150983166203932" calcext:value-type="float">
            <text:p>0,015098316620393</text:p>
          </table:table-cell>
          <table:table-cell office:value-type="float" office:value="0.0150982718370166" calcext:value-type="float">
            <text:p>0,015098271837017</text:p>
          </table:table-cell>
          <table:table-cell office:value-type="float" office:value="0.0150982271384947" calcext:value-type="float">
            <text:p>0,015098227138495</text:p>
          </table:table-cell>
        </table:table-row>
        <table:table-row table:style-name="ro1" table:visibility="filter">
          <table:table-cell table:style-name="ce1" office:value-type="string" calcext:value-type="string">
            <text:p>adf-0-z14</text:p>
          </table:table-cell>
          <table:table-cell table:style-name="ce1" office:value-type="float" office:value="2.5" calcext:value-type="float">
            <text:p>2,5</text:p>
          </table:table-cell>
          <table:table-cell office:value-type="float" office:value="0.03028656" calcext:value-type="float">
            <text:p>0,03028656</text:p>
          </table:table-cell>
          <table:table-cell table:style-name="ce2" table:formula="of:=AVERAGE([.E15:.F15])" office:value-type="float" office:value="1.08872554673013" calcext:value-type="float">
            <text:p>1,08872554673013</text:p>
          </table:table-cell>
          <table:table-cell table:style-name="ce2" office:value-type="float" office:value="1.97624109346025" calcext:value-type="float">
            <text:p>1,97624109346025</text:p>
          </table:table-cell>
          <table:table-cell table:style-name="ce3" office:value-type="float" office:value="0.20121" calcext:value-type="float">
            <text:p>0,20121</text:p>
          </table:table-cell>
          <table:table-cell office:value-type="float" office:value="0" calcext:value-type="float">
            <text:p>0</text:p>
          </table:table-cell>
          <table:table-cell office:value-type="float" office:value="18.903263416064" calcext:value-type="float">
            <text:p>18,903263416064</text:p>
          </table:table-cell>
          <table:table-cell table:style-name="Default" office:value-type="float" office:value="-7.502467337885" calcext:value-type="float">
            <text:p>-7,502467337885</text:p>
          </table:table-cell>
          <table:table-cell office:value-type="float" office:value="0.000059192395" calcext:value-type="float">
            <text:p>5,92E-05</text:p>
          </table:table-cell>
          <table:table-cell table:style-name="Default" office:value-type="float" office:value="-13.983003913377" calcext:value-type="float">
            <text:p>-13,983003913377</text:p>
          </table:table-cell>
          <table:table-cell table:style-name="Default" office:value-type="float" office:value="23.491648638681" calcext:value-type="float">
            <text:p>23,491648638681</text:p>
          </table:table-cell>
          <table:table-cell table:style-name="Default" office:value-type="float" office:value="-24.638412068366" calcext:value-type="float">
            <text:p>-24,638412068366</text:p>
          </table:table-cell>
          <table:table-cell table:style-name="Default" office:value-type="float" office:value="16.135777349276" calcext:value-type="float">
            <text:p>16,135777349276</text:p>
          </table:table-cell>
          <table:table-cell office:value-type="float" office:value="0.0475056274776755" calcext:value-type="float">
            <text:p>0,047505627477676</text:p>
          </table:table-cell>
          <table:table-cell office:value-type="float" office:value="0.0151022687600125" calcext:value-type="float">
            <text:p>0,015102268760013</text:p>
          </table:table-cell>
          <table:table-cell office:value-type="float" office:value="0.023188909242126" calcext:value-type="float">
            <text:p>0,023188909242126</text:p>
          </table:table-cell>
          <table:table-cell office:value-type="float" office:value="0.0231888350291945" calcext:value-type="float">
            <text:p>0,023188835029195</text:p>
          </table:table-cell>
          <table:table-cell office:value-type="float" office:value="0.047508338844057" calcext:value-type="float">
            <text:p>0,047508338844057</text:p>
          </table:table-cell>
          <table:table-cell office:value-type="float" office:value="0.0151007416204598" calcext:value-type="float">
            <text:p>0,01510074162046</text:p>
          </table:table-cell>
          <table:table-cell office:value-type="float" office:value="0.0475091902461304" calcext:value-type="float">
            <text:p>0,04750919024613</text:p>
          </table:table-cell>
          <table:table-cell office:value-type="float" office:value="0.0231885686715377" calcext:value-type="float">
            <text:p>0,023188568671538</text:p>
          </table:table-cell>
        </table:table-row>
        <table:table-row table:style-name="ro1" table:visibility="filter">
          <table:table-cell office:value-type="string" calcext:value-type="string">
            <text:p>adf-0-z14</text:p>
          </table:table-cell>
          <table:table-cell office:value-type="float" office:value="3" calcext:value-type="float">
            <text:p>3</text:p>
          </table:table-cell>
          <table:table-cell office:value-type="float" office:value="0.015099777" calcext:value-type="float">
            <text:p>0,015099777</text:p>
          </table:table-cell>
          <table:table-cell table:style-name="ce3" table:formula="of:=AVERAGE([.E16:.F16])" office:value-type="float" office:value="0.000248172566628288" calcext:value-type="float">
            <text:p>0,000248172566628</text:p>
          </table:table-cell>
          <table:table-cell table:style-name="ce3" office:value-type="float" office:value="0.000266345133256576" calcext:value-type="float">
            <text:p>0,000266345133257</text:p>
          </table:table-cell>
          <table:table-cell table:style-name="ce3" office:value-type="float" office:value="0.00023" calcext:value-type="float">
            <text:p>0,00023</text:p>
          </table:table-cell>
          <table:table-cell office:value-type="float" office:value="0" calcext:value-type="float">
            <text:p>0</text:p>
          </table:table-cell>
          <table:table-cell office:value-type="float" office:value="0.000371585148" calcext:value-type="float">
            <text:p>0,000371585148</text:p>
          </table:table-cell>
          <table:table-cell table:style-name="Default" office:value-type="float" office:value="0.000287503472" calcext:value-type="float">
            <text:p>0,000287503472</text:p>
          </table:table-cell>
          <table:table-cell table:style-name="Default" office:value-type="float" office:value="0.000310432042" calcext:value-type="float">
            <text:p>0,000310432042</text:p>
          </table:table-cell>
          <table:table-cell table:style-name="Default" office:value-type="float" office:value="0.000244705223" calcext:value-type="float">
            <text:p>0,000244705223</text:p>
          </table:table-cell>
          <table:table-cell table:style-name="Default" office:value-type="float" office:value="0.000199266751" calcext:value-type="float">
            <text:p>0,000199266751</text:p>
          </table:table-cell>
          <table:table-cell table:style-name="Default" office:value-type="float" office:value="0.000213144702" calcext:value-type="float">
            <text:p>0,000213144702</text:p>
          </table:table-cell>
          <table:table-cell table:style-name="Default" office:value-type="float" office:value="0.000196257085" calcext:value-type="float">
            <text:p>0,000196257085</text:p>
          </table:table-cell>
          <table:table-cell office:value-type="float" office:value="0.0151006231621811" calcext:value-type="float">
            <text:p>0,015100623162181</text:p>
          </table:table-cell>
          <table:table-cell office:value-type="float" office:value="0.0151002829911179" calcext:value-type="float">
            <text:p>0,015100282991118</text:p>
          </table:table-cell>
          <table:table-cell office:value-type="float" office:value="0.015100034846546" calcext:value-type="float">
            <text:p>0,015100034846546</text:p>
          </table:table-cell>
          <table:table-cell office:value-type="float" office:value="0.0150997814067001" calcext:value-type="float">
            <text:p>0,0150997814067</text:p>
          </table:table-cell>
          <table:table-cell office:value-type="float" office:value="0.0150995918794041" calcext:value-type="float">
            <text:p>0,015099591879404</text:p>
          </table:table-cell>
          <table:table-cell office:value-type="float" office:value="0.0150994450779978" calcext:value-type="float">
            <text:p>0,015099445077998</text:p>
          </table:table-cell>
          <table:table-cell office:value-type="float" office:value="0.0150992953602696" calcext:value-type="float">
            <text:p>0,01509929536027</text:p>
          </table:table-cell>
          <table:table-cell office:value-type="float" office:value="0.0150991636349937" calcext:value-type="float">
            <text:p>0,015099163634994</text:p>
          </table:table-cell>
        </table:table-row>
        <table:table-row table:style-name="ro1" table:visibility="filter">
          <table:table-cell office:value-type="string" calcext:value-type="string">
            <text:p>adf-1-z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401871481" calcext:value-type="float">
            <text:p>0,401871481</text:p>
          </table:table-cell>
          <table:table-cell table:formula="of:=AVERAGE([.E17:.F17])" office:value-type="float" office:value="-0.00000231534080181671" calcext:value-type="float">
            <text:p>-2,31534080181671E-06</text:p>
          </table:table-cell>
          <table:table-cell office:value-type="float" office:value="-0.00000463068160363342" calcext:value-type="float">
            <text:p>-4,63E-06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4" office:value-type="float" office:value="-0.000005220339" calcext:value-type="float">
            <text:p>-5,22E-06</text:p>
          </table:table-cell>
          <table:table-cell office:value-type="float" office:value="-0.000006486821" calcext:value-type="float">
            <text:p>-6,49E-06</text:p>
          </table:table-cell>
          <table:table-cell office:value-type="float" office:value="-0.00000404385" calcext:value-type="float">
            <text:p>-4,04E-06</text:p>
          </table:table-cell>
          <table:table-cell office:value-type="float" office:value="-0.000004603273" calcext:value-type="float">
            <text:p>-4,60E-06</text:p>
          </table:table-cell>
          <table:table-cell office:value-type="float" office:value="-0.000004794797" calcext:value-type="float">
            <text:p>-4,79E-06</text:p>
          </table:table-cell>
          <table:table-cell office:value-type="float" office:value="-0.000003370331" calcext:value-type="float">
            <text:p>-3,37E-06</text:p>
          </table:table-cell>
          <table:table-cell office:value-type="float" office:value="-0.000003324026" calcext:value-type="float">
            <text:p>-3,32E-06</text:p>
          </table:table-cell>
          <table:table-cell office:value-type="float" office:value="0.401871097009027" calcext:value-type="float">
            <text:p>0,401871097009027</text:p>
          </table:table-cell>
          <table:table-cell office:value-type="float" office:value="0.40187122419364" calcext:value-type="float">
            <text:p>0,40187122419364</text:p>
          </table:table-cell>
          <table:table-cell office:value-type="float" office:value="0.401871373198025" calcext:value-type="float">
            <text:p>0,401871373198025</text:p>
          </table:table-cell>
          <table:table-cell office:value-type="float" office:value="0.401871461063077" calcext:value-type="float">
            <text:p>0,401871461063077</text:p>
          </table:table-cell>
          <table:table-cell office:value-type="float" office:value="0.401871555951788" calcext:value-type="float">
            <text:p>0,401871555951788</text:p>
          </table:table-cell>
          <table:table-cell office:value-type="float" office:value="0.401871649965204" calcext:value-type="float">
            <text:p>0,401871649965204</text:p>
          </table:table-cell>
          <table:table-cell office:value-type="float" office:value="0.4018717129738" calcext:value-type="float">
            <text:p>0,4018717129738</text:p>
          </table:table-cell>
          <table:table-cell office:value-type="float" office:value="0.40187177235389" calcext:value-type="float">
            <text:p>0,40187177235389</text:p>
          </table:table-cell>
        </table:table-row>
        <table:table-row table:style-name="ro1" table:visibility="filter">
          <table:table-cell office:value-type="string" calcext:value-type="string">
            <text:p>adf-1-z1</text:p>
          </table:table-cell>
          <table:table-cell office:value-type="float" office:value="1.5" calcext:value-type="float">
            <text:p>1,5</text:p>
          </table:table-cell>
          <table:table-cell table:style-name="Default" office:value-type="float" office:value="0.661751235" calcext:value-type="float">
            <text:p>0,661751235</text:p>
          </table:table-cell>
          <table:table-cell table:formula="of:=AVERAGE([.E18:.F18])" office:value-type="float" office:value="-2.07461302810598" calcext:value-type="float">
            <text:p>-2,07461302810598</text:p>
          </table:table-cell>
          <table:table-cell office:value-type="float" office:value="-0.0000560562119660649" calcext:value-type="float">
            <text:p>-5,61E-05</text:p>
          </table:table-cell>
          <table:table-cell office:value-type="float" office:value="-4.14917" calcext:value-type="float">
            <text:p>-4,14917</text:p>
          </table:table-cell>
          <table:table-cell office:value-type="float" office:value="0" calcext:value-type="float">
            <text:p>0</text:p>
          </table:table-cell>
          <table:table-cell office:value-type="float" office:value="14.491075803235" calcext:value-type="float">
            <text:p>14,491075803235</text:p>
          </table:table-cell>
          <table:table-cell office:value-type="float" office:value="-0.000055000906" calcext:value-type="float">
            <text:p>-5,50E-05</text:p>
          </table:table-cell>
          <table:table-cell office:value-type="float" office:value="-0.000047509908" calcext:value-type="float">
            <text:p>-4,75E-05</text:p>
          </table:table-cell>
          <table:table-cell table:style-name="Default" office:value-type="float" office:value="-17.127471868467" calcext:value-type="float">
            <text:p>-17,127471868467</text:p>
          </table:table-cell>
          <table:table-cell table:style-name="Default" office:value-type="float" office:value="18.006093003144" calcext:value-type="float">
            <text:p>18,006093003144</text:p>
          </table:table-cell>
          <table:table-cell table:style-name="Default" office:value-type="float" office:value="39.993876017086" calcext:value-type="float">
            <text:p>39,993876017086</text:p>
          </table:table-cell>
          <table:table-cell table:style-name="Default" office:value-type="float" office:value="-61.618302112503" calcext:value-type="float">
            <text:p>-61,618302112503</text:p>
          </table:table-cell>
          <table:table-cell office:value-type="float" office:value="1.1201239422283" calcext:value-type="float">
            <text:p>1,1201239422283</text:p>
          </table:table-cell>
          <table:table-cell office:value-type="float" office:value="0.465298265241676" calcext:value-type="float">
            <text:p>0,465298265241676</text:p>
          </table:table-cell>
          <table:table-cell office:value-type="float" office:value="0.465299728032177" calcext:value-type="float">
            <text:p>0,465299728032177</text:p>
          </table:table-cell>
          <table:table-cell office:value-type="float" office:value="0.46530092326249" calcext:value-type="float">
            <text:p>0,46530092326249</text:p>
          </table:table-cell>
          <table:table-cell office:value-type="float" office:value="1.12013982443564" calcext:value-type="float">
            <text:p>1,12013982443564</text:p>
          </table:table-cell>
          <table:table-cell office:value-type="float" office:value="0.46530288822792" calcext:value-type="float">
            <text:p>0,46530288822792</text:p>
          </table:table-cell>
          <table:table-cell office:value-type="float" office:value="0.0723975767447182" calcext:value-type="float">
            <text:p>0,072397576744718</text:p>
          </table:table-cell>
          <table:table-cell office:value-type="float" office:value="1.1201467292616" calcext:value-type="float">
            <text:p>1,1201467292616</text:p>
          </table:table-cell>
        </table:table-row>
        <table:table-row table:style-name="ro1" table:visibility="filter">
          <table:table-cell office:value-type="string" calcext:value-type="string">
            <text:p>adf-1-z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.401860597" calcext:value-type="float">
            <text:p>0,401860597</text:p>
          </table:table-cell>
          <table:table-cell table:formula="of:=AVERAGE([.E19:.F19])" office:value-type="float" office:value="-0.000054734252981778" calcext:value-type="float">
            <text:p>-5,4734252981778E-05</text:p>
          </table:table-cell>
          <table:table-cell office:value-type="float" office:value="-0.0000594685059635561" calcext:value-type="float">
            <text:p>-5,95E-05</text:p>
          </table:table-cell>
          <table:table-cell office:value-type="float" office:value="-0.00005" calcext:value-type="float">
            <text:p>-5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7785067" calcext:value-type="float">
            <text:p>-7,79E-05</text:p>
          </table:table-cell>
          <table:table-cell office:value-type="float" office:value="-0.000071045841" calcext:value-type="float">
            <text:p>-7,10E-05</text:p>
          </table:table-cell>
          <table:table-cell office:value-type="float" office:value="-0.000061802828" calcext:value-type="float">
            <text:p>-6,18E-05</text:p>
          </table:table-cell>
          <table:table-cell office:value-type="float" office:value="-0.000056578228" calcext:value-type="float">
            <text:p>-5,66E-05</text:p>
          </table:table-cell>
          <table:table-cell office:value-type="float" office:value="-0.00005183381" calcext:value-type="float">
            <text:p>-5,18E-05</text:p>
          </table:table-cell>
          <table:table-cell office:value-type="float" office:value="-0.000046117527" calcext:value-type="float">
            <text:p>-4,61E-05</text:p>
          </table:table-cell>
          <table:table-cell office:value-type="float" office:value="-0.000042359478" calcext:value-type="float">
            <text:p>-4,24E-05</text:p>
          </table:table-cell>
          <table:table-cell office:value-type="float" office:value="0.401855600076456" calcext:value-type="float">
            <text:p>0,401855600076456</text:p>
          </table:table-cell>
          <table:table-cell office:value-type="float" office:value="0.401857496705713" calcext:value-type="float">
            <text:p>0,401857496705713</text:p>
          </table:table-cell>
          <table:table-cell office:value-type="float" office:value="0.401859128599115" calcext:value-type="float">
            <text:p>0,401859128599115</text:p>
          </table:table-cell>
          <table:table-cell office:value-type="float" office:value="0.401860471416519" calcext:value-type="float">
            <text:p>0,401860471416519</text:p>
          </table:table-cell>
          <table:table-cell office:value-type="float" office:value="0.401861637650934" calcext:value-type="float">
            <text:p>0,401861637650934</text:p>
          </table:table-cell>
          <table:table-cell office:value-type="float" office:value="0.401862653952312" calcext:value-type="float">
            <text:p>0,401862653952312</text:p>
          </table:table-cell>
          <table:table-cell office:value-type="float" office:value="0.401863516104576" calcext:value-type="float">
            <text:p>0,401863516104576</text:p>
          </table:table-cell>
          <table:table-cell office:value-type="float" office:value="0.401864272795582" calcext:value-type="float">
            <text:p>0,401864272795582</text:p>
          </table:table-cell>
        </table:table-row>
        <table:table-row table:style-name="ro1" table:visibility="filter">
          <table:table-cell office:value-type="string" calcext:value-type="string">
            <text:p>adf-1-z1</text:p>
          </table:table-cell>
          <table:table-cell office:value-type="float" office:value="2.5" calcext:value-type="float">
            <text:p>2,5</text:p>
          </table:table-cell>
          <table:table-cell table:style-name="Default" office:value-type="float" office:value="0.459571475" calcext:value-type="float">
            <text:p>0,459571475</text:p>
          </table:table-cell>
          <table:table-cell table:style-name="ce2" table:formula="of:=AVERAGE([.E20:.F20])" office:value-type="float" office:value="2.48482847529052" calcext:value-type="float">
            <text:p>2,48482847529052</text:p>
          </table:table-cell>
          <table:table-cell table:style-name="ce2" office:value-type="float" office:value="4.17950695058104" calcext:value-type="float">
            <text:p>4,17950695058104</text:p>
          </table:table-cell>
          <table:table-cell table:style-name="ce2" office:value-type="float" office:value="0.79015" calcext:value-type="float">
            <text:p>0,79015</text:p>
          </table:table-cell>
          <table:table-cell office:value-type="float" office:value="0" calcext:value-type="float">
            <text:p>0</text:p>
          </table:table-cell>
          <table:table-cell office:value-type="float" office:value="9.899360810702" calcext:value-type="float">
            <text:p>9,899360810702</text:p>
          </table:table-cell>
          <table:table-cell table:style-name="Default" office:value-type="float" office:value="16.036758827949" calcext:value-type="float">
            <text:p>16,036758827949</text:p>
          </table:table-cell>
          <table:table-cell office:value-type="float" office:value="-0.000069925963" calcext:value-type="float">
            <text:p>-6,99E-05</text:p>
          </table:table-cell>
          <table:table-cell table:style-name="Default" office:value-type="float" office:value="-29.57137734586" calcext:value-type="float">
            <text:p>-29,57137734586</text:p>
          </table:table-cell>
          <table:table-cell table:style-name="Default" office:value-type="float" office:value="12.300750648388" calcext:value-type="float">
            <text:p>12,300750648388</text:p>
          </table:table-cell>
          <table:table-cell table:style-name="Default" office:value-type="float" office:value="-12.901262185727" calcext:value-type="float">
            <text:p>-12,901262185727</text:p>
          </table:table-cell>
          <table:table-cell table:style-name="Default" office:value-type="float" office:value="34.122690796478" calcext:value-type="float">
            <text:p>34,122690796478</text:p>
          </table:table-cell>
          <table:table-cell office:value-type="float" office:value="0.773068253833908" calcext:value-type="float">
            <text:p>0,773068253833908</text:p>
          </table:table-cell>
          <table:table-cell office:value-type="float" office:value="0.424207336395765" calcext:value-type="float">
            <text:p>0,424207336395765</text:p>
          </table:table-cell>
          <table:table-cell office:value-type="float" office:value="0.169624409833073" calcext:value-type="float">
            <text:p>0,169624409833073</text:p>
          </table:table-cell>
          <table:table-cell office:value-type="float" office:value="0.16962505113372" calcext:value-type="float">
            <text:p>0,16962505113372</text:p>
          </table:table-cell>
          <table:table-cell office:value-type="float" office:value="0.773096425910263" calcext:value-type="float">
            <text:p>0,773096425910263</text:p>
          </table:table-cell>
          <table:table-cell office:value-type="float" office:value="0.424218282387576" calcext:value-type="float">
            <text:p>0,424218282387576</text:p>
          </table:table-cell>
          <table:table-cell office:value-type="float" office:value="0.773105142658546" calcext:value-type="float">
            <text:p>0,773105142658546</text:p>
          </table:table-cell>
          <table:table-cell office:value-type="float" office:value="0.169626898213233" calcext:value-type="float">
            <text:p>0,169626898213233</text:p>
          </table:table-cell>
        </table:table-row>
        <table:table-row table:style-name="ro1" table:visibility="filter">
          <table:table-cell office:value-type="string" calcext:value-type="string">
            <text:p>adf-1-z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.401842458" calcext:value-type="float">
            <text:p>0,401842458</text:p>
          </table:table-cell>
          <table:table-cell table:formula="of:=AVERAGE([.E21:.F21])" office:value-type="float" office:value="-0.000140435068235187" calcext:value-type="float">
            <text:p>-0,000140435068235</text:p>
          </table:table-cell>
          <table:table-cell table:style-name="Default" office:value-type="float" office:value="-0.000150870136470375" calcext:value-type="float">
            <text:p>-0,00015087013647</text:p>
          </table:table-cell>
          <table:table-cell office:value-type="float" office:value="-0.00013" calcext:value-type="float">
            <text:p>-0,00013</text:p>
          </table:table-cell>
          <table:table-cell office:value-type="float" office:value="0" calcext:value-type="float">
            <text:p>0</text:p>
          </table:table-cell>
          <table:table-cell office:value-type="float" office:value="-0.000198909799" calcext:value-type="float">
            <text:p>-0,000198909799</text:p>
          </table:table-cell>
          <table:table-cell table:style-name="Default" office:value-type="float" office:value="-0.000178650915" calcext:value-type="float">
            <text:p>-0,000178650915</text:p>
          </table:table-cell>
          <table:table-cell table:style-name="Default" office:value-type="float" office:value="-0.000158074525" calcext:value-type="float">
            <text:p>-0,000158074525</text:p>
          </table:table-cell>
          <table:table-cell table:style-name="Default" office:value-type="float" office:value="-0.000143223752" calcext:value-type="float">
            <text:p>-0,000143223752</text:p>
          </table:table-cell>
          <table:table-cell table:style-name="Default" office:value-type="float" office:value="-0.000130222249" calcext:value-type="float">
            <text:p>-0,000130222249</text:p>
          </table:table-cell>
          <table:table-cell table:style-name="Default" office:value-type="float" office:value="-0.00011736115" calcext:value-type="float">
            <text:p>-0,00011736115</text:p>
          </table:table-cell>
          <table:table-cell table:style-name="Default" office:value-type="float" office:value="-0.000107421865" calcext:value-type="float">
            <text:p>-0,000107421865</text:p>
          </table:table-cell>
          <table:table-cell office:value-type="float" office:value="0.401829772218326" calcext:value-type="float">
            <text:p>0,401829772218326</text:p>
          </table:table-cell>
          <table:table-cell office:value-type="float" office:value="0.401834617844993" calcext:value-type="float">
            <text:p>0,401834617844993</text:p>
          </table:table-cell>
          <table:table-cell office:value-type="float" office:value="0.401838721161143" calcext:value-type="float">
            <text:p>0,401838721161143</text:p>
          </table:table-cell>
          <table:table-cell office:value-type="float" office:value="0.401842155550861" calcext:value-type="float">
            <text:p>0,401842155550861</text:p>
          </table:table-cell>
          <table:table-cell office:value-type="float" office:value="0.401845107662181" calcext:value-type="float">
            <text:p>0,401845107662181</text:p>
          </table:table-cell>
          <table:table-cell office:value-type="float" office:value="0.401847660819257" calcext:value-type="float">
            <text:p>0,401847660819257</text:p>
          </table:table-cell>
          <table:table-cell office:value-type="float" office:value="0.401849854769824" calcext:value-type="float">
            <text:p>0,401849854769824</text:p>
          </table:table-cell>
          <table:table-cell office:value-type="float" office:value="0.40185177364413" calcext:value-type="float">
            <text:p>0,40185177364413</text:p>
          </table:table-cell>
        </table:table-row>
        <table:table-row table:style-name="ro1" table:visibility="filter">
          <table:table-cell office:value-type="string" calcext:value-type="string">
            <text:p>adf-1-z1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80711102" calcext:value-type="float">
            <text:p>0,080711102</text:p>
          </table:table-cell>
          <table:table-cell table:formula="of:=AVERAGE([.E22:.F22])" office:value-type="float" office:value="-0.00000800139991523715" calcext:value-type="float">
            <text:p>-8,00139991523715E-06</text:p>
          </table:table-cell>
          <table:table-cell office:value-type="float" office:value="-0.00000600279983047431" calcext:value-type="float">
            <text:p>-6,00E-06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45595" calcext:value-type="float">
            <text:p>-4,56E-06</text:p>
          </table:table-cell>
          <table:table-cell office:value-type="float" office:value="-0.000011844639" calcext:value-type="float">
            <text:p>-1,18E-05</text:p>
          </table:table-cell>
          <table:table-cell office:value-type="float" office:value="-0.000000803204" calcext:value-type="float">
            <text:p>-8,03E-07</text:p>
          </table:table-cell>
          <table:table-cell office:value-type="float" office:value="-0.000007039687" calcext:value-type="float">
            <text:p>-7,04E-06</text:p>
          </table:table-cell>
          <table:table-cell office:value-type="float" office:value="-0.000010593582" calcext:value-type="float">
            <text:p>-1,06E-05</text:p>
          </table:table-cell>
          <table:table-cell office:value-type="float" office:value="-0.000003711567" calcext:value-type="float">
            <text:p>-3,71E-06</text:p>
          </table:table-cell>
          <table:table-cell office:value-type="float" office:value="-0.000002946335" calcext:value-type="float">
            <text:p>-2,95E-06</text:p>
          </table:table-cell>
          <table:table-cell office:value-type="float" office:value="0.0807110044278241" calcext:value-type="float">
            <text:p>0,080711004427824</text:p>
          </table:table-cell>
          <table:table-cell office:value-type="float" office:value="0.0807110267378008" calcext:value-type="float">
            <text:p>0,080711026737801</text:p>
          </table:table-cell>
          <table:table-cell office:value-type="float" office:value="0.0807110813808627" calcext:value-type="float">
            <text:p>0,080711081380863</text:p>
          </table:table-cell>
          <table:table-cell office:value-type="float" office:value="0.0807110848859028" calcext:value-type="float">
            <text:p>0,080711084885903</text:p>
          </table:table-cell>
          <table:table-cell office:value-type="float" office:value="0.0807111140297718" calcext:value-type="float">
            <text:p>0,080711114029772</text:p>
          </table:table-cell>
          <table:table-cell office:value-type="float" office:value="0.080711155746339" calcext:value-type="float">
            <text:p>0,080711155746339</text:p>
          </table:table-cell>
          <table:table-cell office:value-type="float" office:value="0.0807111696821005" calcext:value-type="float">
            <text:p>0,080711169682101</text:p>
          </table:table-cell>
          <table:table-cell office:value-type="float" office:value="0.0807111802528254" calcext:value-type="float">
            <text:p>0,080711180252825</text:p>
          </table:table-cell>
        </table:table-row>
        <table:table-row table:style-name="ro1" table:visibility="filter">
          <table:table-cell office:value-type="string" calcext:value-type="string">
            <text:p>adf-1-z14</text:p>
          </table:table-cell>
          <table:table-cell office:value-type="float" office:value="1.5" calcext:value-type="float">
            <text:p>1,5</text:p>
          </table:table-cell>
          <table:table-cell table:style-name="Default" office:value-type="float" office:value="0.135665016" calcext:value-type="float">
            <text:p>0,135665016</text:p>
          </table:table-cell>
          <table:table-cell table:formula="of:=AVERAGE([.E23:.F23])" office:value-type="float" office:value="-2.2407542454583" calcext:value-type="float">
            <text:p>-2,2407542454583</text:p>
          </table:table-cell>
          <table:table-cell office:value-type="float" office:value="-0.0000584909166039735" calcext:value-type="float">
            <text:p>-5,85E-05</text:p>
          </table:table-cell>
          <table:table-cell office:value-type="float" office:value="-4.48145" calcext:value-type="float">
            <text:p>-4,48145</text:p>
          </table:table-cell>
          <table:table-cell office:value-type="float" office:value="0" calcext:value-type="float">
            <text:p>0</text:p>
          </table:table-cell>
          <table:table-cell office:value-type="float" office:value="16.041563234554" calcext:value-type="float">
            <text:p>16,041563234554</text:p>
          </table:table-cell>
          <table:table-cell office:value-type="float" office:value="-0.000070465197" calcext:value-type="float">
            <text:p>-7,05E-05</text:p>
          </table:table-cell>
          <table:table-cell office:value-type="float" office:value="-0.000053755944" calcext:value-type="float">
            <text:p>-5,38E-05</text:p>
          </table:table-cell>
          <table:table-cell table:style-name="Default" office:value-type="float" office:value="-18.960012277105" calcext:value-type="float">
            <text:p>-18,960012277105</text:p>
          </table:table-cell>
          <table:table-cell table:style-name="Default" office:value-type="float" office:value="19.93262620104" calcext:value-type="float">
            <text:p>19,93262620104</text:p>
          </table:table-cell>
          <table:table-cell table:style-name="Default" office:value-type="float" office:value="32.27457861991" calcext:value-type="float">
            <text:p>32,27457861991</text:p>
          </table:table-cell>
          <table:table-cell table:style-name="Default" office:value-type="float" office:value="-55.654407593445" calcext:value-type="float">
            <text:p>-55,654407593445</text:p>
          </table:table-cell>
          <table:table-cell office:value-type="float" office:value="0.236102149576668" calcext:value-type="float">
            <text:p>0,236102149576668</text:p>
          </table:table-cell>
          <table:table-cell office:value-type="float" office:value="0.0892776203175662" calcext:value-type="float">
            <text:p>0,089277620317566</text:p>
          </table:table-cell>
          <table:table-cell office:value-type="float" office:value="0.0892779798998749" calcext:value-type="float">
            <text:p>0,089277979899875</text:p>
          </table:table-cell>
          <table:table-cell office:value-type="float" office:value="0.0892782393808529" calcext:value-type="float">
            <text:p>0,089278239380853</text:p>
          </table:table-cell>
          <table:table-cell office:value-type="float" office:value="0.236105625260866" calcext:value-type="float">
            <text:p>0,236105625260866</text:p>
          </table:table-cell>
          <table:table-cell office:value-type="float" office:value="0.0892787202922783" calcext:value-type="float">
            <text:p>0,089278720292278</text:p>
          </table:table-cell>
          <table:table-cell office:value-type="float" office:value="0.0198926290352897" calcext:value-type="float">
            <text:p>0,01989262903529</text:p>
          </table:table-cell>
          <table:table-cell office:value-type="float" office:value="0.236107161293446" calcext:value-type="float">
            <text:p>0,236107161293446</text:p>
          </table:table-cell>
        </table:table-row>
        <table:table-row table:style-name="ro1" table:visibility="filter">
          <table:table-cell office:value-type="string" calcext:value-type="string">
            <text:p>adf-1-z1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.080708224" calcext:value-type="float">
            <text:p>0,080708224</text:p>
          </table:table-cell>
          <table:table-cell table:formula="of:=AVERAGE([.E24:.F24])" office:value-type="float" office:value="-0.000074100347503165" calcext:value-type="float">
            <text:p>-7,4100347503165E-05</text:p>
          </table:table-cell>
          <table:table-cell office:value-type="float" office:value="-0.00007820069500633" calcext:value-type="float">
            <text:p>-7,82E-05</text:p>
          </table:table-cell>
          <table:table-cell office:value-type="float" office:value="-0.00007" calcext:value-type="float">
            <text:p>-7E-05</text:p>
          </table:table-cell>
          <table:table-cell office:value-type="float" office:value="0" calcext:value-type="float">
            <text:p>0</text:p>
          </table:table-cell>
          <table:table-cell office:value-type="float" office:value="-0.000100172393" calcext:value-type="float">
            <text:p>-0,000100172393</text:p>
          </table:table-cell>
          <table:table-cell office:value-type="float" office:value="-0.000096843975" calcext:value-type="float">
            <text:p>-9,68E-05</text:p>
          </table:table-cell>
          <table:table-cell office:value-type="float" office:value="-0.00007684485" calcext:value-type="float">
            <text:p>-7,68E-05</text:p>
          </table:table-cell>
          <table:table-cell office:value-type="float" office:value="-0.000075449584" calcext:value-type="float">
            <text:p>-7,54E-05</text:p>
          </table:table-cell>
          <table:table-cell office:value-type="float" office:value="-0.000072557227" calcext:value-type="float">
            <text:p>-7,26E-05</text:p>
          </table:table-cell>
          <table:table-cell office:value-type="float" office:value="-0.000059982664" calcext:value-type="float">
            <text:p>-6,00E-05</text:p>
          </table:table-cell>
          <table:table-cell office:value-type="float" office:value="-0.000054346139" calcext:value-type="float">
            <text:p>-5,43E-05</text:p>
          </table:table-cell>
          <table:table-cell office:value-type="float" office:value="0.0807069067452753" calcext:value-type="float">
            <text:p>0,080706906745275</text:p>
          </table:table-cell>
          <table:table-cell office:value-type="float" office:value="0.0807073968728213" calcext:value-type="float">
            <text:p>0,080707396872821</text:p>
          </table:table-cell>
          <table:table-cell office:value-type="float" office:value="0.0807078436256578" calcext:value-type="float">
            <text:p>0,080707843625658</text:p>
          </table:table-cell>
          <table:table-cell office:value-type="float" office:value="0.0807081789502968" calcext:value-type="float">
            <text:p>0,080708178950297</text:p>
          </table:table-cell>
          <table:table-cell office:value-type="float" office:value="0.0807084912962117" calcext:value-type="float">
            <text:p>0,080708491296212</text:p>
          </table:table-cell>
          <table:table-cell office:value-type="float" office:value="0.0807087770111533" calcext:value-type="float">
            <text:p>0,080708777011153</text:p>
          </table:table-cell>
          <table:table-cell office:value-type="float" office:value="0.0807090022207922" calcext:value-type="float">
            <text:p>0,080709002220792</text:p>
          </table:table-cell>
          <table:table-cell office:value-type="float" office:value="0.0807091971963553" calcext:value-type="float">
            <text:p>0,080709197196355</text:p>
          </table:table-cell>
        </table:table-row>
        <table:table-row table:style-name="ro1" table:visibility="filter">
          <table:table-cell office:value-type="string" calcext:value-type="string">
            <text:p>adf-1-z14</text:p>
          </table:table-cell>
          <table:table-cell office:value-type="float" office:value="2.5" calcext:value-type="float">
            <text:p>2,5</text:p>
          </table:table-cell>
          <table:table-cell table:style-name="Default" office:value-type="float" office:value="0.090528446" calcext:value-type="float">
            <text:p>0,090528446</text:p>
          </table:table-cell>
          <table:table-cell table:style-name="ce2" table:formula="of:=AVERAGE([.E25:.F25])" office:value-type="float" office:value="3.37699813790895" calcext:value-type="float">
            <text:p>3,37699813790895</text:p>
          </table:table-cell>
          <table:table-cell table:style-name="ce2" office:value-type="float" office:value="5.6569962758179" calcext:value-type="float">
            <text:p>5,6569962758179</text:p>
          </table:table-cell>
          <table:table-cell table:style-name="ce2" office:value-type="float" office:value="1.097" calcext:value-type="float">
            <text:p>1,097</text:p>
          </table:table-cell>
          <table:table-cell office:value-type="float" office:value="0" calcext:value-type="float">
            <text:p>0</text:p>
          </table:table-cell>
          <table:table-cell office:value-type="float" office:value="11.129100483065" calcext:value-type="float">
            <text:p>11,129100483065</text:p>
          </table:table-cell>
          <table:table-cell table:style-name="Default" office:value-type="float" office:value="24.113242365935" calcext:value-type="float">
            <text:p>24,113242365935</text:p>
          </table:table-cell>
          <table:table-cell office:value-type="float" office:value="-0.000066409363" calcext:value-type="float">
            <text:p>-6,64E-05</text:p>
          </table:table-cell>
          <table:table-cell table:style-name="Default" office:value-type="float" office:value="-40.024895566875" calcext:value-type="float">
            <text:p>-40,024895566875</text:p>
          </table:table-cell>
          <table:table-cell table:style-name="Default" office:value-type="float" office:value="13.828700702608" calcext:value-type="float">
            <text:p>13,828700702608</text:p>
          </table:table-cell>
          <table:table-cell table:style-name="Default" office:value-type="float" office:value="-14.503802197426" calcext:value-type="float">
            <text:p>-14,503802197426</text:p>
          </table:table-cell>
          <table:table-cell table:style-name="Default" office:value-type="float" office:value="46.185068546091" calcext:value-type="float">
            <text:p>46,185068546091</text:p>
          </table:table-cell>
          <table:table-cell office:value-type="float" office:value="0.164455451070742" calcext:value-type="float">
            <text:p>0,164455451070742</text:p>
          </table:table-cell>
          <table:table-cell office:value-type="float" office:value="0.0837588813812662" calcext:value-type="float">
            <text:p>0,083758881381266</text:p>
          </table:table-cell>
          <table:table-cell office:value-type="float" office:value="0.021108325270615" calcext:value-type="float">
            <text:p>0,021108325270615</text:p>
          </table:table-cell>
          <table:table-cell office:value-type="float" office:value="0.0211084010616651" calcext:value-type="float">
            <text:p>0,021108401061665</text:p>
          </table:table-cell>
          <table:table-cell office:value-type="float" office:value="0.164462053694039" calcext:value-type="float">
            <text:p>0,164462053694039</text:p>
          </table:table-cell>
          <table:table-cell office:value-type="float" office:value="0.0837616520039688" calcext:value-type="float">
            <text:p>0,083761652003969</text:p>
          </table:table-cell>
          <table:table-cell office:value-type="float" office:value="0.164464113998655" calcext:value-type="float">
            <text:p>0,164464113998655</text:p>
          </table:table-cell>
          <table:table-cell office:value-type="float" office:value="0.0211086876581474" calcext:value-type="float">
            <text:p>0,021108687658148</text:p>
          </table:table-cell>
        </table:table-row>
        <table:table-row table:style-name="ro1" table:visibility="filter">
          <table:table-cell office:value-type="string" calcext:value-type="string">
            <text:p>adf-1-z1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.080703428" calcext:value-type="float">
            <text:p>0,080703428</text:p>
          </table:table-cell>
          <table:table-cell table:formula="of:=AVERAGE([.E26:.F26])" office:value-type="float" office:value="-0.000184270736169999" calcext:value-type="float">
            <text:p>-0,00018427073617</text:p>
          </table:table-cell>
          <table:table-cell table:style-name="Default" office:value-type="float" office:value="-0.000198541472339998" calcext:value-type="float">
            <text:p>-0,00019854147234</text:p>
          </table:table-cell>
          <table:table-cell office:value-type="float" office:value="-0.00017" calcext:value-type="float">
            <text:p>-0,00017</text:p>
          </table:table-cell>
          <table:table-cell office:value-type="float" office:value="0" calcext:value-type="float">
            <text:p>0</text:p>
          </table:table-cell>
          <table:table-cell office:value-type="float" office:value="-0.000259544583" calcext:value-type="float">
            <text:p>-0,000259544583</text:p>
          </table:table-cell>
          <table:table-cell table:style-name="Default" office:value-type="float" office:value="-0.000238522199" calcext:value-type="float">
            <text:p>-0,000238522199</text:p>
          </table:table-cell>
          <table:table-cell table:style-name="Default" office:value-type="float" office:value="-0.000203599395" calcext:value-type="float">
            <text:p>-0,000203599395</text:p>
          </table:table-cell>
          <table:table-cell table:style-name="Default" office:value-type="float" office:value="-0.000189547393" calcext:value-type="float">
            <text:p>-0,000189547393</text:p>
          </table:table-cell>
          <table:table-cell table:style-name="Default" office:value-type="float" office:value="-0.000175771498" calcext:value-type="float">
            <text:p>-0,000175771498</text:p>
          </table:table-cell>
          <table:table-cell table:style-name="Default" office:value-type="float" office:value="-0.000153759267" calcext:value-type="float">
            <text:p>-0,000153759267</text:p>
          </table:table-cell>
          <table:table-cell table:style-name="Default" office:value-type="float" office:value="-0.000140018763" calcext:value-type="float">
            <text:p>-0,000140018763</text:p>
          </table:table-cell>
          <table:table-cell office:value-type="float" office:value="0.080700077342881" calcext:value-type="float">
            <text:p>0,080700077342881</text:p>
          </table:table-cell>
          <table:table-cell office:value-type="float" office:value="0.0807013471518189" calcext:value-type="float">
            <text:p>0,080701347151819</text:p>
          </table:table-cell>
          <table:table-cell office:value-type="float" office:value="0.0807024474052175" calcext:value-type="float">
            <text:p>0,080702447405218</text:p>
          </table:table-cell>
          <table:table-cell office:value-type="float" office:value="0.0807033357869685" calcext:value-type="float">
            <text:p>0,080703335786969</text:p>
          </table:table-cell>
          <table:table-cell office:value-type="float" office:value="0.0807041204297892" calcext:value-type="float">
            <text:p>0,080704120429789</text:p>
          </table:table-cell>
          <table:table-cell office:value-type="float" office:value="0.0807048125448558" calcext:value-type="float">
            <text:p>0,080704812544856</text:p>
          </table:table-cell>
          <table:table-cell office:value-type="float" office:value="0.0807053898190412" calcext:value-type="float">
            <text:p>0,080705389819041</text:p>
          </table:table-cell>
          <table:table-cell office:value-type="float" office:value="0.0807058921374711" calcext:value-type="float">
            <text:p>0,080705892137471</text:p>
          </table:table-cell>
        </table:table-row>
        <table:table-row table:style-name="ro1" table:visibility="filter">
          <table:table-cell office:value-type="string" calcext:value-type="string">
            <text:p>adf-2-z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68336643" calcext:value-type="float">
            <text:p>0,068336643</text:p>
          </table:table-cell>
          <table:table-cell table:formula="of:=AVERAGE([.E27:.F27])" office:value-type="float" office:value="-0.00000818237999782226" calcext:value-type="float">
            <text:p>-8,18237999782226E-06</text:p>
          </table:table-cell>
          <table:table-cell office:value-type="float" office:value="-0.00000636475999564452" calcext:value-type="float">
            <text:p>-6,36E-06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2823971" calcext:value-type="float">
            <text:p>-2,82E-06</text:p>
          </table:table-cell>
          <table:table-cell office:value-type="float" office:value="-0.000013749482" calcext:value-type="float">
            <text:p>-1,37E-05</text:p>
          </table:table-cell>
          <table:table-cell office:value-type="float" office:value="-0.000001779524" calcext:value-type="float">
            <text:p>-1,78E-06</text:p>
          </table:table-cell>
          <table:table-cell office:value-type="float" office:value="-0.000005038435" calcext:value-type="float">
            <text:p>-5,04E-06</text:p>
          </table:table-cell>
          <table:table-cell office:value-type="float" office:value="-0.000012580133" calcext:value-type="float">
            <text:p>-1,26E-05</text:p>
          </table:table-cell>
          <table:table-cell office:value-type="float" office:value="-0.000005295238" calcext:value-type="float">
            <text:p>-5,30E-06</text:p>
          </table:table-cell>
          <table:table-cell office:value-type="float" office:value="-0.00000310297" calcext:value-type="float">
            <text:p>-3,10E-06</text:p>
          </table:table-cell>
          <table:table-cell office:value-type="float" office:value="0.06833655792984" calcext:value-type="float">
            <text:p>0,06833655792984</text:p>
          </table:table-cell>
          <table:table-cell office:value-type="float" office:value="0.0683365696292096" calcext:value-type="float">
            <text:p>0,06833656962921</text:p>
          </table:table-cell>
          <table:table-cell office:value-type="float" office:value="0.0683366233348437" calcext:value-type="float">
            <text:p>0,068336623334844</text:p>
          </table:table-cell>
          <table:table-cell office:value-type="float" office:value="0.0683366299097779" calcext:value-type="float">
            <text:p>0,068336629909778</text:p>
          </table:table-cell>
          <table:table-cell office:value-type="float" office:value="0.0683366475705562" calcext:value-type="float">
            <text:p>0,068336647570556</text:p>
          </table:table-cell>
          <table:table-cell office:value-type="float" office:value="0.0683366895146973" calcext:value-type="float">
            <text:p>0,068336689514697</text:p>
          </table:table-cell>
          <table:table-cell office:value-type="float" office:value="0.0683367063483869" calcext:value-type="float">
            <text:p>0,068336706348387</text:p>
          </table:table-cell>
          <table:table-cell office:value-type="float" office:value="0.068336715774239" calcext:value-type="float">
            <text:p>0,068336715774239</text:p>
          </table:table-cell>
        </table:table-row>
        <table:table-row table:style-name="ro1" table:visibility="filter">
          <table:table-cell office:value-type="string" calcext:value-type="string">
            <text:p>adf-2-z0</text:p>
          </table:table-cell>
          <table:table-cell office:value-type="float" office:value="1.5" calcext:value-type="float">
            <text:p>1,5</text:p>
          </table:table-cell>
          <table:table-cell table:style-name="Default" office:value-type="float" office:value="0.045410798" calcext:value-type="float">
            <text:p>0,045410798</text:p>
          </table:table-cell>
          <table:table-cell table:formula="of:=AVERAGE([.E28:.F28])" office:value-type="float" office:value="-1.49020381726383" calcext:value-type="float">
            <text:p>-1,49020381726383</text:p>
          </table:table-cell>
          <table:table-cell office:value-type="float" office:value="-0.0000276345276661603" calcext:value-type="float">
            <text:p>-2,76E-05</text:p>
          </table:table-cell>
          <table:table-cell office:value-type="float" office:value="-2.98038" calcext:value-type="float">
            <text:p>-2,98038</text:p>
          </table:table-cell>
          <table:table-cell office:value-type="float" office:value="0" calcext:value-type="float">
            <text:p>0</text:p>
          </table:table-cell>
          <table:table-cell office:value-type="float" office:value="11.830766383036" calcext:value-type="float">
            <text:p>11,830766383036</text:p>
          </table:table-cell>
          <table:table-cell office:value-type="float" office:value="-0.000066011829" calcext:value-type="float">
            <text:p>-6,60E-05</text:p>
          </table:table-cell>
          <table:table-cell office:value-type="float" office:value="-0.000076619504" calcext:value-type="float">
            <text:p>-7,66E-05</text:p>
          </table:table-cell>
          <table:table-cell table:style-name="Default" office:value-type="float" office:value="-13.983018217506" calcext:value-type="float">
            <text:p>-13,983018217506</text:p>
          </table:table-cell>
          <table:table-cell table:style-name="Default" office:value-type="float" office:value="14.700303257887" calcext:value-type="float">
            <text:p>14,700303257887</text:p>
          </table:table-cell>
          <table:table-cell table:style-name="Default" office:value-type="float" office:value="-11.089414596472" calcext:value-type="float">
            <text:p>-11,089414596472</text:p>
          </table:table-cell>
          <table:table-cell table:style-name="Default" office:value-type="float" office:value="-4.529702269109" calcext:value-type="float">
            <text:p>-4,529702269109</text:p>
          </table:table-cell>
          <table:table-cell office:value-type="float" office:value="0.0629605959879649" calcext:value-type="float">
            <text:p>0,062960595987965</text:p>
          </table:table-cell>
          <table:table-cell office:value-type="float" office:value="0.0307310434944613" calcext:value-type="float">
            <text:p>0,030731043494461</text:p>
          </table:table-cell>
          <table:table-cell office:value-type="float" office:value="0.030731159446946" calcext:value-type="float">
            <text:p>0,030731159446946</text:p>
          </table:table-cell>
          <table:table-cell office:value-type="float" office:value="0.0307312867542233" calcext:value-type="float">
            <text:p>0,030731286754223</text:p>
          </table:table-cell>
          <table:table-cell office:value-type="float" office:value="0.0629610523168089" calcext:value-type="float">
            <text:p>0,062961052316809</text:p>
          </table:table-cell>
          <table:table-cell office:value-type="float" office:value="0.0307314361259809" calcext:value-type="float">
            <text:p>0,030731436125981</text:p>
          </table:table-cell>
          <table:table-cell office:value-type="float" office:value="0.0514785825904032" calcext:value-type="float">
            <text:p>0,051478582590403</text:p>
          </table:table-cell>
          <table:table-cell office:value-type="float" office:value="0.0629612274054392" calcext:value-type="float">
            <text:p>0,062961227405439</text:p>
          </table:table-cell>
        </table:table-row>
        <table:table-row table:style-name="ro1" table:visibility="filter">
          <table:table-cell office:value-type="string" calcext:value-type="string">
            <text:p>adf-2-z0</text:p>
          </table:table-cell>
          <table:table-cell office:value-type="float" office:value="2" calcext:value-type="float">
            <text:p>2</text:p>
          </table:table-cell>
          <table:table-cell office:value-type="float" office:value="0.027058266" calcext:value-type="float">
            <text:p>0,027058266</text:p>
          </table:table-cell>
          <table:table-cell table:formula="of:=AVERAGE([.E29:.F29])" office:value-type="float" office:value="-0.0000223504924368915" calcext:value-type="float">
            <text:p>-2,23504924368915E-05</text:p>
          </table:table-cell>
          <table:table-cell office:value-type="float" office:value="-0.000024700984873783" calcext:value-type="float">
            <text:p>-2,47E-05</text:p>
          </table:table-cell>
          <table:table-cell office:value-type="float" office:value="-0.00002" calcext:value-type="float">
            <text:p>-2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17817862" calcext:value-type="float">
            <text:p>-1,78E-05</text:p>
          </table:table-cell>
          <table:table-cell office:value-type="float" office:value="-0.000048173946" calcext:value-type="float">
            <text:p>-4,82E-05</text:p>
          </table:table-cell>
          <table:table-cell office:value-type="float" office:value="-0.000010396256" calcext:value-type="float">
            <text:p>-1,04E-05</text:p>
          </table:table-cell>
          <table:table-cell office:value-type="float" office:value="-0.000027381568" calcext:value-type="float">
            <text:p>-2,74E-05</text:p>
          </table:table-cell>
          <table:table-cell office:value-type="float" office:value="-0.000032867269" calcext:value-type="float">
            <text:p>-3,29E-05</text:p>
          </table:table-cell>
          <table:table-cell office:value-type="float" office:value="-0.000020193928" calcext:value-type="float">
            <text:p>-2,02E-05</text:p>
          </table:table-cell>
          <table:table-cell office:value-type="float" office:value="-0.000013964952" calcext:value-type="float">
            <text:p>-1,40E-05</text:p>
          </table:table-cell>
          <table:table-cell office:value-type="float" office:value="0.0270581312992897" calcext:value-type="float">
            <text:p>0,02705813129929</text:p>
          </table:table-cell>
          <table:table-cell office:value-type="float" office:value="0.0270581605275303" calcext:value-type="float">
            <text:p>0,02705816052753</text:p>
          </table:table-cell>
          <table:table-cell office:value-type="float" office:value="0.0270582350335318" calcext:value-type="float">
            <text:p>0,027058235033532</text:p>
          </table:table-cell>
          <table:table-cell office:value-type="float" office:value="0.0270582502428803" calcext:value-type="float">
            <text:p>0,02705825024288</text:p>
          </table:table-cell>
          <table:table-cell office:value-type="float" office:value="0.0270582882459716" calcext:value-type="float">
            <text:p>0,027058288245972</text:p>
          </table:table-cell>
          <table:table-cell office:value-type="float" office:value="0.0270583316366631" calcext:value-type="float">
            <text:p>0,027058331636663</text:p>
          </table:table-cell>
          <table:table-cell office:value-type="float" office:value="0.0270583570558634" calcext:value-type="float">
            <text:p>0,027058357055863</text:p>
          </table:table-cell>
          <table:table-cell office:value-type="float" office:value="0.027058373852797" calcext:value-type="float">
            <text:p>0,027058373852797</text:p>
          </table:table-cell>
        </table:table-row>
        <table:table-row table:style-name="ro1" table:visibility="filter">
          <table:table-cell office:value-type="string" calcext:value-type="string">
            <text:p>adf-2-z0</text:p>
          </table:table-cell>
          <table:table-cell office:value-type="float" office:value="2.5" calcext:value-type="float">
            <text:p>2,5</text:p>
          </table:table-cell>
          <table:table-cell table:style-name="Default" office:value-type="float" office:value="0.036797036" calcext:value-type="float">
            <text:p>0,036797036</text:p>
          </table:table-cell>
          <table:table-cell table:formula="of:=AVERAGE([.E30:.F30])" office:value-type="float" office:value="-0.338046542896855" calcext:value-type="float">
            <text:p>-0,338046542896855</text:p>
          </table:table-cell>
          <table:table-cell table:style-name="Default" office:value-type="float" office:value="-0.37268308579371" calcext:value-type="float">
            <text:p>-0,37268308579371</text:p>
          </table:table-cell>
          <table:table-cell office:value-type="float" office:value="-0.30341" calcext:value-type="float">
            <text:p>-0,30341</text:p>
          </table:table-cell>
          <table:table-cell office:value-type="float" office:value="0" calcext:value-type="float">
            <text:p>0</text:p>
          </table:table-cell>
          <table:table-cell office:value-type="float" office:value="18.32300230465" calcext:value-type="float">
            <text:p>18,32300230465</text:p>
          </table:table-cell>
          <table:table-cell table:style-name="Default" office:value-type="float" office:value="-21.800144258411" calcext:value-type="float">
            <text:p>-21,800144258411</text:p>
          </table:table-cell>
          <table:table-cell office:value-type="float" office:value="-0.000052247211" calcext:value-type="float">
            <text:p>-5,22E-05</text:p>
          </table:table-cell>
          <table:table-cell table:style-name="Default" office:value-type="float" office:value="2.635991661558" calcext:value-type="float">
            <text:p>2,635991661558</text:p>
          </table:table-cell>
          <table:table-cell table:style-name="Default" office:value-type="float" office:value="22.768421688042" calcext:value-type="float">
            <text:p>22,768421688042</text:p>
          </table:table-cell>
          <table:table-cell table:style-name="Default" office:value-type="float" office:value="-23.879696716764" calcext:value-type="float">
            <text:p>-23,879696716764</text:p>
          </table:table-cell>
          <table:table-cell table:style-name="Default" office:value-type="float" office:value="-3.041706070674" calcext:value-type="float">
            <text:p>-3,041706070674</text:p>
          </table:table-cell>
          <table:table-cell office:value-type="float" office:value="0.0415019097025388" calcext:value-type="float">
            <text:p>0,041501909702539</text:p>
          </table:table-cell>
          <table:table-cell office:value-type="float" office:value="0.0136660459381569" calcext:value-type="float">
            <text:p>0,013666045938157</text:p>
          </table:table-cell>
          <table:table-cell office:value-type="float" office:value="0.0475117013606873" calcext:value-type="float">
            <text:p>0,047511701360687</text:p>
          </table:table-cell>
          <table:table-cell office:value-type="float" office:value="0.0475118355748534" calcext:value-type="float">
            <text:p>0,047511835574853</text:p>
          </table:table-cell>
          <table:table-cell office:value-type="float" office:value="0.0415031842704036" calcext:value-type="float">
            <text:p>0,041503184270404</text:p>
          </table:table-cell>
          <table:table-cell office:value-type="float" office:value="0.0136657830581182" calcext:value-type="float">
            <text:p>0,013665783058118</text:p>
          </table:table-cell>
          <table:table-cell office:value-type="float" office:value="0.0415035508522971" calcext:value-type="float">
            <text:p>0,041503550852297</text:p>
          </table:table-cell>
          <table:table-cell office:value-type="float" office:value="0.0475122789738289" calcext:value-type="float">
            <text:p>0,047512278973829</text:p>
          </table:table-cell>
        </table:table-row>
        <table:table-row table:style-name="ro1" table:visibility="filter">
          <table:table-cell office:value-type="string" calcext:value-type="string">
            <text:p>adf-2-z0</text:p>
          </table:table-cell>
          <table:table-cell office:value-type="float" office:value="3" calcext:value-type="float">
            <text:p>3</text:p>
          </table:table-cell>
          <table:table-cell office:value-type="float" office:value="0.020302335" calcext:value-type="float">
            <text:p>0,020302335</text:p>
          </table:table-cell>
          <table:table-cell table:formula="of:=AVERAGE([.E31:.F31])" office:value-type="float" office:value="-0.0000322094536076688" calcext:value-type="float">
            <text:p>-3,22094536076688E-05</text:p>
          </table:table-cell>
          <table:table-cell office:value-type="float" office:value="-0.0000344189072153375" calcext:value-type="float">
            <text:p>-3,44E-05</text:p>
          </table:table-cell>
          <table:table-cell office:value-type="float" office:value="-0.00003" calcext:value-type="float">
            <text:p>-3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27298452" calcext:value-type="float">
            <text:p>-2,73E-05</text:p>
          </table:table-cell>
          <table:table-cell office:value-type="float" office:value="-0.000060787042" calcext:value-type="float">
            <text:p>-6,08E-05</text:p>
          </table:table-cell>
          <table:table-cell office:value-type="float" office:value="-0.000012015833" calcext:value-type="float">
            <text:p>-1,20E-05</text:p>
          </table:table-cell>
          <table:table-cell office:value-type="float" office:value="-0.000038334637" calcext:value-type="float">
            <text:p>-3,83E-05</text:p>
          </table:table-cell>
          <table:table-cell office:value-type="float" office:value="-0.000052285262" calcext:value-type="float">
            <text:p>-5,23E-05</text:p>
          </table:table-cell>
          <table:table-cell office:value-type="float" office:value="-0.000022332949" calcext:value-type="float">
            <text:p>-2,23E-05</text:p>
          </table:table-cell>
          <table:table-cell office:value-type="float" office:value="-0.000025993415" calcext:value-type="float">
            <text:p>-2,60E-05</text:p>
          </table:table-cell>
          <table:table-cell office:value-type="float" office:value="0.0203021966827998" calcext:value-type="float">
            <text:p>0,0203021966828</text:p>
          </table:table-cell>
          <table:table-cell office:value-type="float" office:value="0.0203022302821167" calcext:value-type="float">
            <text:p>0,020302230282117</text:p>
          </table:table-cell>
          <table:table-cell office:value-type="float" office:value="0.020302300822154" calcext:value-type="float">
            <text:p>0,020302300822154</text:p>
          </table:table-cell>
          <table:table-cell office:value-type="float" office:value="0.0203023140118064" calcext:value-type="float">
            <text:p>0,020302314011807</text:p>
          </table:table-cell>
          <table:table-cell office:value-type="float" office:value="0.0203023539324847" calcext:value-type="float">
            <text:p>0,020302353932485</text:p>
          </table:table-cell>
          <table:table-cell office:value-type="float" office:value="0.020302405723988" calcext:value-type="float">
            <text:p>0,020302405723988</text:p>
          </table:table-cell>
          <table:table-cell office:value-type="float" office:value="0.0203024268167598" calcext:value-type="float">
            <text:p>0,02030242681676</text:p>
          </table:table-cell>
          <table:table-cell office:value-type="float" office:value="0.0203024502752754" calcext:value-type="float">
            <text:p>0,020302450275275</text:p>
          </table:table-cell>
        </table:table-row>
        <table:table-row table:style-name="ro1" table:visibility="filter">
          <table:table-cell office:value-type="string" calcext:value-type="string">
            <text:p>adf-2-z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2004268" calcext:value-type="float">
            <text:p>0,2004268</text:p>
          </table:table-cell>
          <table:table-cell table:formula="of:=AVERAGE([.E32:.F32])" office:value-type="float" office:value="-0.00000248783169355629" calcext:value-type="float">
            <text:p>-2,48783169355629E-06</text:p>
          </table:table-cell>
          <table:table-cell office:value-type="float" office:value="-0.00000497566338711259" calcext:value-type="float">
            <text:p>-4,98E-06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4" office:value-type="float" office:value="-0.000005284022" calcext:value-type="float">
            <text:p>-5,28E-06</text:p>
          </table:table-cell>
          <table:table-cell office:value-type="float" office:value="-0.000007711454" calcext:value-type="float">
            <text:p>-7,71E-06</text:p>
          </table:table-cell>
          <table:table-cell office:value-type="float" office:value="-0.000003087062" calcext:value-type="float">
            <text:p>-3,09E-06</text:p>
          </table:table-cell>
          <table:table-cell office:value-type="float" office:value="-0.000005211024" calcext:value-type="float">
            <text:p>-5,21E-06</text:p>
          </table:table-cell>
          <table:table-cell office:value-type="float" office:value="-0.000006443496" calcext:value-type="float">
            <text:p>-6,44E-06</text:p>
          </table:table-cell>
          <table:table-cell office:value-type="float" office:value="-0.00000349614" calcext:value-type="float">
            <text:p>-3,50E-06</text:p>
          </table:table-cell>
          <table:table-cell office:value-type="float" office:value="-0.000003000109" calcext:value-type="float">
            <text:p>-3,00E-06</text:p>
          </table:table-cell>
          <table:table-cell office:value-type="float" office:value="0.200426594493413" calcext:value-type="float">
            <text:p>0,200426594493413</text:p>
          </table:table-cell>
          <table:table-cell office:value-type="float" office:value="0.200426658698447" calcext:value-type="float">
            <text:p>0,200426658698447</text:p>
          </table:table-cell>
          <table:table-cell office:value-type="float" office:value="0.200426747041418" calcext:value-type="float">
            <text:p>0,200426747041418</text:p>
          </table:table-cell>
          <table:table-cell office:value-type="float" office:value="0.200426780494417" calcext:value-type="float">
            <text:p>0,200426780494417</text:p>
          </table:table-cell>
          <table:table-cell office:value-type="float" office:value="0.200426834066621" calcext:value-type="float">
            <text:p>0,200426834066621</text:p>
          </table:table-cell>
          <table:table-cell office:value-type="float" office:value="0.200426897076661" calcext:value-type="float">
            <text:p>0,200426897076661</text:p>
          </table:table-cell>
          <table:table-cell office:value-type="float" office:value="0.200426929674195" calcext:value-type="float">
            <text:p>0,200426929674195</text:p>
          </table:table-cell>
          <table:table-cell office:value-type="float" office:value="0.200426956403156" calcext:value-type="float">
            <text:p>0,200426956403156</text:p>
          </table:table-cell>
        </table:table-row>
        <table:table-row table:style-name="ro1" table:visibility="filter">
          <table:table-cell office:value-type="string" calcext:value-type="string">
            <text:p>adf-2-z1</text:p>
          </table:table-cell>
          <table:table-cell office:value-type="float" office:value="1.5" calcext:value-type="float">
            <text:p>1,5</text:p>
          </table:table-cell>
          <table:table-cell table:style-name="Default" office:value-type="float" office:value="1.408617058" calcext:value-type="float">
            <text:p>1,408617058</text:p>
          </table:table-cell>
          <table:table-cell table:formula="of:=AVERAGE([.E33:.F33])" office:value-type="float" office:value="-3.19764341172535" calcext:value-type="float">
            <text:p>-3,19764341172535</text:p>
          </table:table-cell>
          <table:table-cell office:value-type="float" office:value="-0.00007682345070127" calcext:value-type="float">
            <text:p>-7,68E-05</text:p>
          </table:table-cell>
          <table:table-cell office:value-type="float" office:value="-6.39521" calcext:value-type="float">
            <text:p>-6,39521</text:p>
          </table:table-cell>
          <table:table-cell office:value-type="float" office:value="0" calcext:value-type="float">
            <text:p>0</text:p>
          </table:table-cell>
          <table:table-cell office:value-type="float" office:value="22.680946317068" calcext:value-type="float">
            <text:p>22,680946317068</text:p>
          </table:table-cell>
          <table:table-cell office:value-type="float" office:value="-0.000093242425" calcext:value-type="float">
            <text:p>-9,32E-05</text:p>
          </table:table-cell>
          <table:table-cell office:value-type="float" office:value="-0.00008223453" calcext:value-type="float">
            <text:p>-8,22E-05</text:p>
          </table:table-cell>
          <table:table-cell table:style-name="Default" office:value-type="float" office:value="-26.807275209736" calcext:value-type="float">
            <text:p>-26,807275209736</text:p>
          </table:table-cell>
          <table:table-cell table:style-name="Default" office:value-type="float" office:value="28.182448752512" calcext:value-type="float">
            <text:p>28,182448752512</text:p>
          </table:table-cell>
          <table:table-cell table:style-name="Default" office:value-type="float" office:value="51.967577469651" calcext:value-type="float">
            <text:p>51,967577469651</text:p>
          </table:table-cell>
          <table:table-cell table:style-name="Default" office:value-type="float" office:value="-85.31871485196" calcext:value-type="float">
            <text:p>-85,31871485196</text:p>
          </table:table-cell>
          <table:table-cell office:value-type="float" office:value="2.79353928788758" calcext:value-type="float">
            <text:p>2,79353928788758</text:p>
          </table:table-cell>
          <table:table-cell office:value-type="float" office:value="0.706300539268324" calcext:value-type="float">
            <text:p>0,706300539268324</text:p>
          </table:table-cell>
          <table:table-cell office:value-type="float" office:value="0.706304303570026" calcext:value-type="float">
            <text:p>0,706304303570026</text:p>
          </table:table-cell>
          <table:table-cell office:value-type="float" office:value="0.70630744394192" calcext:value-type="float">
            <text:p>0,70630744394192</text:p>
          </table:table-cell>
          <table:table-cell office:value-type="float" office:value="2.79359360021543" calcext:value-type="float">
            <text:p>2,79359360021543</text:p>
          </table:table-cell>
          <table:table-cell office:value-type="float" office:value="0.706312499517573" calcext:value-type="float">
            <text:p>0,706312499517573</text:p>
          </table:table-cell>
          <table:table-cell office:value-type="float" office:value="0.0629616151293493" calcext:value-type="float">
            <text:p>0,062961615129349</text:p>
          </table:table-cell>
          <table:table-cell office:value-type="float" office:value="2.79361717187731" calcext:value-type="float">
            <text:p>2,79361717187731</text:p>
          </table:table-cell>
        </table:table-row>
        <table:table-row table:style-name="ro1" table:visibility="filter">
          <table:table-cell office:value-type="string" calcext:value-type="string">
            <text:p>adf-2-z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.346098872" calcext:value-type="float">
            <text:p>0,346098872</text:p>
          </table:table-cell>
          <table:table-cell table:formula="of:=AVERAGE([.E34:.F34])" office:value-type="float" office:value="-0.0000879699360710045" calcext:value-type="float">
            <text:p>-8,79699360710045E-05</text:p>
          </table:table-cell>
          <table:table-cell office:value-type="float" office:value="-0.0000959398721420089" calcext:value-type="float">
            <text:p>-9,59E-05</text:p>
          </table:table-cell>
          <table:table-cell office:value-type="float" office:value="-0.00008" calcext:value-type="float">
            <text:p>-8E-05</text:p>
          </table:table-cell>
          <table:table-cell office:value-type="float" office:value="0" calcext:value-type="float">
            <text:p>0</text:p>
          </table:table-cell>
          <table:table-cell office:value-type="float" office:value="-0.000126307814" calcext:value-type="float">
            <text:p>-0,000126307814</text:p>
          </table:table-cell>
          <table:table-cell table:style-name="Default" office:value-type="float" office:value="-0.000114028836" calcext:value-type="float">
            <text:p>-0,000114028836</text:p>
          </table:table-cell>
          <table:table-cell office:value-type="float" office:value="-0.000099790934" calcext:value-type="float">
            <text:p>-9,98E-05</text:p>
          </table:table-cell>
          <table:table-cell office:value-type="float" office:value="-0.000091210214" calcext:value-type="float">
            <text:p>-9,12E-05</text:p>
          </table:table-cell>
          <table:table-cell office:value-type="float" office:value="-0.000083590278" calcext:value-type="float">
            <text:p>-8,36E-05</text:p>
          </table:table-cell>
          <table:table-cell office:value-type="float" office:value="-0.000074563256" calcext:value-type="float">
            <text:p>-7,46E-05</text:p>
          </table:table-cell>
          <table:table-cell office:value-type="float" office:value="-0.000067963057" calcext:value-type="float">
            <text:p>-6,80E-05</text:p>
          </table:table-cell>
          <table:table-cell office:value-type="float" office:value="0.346091924056819" calcext:value-type="float">
            <text:p>0,346091924056819</text:p>
          </table:table-cell>
          <table:table-cell office:value-type="float" office:value="0.346094574218623" calcext:value-type="float">
            <text:p>0,346094574218623</text:p>
          </table:table-cell>
          <table:table-cell office:value-type="float" office:value="0.346096829969146" calcext:value-type="float">
            <text:p>0,346096829969146</text:p>
          </table:table-cell>
          <table:table-cell office:value-type="float" office:value="0.346098697311425" calcext:value-type="float">
            <text:p>0,346098697311425</text:p>
          </table:table-cell>
          <table:table-cell office:value-type="float" office:value="0.346100316528402" calcext:value-type="float">
            <text:p>0,346100316528402</text:p>
          </table:table-cell>
          <table:table-cell office:value-type="float" office:value="0.346101728061062" calcext:value-type="float">
            <text:p>0,346101728061062</text:p>
          </table:table-cell>
          <table:table-cell office:value-type="float" office:value="0.346102928580619" calcext:value-type="float">
            <text:p>0,346102928580619</text:p>
          </table:table-cell>
          <table:table-cell office:value-type="float" office:value="0.346103974186029" calcext:value-type="float">
            <text:p>0,346103974186029</text:p>
          </table:table-cell>
        </table:table-row>
        <table:table-row table:style-name="ro1" table:visibility="filter">
          <table:table-cell office:value-type="string" calcext:value-type="string">
            <text:p>adf-2-z1</text:p>
          </table:table-cell>
          <table:table-cell office:value-type="float" office:value="2.5" calcext:value-type="float">
            <text:p>2,5</text:p>
          </table:table-cell>
          <table:table-cell table:style-name="Default" office:value-type="float" office:value="0.682196421" calcext:value-type="float">
            <text:p>0,682196421</text:p>
          </table:table-cell>
          <table:table-cell table:style-name="ce2" table:formula="of:=AVERAGE([.E35:.F35])" office:value-type="float" office:value="8.11309262865641" calcext:value-type="float">
            <text:p>8,11309262865641</text:p>
          </table:table-cell>
          <table:table-cell table:style-name="ce2" office:value-type="float" office:value="13.5005552573128" calcext:value-type="float">
            <text:p>13,5005552573128</text:p>
          </table:table-cell>
          <table:table-cell table:style-name="ce2" office:value-type="float" office:value="2.72563" calcext:value-type="float">
            <text:p>2,72563</text:p>
          </table:table-cell>
          <table:table-cell office:value-type="float" office:value="0" calcext:value-type="float">
            <text:p>0</text:p>
          </table:table-cell>
          <table:table-cell office:value-type="float" office:value="17.738808504235" calcext:value-type="float">
            <text:p>17,738808504235</text:p>
          </table:table-cell>
          <table:table-cell table:style-name="Default" office:value-type="float" office:value="66.899785482889" calcext:value-type="float">
            <text:p>66,899785482889</text:p>
          </table:table-cell>
          <table:table-cell table:style-name="Default" office:value-type="float" office:value="0.000657328898" calcext:value-type="float">
            <text:p>0,000657328898</text:p>
          </table:table-cell>
          <table:table-cell table:style-name="Default" office:value-type="float" office:value="-95.517004400319" calcext:value-type="float">
            <text:p>-95,517004400319</text:p>
          </table:table-cell>
          <table:table-cell table:style-name="Default" office:value-type="float" office:value="22.041684808561" calcext:value-type="float">
            <text:p>22,041684808561</text:p>
          </table:table-cell>
          <table:table-cell table:style-name="Default" office:value-type="float" office:value="-23.117651490213" calcext:value-type="float">
            <text:p>-23,117651490213</text:p>
          </table:table-cell>
          <table:table-cell table:style-name="Default" office:value-type="float" office:value="110.220463263113" calcext:value-type="float">
            <text:p>110,220463263113</text:p>
          </table:table-cell>
          <table:table-cell office:value-type="float" office:value="1.47310583608584" calcext:value-type="float">
            <text:p>1,47310583608584</text:p>
          </table:table-cell>
          <table:table-cell office:value-type="float" office:value="0.502562347840644" calcext:value-type="float">
            <text:p>0,502562347840644</text:p>
          </table:table-cell>
          <table:table-cell office:value-type="float" office:value="0.0109773502641098" calcext:value-type="float">
            <text:p>0,01097735026411</text:p>
          </table:table-cell>
          <table:table-cell office:value-type="float" office:value="0.010976960136596" calcext:value-type="float">
            <text:p>0,010976960136596</text:p>
          </table:table-cell>
          <table:table-cell office:value-type="float" office:value="1.47318259323003" calcext:value-type="float">
            <text:p>1,47318259323003</text:p>
          </table:table-cell>
          <table:table-cell office:value-type="float" office:value="0.502584079588975" calcext:value-type="float">
            <text:p>0,502584079588975</text:p>
          </table:table-cell>
          <table:table-cell office:value-type="float" office:value="1.47320629455111" calcext:value-type="float">
            <text:p>1,47320629455111</text:p>
          </table:table-cell>
          <table:table-cell office:value-type="float" office:value="0.0109759069553658" calcext:value-type="float">
            <text:p>0,010975906955366</text:p>
          </table:table-cell>
        </table:table-row>
        <table:table-row table:style-name="ro1" table:visibility="filter">
          <table:table-cell office:value-type="string" calcext:value-type="string">
            <text:p>adf-2-z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.376601991" calcext:value-type="float">
            <text:p>0,376601991</text:p>
          </table:table-cell>
          <table:table-cell table:formula="of:=AVERAGE([.E36:.F36])" office:value-type="float" office:value="-0.00022695319130866" calcext:value-type="float">
            <text:p>-0,000226953191309</text:p>
          </table:table-cell>
          <table:table-cell table:style-name="Default" office:value-type="float" office:value="-0.000243906382617319" calcext:value-type="float">
            <text:p>-0,000243906382617</text:p>
          </table:table-cell>
          <table:table-cell office:value-type="float" office:value="-0.00021" calcext:value-type="float">
            <text:p>-0,00021</text:p>
          </table:table-cell>
          <table:table-cell office:value-type="float" office:value="0" calcext:value-type="float">
            <text:p>0</text:p>
          </table:table-cell>
          <table:table-cell office:value-type="float" office:value="-0.000322235839" calcext:value-type="float">
            <text:p>-0,000322235839</text:p>
          </table:table-cell>
          <table:table-cell table:style-name="Default" office:value-type="float" office:value="-0.000288162215" calcext:value-type="float">
            <text:p>-0,000288162215</text:p>
          </table:table-cell>
          <table:table-cell table:style-name="Default" office:value-type="float" office:value="-0.000256036486" calcext:value-type="float">
            <text:p>-0,000256036486</text:p>
          </table:table-cell>
          <table:table-cell table:style-name="Default" office:value-type="float" office:value="-0.000230984354" calcext:value-type="float">
            <text:p>-0,000230984354</text:p>
          </table:table-cell>
          <table:table-cell table:style-name="Default" office:value-type="float" office:value="-0.000210433204" calcext:value-type="float">
            <text:p>-0,000210433204</text:p>
          </table:table-cell>
          <table:table-cell table:style-name="Default" office:value-type="float" office:value="-0.000189861805" calcext:value-type="float">
            <text:p>-0,000189861805</text:p>
          </table:table-cell>
          <table:table-cell table:style-name="Default" office:value-type="float" office:value="-0.000173628001" calcext:value-type="float">
            <text:p>-0,000173628001</text:p>
          </table:table-cell>
          <table:table-cell office:value-type="float" office:value="0.376582767012029" calcext:value-type="float">
            <text:p>0,376582767012029</text:p>
          </table:table-cell>
          <table:table-cell office:value-type="float" office:value="0.376590123788619" calcext:value-type="float">
            <text:p>0,376590123788619</text:p>
          </table:table-cell>
          <table:table-cell office:value-type="float" office:value="0.376596326616133" calcext:value-type="float">
            <text:p>0,376596326616133</text:p>
          </table:table-cell>
          <table:table-cell office:value-type="float" office:value="0.376601539943458" calcext:value-type="float">
            <text:p>0,376601539943458</text:p>
          </table:table-cell>
          <table:table-cell office:value-type="float" office:value="0.376606001925536" calcext:value-type="float">
            <text:p>0,376606001925536</text:p>
          </table:table-cell>
          <table:table-cell office:value-type="float" office:value="0.376609868585785" calcext:value-type="float">
            <text:p>0,376609868585785</text:p>
          </table:table-cell>
          <table:table-cell office:value-type="float" office:value="0.376613194959732" calcext:value-type="float">
            <text:p>0,376613194959732</text:p>
          </table:table-cell>
          <table:table-cell office:value-type="float" office:value="0.376616101698209" calcext:value-type="float">
            <text:p>0,376616101698209</text:p>
          </table:table-cell>
        </table:table-row>
        <table:table-row table:style-name="ro1" table:visibility="filter">
          <table:table-cell office:value-type="string" calcext:value-type="string">
            <text:p>adf-2-z1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136900904" calcext:value-type="float">
            <text:p>0,136900904</text:p>
          </table:table-cell>
          <table:table-cell table:formula="of:=AVERAGE([.E37:.F37])" office:value-type="float" office:value="-0.00000265896006643822" calcext:value-type="float">
            <text:p>-2,65896006643822E-06</text:p>
          </table:table-cell>
          <table:table-cell office:value-type="float" office:value="-0.00000531792013287644" calcext:value-type="float">
            <text:p>-5,32E-06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4" office:value-type="float" office:value="-0.00000427881" calcext:value-type="float">
            <text:p>-4,28E-06</text:p>
          </table:table-cell>
          <table:table-cell office:value-type="float" office:value="-0.00000936506" calcext:value-type="float">
            <text:p>-9,37E-06</text:p>
          </table:table-cell>
          <table:table-cell office:value-type="float" office:value="-0.00000313838" calcext:value-type="float">
            <text:p>-3,14E-06</text:p>
          </table:table-cell>
          <table:table-cell office:value-type="float" office:value="-0.000005734597" calcext:value-type="float">
            <text:p>-5,73E-06</text:p>
          </table:table-cell>
          <table:table-cell office:value-type="float" office:value="-0.000006884831" calcext:value-type="float">
            <text:p>-6,88E-06</text:p>
          </table:table-cell>
          <table:table-cell office:value-type="float" office:value="-0.000003452365" calcext:value-type="float">
            <text:p>-3,45E-06</text:p>
          </table:table-cell>
          <table:table-cell office:value-type="float" office:value="-0.000003933777" calcext:value-type="float">
            <text:p>-3,93E-06</text:p>
          </table:table-cell>
          <table:table-cell office:value-type="float" office:value="0.136900757155706" calcext:value-type="float">
            <text:p>0,136900757155706</text:p>
          </table:table-cell>
          <table:table-cell office:value-type="float" office:value="0.136900792667939" calcext:value-type="float">
            <text:p>0,136900792667939</text:p>
          </table:table-cell>
          <table:table-cell office:value-type="float" office:value="0.136900865949851" calcext:value-type="float">
            <text:p>0,136900865949851</text:p>
          </table:table-cell>
          <table:table-cell office:value-type="float" office:value="0.136900889179669" calcext:value-type="float">
            <text:p>0,136900889179669</text:p>
          </table:table-cell>
          <table:table-cell office:value-type="float" office:value="0.136900929448574" calcext:value-type="float">
            <text:p>0,136900929448574</text:p>
          </table:table-cell>
          <table:table-cell office:value-type="float" office:value="0.136900975435249" calcext:value-type="float">
            <text:p>0,136900975435249</text:p>
          </table:table-cell>
          <table:table-cell office:value-type="float" office:value="0.136900997422103" calcext:value-type="float">
            <text:p>0,136900997422103</text:p>
          </table:table-cell>
          <table:table-cell office:value-type="float" office:value="0.136901021361065" calcext:value-type="float">
            <text:p>0,136901021361065</text:p>
          </table:table-cell>
        </table:table-row>
        <table:table-row table:style-name="ro1" table:visibility="filter">
          <table:table-cell office:value-type="string" calcext:value-type="string">
            <text:p>adf-2-z14</text:p>
          </table:table-cell>
          <table:table-cell office:value-type="float" office:value="1.5" calcext:value-type="float">
            <text:p>1,5</text:p>
          </table:table-cell>
          <table:table-cell table:style-name="Default" office:value-type="float" office:value="0.042134101" calcext:value-type="float">
            <text:p>0,042134101</text:p>
          </table:table-cell>
          <table:table-cell table:style-name="ce2" table:formula="of:=AVERAGE([.E38:.F38])" office:value-type="float" office:value="0.938374060356674" calcext:value-type="float">
            <text:p>0,938374060356674</text:p>
          </table:table-cell>
          <table:table-cell office:value-type="float" office:value="0.0000281207133482559" calcext:value-type="float">
            <text:p>2,81E-05</text:p>
          </table:table-cell>
          <table:table-cell table:style-name="ce2" office:value-type="float" office:value="1.87672" calcext:value-type="float">
            <text:p>1,87672</text:p>
          </table:table-cell>
          <table:table-cell office:value-type="float" office:value="0" calcext:value-type="float">
            <text:p>0</text:p>
          </table:table-cell>
          <table:table-cell office:value-type="float" office:value="-6.957377922712" calcext:value-type="float">
            <text:p>-6,957377922712</text:p>
          </table:table-cell>
          <table:table-cell office:value-type="float" office:value="-0.000002718156" calcext:value-type="float">
            <text:p>-2,72E-06</text:p>
          </table:table-cell>
          <table:table-cell office:value-type="float" office:value="0.000013625792" calcext:value-type="float">
            <text:p>1,36E-05</text:p>
          </table:table-cell>
          <table:table-cell table:style-name="Default" office:value-type="float" office:value="8.22320668527" calcext:value-type="float">
            <text:p>8,22320668527</text:p>
          </table:table-cell>
          <table:table-cell table:style-name="Default" office:value-type="float" office:value="-8.645088460273" calcext:value-type="float">
            <text:p>-8,645088460273</text:p>
          </table:table-cell>
          <table:table-cell table:style-name="Default" office:value-type="float" office:value="-6.803752409685" calcext:value-type="float">
            <text:p>-6,803752409685</text:p>
          </table:table-cell>
          <table:table-cell table:style-name="Default" office:value-type="float" office:value="16.609209149657" calcext:value-type="float">
            <text:p>16,609209149657</text:p>
          </table:table-cell>
          <table:table-cell office:value-type="float" office:value="0.0301197310930456" calcext:value-type="float">
            <text:p>0,030119731093046</text:p>
          </table:table-cell>
          <table:table-cell office:value-type="float" office:value="0.0459231285638574" calcext:value-type="float">
            <text:p>0,045923128563857</text:p>
          </table:table-cell>
          <table:table-cell office:value-type="float" office:value="0.0459231356987262" calcext:value-type="float">
            <text:p>0,045923135698726</text:p>
          </table:table-cell>
          <table:table-cell office:value-type="float" office:value="0.0459231018667653" calcext:value-type="float">
            <text:p>0,045923101866765</text:p>
          </table:table-cell>
          <table:table-cell office:value-type="float" office:value="0.0301195040735965" calcext:value-type="float">
            <text:p>0,030119504073597</text:p>
          </table:table-cell>
          <table:table-cell office:value-type="float" office:value="0.0459230983728807" calcext:value-type="float">
            <text:p>0,045923098372881</text:p>
          </table:table-cell>
          <table:table-cell office:value-type="float" office:value="0.0630216861325811" calcext:value-type="float">
            <text:p>0,063021686132581</text:p>
          </table:table-cell>
          <table:table-cell office:value-type="float" office:value="0.0301194237178981" calcext:value-type="float">
            <text:p>0,030119423717898</text:p>
          </table:table-cell>
        </table:table-row>
        <table:table-row table:style-name="ro1" table:visibility="filter">
          <table:table-cell office:value-type="string" calcext:value-type="string">
            <text:p>adf-2-z1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.093866363" calcext:value-type="float">
            <text:p>0,093866363</text:p>
          </table:table-cell>
          <table:table-cell table:formula="of:=AVERAGE([.E39:.F39])" office:value-type="float" office:value="-0.0000408651059397143" calcext:value-type="float">
            <text:p>-4,08651059397143E-05</text:p>
          </table:table-cell>
          <table:table-cell office:value-type="float" office:value="-0.0000417302118794285" calcext:value-type="float">
            <text:p>-4,17E-05</text:p>
          </table:table-cell>
          <table:table-cell office:value-type="float" office:value="-0.00004" calcext:value-type="float">
            <text:p>-4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51340665" calcext:value-type="float">
            <text:p>-5,13E-05</text:p>
          </table:table-cell>
          <table:table-cell office:value-type="float" office:value="-0.000053524449" calcext:value-type="float">
            <text:p>-5,35E-05</text:p>
          </table:table-cell>
          <table:table-cell office:value-type="float" office:value="-0.000040477667" calcext:value-type="float">
            <text:p>-4,05E-05</text:p>
          </table:table-cell>
          <table:table-cell office:value-type="float" office:value="-0.000038820589" calcext:value-type="float">
            <text:p>-3,88E-05</text:p>
          </table:table-cell>
          <table:table-cell office:value-type="float" office:value="-0.000040865009" calcext:value-type="float">
            <text:p>-4,09E-05</text:p>
          </table:table-cell>
          <table:table-cell office:value-type="float" office:value="-0.000031545017" calcext:value-type="float">
            <text:p>-3,15E-05</text:p>
          </table:table-cell>
          <table:table-cell office:value-type="float" office:value="-0.000029947206" calcext:value-type="float">
            <text:p>-2,99E-05</text:p>
          </table:table-cell>
          <table:table-cell office:value-type="float" office:value="0.0938655494983464" calcext:value-type="float">
            <text:p>0,093865549498346</text:p>
          </table:table-cell>
          <table:table-cell office:value-type="float" office:value="0.0938658416561107" calcext:value-type="float">
            <text:p>0,093865841656111</text:p>
          </table:table-cell>
          <table:table-cell office:value-type="float" office:value="0.0938661288271366" calcext:value-type="float">
            <text:p>0,093866128827137</text:p>
          </table:table-cell>
          <table:table-cell office:value-type="float" office:value="0.0938663342547903" calcext:value-type="float">
            <text:p>0,09386633425479</text:p>
          </table:table-cell>
          <table:table-cell office:value-type="float" office:value="0.0938665211649901" calcext:value-type="float">
            <text:p>0,09386652116499</text:p>
          </table:table-cell>
          <table:table-cell office:value-type="float" office:value="0.0938667083172311" calcext:value-type="float">
            <text:p>0,093866708317231</text:p>
          </table:table-cell>
          <table:table-cell office:value-type="float" office:value="0.0938668460643515" calcext:value-type="float">
            <text:p>0,093866846064352</text:p>
          </table:table-cell>
          <table:table-cell office:value-type="float" office:value="0.0938669710205508" calcext:value-type="float">
            <text:p>0,093866971020551</text:p>
          </table:table-cell>
        </table:table-row>
        <table:table-row table:style-name="ro1" table:visibility="filter">
          <table:table-cell office:value-type="string" calcext:value-type="string">
            <text:p>adf-2-z14</text:p>
          </table:table-cell>
          <table:table-cell office:value-type="float" office:value="2.5" calcext:value-type="float">
            <text:p>2,5</text:p>
          </table:table-cell>
          <table:table-cell table:style-name="Default" office:value-type="float" office:value="0.067785978" calcext:value-type="float">
            <text:p>0,067785978</text:p>
          </table:table-cell>
          <table:table-cell table:formula="of:=AVERAGE([.E40:.F40])" office:value-type="float" office:value="-0.524077095501776" calcext:value-type="float">
            <text:p>-0,524077095501776</text:p>
          </table:table-cell>
          <table:table-cell table:style-name="Default" office:value-type="float" office:value="-0.888724191003553" calcext:value-type="float">
            <text:p>-0,888724191003553</text:p>
          </table:table-cell>
          <table:table-cell office:value-type="float" office:value="-0.15943" calcext:value-type="float">
            <text:p>-0,15943</text:p>
          </table:table-cell>
          <table:table-cell office:value-type="float" office:value="0" calcext:value-type="float">
            <text:p>0</text:p>
          </table:table-cell>
          <table:table-cell office:value-type="float" office:value="-2.816646852434" calcext:value-type="float">
            <text:p>-2,816646852434</text:p>
          </table:table-cell>
          <table:table-cell table:style-name="Default" office:value-type="float" office:value="-2.654944438153" calcext:value-type="float">
            <text:p>-2,654944438153</text:p>
          </table:table-cell>
          <table:table-cell office:value-type="float" office:value="-0.000055055868" calcext:value-type="float">
            <text:p>-5,51E-05</text:p>
          </table:table-cell>
          <table:table-cell table:style-name="Default" office:value-type="float" office:value="6.287483526164" calcext:value-type="float">
            <text:p>6,287483526164</text:p>
          </table:table-cell>
          <table:table-cell table:style-name="Default" office:value-type="float" office:value="-3.499899177475" calcext:value-type="float">
            <text:p>-3,499899177475</text:p>
          </table:table-cell>
          <table:table-cell table:style-name="Default" office:value-type="float" office:value="3.670631946859" calcext:value-type="float">
            <text:p>3,670631946859</text:p>
          </table:table-cell>
          <table:table-cell table:style-name="Default" office:value-type="float" office:value="-7.255331990437" calcext:value-type="float">
            <text:p>-7,255331990437</text:p>
          </table:table-cell>
          <table:table-cell office:value-type="float" office:value="0.0569975653763553" calcext:value-type="float">
            <text:p>0,056997565376355</text:p>
          </table:table-cell>
          <table:table-cell office:value-type="float" office:value="0.0676107304179996" calcext:value-type="float">
            <text:p>0,067610730418</text:p>
          </table:table-cell>
          <table:table-cell office:value-type="float" office:value="0.0786902388101309" calcext:value-type="float">
            <text:p>0,078690238810131</text:p>
          </table:table-cell>
          <table:table-cell office:value-type="float" office:value="0.0786904730491157" calcext:value-type="float">
            <text:p>0,078690473049116</text:p>
          </table:table-cell>
          <table:table-cell office:value-type="float" office:value="0.0569980097533789" calcext:value-type="float">
            <text:p>0,056998009753379</text:p>
          </table:table-cell>
          <table:table-cell office:value-type="float" office:value="0.067611426921432" calcext:value-type="float">
            <text:p>0,067611426921432</text:p>
          </table:table-cell>
          <table:table-cell office:value-type="float" office:value="0.0569981693416243" calcext:value-type="float">
            <text:p>0,056998169341624</text:p>
          </table:table-cell>
          <table:table-cell office:value-type="float" office:value="0.0786912089213761" calcext:value-type="float">
            <text:p>0,078691208921376</text:p>
          </table:table-cell>
        </table:table-row>
        <table:table-row table:style-name="ro1" table:visibility="filter">
          <table:table-cell office:value-type="string" calcext:value-type="string">
            <text:p>adf-2-z1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.086481316" calcext:value-type="float">
            <text:p>0,086481316</text:p>
          </table:table-cell>
          <table:table-cell table:formula="of:=AVERAGE([.E41:.F41])" office:value-type="float" office:value="-0.0000949215509195692" calcext:value-type="float">
            <text:p>-9,49215509195692E-05</text:p>
          </table:table-cell>
          <table:table-cell office:value-type="float" office:value="-0.0000998431018391384" calcext:value-type="float">
            <text:p>-9,98E-05</text:p>
          </table:table-cell>
          <table:table-cell office:value-type="float" office:value="-0.00009" calcext:value-type="float">
            <text:p>-9E-05</text:p>
          </table:table-cell>
          <table:table-cell office:value-type="float" office:value="0" calcext:value-type="float">
            <text:p>0</text:p>
          </table:table-cell>
          <table:table-cell office:value-type="float" office:value="-0.000128929637" calcext:value-type="float">
            <text:p>-0,000128929637</text:p>
          </table:table-cell>
          <table:table-cell table:style-name="Default" office:value-type="float" office:value="-0.000122189491" calcext:value-type="float">
            <text:p>-0,000122189491</text:p>
          </table:table-cell>
          <table:table-cell office:value-type="float" office:value="-0.000099795841" calcext:value-type="float">
            <text:p>-9,98E-05</text:p>
          </table:table-cell>
          <table:table-cell office:value-type="float" office:value="-0.000095939171" calcext:value-type="float">
            <text:p>-9,59E-05</text:p>
          </table:table-cell>
          <table:table-cell office:value-type="float" office:value="-0.000090960043" calcext:value-type="float">
            <text:p>-9,10E-05</text:p>
          </table:table-cell>
          <table:table-cell office:value-type="float" office:value="-0.000076870592" calcext:value-type="float">
            <text:p>-7,69E-05</text:p>
          </table:table-cell>
          <table:table-cell office:value-type="float" office:value="-0.000069793533" calcext:value-type="float">
            <text:p>-6,98E-05</text:p>
          </table:table-cell>
          <table:table-cell office:value-type="float" office:value="0.086479511996176" calcext:value-type="float">
            <text:p>0,086479511996176</text:p>
          </table:table-cell>
          <table:table-cell office:value-type="float" office:value="0.0864801879495365" calcext:value-type="float">
            <text:p>0,086480187949537</text:p>
          </table:table-cell>
          <table:table-cell office:value-type="float" office:value="0.0864807919429006" calcext:value-type="float">
            <text:p>0,086480791942901</text:p>
          </table:table-cell>
          <table:table-cell office:value-type="float" office:value="0.0864812585671685" calcext:value-type="float">
            <text:p>0,086481258567169</text:p>
          </table:table-cell>
          <table:table-cell office:value-type="float" office:value="0.0864816841456155" calcext:value-type="float">
            <text:p>0,086481684145616</text:p>
          </table:table-cell>
          <table:table-cell office:value-type="float" office:value="0.0864820679483273" calcext:value-type="float">
            <text:p>0,086482067948327</text:p>
          </table:table-cell>
          <table:table-cell office:value-type="float" office:value="0.0864823772105849" calcext:value-type="float">
            <text:p>0,086482377210585</text:p>
          </table:table-cell>
          <table:table-cell office:value-type="float" office:value="0.0864826455178699" calcext:value-type="float">
            <text:p>0,08648264551787</text:p>
          </table:table-cell>
        </table:table-row>
        <table:table-row table:style-name="ro1" table:visibility="filter">
          <table:table-cell office:value-type="string" calcext:value-type="string">
            <text:p>adf-3-z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45314394" calcext:value-type="float">
            <text:p>0,045314394</text:p>
          </table:table-cell>
          <table:table-cell table:formula="of:=AVERAGE([.E42:.F42])" office:value-type="float" office:value="-0.00000870738123122697" calcext:value-type="float">
            <text:p>-8,70738123122697E-06</text:p>
          </table:table-cell>
          <table:table-cell office:value-type="float" office:value="-0.00000741476246245394" calcext:value-type="float">
            <text:p>-7,41E-06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1179405" calcext:value-type="float">
            <text:p>-1,18E-06</text:p>
          </table:table-cell>
          <table:table-cell office:value-type="float" office:value="-0.000018340316" calcext:value-type="float">
            <text:p>-1,83E-05</text:p>
          </table:table-cell>
          <table:table-cell office:value-type="float" office:value="-0.000000276134" calcext:value-type="float">
            <text:p>-2,76E-07</text:p>
          </table:table-cell>
          <table:table-cell office:value-type="float" office:value="-0.00000930206" calcext:value-type="float">
            <text:p>-9,30E-06</text:p>
          </table:table-cell>
          <table:table-cell office:value-type="float" office:value="-0.000013247733" calcext:value-type="float">
            <text:p>-1,32E-05</text:p>
          </table:table-cell>
          <table:table-cell office:value-type="float" office:value="-0.000006313253" calcext:value-type="float">
            <text:p>-6,31E-06</text:p>
          </table:table-cell>
          <table:table-cell office:value-type="float" office:value="-0.000003125609" calcext:value-type="float">
            <text:p>-3,13E-06</text:p>
          </table:table-cell>
          <table:table-cell office:value-type="float" office:value="0.0453143288644487" calcext:value-type="float">
            <text:p>0,045314328864449</text:p>
          </table:table-cell>
          <table:table-cell office:value-type="float" office:value="0.045314332104469" calcext:value-type="float">
            <text:p>0,045314332104469</text:p>
          </table:table-cell>
          <table:table-cell office:value-type="float" office:value="0.0453143796076611" calcext:value-type="float">
            <text:p>0,045314379607661</text:p>
          </table:table-cell>
          <table:table-cell office:value-type="float" office:value="0.0453143802841945" calcext:value-type="float">
            <text:p>0,045314380284195</text:p>
          </table:table-cell>
          <table:table-cell office:value-type="float" office:value="0.0453144019052005" calcext:value-type="float">
            <text:p>0,045314401905201</text:p>
          </table:table-cell>
          <table:table-cell office:value-type="float" office:value="0.0453144311945848" calcext:value-type="float">
            <text:p>0,045314431194585</text:p>
          </table:table-cell>
          <table:table-cell office:value-type="float" office:value="0.0453144445031019" calcext:value-type="float">
            <text:p>0,045314444503102</text:p>
          </table:table-cell>
          <table:table-cell office:value-type="float" office:value="0.0453144507990385" calcext:value-type="float">
            <text:p>0,045314450799039</text:p>
          </table:table-cell>
        </table:table-row>
        <table:table-row table:style-name="ro1" table:visibility="filter">
          <table:table-cell office:value-type="string" calcext:value-type="string">
            <text:p>adf-3-z1</text:p>
          </table:table-cell>
          <table:table-cell office:value-type="float" office:value="1.5" calcext:value-type="float">
            <text:p>1,5</text:p>
          </table:table-cell>
          <table:table-cell table:style-name="Default" office:value-type="float" office:value="2.690794855" calcext:value-type="float">
            <text:p>2,690794855</text:p>
          </table:table-cell>
          <table:table-cell table:formula="of:=AVERAGE([.E43:.F43])" office:value-type="float" office:value="-4.16241127925551" calcext:value-type="float">
            <text:p>-4,16241127925551</text:p>
          </table:table-cell>
          <table:table-cell office:value-type="float" office:value="-0.0000925585110180675" calcext:value-type="float">
            <text:p>-9,26E-05</text:p>
          </table:table-cell>
          <table:table-cell office:value-type="float" office:value="-8.32473" calcext:value-type="float">
            <text:p>-8,32473</text:p>
          </table:table-cell>
          <table:table-cell office:value-type="float" office:value="0" calcext:value-type="float">
            <text:p>0</text:p>
          </table:table-cell>
          <table:table-cell office:value-type="float" office:value="30.53848394763" calcext:value-type="float">
            <text:p>30,53848394763</text:p>
          </table:table-cell>
          <table:table-cell table:style-name="Default" office:value-type="float" office:value="-0.000140182603" calcext:value-type="float">
            <text:p>-0,000140182603</text:p>
          </table:table-cell>
          <table:table-cell table:style-name="Default" office:value-type="float" office:value="-0.000124655779" calcext:value-type="float">
            <text:p>-0,000124655779</text:p>
          </table:table-cell>
          <table:table-cell table:style-name="Default" office:value-type="float" office:value="-36.094244667715" calcext:value-type="float">
            <text:p>-36,094244667715</text:p>
          </table:table-cell>
          <table:table-cell table:style-name="Default" office:value-type="float" office:value="37.945803037814" calcext:value-type="float">
            <text:p>37,945803037814</text:p>
          </table:table-cell>
          <table:table-cell table:style-name="Default" office:value-type="float" office:value="39.237016275563" calcext:value-type="float">
            <text:p>39,237016275563</text:p>
          </table:table-cell>
          <table:table-cell table:style-name="Default" office:value-type="float" office:value="-82.712102243934" calcext:value-type="float">
            <text:p>-82,712102243934</text:p>
          </table:table-cell>
          <table:table-cell office:value-type="float" office:value="5.89206236826949" calcext:value-type="float">
            <text:p>5,89206236826949</text:p>
          </table:table-cell>
          <table:table-cell office:value-type="float" office:value="0.925169831794982" calcext:value-type="float">
            <text:p>0,925169831794982</text:p>
          </table:table-cell>
          <table:table-cell office:value-type="float" office:value="0.925177244854593" calcext:value-type="float">
            <text:p>0,925177244854593</text:p>
          </table:table-cell>
          <table:table-cell office:value-type="float" office:value="0.925183480377405" calcext:value-type="float">
            <text:p>0,925183480377405</text:p>
          </table:table-cell>
          <table:table-cell office:value-type="float" office:value="5.89220041897484" calcext:value-type="float">
            <text:p>5,89220041897484</text:p>
          </table:table-cell>
          <table:table-cell office:value-type="float" office:value="0.925193433260151" calcext:value-type="float">
            <text:p>0,925193433260151</text:p>
          </table:table-cell>
          <table:table-cell office:value-type="float" office:value="0.149111779411812" calcext:value-type="float">
            <text:p>0,149111779411812</text:p>
          </table:table-cell>
          <table:table-cell office:value-type="float" office:value="5.89226028592212" calcext:value-type="float">
            <text:p>5,89226028592212</text:p>
          </table:table-cell>
        </table:table-row>
        <table:table-row table:style-name="ro1" table:visibility="filter">
          <table:table-cell table:style-name="ce1" office:value-type="string" calcext:value-type="string">
            <text:p>adf-3-z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.012056901" calcext:value-type="float">
            <text:p>0,012056901</text:p>
          </table:table-cell>
          <table:table-cell table:style-name="ce3" table:formula="of:=AVERAGE([.E44:.F44])" office:value-type="float" office:value="0.00123653545861009" calcext:value-type="float">
            <text:p>0,00123653545861</text:p>
          </table:table-cell>
          <table:table-cell table:style-name="ce3" office:value-type="float" office:value="0.00132307091722017" calcext:value-type="float">
            <text:p>0,00132307091722</text:p>
          </table:table-cell>
          <table:table-cell table:style-name="ce3" office:value-type="float" office:value="0.00115" calcext:value-type="float">
            <text:p>0,00115</text:p>
          </table:table-cell>
          <table:table-cell office:value-type="float" office:value="0" calcext:value-type="float">
            <text:p>0</text:p>
          </table:table-cell>
          <table:table-cell office:value-type="float" office:value="0.001760908989" calcext:value-type="float">
            <text:p>0,001760908989</text:p>
          </table:table-cell>
          <table:table-cell table:style-name="Default" office:value-type="float" office:value="0.001572384009" calcext:value-type="float">
            <text:p>0,001572384009</text:p>
          </table:table-cell>
          <table:table-cell table:style-name="Default" office:value-type="float" office:value="0.001376241141" calcext:value-type="float">
            <text:p>0,001376241141</text:p>
          </table:table-cell>
          <table:table-cell table:style-name="Default" office:value-type="float" office:value="0.001259959303" calcext:value-type="float">
            <text:p>0,001259959303</text:p>
          </table:table-cell>
          <table:table-cell table:style-name="Default" office:value-type="float" office:value="0.001137850248" calcext:value-type="float">
            <text:p>0,001137850248</text:p>
          </table:table-cell>
          <table:table-cell table:style-name="Default" office:value-type="float" office:value="0.001022279156" calcext:value-type="float">
            <text:p>0,001022279156</text:p>
          </table:table-cell>
          <table:table-cell table:style-name="Default" office:value-type="float" office:value="0.000931592902" calcext:value-type="float">
            <text:p>0,000931592902</text:p>
          </table:table-cell>
          <table:table-cell office:value-type="float" office:value="0.0120602475474547" calcext:value-type="float">
            <text:p>0,012060247547455</text:p>
          </table:table-cell>
          <table:table-cell office:value-type="float" office:value="0.0120589601311832" calcext:value-type="float">
            <text:p>0,012058960131183</text:p>
          </table:table-cell>
          <table:table-cell office:value-type="float" office:value="0.0120578763811335" calcext:value-type="float">
            <text:p>0,012057876381134</text:p>
          </table:table-cell>
          <table:table-cell office:value-type="float" office:value="0.0120569791935473" calcext:value-type="float">
            <text:p>0,012056979193547</text:p>
          </table:table-cell>
          <table:table-cell office:value-type="float" office:value="0.0120562000067438" calcext:value-type="float">
            <text:p>0,012056200006744</text:p>
          </table:table-cell>
          <table:table-cell office:value-type="float" office:value="0.0120555307145233" calcext:value-type="float">
            <text:p>0,012055530714523</text:p>
          </table:table-cell>
          <table:table-cell office:value-type="float" office:value="0.0120549574100046" calcext:value-type="float">
            <text:p>0,012054957410005</text:p>
          </table:table-cell>
          <table:table-cell office:value-type="float" office:value="0.0120544582131446" calcext:value-type="float">
            <text:p>0,012054458213145</text:p>
          </table:table-cell>
        </table:table-row>
        <table:table-row table:style-name="ro1" table:visibility="filter">
          <table:table-cell office:value-type="string" calcext:value-type="string">
            <text:p>adf-3-z1</text:p>
          </table:table-cell>
          <table:table-cell office:value-type="float" office:value="2.5" calcext:value-type="float">
            <text:p>2,5</text:p>
          </table:table-cell>
          <table:table-cell table:style-name="Default" office:value-type="float" office:value="0.930549039" calcext:value-type="float">
            <text:p>0,930549039</text:p>
          </table:table-cell>
          <table:table-cell table:style-name="ce2" table:formula="of:=AVERAGE([.E45:.F45])" office:value-type="float" office:value="7.71984652836149" calcext:value-type="float">
            <text:p>7,71984652836149</text:p>
          </table:table-cell>
          <table:table-cell table:style-name="ce2" office:value-type="float" office:value="12.980243056723" calcext:value-type="float">
            <text:p>12,980243056723</text:p>
          </table:table-cell>
          <table:table-cell table:style-name="ce2" office:value-type="float" office:value="2.45945" calcext:value-type="float">
            <text:p>2,45945</text:p>
          </table:table-cell>
          <table:table-cell office:value-type="float" office:value="0" calcext:value-type="float">
            <text:p>0</text:p>
          </table:table-cell>
          <table:table-cell office:value-type="float" office:value="30.30024207806" calcext:value-type="float">
            <text:p>30,30024207806</text:p>
          </table:table-cell>
          <table:table-cell table:style-name="Default" office:value-type="float" office:value="50.275568778642" calcext:value-type="float">
            <text:p>50,275568778642</text:p>
          </table:table-cell>
          <table:table-cell office:value-type="float" office:value="-0.000072390351" calcext:value-type="float">
            <text:p>-7,24E-05</text:p>
          </table:table-cell>
          <table:table-cell table:style-name="Default" office:value-type="float" office:value="-91.838053149886" calcext:value-type="float">
            <text:p>-91,838053149886</text:p>
          </table:table-cell>
          <table:table-cell table:style-name="Default" office:value-type="float" office:value="37.649621135412" calcext:value-type="float">
            <text:p>37,649621135412</text:p>
          </table:table-cell>
          <table:table-cell table:style-name="Default" office:value-type="float" office:value="-39.487349158236" calcext:value-type="float">
            <text:p>-39,487349158236</text:p>
          </table:table-cell>
          <table:table-cell table:style-name="Default" office:value-type="float" office:value="105.973078980481" calcext:value-type="float">
            <text:p>105,973078980481</text:p>
          </table:table-cell>
          <table:table-cell office:value-type="float" office:value="2.22501305188272" calcext:value-type="float">
            <text:p>2,22501305188272</text:p>
          </table:table-cell>
          <table:table-cell office:value-type="float" office:value="0.354453562725301" calcext:value-type="float">
            <text:p>0,354453562725301</text:p>
          </table:table-cell>
          <table:table-cell office:value-type="float" office:value="0.0200234798483374" calcext:value-type="float">
            <text:p>0,020023479848337</text:p>
          </table:table-cell>
          <table:table-cell office:value-type="float" office:value="0.0200235582192921" calcext:value-type="float">
            <text:p>0,020023558219292</text:p>
          </table:table-cell>
          <table:table-cell office:value-type="float" office:value="2.2251637502769" calcext:value-type="float">
            <text:p>2,2251637502769</text:p>
          </table:table-cell>
          <table:table-cell office:value-type="float" office:value="0.354480944519423" calcext:value-type="float">
            <text:p>0,354480944519423</text:p>
          </table:table-cell>
          <table:table-cell office:value-type="float" office:value="2.22521026582638" calcext:value-type="float">
            <text:p>2,22521026582638</text:p>
          </table:table-cell>
          <table:table-cell office:value-type="float" office:value="0.0200236994772637" calcext:value-type="float">
            <text:p>0,020023699477264</text:p>
          </table:table-cell>
        </table:table-row>
        <table:table-row table:style-name="ro1" table:visibility="filter">
          <table:table-cell office:value-type="string" calcext:value-type="string">
            <text:p>adf-3-z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.068311363" calcext:value-type="float">
            <text:p>0,068311363</text:p>
          </table:table-cell>
          <table:table-cell table:formula="of:=AVERAGE([.E46:.F46])" office:value-type="float" office:value="-0.000707888375843279" calcext:value-type="float">
            <text:p>-0,000707888375843</text:p>
          </table:table-cell>
          <table:table-cell table:style-name="Default" office:value-type="float" office:value="-0.000755776751686557" calcext:value-type="float">
            <text:p>-0,000755776751687</text:p>
          </table:table-cell>
          <table:table-cell office:value-type="float" office:value="-0.00066" calcext:value-type="float">
            <text:p>-0,00066</text:p>
          </table:table-cell>
          <table:table-cell office:value-type="float" office:value="0" calcext:value-type="float">
            <text:p>0</text:p>
          </table:table-cell>
          <table:table-cell office:value-type="float" office:value="-0.000996002381" calcext:value-type="float">
            <text:p>-0,000996002381</text:p>
          </table:table-cell>
          <table:table-cell table:style-name="Default" office:value-type="float" office:value="-0.000895878737" calcext:value-type="float">
            <text:p>-0,000895878737</text:p>
          </table:table-cell>
          <table:table-cell table:style-name="Default" office:value-type="float" office:value="-0.000790986977" calcext:value-type="float">
            <text:p>-0,000790986977</text:p>
          </table:table-cell>
          <table:table-cell table:style-name="Default" office:value-type="float" office:value="-0.00071776323" calcext:value-type="float">
            <text:p>-0,00071776323</text:p>
          </table:table-cell>
          <table:table-cell table:style-name="Default" office:value-type="float" office:value="-0.000652739851" calcext:value-type="float">
            <text:p>-0,000652739851</text:p>
          </table:table-cell>
          <table:table-cell table:style-name="Default" office:value-type="float" office:value="-0.000587521239" calcext:value-type="float">
            <text:p>-0,000587521239</text:p>
          </table:table-cell>
          <table:table-cell table:style-name="Default" office:value-type="float" office:value="-0.000538214195" calcext:value-type="float">
            <text:p>-0,000538214195</text:p>
          </table:table-cell>
          <table:table-cell office:value-type="float" office:value="0.0683005602894966" calcext:value-type="float">
            <text:p>0,068300560289497</text:p>
          </table:table-cell>
          <table:table-cell office:value-type="float" office:value="0.0683046845567261" calcext:value-type="float">
            <text:p>0,068304684556726</text:p>
          </table:table-cell>
          <table:table-cell office:value-type="float" office:value="0.068308182324781" calcext:value-type="float">
            <text:p>0,068308182324781</text:p>
          </table:table-cell>
          <table:table-cell office:value-type="float" office:value="0.068311103686935" calcext:value-type="float">
            <text:p>0,068311103686935</text:p>
          </table:table-cell>
          <table:table-cell office:value-type="float" office:value="0.0683136187049285" calcext:value-type="float">
            <text:p>0,068313618704929</text:p>
          </table:table-cell>
          <table:table-cell office:value-type="float" office:value="0.0683157943428226" calcext:value-type="float">
            <text:p>0,068315794342823</text:p>
          </table:table-cell>
          <table:table-cell office:value-type="float" office:value="0.068317661541284" calcext:value-type="float">
            <text:p>0,068317661541284</text:p>
          </table:table-cell>
          <table:table-cell office:value-type="float" office:value="0.0683192960314842" calcext:value-type="float">
            <text:p>0,068319296031484</text:p>
          </table:table-cell>
        </table:table-row>
        <table:table-row table:style-name="ro1" table:visibility="filter">
          <table:table-cell office:value-type="string" calcext:value-type="string">
            <text:p>adf-3-z1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461799183" calcext:value-type="float">
            <text:p>0,461799183</text:p>
          </table:table-cell>
          <table:table-cell table:formula="of:=AVERAGE([.E47:.F47])" office:value-type="float" office:value="-0.00000228743284276519" calcext:value-type="float">
            <text:p>-2,28743284276519E-06</text:p>
          </table:table-cell>
          <table:table-cell office:value-type="float" office:value="-0.00000457486568553038" calcext:value-type="float">
            <text:p>-4,57E-06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4" office:value-type="float" office:value="-0.000005473603" calcext:value-type="float">
            <text:p>-5,47E-06</text:p>
          </table:table-cell>
          <table:table-cell office:value-type="float" office:value="-0.000006222082" calcext:value-type="float">
            <text:p>-6,22E-06</text:p>
          </table:table-cell>
          <table:table-cell office:value-type="float" office:value="-0.000003841184" calcext:value-type="float">
            <text:p>-3,84E-06</text:p>
          </table:table-cell>
          <table:table-cell office:value-type="float" office:value="-0.000004546835" calcext:value-type="float">
            <text:p>-4,55E-06</text:p>
          </table:table-cell>
          <table:table-cell office:value-type="float" office:value="-0.000004936896" calcext:value-type="float">
            <text:p>-4,94E-06</text:p>
          </table:table-cell>
          <table:table-cell office:value-type="float" office:value="-0.000003387428" calcext:value-type="float">
            <text:p>-3,39E-06</text:p>
          </table:table-cell>
          <table:table-cell office:value-type="float" office:value="-0.000003001119" calcext:value-type="float">
            <text:p>-3,00E-06</text:p>
          </table:table-cell>
          <table:table-cell office:value-type="float" office:value="0.461798744106376" calcext:value-type="float">
            <text:p>0,461798744106376</text:p>
          </table:table-cell>
          <table:table-cell office:value-type="float" office:value="0.461798897347427" calcext:value-type="float">
            <text:p>0,461798897347427</text:p>
          </table:table-cell>
          <table:table-cell office:value-type="float" office:value="0.461799061583612" calcext:value-type="float">
            <text:p>0,461799061583612</text:p>
          </table:table-cell>
          <table:table-cell office:value-type="float" office:value="0.461799157491043" calcext:value-type="float">
            <text:p>0,461799157491043</text:p>
          </table:table-cell>
          <table:table-cell office:value-type="float" office:value="0.461799265192852" calcext:value-type="float">
            <text:p>0,461799265192852</text:p>
          </table:table-cell>
          <table:table-cell office:value-type="float" office:value="0.461799376427352" calcext:value-type="float">
            <text:p>0,461799376427352</text:p>
          </table:table-cell>
          <table:table-cell office:value-type="float" office:value="0.461799449199184" calcext:value-type="float">
            <text:p>0,461799449199184</text:p>
          </table:table-cell>
          <table:table-cell office:value-type="float" office:value="0.461799510805556" calcext:value-type="float">
            <text:p>0,461799510805556</text:p>
          </table:table-cell>
        </table:table-row>
        <table:table-row table:style-name="ro1" table:visibility="filter">
          <table:table-cell office:value-type="string" calcext:value-type="string">
            <text:p>adf-3-z14</text:p>
          </table:table-cell>
          <table:table-cell office:value-type="float" office:value="1.5" calcext:value-type="float">
            <text:p>1,5</text:p>
          </table:table-cell>
          <table:table-cell table:style-name="Default" office:value-type="float" office:value="0.061916407" calcext:value-type="float">
            <text:p>0,061916407</text:p>
          </table:table-cell>
          <table:table-cell table:formula="of:=AVERAGE([.E48:.F48])" office:value-type="float" office:value="-2.08171636330643" calcext:value-type="float">
            <text:p>-2,08171636330643</text:p>
          </table:table-cell>
          <table:table-cell office:value-type="float" office:value="-0.0000327266128548098" calcext:value-type="float">
            <text:p>-3,27E-05</text:p>
          </table:table-cell>
          <table:table-cell office:value-type="float" office:value="-4.1634" calcext:value-type="float">
            <text:p>-4,1634</text:p>
          </table:table-cell>
          <table:table-cell office:value-type="float" office:value="0" calcext:value-type="float">
            <text:p>0</text:p>
          </table:table-cell>
          <table:table-cell office:value-type="float" office:value="17.718393557536" calcext:value-type="float">
            <text:p>17,718393557536</text:p>
          </table:table-cell>
          <table:table-cell table:style-name="Default" office:value-type="float" office:value="0.000716582442" calcext:value-type="float">
            <text:p>0,000716582442</text:p>
          </table:table-cell>
          <table:table-cell table:style-name="Default" office:value-type="float" office:value="0.000670678168" calcext:value-type="float">
            <text:p>0,000670678168</text:p>
          </table:table-cell>
          <table:table-cell table:style-name="Default" office:value-type="float" office:value="-20.943406132719" calcext:value-type="float">
            <text:p>-20,943406132719</text:p>
          </table:table-cell>
          <table:table-cell table:style-name="Default" office:value-type="float" office:value="22.019013180633" calcext:value-type="float">
            <text:p>22,019013180633</text:p>
          </table:table-cell>
          <table:table-cell table:style-name="Default" office:value-type="float" office:value="-48.891968596171" calcext:value-type="float">
            <text:p>-48,891968596171</text:p>
          </table:table-cell>
          <table:table-cell table:style-name="Default" office:value-type="float" office:value="26.99870818857" calcext:value-type="float">
            <text:p>26,99870818857</text:p>
          </table:table-cell>
          <table:table-cell office:value-type="float" office:value="0.0644385338736036" calcext:value-type="float">
            <text:p>0,064438533873604</text:p>
          </table:table-cell>
          <table:table-cell office:value-type="float" office:value="0.0220109685071974" calcext:value-type="float">
            <text:p>0,022010968507197</text:p>
          </table:table-cell>
          <table:table-cell office:value-type="float" office:value="0.0220100669846576" calcext:value-type="float">
            <text:p>0,022010066984658</text:p>
          </table:table-cell>
          <table:table-cell office:value-type="float" office:value="0.0220092688765742" calcext:value-type="float">
            <text:p>0,022009268876574</text:p>
          </table:table-cell>
          <table:table-cell office:value-type="float" office:value="0.0644390601583119" calcext:value-type="float">
            <text:p>0,064439060158312</text:p>
          </table:table-cell>
          <table:table-cell office:value-type="float" office:value="0.0220080590231586" calcext:value-type="float">
            <text:p>0,022008059023159</text:p>
          </table:table-cell>
          <table:table-cell office:value-type="float" office:value="0.213975997823632" calcext:value-type="float">
            <text:p>0,213975997823632</text:p>
          </table:table-cell>
          <table:table-cell office:value-type="float" office:value="0.0644392991931954" calcext:value-type="float">
            <text:p>0,064439299193196</text:p>
          </table:table-cell>
        </table:table-row>
        <table:table-row table:style-name="ro1" table:visibility="filter">
          <table:table-cell office:value-type="string" calcext:value-type="string">
            <text:p>adf-3-z1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.211913818" calcext:value-type="float">
            <text:p>0,211913818</text:p>
          </table:table-cell>
          <table:table-cell table:formula="of:=AVERAGE([.E49:.F49])" office:value-type="float" office:value="-0.0000300902134800314" calcext:value-type="float">
            <text:p>-3,00902134800314E-05</text:p>
          </table:table-cell>
          <table:table-cell office:value-type="float" office:value="-0.0000301804269600628" calcext:value-type="float">
            <text:p>-3,02E-05</text:p>
          </table:table-cell>
          <table:table-cell office:value-type="float" office:value="-0.00003" calcext:value-type="float">
            <text:p>-3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38681639" calcext:value-type="float">
            <text:p>-3,87E-05</text:p>
          </table:table-cell>
          <table:table-cell office:value-type="float" office:value="-0.000037361873" calcext:value-type="float">
            <text:p>-3,74E-05</text:p>
          </table:table-cell>
          <table:table-cell office:value-type="float" office:value="-0.000029660103" calcext:value-type="float">
            <text:p>-2,97E-05</text:p>
          </table:table-cell>
          <table:table-cell office:value-type="float" office:value="-0.000029090444" calcext:value-type="float">
            <text:p>-2,91E-05</text:p>
          </table:table-cell>
          <table:table-cell office:value-type="float" office:value="-0.000028042379" calcext:value-type="float">
            <text:p>-2,80E-05</text:p>
          </table:table-cell>
          <table:table-cell office:value-type="float" office:value="-0.000023146219" calcext:value-type="float">
            <text:p>-2,31E-05</text:p>
          </table:table-cell>
          <table:table-cell office:value-type="float" office:value="-0.000020950773" calcext:value-type="float">
            <text:p>-2,10E-05</text:p>
          </table:table-cell>
          <table:table-cell office:value-type="float" office:value="0.211912482496194" calcext:value-type="float">
            <text:p>0,211912482496194</text:p>
          </table:table-cell>
          <table:table-cell office:value-type="float" office:value="0.211912979444208" calcext:value-type="float">
            <text:p>0,211912979444208</text:p>
          </table:table-cell>
          <table:table-cell office:value-type="float" office:value="0.211913431994478" calcext:value-type="float">
            <text:p>0,211913431994478</text:p>
          </table:table-cell>
          <table:table-cell office:value-type="float" office:value="0.211913771827471" calcext:value-type="float">
            <text:p>0,211913771827471</text:p>
          </table:table-cell>
          <table:table-cell office:value-type="float" office:value="0.21191408803372" calcext:value-type="float">
            <text:p>0,21191408803372</text:p>
          </table:table-cell>
          <table:table-cell office:value-type="float" office:value="0.211914377973139" calcext:value-type="float">
            <text:p>0,211914377973139</text:p>
          </table:table-cell>
          <table:table-cell office:value-type="float" office:value="0.211914606154709" calcext:value-type="float">
            <text:p>0,211914606154709</text:p>
          </table:table-cell>
          <table:table-cell office:value-type="float" office:value="0.211914803510619" calcext:value-type="float">
            <text:p>0,211914803510619</text:p>
          </table:table-cell>
        </table:table-row>
        <table:table-row table:style-name="ro1" table:visibility="filter">
          <table:table-cell office:value-type="string" calcext:value-type="string">
            <text:p>adf-3-z14</text:p>
          </table:table-cell>
          <table:table-cell office:value-type="float" office:value="2.5" calcext:value-type="float">
            <text:p>2,5</text:p>
          </table:table-cell>
          <table:table-cell table:style-name="Default" office:value-type="float" office:value="0.113215642" calcext:value-type="float">
            <text:p>0,113215642</text:p>
          </table:table-cell>
          <table:table-cell table:formula="of:=AVERAGE([.E50:.F50])" office:value-type="float" office:value="-4.64731352668051" calcext:value-type="float">
            <text:p>-4,64731352668051</text:p>
          </table:table-cell>
          <table:table-cell table:style-name="Default" office:value-type="float" office:value="-7.96315705336102" calcext:value-type="float">
            <text:p>-7,96315705336102</text:p>
          </table:table-cell>
          <table:table-cell office:value-type="float" office:value="-1.33147" calcext:value-type="float">
            <text:p>-1,33147</text:p>
          </table:table-cell>
          <table:table-cell office:value-type="float" office:value="0" calcext:value-type="float">
            <text:p>0</text:p>
          </table:table-cell>
          <table:table-cell office:value-type="float" office:value="-33.214782742246" calcext:value-type="float">
            <text:p>-33,214782742246</text:p>
          </table:table-cell>
          <table:table-cell table:style-name="Default" office:value-type="float" office:value="-15.329847327192" calcext:value-type="float">
            <text:p>-15,329847327192</text:p>
          </table:table-cell>
          <table:table-cell office:value-type="float" office:value="-0.000047738773" calcext:value-type="float">
            <text:p>-4,77E-05</text:p>
          </table:table-cell>
          <table:table-cell table:style-name="Default" office:value-type="float" office:value="56.339235184996" calcext:value-type="float">
            <text:p>56,339235184996</text:p>
          </table:table-cell>
          <table:table-cell table:style-name="Default" office:value-type="float" office:value="-41.270240698837" calcext:value-type="float">
            <text:p>-41,270240698837</text:p>
          </table:table-cell>
          <table:table-cell table:style-name="Default" office:value-type="float" office:value="43.283803434187" calcext:value-type="float">
            <text:p>43,283803434187</text:p>
          </table:table-cell>
          <table:table-cell table:style-name="Default" office:value-type="float" office:value="-65.010106750545" calcext:value-type="float">
            <text:p>-65,010106750545</text:p>
          </table:table-cell>
          <table:table-cell office:value-type="float" office:value="0.0125875974518452" calcext:value-type="float">
            <text:p>0,012587597451845</text:p>
          </table:table-cell>
          <table:table-cell office:value-type="float" office:value="0.0942872187646232" calcext:value-type="float">
            <text:p>0,094287218764623</text:p>
          </table:table-cell>
          <table:table-cell office:value-type="float" office:value="0.226461601344476" calcext:value-type="float">
            <text:p>0,226461601344476</text:p>
          </table:table-cell>
          <table:table-cell office:value-type="float" office:value="0.226462185865908" calcext:value-type="float">
            <text:p>0,226462185865908</text:p>
          </table:table-cell>
          <table:table-cell office:value-type="float" office:value="0.0125881136204358" calcext:value-type="float">
            <text:p>0,012588113620436</text:p>
          </table:table-cell>
          <table:table-cell office:value-type="float" office:value="0.0942861987548389" calcext:value-type="float">
            <text:p>0,094286198754839</text:p>
          </table:table-cell>
          <table:table-cell office:value-type="float" office:value="0.0125883478435047" calcext:value-type="float">
            <text:p>0,012588347843505</text:p>
          </table:table-cell>
          <table:table-cell office:value-type="float" office:value="0.226463875411144" calcext:value-type="float">
            <text:p>0,226463875411144</text:p>
          </table:table-cell>
        </table:table-row>
        <table:table-row table:style-name="ro1" table:visibility="filter">
          <table:table-cell office:value-type="string" calcext:value-type="string">
            <text:p>adf-3-z1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.174529434" calcext:value-type="float">
            <text:p>0,174529434</text:p>
          </table:table-cell>
          <table:table-cell table:formula="of:=AVERAGE([.E51:.F51])" office:value-type="float" office:value="-0.0000537819661014727" calcext:value-type="float">
            <text:p>-5,37819661014727E-05</text:p>
          </table:table-cell>
          <table:table-cell office:value-type="float" office:value="-0.0000575639322029454" calcext:value-type="float">
            <text:p>-5,76E-05</text:p>
          </table:table-cell>
          <table:table-cell office:value-type="float" office:value="-0.00005" calcext:value-type="float">
            <text:p>-5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7441995" calcext:value-type="float">
            <text:p>-7,44E-05</text:p>
          </table:table-cell>
          <table:table-cell office:value-type="float" office:value="-0.000070037446" calcext:value-type="float">
            <text:p>-7,00E-05</text:p>
          </table:table-cell>
          <table:table-cell office:value-type="float" office:value="-0.00005871527" calcext:value-type="float">
            <text:p>-5,87E-05</text:p>
          </table:table-cell>
          <table:table-cell office:value-type="float" office:value="-0.000054096946" calcext:value-type="float">
            <text:p>-5,41E-05</text:p>
          </table:table-cell>
          <table:table-cell office:value-type="float" office:value="-0.000052075923" calcext:value-type="float">
            <text:p>-5,21E-05</text:p>
          </table:table-cell>
          <table:table-cell office:value-type="float" office:value="-0.000044301777" calcext:value-type="float">
            <text:p>-4,43E-05</text:p>
          </table:table-cell>
          <table:table-cell office:value-type="float" office:value="-0.000041039145" calcext:value-type="float">
            <text:p>-4,10E-05</text:p>
          </table:table-cell>
          <table:table-cell office:value-type="float" office:value="0.174527336898223" calcext:value-type="float">
            <text:p>0,174527336898223</text:p>
          </table:table-cell>
          <table:table-cell office:value-type="float" office:value="0.174528124311721" calcext:value-type="float">
            <text:p>0,174528124311721</text:p>
          </table:table-cell>
          <table:table-cell office:value-type="float" office:value="0.174528822989221" calcext:value-type="float">
            <text:p>0,174528822989221</text:p>
          </table:table-cell>
          <table:table-cell office:value-type="float" office:value="0.174529377044328" calcext:value-type="float">
            <text:p>0,174529377044328</text:p>
          </table:table-cell>
          <table:table-cell office:value-type="float" office:value="0.174529861330963" calcext:value-type="float">
            <text:p>0,174529861330963</text:p>
          </table:table-cell>
          <table:table-cell office:value-type="float" office:value="0.174530304775751" calcext:value-type="float">
            <text:p>0,174530304775751</text:p>
          </table:table-cell>
          <table:table-cell office:value-type="float" office:value="0.174530664469008" calcext:value-type="float">
            <text:p>0,174530664469008</text:p>
          </table:table-cell>
          <table:table-cell office:value-type="float" office:value="0.174530982859013" calcext:value-type="float">
            <text:p>0,174530982859013</text:p>
          </table:table-cell>
        </table:table-row>
        <table:table-row table:style-name="ro1" table:visibility="filter">
          <table:table-cell office:value-type="string" calcext:value-type="string">
            <text:p>adf-4-z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58479745" calcext:value-type="float">
            <text:p>0,058479745</text:p>
          </table:table-cell>
          <table:table-cell table:formula="of:=AVERAGE([.E52:.F52])" office:value-type="float" office:value="-0.00000899284359836145" calcext:value-type="float">
            <text:p>-8,99284359836145E-06</text:p>
          </table:table-cell>
          <table:table-cell office:value-type="float" office:value="-0.0000079856871967229" calcext:value-type="float">
            <text:p>-7,99E-06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18038864" calcext:value-type="float">
            <text:p>-1,80E-05</text:p>
          </table:table-cell>
          <table:table-cell office:value-type="float" office:value="-0.000001187962" calcext:value-type="float">
            <text:p>-1,19E-06</text:p>
          </table:table-cell>
          <table:table-cell office:value-type="float" office:value="-0.00001357459" calcext:value-type="float">
            <text:p>-1,36E-05</text:p>
          </table:table-cell>
          <table:table-cell office:value-type="float" office:value="-0.000007130437" calcext:value-type="float">
            <text:p>-7,13E-06</text:p>
          </table:table-cell>
          <table:table-cell office:value-type="float" office:value="-0.000002006972" calcext:value-type="float">
            <text:p>-2,01E-06</text:p>
          </table:table-cell>
          <table:table-cell office:value-type="float" office:value="-0.000006493158" calcext:value-type="float">
            <text:p>-6,49E-06</text:p>
          </table:table-cell>
          <table:table-cell office:value-type="float" office:value="-0.00000532897" calcext:value-type="float">
            <text:p>-5,33E-06</text:p>
          </table:table-cell>
          <table:table-cell office:value-type="float" office:value="0.0584796400592942" calcext:value-type="float">
            <text:p>0,058479640059294</text:p>
          </table:table-cell>
          <table:table-cell office:value-type="float" office:value="0.0584797040126238" calcext:value-type="float">
            <text:p>0,058479704012624</text:p>
          </table:table-cell>
          <table:table-cell office:value-type="float" office:value="0.0584797079835157" calcext:value-type="float">
            <text:p>0,058479707983516</text:p>
          </table:table-cell>
          <table:table-cell office:value-type="float" office:value="0.0584797509041509" calcext:value-type="float">
            <text:p>0,058479750904151</text:p>
          </table:table-cell>
          <table:table-cell office:value-type="float" office:value="0.0584797722927501" calcext:value-type="float">
            <text:p>0,05847977229275</text:p>
          </table:table-cell>
          <table:table-cell office:value-type="float" office:value="0.0584797780191173" calcext:value-type="float">
            <text:p>0,058479778019117</text:p>
          </table:table-cell>
          <table:table-cell office:value-type="float" office:value="0.0584797956836265" calcext:value-type="float">
            <text:p>0,058479795683627</text:p>
          </table:table-cell>
          <table:table-cell office:value-type="float" office:value="0.0584798095364463" calcext:value-type="float">
            <text:p>0,058479809536446</text:p>
          </table:table-cell>
        </table:table-row>
        <table:table-row table:style-name="ro1" table:visibility="filter">
          <table:table-cell office:value-type="string" calcext:value-type="string">
            <text:p>adf-4-z0</text:p>
          </table:table-cell>
          <table:table-cell office:value-type="float" office:value="1.5" calcext:value-type="float">
            <text:p>1,5</text:p>
          </table:table-cell>
          <table:table-cell table:style-name="Default" office:value-type="float" office:value="0.257977591" calcext:value-type="float">
            <text:p>0,257977591</text:p>
          </table:table-cell>
          <table:table-cell table:formula="of:=AVERAGE([.E53:.F53])" office:value-type="float" office:value="-1.62205340676434" calcext:value-type="float">
            <text:p>-1,62205340676434</text:p>
          </table:table-cell>
          <table:table-cell office:value-type="float" office:value="-0.0000468135286780064" calcext:value-type="float">
            <text:p>-4,68E-05</text:p>
          </table:table-cell>
          <table:table-cell office:value-type="float" office:value="-3.24406" calcext:value-type="float">
            <text:p>-3,24406</text:p>
          </table:table-cell>
          <table:table-cell office:value-type="float" office:value="0" calcext:value-type="float">
            <text:p>0</text:p>
          </table:table-cell>
          <table:table-cell office:value-type="float" office:value="11.4750915994" calcext:value-type="float">
            <text:p>11,4750915994</text:p>
          </table:table-cell>
          <table:table-cell office:value-type="float" office:value="-0.000045026996" calcext:value-type="float">
            <text:p>-4,50E-05</text:p>
          </table:table-cell>
          <table:table-cell office:value-type="float" office:value="-0.000036509906" calcext:value-type="float">
            <text:p>-3,65E-05</text:p>
          </table:table-cell>
          <table:table-cell table:style-name="Default" office:value-type="float" office:value="-13.562793532278" calcext:value-type="float">
            <text:p>-13,562793532278</text:p>
          </table:table-cell>
          <table:table-cell table:style-name="Default" office:value-type="float" office:value="14.258548278686" calcext:value-type="float">
            <text:p>14,258548278686</text:p>
          </table:table-cell>
          <table:table-cell table:style-name="Default" office:value-type="float" office:value="27.203930778752" calcext:value-type="float">
            <text:p>27,203930778752</text:p>
          </table:table-cell>
          <table:table-cell table:style-name="Default" office:value-type="float" office:value="-44.11994601446" calcext:value-type="float">
            <text:p>-44,11994601446</text:p>
          </table:table-cell>
          <table:table-cell office:value-type="float" office:value="0.401859176259698" calcext:value-type="float">
            <text:p>0,401859176259698</text:p>
          </table:table-cell>
          <table:table-cell office:value-type="float" office:value="0.2004226989305" calcext:value-type="float">
            <text:p>0,2004226989305</text:p>
          </table:table-cell>
          <table:table-cell office:value-type="float" office:value="0.200423214753388" calcext:value-type="float">
            <text:p>0,200423214753388</text:p>
          </table:table-cell>
          <table:table-cell office:value-type="float" office:value="0.200423610387034" calcext:value-type="float">
            <text:p>0,200423610387034</text:p>
          </table:table-cell>
          <table:table-cell office:value-type="float" office:value="0.40186392646696" calcext:value-type="float">
            <text:p>0,40186392646696</text:p>
          </table:table-cell>
          <table:table-cell office:value-type="float" office:value="0.200424301856457" calcext:value-type="float">
            <text:p>0,200424301856457</text:p>
          </table:table-cell>
          <table:table-cell office:value-type="float" office:value="0.056537794484546" calcext:value-type="float">
            <text:p>0,056537794484546</text:p>
          </table:table-cell>
          <table:table-cell office:value-type="float" office:value="0.401866003457721" calcext:value-type="float">
            <text:p>0,401866003457721</text:p>
          </table:table-cell>
        </table:table-row>
        <table:table-row table:style-name="ro1" table:visibility="filter">
          <table:table-cell office:value-type="string" calcext:value-type="string">
            <text:p>adf-4-z0</text:p>
          </table:table-cell>
          <table:table-cell office:value-type="float" office:value="2" calcext:value-type="float">
            <text:p>2</text:p>
          </table:table-cell>
          <table:table-cell office:value-type="float" office:value="0.027744531" calcext:value-type="float">
            <text:p>0,027744531</text:p>
          </table:table-cell>
          <table:table-cell table:formula="of:=AVERAGE([.E54:.F54])" office:value-type="float" office:value="-0.0000766046863286101" calcext:value-type="float">
            <text:p>-7,66046863286101E-05</text:p>
          </table:table-cell>
          <table:table-cell office:value-type="float" office:value="-0.0000832093726572202" calcext:value-type="float">
            <text:p>-8,32E-05</text:p>
          </table:table-cell>
          <table:table-cell office:value-type="float" office:value="-0.00007" calcext:value-type="float">
            <text:p>-7E-05</text:p>
          </table:table-cell>
          <table:table-cell office:value-type="float" office:value="0" calcext:value-type="float">
            <text:p>0</text:p>
          </table:table-cell>
          <table:table-cell office:value-type="float" office:value="-0.000127880172" calcext:value-type="float">
            <text:p>-0,000127880172</text:p>
          </table:table-cell>
          <table:table-cell office:value-type="float" office:value="-0.000081526251" calcext:value-type="float">
            <text:p>-8,15E-05</text:p>
          </table:table-cell>
          <table:table-cell office:value-type="float" office:value="-0.000098342011" calcext:value-type="float">
            <text:p>-9,83E-05</text:p>
          </table:table-cell>
          <table:table-cell office:value-type="float" office:value="-0.00007936592" calcext:value-type="float">
            <text:p>-7,94E-05</text:p>
          </table:table-cell>
          <table:table-cell office:value-type="float" office:value="-0.000056515138" calcext:value-type="float">
            <text:p>-5,65E-05</text:p>
          </table:table-cell>
          <table:table-cell office:value-type="float" office:value="-0.000066221539" calcext:value-type="float">
            <text:p>-6,62E-05</text:p>
          </table:table-cell>
          <table:table-cell office:value-type="float" office:value="-0.000057557033" calcext:value-type="float">
            <text:p>-5,76E-05</text:p>
          </table:table-cell>
          <table:table-cell office:value-type="float" office:value="0.027744037765643" calcext:value-type="float">
            <text:p>0,027744037765643</text:p>
          </table:table-cell>
          <table:table-cell office:value-type="float" office:value="0.0277442528573194" calcext:value-type="float">
            <text:p>0,02774425285732</text:p>
          </table:table-cell>
          <table:table-cell office:value-type="float" office:value="0.0277443821433744" calcext:value-type="float">
            <text:p>0,027744382143374</text:p>
          </table:table-cell>
          <table:table-cell office:value-type="float" office:value="0.0277445296628463" calcext:value-type="float">
            <text:p>0,027744529662846</text:p>
          </table:table-cell>
          <table:table-cell office:value-type="float" office:value="0.0277446426093776" calcext:value-type="float">
            <text:p>0,027744642609378</text:p>
          </table:table-cell>
          <table:table-cell office:value-type="float" office:value="0.0277447191120851" calcext:value-type="float">
            <text:p>0,027744719112085</text:p>
          </table:table-cell>
          <table:table-cell office:value-type="float" office:value="0.0277448045833485" calcext:value-type="float">
            <text:p>0,027744804583349</text:p>
          </table:table-cell>
          <table:table-cell office:value-type="float" office:value="0.0277448755688426" calcext:value-type="float">
            <text:p>0,027744875568843</text:p>
          </table:table-cell>
        </table:table-row>
        <table:table-row table:style-name="ro1" table:visibility="filter">
          <table:table-cell office:value-type="string" calcext:value-type="string">
            <text:p>adf-4-z0</text:p>
          </table:table-cell>
          <table:table-cell office:value-type="float" office:value="2.5" calcext:value-type="float">
            <text:p>2,5</text:p>
          </table:table-cell>
          <table:table-cell table:style-name="Default" office:value-type="float" office:value="0.081479486" calcext:value-type="float">
            <text:p>0,081479486</text:p>
          </table:table-cell>
          <table:table-cell table:style-name="ce2" table:formula="of:=AVERAGE([.E55:.F55])" office:value-type="float" office:value="4.38239137922187" calcext:value-type="float">
            <text:p>4,38239137922187</text:p>
          </table:table-cell>
          <table:table-cell table:style-name="ce2" office:value-type="float" office:value="7.32318275844373" calcext:value-type="float">
            <text:p>7,32318275844373</text:p>
          </table:table-cell>
          <table:table-cell table:style-name="ce2" office:value-type="float" office:value="1.4416" calcext:value-type="float">
            <text:p>1,4416</text:p>
          </table:table-cell>
          <table:table-cell office:value-type="float" office:value="0" calcext:value-type="float">
            <text:p>0</text:p>
          </table:table-cell>
          <table:table-cell office:value-type="float" office:value="12.634131546496" calcext:value-type="float">
            <text:p>12,634131546496</text:p>
          </table:table-cell>
          <table:table-cell table:style-name="Default" office:value-type="float" office:value="33.095835361395" calcext:value-type="float">
            <text:p>33,095835361395</text:p>
          </table:table-cell>
          <table:table-cell office:value-type="float" office:value="-0.000092699705" calcext:value-type="float">
            <text:p>-9,27E-05</text:p>
          </table:table-cell>
          <table:table-cell table:style-name="Default" office:value-type="float" office:value="-51.813241825121" calcext:value-type="float">
            <text:p>-51,813241825121</text:p>
          </table:table-cell>
          <table:table-cell table:style-name="Default" office:value-type="float" office:value="15.698857620096" calcext:value-type="float">
            <text:p>15,698857620096</text:p>
          </table:table-cell>
          <table:table-cell table:style-name="Default" office:value-type="float" office:value="-16.465167476225" calcext:value-type="float">
            <text:p>-16,465167476225</text:p>
          </table:table-cell>
          <table:table-cell table:style-name="Default" office:value-type="float" office:value="59.787623384729" calcext:value-type="float">
            <text:p>59,787623384729</text:p>
          </table:table-cell>
          <table:table-cell office:value-type="float" office:value="0.157439943574373" calcext:value-type="float">
            <text:p>0,157439943574373</text:p>
          </table:table-cell>
          <table:table-cell office:value-type="float" office:value="0.0731933542509289" calcext:value-type="float">
            <text:p>0,073193354250929</text:p>
          </table:table-cell>
          <table:table-cell office:value-type="float" office:value="0.0110386105169764" calcext:value-type="float">
            <text:p>0,011038610516977</text:p>
          </table:table-cell>
          <table:table-cell office:value-type="float" office:value="0.0110386658428015" calcext:value-type="float">
            <text:p>0,011038665842802</text:p>
          </table:table-cell>
          <table:table-cell office:value-type="float" office:value="0.157444978139312" calcext:value-type="float">
            <text:p>0,157444978139312</text:p>
          </table:table-cell>
          <table:table-cell office:value-type="float" office:value="0.0731949340442215" calcext:value-type="float">
            <text:p>0,073194934044222</text:p>
          </table:table-cell>
          <table:table-cell office:value-type="float" office:value="0.157446553835768" calcext:value-type="float">
            <text:p>0,157446553835768</text:p>
          </table:table-cell>
          <table:table-cell office:value-type="float" office:value="0.0110388494681741" calcext:value-type="float">
            <text:p>0,011038849468174</text:p>
          </table:table-cell>
        </table:table-row>
        <table:table-row table:style-name="ro1" table:visibility="filter">
          <table:table-cell office:value-type="string" calcext:value-type="string">
            <text:p>adf-4-z0</text:p>
          </table:table-cell>
          <table:table-cell office:value-type="float" office:value="3" calcext:value-type="float">
            <text:p>3</text:p>
          </table:table-cell>
          <table:table-cell office:value-type="float" office:value="0.015068941" calcext:value-type="float">
            <text:p>0,015068941</text:p>
          </table:table-cell>
          <table:table-cell table:formula="of:=AVERAGE([.E56:.F56])" office:value-type="float" office:value="-0.000195562814231402" calcext:value-type="float">
            <text:p>-0,000195562814231</text:p>
          </table:table-cell>
          <table:table-cell table:style-name="Default" office:value-type="float" office:value="-0.000211125628462803" calcext:value-type="float">
            <text:p>-0,000211125628463</text:p>
          </table:table-cell>
          <table:table-cell office:value-type="float" office:value="-0.00018" calcext:value-type="float">
            <text:p>-0,00018</text:p>
          </table:table-cell>
          <table:table-cell office:value-type="float" office:value="0" calcext:value-type="float">
            <text:p>0</text:p>
          </table:table-cell>
          <table:table-cell office:value-type="float" office:value="-0.000294301258" calcext:value-type="float">
            <text:p>-0,000294301258</text:p>
          </table:table-cell>
          <table:table-cell table:style-name="Default" office:value-type="float" office:value="-0.000238733444" calcext:value-type="float">
            <text:p>-0,000238733444</text:p>
          </table:table-cell>
          <table:table-cell table:style-name="Default" office:value-type="float" office:value="-0.000242016122" calcext:value-type="float">
            <text:p>-0,000242016122</text:p>
          </table:table-cell>
          <table:table-cell table:style-name="Default" office:value-type="float" office:value="-0.000189925317" calcext:value-type="float">
            <text:p>-0,000189925317</text:p>
          </table:table-cell>
          <table:table-cell table:style-name="Default" office:value-type="float" office:value="-0.000167782581" calcext:value-type="float">
            <text:p>-0,000167782581</text:p>
          </table:table-cell>
          <table:table-cell table:style-name="Default" office:value-type="float" office:value="-0.000158168022" calcext:value-type="float">
            <text:p>-0,000158168022</text:p>
          </table:table-cell>
          <table:table-cell table:style-name="Default" office:value-type="float" office:value="-0.000152074285" calcext:value-type="float">
            <text:p>-0,000152074285</text:p>
          </table:table-cell>
          <table:table-cell office:value-type="float" office:value="0.0150682680992372" calcext:value-type="float">
            <text:p>0,015068268099237</text:p>
          </table:table-cell>
          <table:table-cell office:value-type="float" office:value="0.0150685369482055" calcext:value-type="float">
            <text:p>0,015068536948206</text:p>
          </table:table-cell>
          <table:table-cell office:value-type="float" office:value="0.0150687425692127" calcext:value-type="float">
            <text:p>0,015068742569213</text:p>
          </table:table-cell>
          <table:table-cell office:value-type="float" office:value="0.0150689397470974" calcext:value-type="float">
            <text:p>0,015068939747098</text:p>
          </table:table-cell>
          <table:table-cell office:value-type="float" office:value="0.0150690865478441" calcext:value-type="float">
            <text:p>0,015069086547844</text:p>
          </table:table-cell>
          <table:table-cell office:value-type="float" office:value="0.0150692099059964" calcext:value-type="float">
            <text:p>0,015069209905996</text:p>
          </table:table-cell>
          <table:table-cell office:value-type="float" office:value="0.0150693207853322" calcext:value-type="float">
            <text:p>0,015069320785332</text:p>
          </table:table-cell>
          <table:table-cell office:value-type="float" office:value="0.0150694226538329" calcext:value-type="float">
            <text:p>0,015069422653833</text:p>
          </table:table-cell>
        </table:table-row>
        <table:table-row table:style-name="ro1">
          <table:table-cell office:value-type="string" calcext:value-type="string">
            <text:p>adf-4-z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999123487" calcext:value-type="float">
            <text:p>0,999123487</text:p>
          </table:table-cell>
          <table:table-cell table:formula="of:=AVERAGE([.E57:.F57])" office:value-type="float" office:value="-0.00000220946130862849" calcext:value-type="float">
            <text:p>-2,20946130862849E-06</text:p>
          </table:table-cell>
          <table:table-cell office:value-type="float" office:value="-0.00000441892261725699" calcext:value-type="float">
            <text:p>-4,42E-06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4" office:value-type="float" office:value="-0.000005505621" calcext:value-type="float">
            <text:p>-5,51E-06</text:p>
          </table:table-cell>
          <table:table-cell office:value-type="float" office:value="-0.000005598702" calcext:value-type="float">
            <text:p>-5,60E-06</text:p>
          </table:table-cell>
          <table:table-cell office:value-type="float" office:value="-0.00000433072" calcext:value-type="float">
            <text:p>-4,33E-06</text:p>
          </table:table-cell>
          <table:table-cell office:value-type="float" office:value="-0.000004264046" calcext:value-type="float">
            <text:p>-4,26E-06</text:p>
          </table:table-cell>
          <table:table-cell office:value-type="float" office:value="-0.000004125663" calcext:value-type="float">
            <text:p>-4,13E-06</text:p>
          </table:table-cell>
          <table:table-cell office:value-type="float" office:value="-0.000003347241" calcext:value-type="float">
            <text:p>-3,35E-06</text:p>
          </table:table-cell>
          <table:table-cell office:value-type="float" office:value="-0.000003149251" calcext:value-type="float">
            <text:p>-3,15E-06</text:p>
          </table:table-cell>
          <table:table-cell office:value-type="float" office:value="0.999122567944892" calcext:value-type="float">
            <text:p>0,999122567944892</text:p>
          </table:table-cell>
          <table:table-cell office:value-type="float" office:value="0.99912290142828" calcext:value-type="float">
            <text:p>0,99912290142828</text:p>
          </table:table-cell>
          <table:table-cell office:value-type="float" office:value="0.99912322116056" calcext:value-type="float">
            <text:p>0,99912322116056</text:p>
          </table:table-cell>
          <table:table-cell office:value-type="float" office:value="0.999123455105304" calcext:value-type="float">
            <text:p>0,999123455105304</text:p>
          </table:table-cell>
          <table:table-cell office:value-type="float" office:value="0.999123673630554" calcext:value-type="float">
            <text:p>0,999123673630554</text:p>
          </table:table-cell>
          <table:table-cell office:value-type="float" office:value="0.99912387474593" calcext:value-type="float">
            <text:p>0,99912387474593</text:p>
          </table:table-cell>
          <table:table-cell office:value-type="float" office:value="0.999124030323234" calcext:value-type="float">
            <text:p>0,999124030323234</text:p>
          </table:table-cell>
          <table:table-cell office:value-type="float" office:value="0.999124170190375" calcext:value-type="float">
            <text:p>0,999124170190375</text:p>
          </table:table-cell>
        </table:table-row>
        <table:table-row table:style-name="ro1">
          <table:table-cell office:value-type="string" calcext:value-type="string">
            <text:p>adf-4-z1</text:p>
          </table:table-cell>
          <table:table-cell office:value-type="float" office:value="1.5" calcext:value-type="float">
            <text:p>1,5</text:p>
          </table:table-cell>
          <table:table-cell table:style-name="Default" office:value-type="float" office:value="7.899681806" calcext:value-type="float">
            <text:p>7,899681806</text:p>
          </table:table-cell>
          <table:table-cell table:formula="of:=AVERAGE([.E58:.F58])" office:value-type="float" office:value="-3.81687302570167" calcext:value-type="float">
            <text:p>-3,81687302570167</text:p>
          </table:table-cell>
          <table:table-cell office:value-type="float" office:value="-0.0000860514033335047" calcext:value-type="float">
            <text:p>-8,61E-05</text:p>
          </table:table-cell>
          <table:table-cell office:value-type="float" office:value="-7.63366" calcext:value-type="float">
            <text:p>-7,63366</text:p>
          </table:table-cell>
          <table:table-cell office:value-type="float" office:value="0" calcext:value-type="float">
            <text:p>0</text:p>
          </table:table-cell>
          <table:table-cell office:value-type="float" office:value="26.818280365252" calcext:value-type="float">
            <text:p>26,818280365252</text:p>
          </table:table-cell>
          <table:table-cell table:style-name="Default" office:value-type="float" office:value="-0.00011448168" calcext:value-type="float">
            <text:p>-0,00011448168</text:p>
          </table:table-cell>
          <table:table-cell table:style-name="Default" office:value-type="float" office:value="-0.000102187245" calcext:value-type="float">
            <text:p>-0,000102187245</text:p>
          </table:table-cell>
          <table:table-cell table:style-name="Default" office:value-type="float" office:value="-31.697278164083" calcext:value-type="float">
            <text:p>-31,697278164083</text:p>
          </table:table-cell>
          <table:table-cell table:style-name="Default" office:value-type="float" office:value="33.323294805398" calcext:value-type="float">
            <text:p>33,323294805398</text:p>
          </table:table-cell>
          <table:table-cell table:style-name="Default" office:value-type="float" office:value="69.171867277146" calcext:value-type="float">
            <text:p>69,171867277146</text:p>
          </table:table-cell>
          <table:table-cell table:style-name="Default" office:value-type="float" office:value="-108.966091241992" calcext:value-type="float">
            <text:p>-108,966091241992</text:p>
          </table:table-cell>
          <table:table-cell office:value-type="float" office:value="16.6531823432234" calcext:value-type="float">
            <text:p>16,6531823432234</text:p>
          </table:table-cell>
          <table:table-cell office:value-type="float" office:value="3.27642610094956" calcext:value-type="float">
            <text:p>3,27642610094956</text:p>
          </table:table-cell>
          <table:table-cell office:value-type="float" office:value="3.27644754061284" calcext:value-type="float">
            <text:p>3,27644754061284</text:p>
          </table:table-cell>
          <table:table-cell office:value-type="float" office:value="3.27646564297121" calcext:value-type="float">
            <text:p>3,27646564297121</text:p>
          </table:table-cell>
          <table:table-cell office:value-type="float" office:value="16.6535451170254" calcext:value-type="float">
            <text:p>16,6535451170254</text:p>
          </table:table-cell>
          <table:table-cell office:value-type="float" office:value="3.27649446266892" calcext:value-type="float">
            <text:p>3,27649446266892</text:p>
          </table:table-cell>
          <table:table-cell office:value-type="float" office:value="0.131190835308225" calcext:value-type="float">
            <text:p>0,131190835308225</text:p>
          </table:table-cell>
          <table:table-cell office:value-type="float" office:value="16.6537024056983" calcext:value-type="float">
            <text:p>16,6537024056983</text:p>
          </table:table-cell>
        </table:table-row>
        <table:table-row table:style-name="ro1">
          <table:table-cell office:value-type="string" calcext:value-type="string">
            <text:p>adf-4-z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.066204811" calcext:value-type="float">
            <text:p>0,066204811</text:p>
          </table:table-cell>
          <table:table-cell table:formula="of:=AVERAGE([.E59:.F59])" office:value-type="float" office:value="-0.00000743767750786614" calcext:value-type="float">
            <text:p>-7,43767750786614E-06</text:p>
          </table:table-cell>
          <table:table-cell office:value-type="float" office:value="-0.00000487535501573229" calcext:value-type="float">
            <text:p>-4,88E-06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9064414" calcext:value-type="float">
            <text:p>-9,06E-06</text:p>
          </table:table-cell>
          <table:table-cell office:value-type="float" office:value="0.000003231706" calcext:value-type="float">
            <text:p>3,23E-06</text:p>
          </table:table-cell>
          <table:table-cell office:value-type="float" office:value="-0.000011082572" calcext:value-type="float">
            <text:p>-1,11E-05</text:p>
          </table:table-cell>
          <table:table-cell office:value-type="float" office:value="-0.000004651486" calcext:value-type="float">
            <text:p>-4,65E-06</text:p>
          </table:table-cell>
          <table:table-cell office:value-type="float" office:value="-0.000003279464" calcext:value-type="float">
            <text:p>-3,28E-06</text:p>
          </table:table-cell>
          <table:table-cell office:value-type="float" office:value="0.000001807207" calcext:value-type="float">
            <text:p>1,81E-06</text:p>
          </table:table-cell>
          <table:table-cell office:value-type="float" office:value="-0.000011040225" calcext:value-type="float">
            <text:p>-1,10E-05</text:p>
          </table:table-cell>
          <table:table-cell office:value-type="float" office:value="0.066204749226702" calcext:value-type="float">
            <text:p>0,066204749226702</text:p>
          </table:table-cell>
          <table:table-cell office:value-type="float" office:value="0.066204785607987" calcext:value-type="float">
            <text:p>0,066204785607987</text:p>
          </table:table-cell>
          <table:table-cell office:value-type="float" office:value="0.0662047733786948" calcext:value-type="float">
            <text:p>0,066204773378695</text:p>
          </table:table-cell>
          <table:table-cell office:value-type="float" office:value="0.0662048130488639" calcext:value-type="float">
            <text:p>0,066204813048864</text:p>
          </table:table-cell>
          <table:table-cell office:value-type="float" office:value="0.0662048288446737" calcext:value-type="float">
            <text:p>0,066204828844674</text:p>
          </table:table-cell>
          <table:table-cell office:value-type="float" office:value="0.0662048394378166" calcext:value-type="float">
            <text:p>0,066204839437817</text:p>
          </table:table-cell>
          <table:table-cell office:value-type="float" office:value="0.0662048338718889" calcext:value-type="float">
            <text:p>0,066204833871889</text:p>
          </table:table-cell>
          <table:table-cell office:value-type="float" office:value="0.0662048663624129" calcext:value-type="float">
            <text:p>0,066204866362413</text:p>
          </table:table-cell>
        </table:table-row>
        <table:table-row table:style-name="ro1">
          <table:table-cell office:value-type="string" calcext:value-type="string">
            <text:p>adf-4-z1</text:p>
          </table:table-cell>
          <table:table-cell office:value-type="float" office:value="2.5" calcext:value-type="float">
            <text:p>2,5</text:p>
          </table:table-cell>
          <table:table-cell table:style-name="Default" office:value-type="float" office:value="2.242771493" calcext:value-type="float">
            <text:p>2,242771493</text:p>
          </table:table-cell>
          <table:table-cell table:style-name="ce2" table:formula="of:=AVERAGE([.E60:.F60])" office:value-type="float" office:value="6.48722049254181" calcext:value-type="float">
            <text:p>6,48722049254181</text:p>
          </table:table-cell>
          <table:table-cell table:style-name="ce2" office:value-type="float" office:value="10.9527909850836" calcext:value-type="float">
            <text:p>10,9527909850836</text:p>
          </table:table-cell>
          <table:table-cell table:style-name="ce2" office:value-type="float" office:value="2.02165" calcext:value-type="float">
            <text:p>2,02165</text:p>
          </table:table-cell>
          <table:table-cell office:value-type="float" office:value="0" calcext:value-type="float">
            <text:p>0</text:p>
          </table:table-cell>
          <table:table-cell office:value-type="float" office:value="29.986540191439" calcext:value-type="float">
            <text:p>29,986540191439</text:p>
          </table:table-cell>
          <table:table-cell table:style-name="Default" office:value-type="float" office:value="37.735975539143" calcext:value-type="float">
            <text:p>37,735975539143</text:p>
          </table:table-cell>
          <table:table-cell table:style-name="Default" office:value-type="float" office:value="-0.000109885321" calcext:value-type="float">
            <text:p>-0,000109885321</text:p>
          </table:table-cell>
          <table:table-cell table:style-name="Default" office:value-type="float" office:value="-77.49375024125" calcext:value-type="float">
            <text:p>-77,49375024125</text:p>
          </table:table-cell>
          <table:table-cell table:style-name="Default" office:value-type="float" office:value="37.259981847243" calcext:value-type="float">
            <text:p>37,259981847243</text:p>
          </table:table-cell>
          <table:table-cell table:style-name="Default" office:value-type="float" office:value="-39.07867434293" calcext:value-type="float">
            <text:p>-39,07867434293</text:p>
          </table:table-cell>
          <table:table-cell table:style-name="Default" office:value-type="float" office:value="89.420806291652" calcext:value-type="float">
            <text:p>89,420806291652</text:p>
          </table:table-cell>
          <table:table-cell office:value-type="float" office:value="5.3064007810025" calcext:value-type="float">
            <text:p>5,3064007810025</text:p>
          </table:table-cell>
          <table:table-cell office:value-type="float" office:value="0.861561470851423" calcext:value-type="float">
            <text:p>0,861561470851423</text:p>
          </table:table-cell>
          <table:table-cell office:value-type="float" office:value="0.0996653326831264" calcext:value-type="float">
            <text:p>0,099665332683126</text:p>
          </table:table-cell>
          <table:table-cell office:value-type="float" office:value="0.0996659248159579" calcext:value-type="float">
            <text:p>0,099665924815958</text:p>
          </table:table-cell>
          <table:table-cell office:value-type="float" office:value="5.30674316263857" calcext:value-type="float">
            <text:p>5,30674316263857</text:p>
          </table:table-cell>
          <table:table-cell office:value-type="float" office:value="0.8616188077074" calcext:value-type="float">
            <text:p>0,8616188077074</text:p>
          </table:table-cell>
          <table:table-cell office:value-type="float" office:value="5.30684882172647" calcext:value-type="float">
            <text:p>5,30684882172647</text:p>
          </table:table-cell>
          <table:table-cell office:value-type="float" office:value="0.0996676395129397" calcext:value-type="float">
            <text:p>0,09966763951294</text:p>
          </table:table-cell>
        </table:table-row>
        <table:table-row table:style-name="ro1">
          <table:table-cell table:style-name="ce1" office:value-type="string" calcext:value-type="string">
            <text:p>adf-4-z1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.012889636" calcext:value-type="float">
            <text:p>0,012889636</text:p>
          </table:table-cell>
          <table:table-cell table:style-name="ce3" table:formula="of:=AVERAGE([.E61:.F61])" office:value-type="float" office:value="0.00231146426618058" calcext:value-type="float">
            <text:p>0,002311464266181</text:p>
          </table:table-cell>
          <table:table-cell table:style-name="ce3" office:value-type="float" office:value="0.00247292853236117" calcext:value-type="float">
            <text:p>0,002472928532361</text:p>
          </table:table-cell>
          <table:table-cell table:style-name="ce3" office:value-type="float" office:value="0.00215" calcext:value-type="float">
            <text:p>0,00215</text:p>
          </table:table-cell>
          <table:table-cell office:value-type="float" office:value="0" calcext:value-type="float">
            <text:p>0</text:p>
          </table:table-cell>
          <table:table-cell office:value-type="float" office:value="0.003277806964" calcext:value-type="float">
            <text:p>0,003277806964</text:p>
          </table:table-cell>
          <table:table-cell table:style-name="Default" office:value-type="float" office:value="0.002927616422" calcext:value-type="float">
            <text:p>0,002927616422</text:p>
          </table:table-cell>
          <table:table-cell table:style-name="Default" office:value-type="float" office:value="0.002596134818" calcext:value-type="float">
            <text:p>0,002596134818</text:p>
          </table:table-cell>
          <table:table-cell table:style-name="Default" office:value-type="float" office:value="0.00234416939" calcext:value-type="float">
            <text:p>0,00234416939</text:p>
          </table:table-cell>
          <table:table-cell table:style-name="Default" office:value-type="float" office:value="0.002128123975" calcext:value-type="float">
            <text:p>0,002128123975</text:p>
          </table:table-cell>
          <table:table-cell table:style-name="Default" office:value-type="float" office:value="0.001919228989" calcext:value-type="float">
            <text:p>0,001919228989</text:p>
          </table:table-cell>
          <table:table-cell table:style-name="Default" office:value-type="float" office:value="0.001747187961" calcext:value-type="float">
            <text:p>0,001747187961</text:p>
          </table:table-cell>
          <table:table-cell office:value-type="float" office:value="0.0128963169246524" calcext:value-type="float">
            <text:p>0,012896316924652</text:p>
          </table:table-cell>
          <table:table-cell office:value-type="float" office:value="0.0128937544772281" calcext:value-type="float">
            <text:p>0,012893754477228</text:p>
          </table:table-cell>
          <table:table-cell office:value-type="float" office:value="0.0128915970438043" calcext:value-type="float">
            <text:p>0,012891597043804</text:p>
          </table:table-cell>
          <table:table-cell office:value-type="float" office:value="0.0128897876315209" calcext:value-type="float">
            <text:p>0,012889787631521</text:p>
          </table:table-cell>
          <table:table-cell office:value-type="float" office:value="0.0128882378544313" calcext:value-type="float">
            <text:p>0,012888237854431</text:p>
          </table:table-cell>
          <table:table-cell office:value-type="float" office:value="0.0128868997186007" calcext:value-type="float">
            <text:p>0,012886899718601</text:p>
          </table:table-cell>
          <table:table-cell office:value-type="float" office:value="0.0128857491945317" calcext:value-type="float">
            <text:p>0,012885749194532</text:p>
          </table:table-cell>
          <table:table-cell office:value-type="float" office:value="0.0128847484541522" calcext:value-type="float">
            <text:p>0,012884748454152</text:p>
          </table:table-cell>
        </table:table-row>
        <table:table-row table:style-name="ro1" table:visibility="filter">
          <table:table-cell office:value-type="string" calcext:value-type="string">
            <text:p>adf-4-z1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31352873" calcext:value-type="float">
            <text:p>0,31352873</text:p>
          </table:table-cell>
          <table:table-cell table:formula="of:=AVERAGE([.E62:.F62])" office:value-type="float" office:value="-0.00000236533431367179" calcext:value-type="float">
            <text:p>-2,36533431367179E-06</text:p>
          </table:table-cell>
          <table:table-cell office:value-type="float" office:value="-0.00000473066862734357" calcext:value-type="float">
            <text:p>-4,73E-06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4" office:value-type="float" office:value="-0.000005085037" calcext:value-type="float">
            <text:p>-5,09E-06</text:p>
          </table:table-cell>
          <table:table-cell office:value-type="float" office:value="-0.00000690523" calcext:value-type="float">
            <text:p>-6,91E-06</text:p>
          </table:table-cell>
          <table:table-cell office:value-type="float" office:value="-0.000003910902" calcext:value-type="float">
            <text:p>-3,91E-06</text:p>
          </table:table-cell>
          <table:table-cell office:value-type="float" office:value="-0.000004765749" calcext:value-type="float">
            <text:p>-4,77E-06</text:p>
          </table:table-cell>
          <table:table-cell office:value-type="float" office:value="-0.000005103481" calcext:value-type="float">
            <text:p>-5,10E-06</text:p>
          </table:table-cell>
          <table:table-cell office:value-type="float" office:value="-0.000003382241" calcext:value-type="float">
            <text:p>-3,38E-06</text:p>
          </table:table-cell>
          <table:table-cell office:value-type="float" office:value="-0.000003409787" calcext:value-type="float">
            <text:p>-3,41E-06</text:p>
          </table:table-cell>
          <table:table-cell office:value-type="float" office:value="0.313528425535169" calcext:value-type="float">
            <text:p>0,313528425535169</text:p>
          </table:table-cell>
          <table:table-cell office:value-type="float" office:value="0.313528522189238" calcext:value-type="float">
            <text:p>0,313528522189238</text:p>
          </table:table-cell>
          <table:table-cell office:value-type="float" office:value="0.313528645936456" calcext:value-type="float">
            <text:p>0,313528645936456</text:p>
          </table:table-cell>
          <table:table-cell office:value-type="float" office:value="0.313528712232599" calcext:value-type="float">
            <text:p>0,313528712232599</text:p>
          </table:table-cell>
          <table:table-cell office:value-type="float" office:value="0.313528788875002" calcext:value-type="float">
            <text:p>0,313528788875002</text:p>
          </table:table-cell>
          <table:table-cell office:value-type="float" office:value="0.313528866943579" calcext:value-type="float">
            <text:p>0,313528866943579</text:p>
          </table:table-cell>
          <table:table-cell office:value-type="float" office:value="0.313528916274815" calcext:value-type="float">
            <text:p>0,313528916274815</text:p>
          </table:table-cell>
          <table:table-cell office:value-type="float" office:value="0.313528963796728" calcext:value-type="float">
            <text:p>0,313528963796728</text:p>
          </table:table-cell>
        </table:table-row>
        <table:table-row table:style-name="ro1" table:visibility="filter">
          <table:table-cell office:value-type="string" calcext:value-type="string">
            <text:p>adf-4-z14</text:p>
          </table:table-cell>
          <table:table-cell office:value-type="float" office:value="1.5" calcext:value-type="float">
            <text:p>1,5</text:p>
          </table:table-cell>
          <table:table-cell table:style-name="Default" office:value-type="float" office:value="0.097251344" calcext:value-type="float">
            <text:p>0,097251344</text:p>
          </table:table-cell>
          <table:table-cell table:style-name="ce2" table:formula="of:=AVERAGE([.E63:.F63])" office:value-type="float" office:value="2.61183674924242" calcext:value-type="float">
            <text:p>2,61183674924242</text:p>
          </table:table-cell>
          <table:table-cell table:style-name="ce3" office:value-type="float" office:value="0.000133498484845262" calcext:value-type="float">
            <text:p>0,000133498484845</text:p>
          </table:table-cell>
          <table:table-cell table:style-name="ce2" office:value-type="float" office:value="5.22354" calcext:value-type="float">
            <text:p>5,22354</text:p>
          </table:table-cell>
          <table:table-cell office:value-type="float" office:value="0" calcext:value-type="float">
            <text:p>0</text:p>
          </table:table-cell>
          <table:table-cell office:value-type="float" office:value="-19.545687621605" calcext:value-type="float">
            <text:p>-19,545687621605</text:p>
          </table:table-cell>
          <table:table-cell office:value-type="float" office:value="0.000024795687" calcext:value-type="float">
            <text:p>2,48E-05</text:p>
          </table:table-cell>
          <table:table-cell office:value-type="float" office:value="0.000029147039" calcext:value-type="float">
            <text:p>2,91E-05</text:p>
          </table:table-cell>
          <table:table-cell table:style-name="Default" office:value-type="float" office:value="23.102066446594" calcext:value-type="float">
            <text:p>23,102066446594</text:p>
          </table:table-cell>
          <table:table-cell table:style-name="Default" office:value-type="float" office:value="-24.287255160541" calcext:value-type="float">
            <text:p>-24,287255160541</text:p>
          </table:table-cell>
          <table:table-cell table:style-name="Default" office:value-type="float" office:value="-13.860878861314" calcext:value-type="float">
            <text:p>-13,860878861314</text:p>
          </table:table-cell>
          <table:table-cell table:style-name="Default" office:value-type="float" office:value="41.163761371252" calcext:value-type="float">
            <text:p>41,163761371252</text:p>
          </table:table-cell>
          <table:table-cell office:value-type="float" office:value="0.0348659729534153" calcext:value-type="float">
            <text:p>0,034865972953415</text:p>
          </table:table-cell>
          <table:table-cell office:value-type="float" office:value="0.114029967515586" calcext:value-type="float">
            <text:p>0,114029967515586</text:p>
          </table:table-cell>
          <table:table-cell office:value-type="float" office:value="0.114029805903062" calcext:value-type="float">
            <text:p>0,114029805903062</text:p>
          </table:table-cell>
          <table:table-cell office:value-type="float" office:value="0.114029626203697" calcext:value-type="float">
            <text:p>0,114029626203697</text:p>
          </table:table-cell>
          <table:table-cell office:value-type="float" office:value="0.0348647816667349" calcext:value-type="float">
            <text:p>0,034864781666735</text:p>
          </table:table-cell>
          <table:table-cell office:value-type="float" office:value="0.11402940627517" calcext:value-type="float">
            <text:p>0,11402940627517</text:p>
          </table:table-cell>
          <table:table-cell office:value-type="float" office:value="0.217296909797075" calcext:value-type="float">
            <text:p>0,217296909797075</text:p>
          </table:table-cell>
          <table:table-cell office:value-type="float" office:value="0.0348642838309112" calcext:value-type="float">
            <text:p>0,034864283830911</text:p>
          </table:table-cell>
        </table:table-row>
        <table:table-row table:style-name="ro1" table:visibility="filter">
          <table:table-cell office:value-type="string" calcext:value-type="string">
            <text:p>adf-4-z1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.174740252" calcext:value-type="float">
            <text:p>0,174740252</text:p>
          </table:table-cell>
          <table:table-cell table:formula="of:=AVERAGE([.E64:.F64])" office:value-type="float" office:value="-0.0000199064950214221" calcext:value-type="float">
            <text:p>-1,99064950214221E-05</text:p>
          </table:table-cell>
          <table:table-cell office:value-type="float" office:value="-0.0000198129900428442" calcext:value-type="float">
            <text:p>-1,98E-05</text:p>
          </table:table-cell>
          <table:table-cell office:value-type="float" office:value="-0.00002" calcext:value-type="float">
            <text:p>-2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24170495" calcext:value-type="float">
            <text:p>-2,42E-05</text:p>
          </table:table-cell>
          <table:table-cell office:value-type="float" office:value="-0.000025656907" calcext:value-type="float">
            <text:p>-2,57E-05</text:p>
          </table:table-cell>
          <table:table-cell office:value-type="float" office:value="-0.000019011126" calcext:value-type="float">
            <text:p>-1,90E-05</text:p>
          </table:table-cell>
          <table:table-cell office:value-type="float" office:value="-0.00001837254" calcext:value-type="float">
            <text:p>-1,84E-05</text:p>
          </table:table-cell>
          <table:table-cell office:value-type="float" office:value="-0.000019731984" calcext:value-type="float">
            <text:p>-1,97E-05</text:p>
          </table:table-cell>
          <table:table-cell office:value-type="float" office:value="-0.000014918768" calcext:value-type="float">
            <text:p>-1,49E-05</text:p>
          </table:table-cell>
          <table:table-cell office:value-type="float" office:value="-0.000014203999" calcext:value-type="float">
            <text:p>-1,42E-05</text:p>
          </table:table-cell>
          <table:table-cell office:value-type="float" office:value="0.174739533476258" calcext:value-type="float">
            <text:p>0,174739533476258</text:p>
          </table:table-cell>
          <table:table-cell office:value-type="float" office:value="0.174739789527021" calcext:value-type="float">
            <text:p>0,174739789527021</text:p>
          </table:table-cell>
          <table:table-cell office:value-type="float" office:value="0.174740045784522" calcext:value-type="float">
            <text:p>0,174740045784522</text:p>
          </table:table-cell>
          <table:table-cell office:value-type="float" office:value="0.1747402253962" calcext:value-type="float">
            <text:p>0,1747402253962</text:p>
          </table:table-cell>
          <table:table-cell office:value-type="float" office:value="0.174740390069385" calcext:value-type="float">
            <text:p>0,174740390069385</text:p>
          </table:table-cell>
          <table:table-cell office:value-type="float" office:value="0.174740558296716" calcext:value-type="float">
            <text:p>0,174740558296716</text:p>
          </table:table-cell>
          <table:table-cell office:value-type="float" office:value="0.174740679570428" calcext:value-type="float">
            <text:p>0,174740679570428</text:p>
          </table:table-cell>
          <table:table-cell office:value-type="float" office:value="0.174740789900471" calcext:value-type="float">
            <text:p>0,174740789900471</text:p>
          </table:table-cell>
        </table:table-row>
        <table:table-row table:style-name="ro1" table:visibility="filter">
          <table:table-cell office:value-type="string" calcext:value-type="string">
            <text:p>adf-4-z14</text:p>
          </table:table-cell>
          <table:table-cell office:value-type="float" office:value="2.5" calcext:value-type="float">
            <text:p>2,5</text:p>
          </table:table-cell>
          <table:table-cell table:style-name="Default" office:value-type="float" office:value="0.139073968" calcext:value-type="float">
            <text:p>0,139073968</text:p>
          </table:table-cell>
          <table:table-cell table:formula="of:=AVERAGE([.E65:.F65])" office:value-type="float" office:value="-1.429117214908" calcext:value-type="float">
            <text:p>-1,429117214908</text:p>
          </table:table-cell>
          <table:table-cell table:style-name="Default" office:value-type="float" office:value="-2.42977442981601" calcext:value-type="float">
            <text:p>-2,42977442981601</text:p>
          </table:table-cell>
          <table:table-cell office:value-type="float" office:value="-0.42846" calcext:value-type="float">
            <text:p>-0,42846</text:p>
          </table:table-cell>
          <table:table-cell office:value-type="float" office:value="0" calcext:value-type="float">
            <text:p>0</text:p>
          </table:table-cell>
          <table:table-cell office:value-type="float" office:value="-8.307466416834" calcext:value-type="float">
            <text:p>-8,307466416834</text:p>
          </table:table-cell>
          <table:table-cell table:style-name="Default" office:value-type="float" office:value="-6.615530550953" calcext:value-type="float">
            <text:p>-6,615530550953</text:p>
          </table:table-cell>
          <table:table-cell office:value-type="float" office:value="-0.000038308825" calcext:value-type="float">
            <text:p>-3,83E-05</text:p>
          </table:table-cell>
          <table:table-cell table:style-name="Default" office:value-type="float" office:value="17.191126180999" calcext:value-type="float">
            <text:p>17,191126180999</text:p>
          </table:table-cell>
          <table:table-cell table:style-name="Default" office:value-type="float" office:value="-10.322869677561" calcext:value-type="float">
            <text:p>-10,322869677561</text:p>
          </table:table-cell>
          <table:table-cell table:style-name="Default" office:value-type="float" office:value="10.826727584009" calcext:value-type="float">
            <text:p>10,826727584009</text:p>
          </table:table-cell>
          <table:table-cell table:style-name="Default" office:value-type="float" office:value="-19.837249419397" calcext:value-type="float">
            <text:p>-19,837249419397</text:p>
          </table:table-cell>
          <table:table-cell office:value-type="float" office:value="0.082080062326297" calcext:value-type="float">
            <text:p>0,082080062326297</text:p>
          </table:table-cell>
          <table:table-cell office:value-type="float" office:value="0.135820226934469" calcext:value-type="float">
            <text:p>0,135820226934469</text:p>
          </table:table-cell>
          <table:table-cell office:value-type="float" office:value="0.198237416087853" calcext:value-type="float">
            <text:p>0,198237416087853</text:p>
          </table:table-cell>
          <table:table-cell office:value-type="float" office:value="0.198237826687867" calcext:value-type="float">
            <text:p>0,198237826687867</text:p>
          </table:table-cell>
          <table:table-cell office:value-type="float" office:value="0.0820786520364601" calcext:value-type="float">
            <text:p>0,08207865203646</text:p>
          </table:table-cell>
          <table:table-cell office:value-type="float" office:value="0.135820269645353" calcext:value-type="float">
            <text:p>0,135820269645353</text:p>
          </table:table-cell>
          <table:table-cell office:value-type="float" office:value="0.0820782391642343" calcext:value-type="float">
            <text:p>0,082078239164234</text:p>
          </table:table-cell>
          <table:table-cell office:value-type="float" office:value="0.198239050806057" calcext:value-type="float">
            <text:p>0,198239050806057</text:p>
          </table:table-cell>
        </table:table-row>
        <table:table-row table:style-name="ro1" table:visibility="filter">
          <table:table-cell office:value-type="string" calcext:value-type="string">
            <text:p>adf-4-z1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.158190559" calcext:value-type="float">
            <text:p>0,158190559</text:p>
          </table:table-cell>
          <table:table-cell table:formula="of:=AVERAGE([.E66:.F66])" office:value-type="float" office:value="-0.0000414531819767562" calcext:value-type="float">
            <text:p>-4,14531819767562E-05</text:p>
          </table:table-cell>
          <table:table-cell office:value-type="float" office:value="-0.0000429063639535124" calcext:value-type="float">
            <text:p>-4,29E-05</text:p>
          </table:table-cell>
          <table:table-cell office:value-type="float" office:value="-0.00004" calcext:value-type="float">
            <text:p>-4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55096552" calcext:value-type="float">
            <text:p>-5,51E-05</text:p>
          </table:table-cell>
          <table:table-cell office:value-type="float" office:value="-0.00005296094" calcext:value-type="float">
            <text:p>-5,30E-05</text:p>
          </table:table-cell>
          <table:table-cell office:value-type="float" office:value="-0.000042352346" calcext:value-type="float">
            <text:p>-4,24E-05</text:p>
          </table:table-cell>
          <table:table-cell office:value-type="float" office:value="-0.000041324343" calcext:value-type="float">
            <text:p>-4,13E-05</text:p>
          </table:table-cell>
          <table:table-cell office:value-type="float" office:value="-0.000039660585" calcext:value-type="float">
            <text:p>-3,97E-05</text:p>
          </table:table-cell>
          <table:table-cell office:value-type="float" office:value="-0.000032942395" calcext:value-type="float">
            <text:p>-3,29E-05</text:p>
          </table:table-cell>
          <table:table-cell office:value-type="float" office:value="-0.000029841826" calcext:value-type="float">
            <text:p>-2,98E-05</text:p>
          </table:table-cell>
          <table:table-cell office:value-type="float" office:value="0.158189141479802" calcext:value-type="float">
            <text:p>0,158189141479802</text:p>
          </table:table-cell>
          <table:table-cell office:value-type="float" office:value="0.158189669865264" calcext:value-type="float">
            <text:p>0,158189669865264</text:p>
          </table:table-cell>
          <table:table-cell office:value-type="float" office:value="0.158190148731953" calcext:value-type="float">
            <text:p>0,158190148731953</text:p>
          </table:table-cell>
          <table:table-cell office:value-type="float" office:value="0.158190510967821" calcext:value-type="float">
            <text:p>0,158190510967821</text:p>
          </table:table-cell>
          <table:table-cell office:value-type="float" office:value="0.158190846278541" calcext:value-type="float">
            <text:p>0,158190846278541</text:p>
          </table:table-cell>
          <table:table-cell office:value-type="float" office:value="0.15819115238547" calcext:value-type="float">
            <text:p>0,15819115238547</text:p>
          </table:table-cell>
          <table:table-cell office:value-type="float" office:value="0.158191394810547" calcext:value-type="float">
            <text:p>0,158191394810547</text:p>
          </table:table-cell>
          <table:table-cell office:value-type="float" office:value="0.158191604655013" calcext:value-type="float">
            <text:p>0,158191604655013</text:p>
          </table:table-cell>
        </table:table-row>
        <table:table-row table:style-name="ro1">
          <table:table-cell office:value-type="string" calcext:value-type="string">
            <text:p>cos-1-1d</text:p>
          </table:table-cell>
          <table:table-cell office:value-type="float" office:value="1" calcext:value-type="float">
            <text:p>1</text:p>
          </table:table-cell>
          <table:table-cell office:value-type="float" office:value="0.01509769" calcext:value-type="float">
            <text:p>0,01509769</text:p>
          </table:table-cell>
          <table:table-cell table:formula="of:=AVERAGE([.E67:.F67])" office:value-type="float" office:value="-0.0000117441880595351" calcext:value-type="float">
            <text:p>-1,17441880595351E-05</text:p>
          </table:table-cell>
          <table:table-cell office:value-type="float" office:value="-0.0000134883761190702" calcext:value-type="float">
            <text:p>-1,35E-05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00772451" calcext:value-type="float">
            <text:p>7,72E-07</text:p>
          </table:table-cell>
          <table:table-cell office:value-type="float" office:value="-0.000041906115" calcext:value-type="float">
            <text:p>-4,19E-05</text:p>
          </table:table-cell>
          <table:table-cell office:value-type="float" office:value="0.000015699452" calcext:value-type="float">
            <text:p>1,57E-05</text:p>
          </table:table-cell>
          <table:table-cell office:value-type="float" office:value="-0.000020559391" calcext:value-type="float">
            <text:p>-2,06E-05</text:p>
          </table:table-cell>
          <table:table-cell office:value-type="float" office:value="-0.000033630829" calcext:value-type="float">
            <text:p>-3,36E-05</text:p>
          </table:table-cell>
          <table:table-cell office:value-type="float" office:value="-0.000012376396" calcext:value-type="float">
            <text:p>-1,24E-05</text:p>
          </table:table-cell>
          <table:table-cell office:value-type="float" office:value="-0.000002794295" calcext:value-type="float">
            <text:p>-2,79E-06</text:p>
          </table:table-cell>
          <table:table-cell office:value-type="float" office:value="0.0150976520065195" calcext:value-type="float">
            <text:p>0,01509765200652</text:p>
          </table:table-cell>
          <table:table-cell office:value-type="float" office:value="0.0150976512995037" calcext:value-type="float">
            <text:p>0,015097651299504</text:p>
          </table:table-cell>
          <table:table-cell office:value-type="float" office:value="0.0150976874627557" calcext:value-type="float">
            <text:p>0,015097687462756</text:p>
          </table:table-cell>
          <table:table-cell office:value-type="float" office:value="0.0150976746474556" calcext:value-type="float">
            <text:p>0,015097674647456</text:p>
          </table:table-cell>
          <table:table-cell office:value-type="float" office:value="0.0150976905688508" calcext:value-type="float">
            <text:p>0,015097690568851</text:p>
          </table:table-cell>
          <table:table-cell office:value-type="float" office:value="0.015097715341972" calcext:value-type="float">
            <text:p>0,015097715341972</text:p>
          </table:table-cell>
          <table:table-cell office:value-type="float" office:value="0.0150977240344861" calcext:value-type="float">
            <text:p>0,015097724034486</text:p>
          </table:table-cell>
          <table:table-cell office:value-type="float" office:value="0.0150977259097945" calcext:value-type="float">
            <text:p>0,015097725909795</text:p>
          </table:table-cell>
        </table:table-row>
        <table:table-row table:style-name="ro1">
          <table:table-cell office:value-type="string" calcext:value-type="string">
            <text:p>cos-1-1d</text:p>
          </table:table-cell>
          <table:table-cell office:value-type="float" office:value="1.5" calcext:value-type="float">
            <text:p>1,5</text:p>
          </table:table-cell>
          <table:table-cell office:value-type="float" office:value="0.01509769" calcext:value-type="float">
            <text:p>0,01509769</text:p>
          </table:table-cell>
          <table:table-cell table:formula="of:=AVERAGE([.E68:.F68])" office:value-type="float" office:value="-0.000011744187934106" calcext:value-type="float">
            <text:p>-1,1744187934106E-05</text:p>
          </table:table-cell>
          <table:table-cell office:value-type="float" office:value="-0.0000134883758682119" calcext:value-type="float">
            <text:p>-1,35E-05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00772455" calcext:value-type="float">
            <text:p>7,72E-07</text:p>
          </table:table-cell>
          <table:table-cell office:value-type="float" office:value="-0.000041906124" calcext:value-type="float">
            <text:p>-4,19E-05</text:p>
          </table:table-cell>
          <table:table-cell office:value-type="float" office:value="0.000015699452" calcext:value-type="float">
            <text:p>1,57E-05</text:p>
          </table:table-cell>
          <table:table-cell office:value-type="float" office:value="-0.000020559389" calcext:value-type="float">
            <text:p>-2,06E-05</text:p>
          </table:table-cell>
          <table:table-cell office:value-type="float" office:value="-0.000033630823" calcext:value-type="float">
            <text:p>-3,36E-05</text:p>
          </table:table-cell>
          <table:table-cell office:value-type="float" office:value="-0.000012376395" calcext:value-type="float">
            <text:p>-1,24E-05</text:p>
          </table:table-cell>
          <table:table-cell office:value-type="float" office:value="-0.000002794295" calcext:value-type="float">
            <text:p>-2,79E-06</text:p>
          </table:table-cell>
          <table:table-cell office:value-type="float" office:value="0.0150976520065195" calcext:value-type="float">
            <text:p>0,01509765200652</text:p>
          </table:table-cell>
          <table:table-cell office:value-type="float" office:value="0.0150976512994998" calcext:value-type="float">
            <text:p>0,0150976512995</text:p>
          </table:table-cell>
          <table:table-cell office:value-type="float" office:value="0.0150976874627594" calcext:value-type="float">
            <text:p>0,015097687462759</text:p>
          </table:table-cell>
          <table:table-cell office:value-type="float" office:value="0.0150976746474594" calcext:value-type="float">
            <text:p>0,015097674647459</text:p>
          </table:table-cell>
          <table:table-cell office:value-type="float" office:value="0.0150976905688537" calcext:value-type="float">
            <text:p>0,015097690568854</text:p>
          </table:table-cell>
          <table:table-cell office:value-type="float" office:value="0.0150977153419709" calcext:value-type="float">
            <text:p>0,015097715341971</text:p>
          </table:table-cell>
          <table:table-cell office:value-type="float" office:value="0.0150977240344844" calcext:value-type="float">
            <text:p>0,015097724034485</text:p>
          </table:table-cell>
          <table:table-cell office:value-type="float" office:value="0.0150977259097931" calcext:value-type="float">
            <text:p>0,015097725909793</text:p>
          </table:table-cell>
        </table:table-row>
        <table:table-row table:style-name="ro1">
          <table:table-cell office:value-type="string" calcext:value-type="string">
            <text:p>cos-1-1d</text:p>
          </table:table-cell>
          <table:table-cell office:value-type="float" office:value="2" calcext:value-type="float">
            <text:p>2</text:p>
          </table:table-cell>
          <table:table-cell office:value-type="float" office:value="0.015097841" calcext:value-type="float">
            <text:p>0,015097841</text:p>
          </table:table-cell>
          <table:table-cell table:formula="of:=AVERAGE([.E69:.F69])" office:value-type="float" office:value="0.00000834769451183309" calcext:value-type="float">
            <text:p>8,34769451183309E-06</text:p>
          </table:table-cell>
          <table:table-cell office:value-type="float" office:value="0.00000669538902366617" calcext:value-type="float">
            <text:p>6,70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7524132" calcext:value-type="float">
            <text:p>2,75E-05</text:p>
          </table:table-cell>
          <table:table-cell office:value-type="float" office:value="-0.000018147655" calcext:value-type="float">
            <text:p>-1,81E-05</text:p>
          </table:table-cell>
          <table:table-cell office:value-type="float" office:value="0.000036965191" calcext:value-type="float">
            <text:p>3,70E-05</text:p>
          </table:table-cell>
          <table:table-cell office:value-type="float" office:value="-0.000001382345" calcext:value-type="float">
            <text:p>-1,38E-06</text:p>
          </table:table-cell>
          <table:table-cell office:value-type="float" office:value="-0.000016399306" calcext:value-type="float">
            <text:p>-1,64E-05</text:p>
          </table:table-cell>
          <table:table-cell office:value-type="float" office:value="0.000003390188" calcext:value-type="float">
            <text:p>3,39E-06</text:p>
          </table:table-cell>
          <table:table-cell office:value-type="float" office:value="0.000011544147" calcext:value-type="float">
            <text:p>1,15E-05</text:p>
          </table:table-cell>
          <table:table-cell office:value-type="float" office:value="0.0150978662749524" calcext:value-type="float">
            <text:p>0,015097866274953</text:p>
          </table:table-cell>
          <table:table-cell office:value-type="float" office:value="0.0150978410820683" calcext:value-type="float">
            <text:p>0,015097841082068</text:p>
          </table:table-cell>
          <table:table-cell office:value-type="float" office:value="0.0150978567429335" calcext:value-type="float">
            <text:p>0,015097856742934</text:p>
          </table:table-cell>
          <table:table-cell office:value-type="float" office:value="0.0150978265683095" calcext:value-type="float">
            <text:p>0,01509782656831</text:p>
          </table:table-cell>
          <table:table-cell office:value-type="float" office:value="0.0150978276388215" calcext:value-type="float">
            <text:p>0,015097827638822</text:p>
          </table:table-cell>
          <table:table-cell office:value-type="float" office:value="0.0150978397189733" calcext:value-type="float">
            <text:p>0,015097839718973</text:p>
          </table:table-cell>
          <table:table-cell office:value-type="float" office:value="0.0150978373378693" calcext:value-type="float">
            <text:p>0,015097837337869</text:p>
          </table:table-cell>
          <table:table-cell office:value-type="float" office:value="0.0150978295903003" calcext:value-type="float">
            <text:p>0,0150978295903</text:p>
          </table:table-cell>
        </table:table-row>
        <table:table-row table:style-name="ro1">
          <table:table-cell office:value-type="string" calcext:value-type="string">
            <text:p>cos-1-1d</text:p>
          </table:table-cell>
          <table:table-cell office:value-type="float" office:value="2.5" calcext:value-type="float">
            <text:p>2,5</text:p>
          </table:table-cell>
          <table:table-cell office:value-type="float" office:value="0.0150981" calcext:value-type="float">
            <text:p>0,0150981</text:p>
          </table:table-cell>
          <table:table-cell table:formula="of:=AVERAGE([.E70:.F70])" office:value-type="float" office:value="0.0000407253731458108" calcext:value-type="float">
            <text:p>4,07253731458108E-05</text:p>
          </table:table-cell>
          <table:table-cell office:value-type="float" office:value="0.0000414507462916215" calcext:value-type="float">
            <text:p>4,15E-0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7357404" calcext:value-type="float">
            <text:p>7,36E-05</text:p>
          </table:table-cell>
          <table:table-cell office:value-type="float" office:value="0.000022764495" calcext:value-type="float">
            <text:p>2,28E-05</text:p>
          </table:table-cell>
          <table:table-cell office:value-type="float" office:value="0.000073576388" calcext:value-type="float">
            <text:p>7,36E-05</text:p>
          </table:table-cell>
          <table:table-cell office:value-type="float" office:value="0.000031596263" calcext:value-type="float">
            <text:p>3,16E-05</text:p>
          </table:table-cell>
          <table:table-cell office:value-type="float" office:value="0.00001334492" calcext:value-type="float">
            <text:p>1,33E-05</text:p>
          </table:table-cell>
          <table:table-cell office:value-type="float" office:value="0.000030506192" calcext:value-type="float">
            <text:p>3,05E-05</text:p>
          </table:table-cell>
          <table:table-cell office:value-type="float" office:value="0.000036266868" calcext:value-type="float">
            <text:p>3,63E-05</text:p>
          </table:table-cell>
          <table:table-cell office:value-type="float" office:value="0.0150982352601143" calcext:value-type="float">
            <text:p>0,015098235260114</text:p>
          </table:table-cell>
          <table:table-cell office:value-type="float" office:value="0.0150981679161213" calcext:value-type="float">
            <text:p>0,015098167916121</text:p>
          </table:table-cell>
          <table:table-cell office:value-type="float" office:value="0.0150981482706637" calcext:value-type="float">
            <text:p>0,015098148270664</text:p>
          </table:table-cell>
          <table:table-cell office:value-type="float" office:value="0.0150980882092797" calcext:value-type="float">
            <text:p>0,01509808820928</text:p>
          </table:table-cell>
          <table:table-cell office:value-type="float" office:value="0.015098063740184" calcext:value-type="float">
            <text:p>0,015098063740184</text:p>
          </table:table-cell>
          <table:table-cell office:value-type="float" office:value="0.0150980539098254" calcext:value-type="float">
            <text:p>0,015098053909825</text:p>
          </table:table-cell>
          <table:table-cell office:value-type="float" office:value="0.0150980324834597" calcext:value-type="float">
            <text:p>0,01509803248346</text:p>
          </table:table-cell>
          <table:table-cell office:value-type="float" office:value="0.0150980081435455" calcext:value-type="float">
            <text:p>0,015098008143546</text:p>
          </table:table-cell>
        </table:table-row>
        <table:table-row table:style-name="ro1">
          <table:table-cell office:value-type="string" calcext:value-type="string">
            <text:p>cos-1-1d</text:p>
          </table:table-cell>
          <table:table-cell office:value-type="float" office:value="3" calcext:value-type="float">
            <text:p>3</text:p>
          </table:table-cell>
          <table:table-cell office:value-type="float" office:value="0.015098156" calcext:value-type="float">
            <text:p>0,015098156</text:p>
          </table:table-cell>
          <table:table-cell table:formula="of:=AVERAGE([.E71:.F71])" office:value-type="float" office:value="0.0000445260949832717" calcext:value-type="float">
            <text:p>4,45260949832717E-05</text:p>
          </table:table-cell>
          <table:table-cell office:value-type="float" office:value="0.0000490521899665434" calcext:value-type="float">
            <text:p>4,91E-0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83670365" calcext:value-type="float">
            <text:p>8,37E-05</text:p>
          </table:table-cell>
          <table:table-cell office:value-type="float" office:value="0.000031711773" calcext:value-type="float">
            <text:p>3,17E-05</text:p>
          </table:table-cell>
          <table:table-cell office:value-type="float" office:value="0.000081579061" calcext:value-type="float">
            <text:p>8,16E-05</text:p>
          </table:table-cell>
          <table:table-cell office:value-type="float" office:value="0.00003880502" calcext:value-type="float">
            <text:p>3,88E-05</text:p>
          </table:table-cell>
          <table:table-cell office:value-type="float" office:value="0.000019814431" calcext:value-type="float">
            <text:p>1,98E-05</text:p>
          </table:table-cell>
          <table:table-cell office:value-type="float" office:value="0.000036468505" calcext:value-type="float">
            <text:p>3,65E-05</text:p>
          </table:table-cell>
          <table:table-cell office:value-type="float" office:value="0.00004165808" calcext:value-type="float">
            <text:p>4,17E-05</text:p>
          </table:table-cell>
          <table:table-cell office:value-type="float" office:value="0.0150983159352097" calcext:value-type="float">
            <text:p>0,01509831593521</text:p>
          </table:table-cell>
          <table:table-cell office:value-type="float" office:value="0.0150982393494342" calcext:value-type="float">
            <text:p>0,015098239349434</text:p>
          </table:table-cell>
          <table:table-cell office:value-type="float" office:value="0.015098211982471" calcext:value-type="float">
            <text:p>0,015098211982471</text:p>
          </table:table-cell>
          <table:table-cell office:value-type="float" office:value="0.0150981453881316" calcext:value-type="float">
            <text:p>0,015098145388132</text:p>
          </table:table-cell>
          <table:table-cell office:value-type="float" office:value="0.0150981153362492" calcext:value-type="float">
            <text:p>0,015098115336249</text:p>
          </table:table-cell>
          <table:table-cell office:value-type="float" office:value="0.0150981007401634" calcext:value-type="float">
            <text:p>0,015098100740164</text:p>
          </table:table-cell>
          <table:table-cell office:value-type="float" office:value="0.0150980751260246" calcext:value-type="float">
            <text:p>0,015098075126025</text:p>
          </table:table-cell>
          <table:table-cell office:value-type="float" office:value="0.0150980471678113" calcext:value-type="float">
            <text:p>0,015098047167811</text:p>
          </table:table-cell>
        </table:table-row>
        <table:table-row table:style-name="ro1">
          <table:table-cell office:value-type="string" calcext:value-type="string">
            <text:p>l-1-1-1d</text:p>
          </table:table-cell>
          <table:table-cell office:value-type="float" office:value="1" calcext:value-type="float">
            <text:p>1</text:p>
          </table:table-cell>
          <table:table-cell office:value-type="float" office:value="0.01509769" calcext:value-type="float">
            <text:p>0,01509769</text:p>
          </table:table-cell>
          <table:table-cell table:formula="of:=AVERAGE([.E72:.F72])" office:value-type="float" office:value="-0.0000117441879980442" calcext:value-type="float">
            <text:p>-1,17441879980442E-05</text:p>
          </table:table-cell>
          <table:table-cell office:value-type="float" office:value="-0.0000134883759960885" calcext:value-type="float">
            <text:p>-1,35E-05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00772453" calcext:value-type="float">
            <text:p>7,72E-07</text:p>
          </table:table-cell>
          <table:table-cell office:value-type="float" office:value="-0.00004190612" calcext:value-type="float">
            <text:p>-4,19E-05</text:p>
          </table:table-cell>
          <table:table-cell office:value-type="float" office:value="0.000015699453" calcext:value-type="float">
            <text:p>1,57E-05</text:p>
          </table:table-cell>
          <table:table-cell office:value-type="float" office:value="-0.00002055939" calcext:value-type="float">
            <text:p>-2,06E-05</text:p>
          </table:table-cell>
          <table:table-cell office:value-type="float" office:value="-0.000033630827" calcext:value-type="float">
            <text:p>-3,36E-05</text:p>
          </table:table-cell>
          <table:table-cell office:value-type="float" office:value="-0.000012376396" calcext:value-type="float">
            <text:p>-1,24E-05</text:p>
          </table:table-cell>
          <table:table-cell office:value-type="float" office:value="-0.000002794294" calcext:value-type="float">
            <text:p>-2,79E-06</text:p>
          </table:table-cell>
          <table:table-cell office:value-type="float" office:value="0.0150976520065195" calcext:value-type="float">
            <text:p>0,01509765200652</text:p>
          </table:table-cell>
          <table:table-cell office:value-type="float" office:value="0.0150976512995015" calcext:value-type="float">
            <text:p>0,015097651299502</text:p>
          </table:table-cell>
          <table:table-cell office:value-type="float" office:value="0.0150976874627583" calcext:value-type="float">
            <text:p>0,015097687462758</text:p>
          </table:table-cell>
          <table:table-cell office:value-type="float" office:value="0.0150976746474569" calcext:value-type="float">
            <text:p>0,015097674647457</text:p>
          </table:table-cell>
          <table:table-cell office:value-type="float" office:value="0.015097690568852" calcext:value-type="float">
            <text:p>0,015097690568852</text:p>
          </table:table-cell>
          <table:table-cell office:value-type="float" office:value="0.0150977153419717" calcext:value-type="float">
            <text:p>0,015097715341972</text:p>
          </table:table-cell>
          <table:table-cell office:value-type="float" office:value="0.0150977240344859" calcext:value-type="float">
            <text:p>0,015097724034486</text:p>
          </table:table-cell>
          <table:table-cell office:value-type="float" office:value="0.0150977259097938" calcext:value-type="float">
            <text:p>0,015097725909794</text:p>
          </table:table-cell>
        </table:table-row>
        <table:table-row table:style-name="ro1">
          <table:table-cell office:value-type="string" calcext:value-type="string">
            <text:p>l-1-1-1d</text:p>
          </table:table-cell>
          <table:table-cell office:value-type="float" office:value="1.5" calcext:value-type="float">
            <text:p>1,5</text:p>
          </table:table-cell>
          <table:table-cell office:value-type="float" office:value="0.014615374" calcext:value-type="float">
            <text:p>0,014615374</text:p>
          </table:table-cell>
          <table:table-cell table:formula="of:=AVERAGE([.E73:.F73])" office:value-type="float" office:value="-0.00000784236819286531" calcext:value-type="float">
            <text:p>-7,84236819286531E-06</text:p>
          </table:table-cell>
          <table:table-cell office:value-type="float" office:value="-0.00000568473638573062" calcext:value-type="float">
            <text:p>-5,68E-06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16392488" calcext:value-type="float">
            <text:p>-1,64E-05</text:p>
          </table:table-cell>
          <table:table-cell office:value-type="float" office:value="0.000007476906" calcext:value-type="float">
            <text:p>7,48E-06</text:p>
          </table:table-cell>
          <table:table-cell office:value-type="float" office:value="-0.0000234944" calcext:value-type="float">
            <text:p>-2,35E-05</text:p>
          </table:table-cell>
          <table:table-cell office:value-type="float" office:value="0.000004270579" calcext:value-type="float">
            <text:p>4,27E-06</text:p>
          </table:table-cell>
          <table:table-cell office:value-type="float" office:value="0.000002354146" calcext:value-type="float">
            <text:p>2,35E-06</text:p>
          </table:table-cell>
          <table:table-cell office:value-type="float" office:value="-0.000005727543" calcext:value-type="float">
            <text:p>-5,73E-06</text:p>
          </table:table-cell>
          <table:table-cell office:value-type="float" office:value="-0.000006609202" calcext:value-type="float">
            <text:p>-6,61E-06</text:p>
          </table:table-cell>
          <table:table-cell office:value-type="float" office:value="0.0146153547071328" calcext:value-type="float">
            <text:p>0,014615354707133</text:p>
          </table:table-cell>
          <table:table-cell office:value-type="float" office:value="0.01461536923171" calcext:value-type="float">
            <text:p>0,01461536923171</text:p>
          </table:table-cell>
          <table:table-cell office:value-type="float" office:value="0.0146153629855689" calcext:value-type="float">
            <text:p>0,014615362985569</text:p>
          </table:table-cell>
          <table:table-cell office:value-type="float" office:value="0.0146153815511388" calcext:value-type="float">
            <text:p>0,014615381551139</text:p>
          </table:table-cell>
          <table:table-cell office:value-type="float" office:value="0.0146153783496096" calcext:value-type="float">
            <text:p>0,01461537834961</text:p>
          </table:table-cell>
          <table:table-cell office:value-type="float" office:value="0.0146153766708998" calcext:value-type="float">
            <text:p>0,0146153766709</text:p>
          </table:table-cell>
          <table:table-cell office:value-type="float" office:value="0.0146153805651001" calcext:value-type="float">
            <text:p>0,0146153805651</text:p>
          </table:table-cell>
          <table:table-cell office:value-type="float" office:value="0.0146153848589632" calcext:value-type="float">
            <text:p>0,014615384858963</text:p>
          </table:table-cell>
        </table:table-row>
        <table:table-row table:style-name="ro1">
          <table:table-cell office:value-type="string" calcext:value-type="string">
            <text:p>l-1-1-1d</text:p>
          </table:table-cell>
          <table:table-cell office:value-type="float" office:value="2" calcext:value-type="float">
            <text:p>2</text:p>
          </table:table-cell>
          <table:table-cell office:value-type="float" office:value="0.015098052" calcext:value-type="float">
            <text:p>0,015098052</text:p>
          </table:table-cell>
          <table:table-cell table:formula="of:=AVERAGE([.E74:.F74])" office:value-type="float" office:value="0.0000324927482756306" calcext:value-type="float">
            <text:p>3,24927482756306E-05</text:p>
          </table:table-cell>
          <table:table-cell office:value-type="float" office:value="0.0000349854965512613" calcext:value-type="float">
            <text:p>3,50E-0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65007383" calcext:value-type="float">
            <text:p>6,50E-05</text:p>
          </table:table-cell>
          <table:table-cell office:value-type="float" office:value="0.000015154017" calcext:value-type="float">
            <text:p>1,52E-05</text:p>
          </table:table-cell>
          <table:table-cell office:value-type="float" office:value="0.000066766056" calcext:value-type="float">
            <text:p>6,68E-05</text:p>
          </table:table-cell>
          <table:table-cell office:value-type="float" office:value="0.000025461377" calcext:value-type="float">
            <text:p>2,55E-05</text:p>
          </table:table-cell>
          <table:table-cell office:value-type="float" office:value="0.000007812384" calcext:value-type="float">
            <text:p>7,81E-06</text:p>
          </table:table-cell>
          <table:table-cell office:value-type="float" office:value="0.000025462203" calcext:value-type="float">
            <text:p>2,55E-05</text:p>
          </table:table-cell>
          <table:table-cell office:value-type="float" office:value="0.000031667558" calcext:value-type="float">
            <text:p>3,17E-05</text:p>
          </table:table-cell>
          <table:table-cell office:value-type="float" office:value="0.0150981666205189" calcext:value-type="float">
            <text:p>0,015098166620519</text:p>
          </table:table-cell>
          <table:table-cell office:value-type="float" office:value="0.015098107118037" calcext:value-type="float">
            <text:p>0,015098107118037</text:p>
          </table:table-cell>
          <table:table-cell office:value-type="float" office:value="0.015098094040371" calcext:value-type="float">
            <text:p>0,015098094040371</text:p>
          </table:table-cell>
          <table:table-cell office:value-type="float" office:value="0.0150980395385369" calcext:value-type="float">
            <text:p>0,015098039538537</text:p>
          </table:table-cell>
          <table:table-cell office:value-type="float" office:value="0.0150980198205415" calcext:value-type="float">
            <text:p>0,015098019820542</text:p>
          </table:table-cell>
          <table:table-cell office:value-type="float" office:value="0.0150980140656684" calcext:value-type="float">
            <text:p>0,015098014065669</text:p>
          </table:table-cell>
          <table:table-cell office:value-type="float" office:value="0.0150979961820502" calcext:value-type="float">
            <text:p>0,01509799618205</text:p>
          </table:table-cell>
          <table:table-cell office:value-type="float" office:value="0.0150979749289368" calcext:value-type="float">
            <text:p>0,015097974928937</text:p>
          </table:table-cell>
        </table:table-row>
        <table:table-row table:style-name="ro1">
          <table:table-cell office:value-type="string" calcext:value-type="string">
            <text:p>l-1-1-1d</text:p>
          </table:table-cell>
          <table:table-cell office:value-type="float" office:value="2.5" calcext:value-type="float">
            <text:p>2,5</text:p>
          </table:table-cell>
          <table:table-cell office:value-type="float" office:value="0.010974506" calcext:value-type="float">
            <text:p>0,010974506</text:p>
          </table:table-cell>
          <table:table-cell table:style-name="ce3" table:formula="of:=AVERAGE([.E75:.F75])" office:value-type="float" office:value="0.000130760020641732" calcext:value-type="float">
            <text:p>0,000130760020642</text:p>
          </table:table-cell>
          <table:table-cell table:style-name="ce3" office:value-type="float" office:value="0.000141520041283464" calcext:value-type="float">
            <text:p>0,000141520041283</text:p>
          </table:table-cell>
          <table:table-cell table:style-name="ce3" office:value-type="float" office:value="0.00012" calcext:value-type="float">
            <text:p>0,00012</text:p>
          </table:table-cell>
          <table:table-cell office:value-type="float" office:value="0" calcext:value-type="float">
            <text:p>0</text:p>
          </table:table-cell>
          <table:table-cell office:value-type="float" office:value="0.00019811204" calcext:value-type="float">
            <text:p>0,00019811204</text:p>
          </table:table-cell>
          <table:table-cell table:style-name="Default" office:value-type="float" office:value="0.00015599555" calcext:value-type="float">
            <text:p>0,00015599555</text:p>
          </table:table-cell>
          <table:table-cell table:style-name="Default" office:value-type="float" office:value="0.000158428977" calcext:value-type="float">
            <text:p>0,000158428977</text:p>
          </table:table-cell>
          <table:table-cell table:style-name="Default" office:value-type="float" office:value="0.000133595279" calcext:value-type="float">
            <text:p>0,000133595279</text:p>
          </table:table-cell>
          <table:table-cell table:style-name="Default" office:value-type="float" office:value="0.000106221707" calcext:value-type="float">
            <text:p>0,000106221707</text:p>
          </table:table-cell>
          <table:table-cell table:style-name="Default" office:value-type="float" office:value="0.000120642186" calcext:value-type="float">
            <text:p>0,000120642186</text:p>
          </table:table-cell>
          <table:table-cell office:value-type="float" office:value="0.00009489539" calcext:value-type="float">
            <text:p>9,49E-05</text:p>
          </table:table-cell>
          <table:table-cell office:value-type="float" office:value="0.0109748340834076" calcext:value-type="float">
            <text:p>0,010974834083408</text:p>
          </table:table-cell>
          <table:table-cell office:value-type="float" office:value="0.0109747022713112" calcext:value-type="float">
            <text:p>0,010974702271311</text:p>
          </table:table-cell>
          <table:table-cell office:value-type="float" office:value="0.0109746044162733" calcext:value-type="float">
            <text:p>0,010974604416273</text:p>
          </table:table-cell>
          <table:table-cell office:value-type="float" office:value="0.0109745104102499" calcext:value-type="float">
            <text:p>0,01097451041025</text:p>
          </table:table-cell>
          <table:table-cell office:value-type="float" office:value="0.0109744352072143" calcext:value-type="float">
            <text:p>0,010974435207214</text:p>
          </table:table-cell>
          <table:table-cell office:value-type="float" office:value="0.0109743783315335" calcext:value-type="float">
            <text:p>0,010974378331534</text:p>
          </table:table-cell>
          <table:table-cell office:value-type="float" office:value="0.010974316740462" calcext:value-type="float">
            <text:p>0,010974316740462</text:p>
          </table:table-cell>
          <table:table-cell office:value-type="float" office:value="0.0109742704479577" calcext:value-type="float">
            <text:p>0,010974270447958</text:p>
          </table:table-cell>
        </table:table-row>
        <table:table-row table:style-name="ro1">
          <table:table-cell office:value-type="string" calcext:value-type="string">
            <text:p>l-1-1-1d</text:p>
          </table:table-cell>
          <table:table-cell office:value-type="float" office:value="3" calcext:value-type="float">
            <text:p>3</text:p>
          </table:table-cell>
          <table:table-cell office:value-type="float" office:value="0.01509853" calcext:value-type="float">
            <text:p>0,01509853</text:p>
          </table:table-cell>
          <table:table-cell table:formula="of:=AVERAGE([.E76:.F76])" office:value-type="float" office:value="0.0000945630550414759" calcext:value-type="float">
            <text:p>9,45630550414759E-05</text:p>
          </table:table-cell>
          <table:table-cell office:value-type="float" office:value="0.0000991261100829519" calcext:value-type="float">
            <text:p>9,91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" calcext:value-type="float">
            <text:p>0</text:p>
          </table:table-cell>
          <table:table-cell office:value-type="float" office:value="0.000150019441" calcext:value-type="float">
            <text:p>0,000150019441</text:p>
          </table:table-cell>
          <table:table-cell office:value-type="float" office:value="0.000090657064" calcext:value-type="float">
            <text:p>9,07E-05</text:p>
          </table:table-cell>
          <table:table-cell table:style-name="Default" office:value-type="float" office:value="0.00013431774" calcext:value-type="float">
            <text:p>0,00013431774</text:p>
          </table:table-cell>
          <table:table-cell office:value-type="float" office:value="0.000086254557" calcext:value-type="float">
            <text:p>8,63E-05</text:p>
          </table:table-cell>
          <table:table-cell office:value-type="float" office:value="0.000062724354" calcext:value-type="float">
            <text:p>6,27E-05</text:p>
          </table:table-cell>
          <table:table-cell office:value-type="float" office:value="0.000075548941" calcext:value-type="float">
            <text:p>7,55E-05</text:p>
          </table:table-cell>
          <table:table-cell office:value-type="float" office:value="0.000077283489" calcext:value-type="float">
            <text:p>7,73E-05</text:p>
          </table:table-cell>
          <table:table-cell office:value-type="float" office:value="0.0150988475809504" calcext:value-type="float">
            <text:p>0,015098847580951</text:p>
          </table:table-cell>
          <table:table-cell office:value-type="float" office:value="0.0150987102594911" calcext:value-type="float">
            <text:p>0,015098710259491</text:p>
          </table:table-cell>
          <table:table-cell office:value-type="float" office:value="0.0150986320209858" calcext:value-type="float">
            <text:p>0,015098632020986</text:p>
          </table:table-cell>
          <table:table-cell office:value-type="float" office:value="0.0150985223722954" calcext:value-type="float">
            <text:p>0,015098522372295</text:p>
          </table:table-cell>
          <table:table-cell office:value-type="float" office:value="0.0150984555723467" calcext:value-type="float">
            <text:p>0,015098455572347</text:p>
          </table:table-cell>
          <table:table-cell office:value-type="float" office:value="0.0150984093661379" calcext:value-type="float">
            <text:p>0,015098409366138</text:p>
          </table:table-cell>
          <table:table-cell office:value-type="float" office:value="0.0150983563022989" calcext:value-type="float">
            <text:p>0,015098356302299</text:p>
          </table:table-cell>
          <table:table-cell office:value-type="float" office:value="0.0150983044336866" calcext:value-type="float">
            <text:p>0,015098304433687</text:p>
          </table:table-cell>
        </table:table-row>
        <table:table-row table:style-name="ro1">
          <table:table-cell office:value-type="string" calcext:value-type="string">
            <text:p>l-2-5-1d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254816863" calcext:value-type="float">
            <text:p>0,254816863</text:p>
          </table:table-cell>
          <table:table-cell table:formula="of:=AVERAGE([.E77:.F77])" office:value-type="float" office:value="-0.00000241482455578754" calcext:value-type="float">
            <text:p>-2,41482455578754E-06</text:p>
          </table:table-cell>
          <table:table-cell office:value-type="float" office:value="-0.00000482964911157508" calcext:value-type="float">
            <text:p>-4,83E-06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4" office:value-type="float" office:value="-0.000004869235" calcext:value-type="float">
            <text:p>-4,87E-06</text:p>
          </table:table-cell>
          <table:table-cell office:value-type="float" office:value="-0.000007666139" calcext:value-type="float">
            <text:p>-7,67E-06</text:p>
          </table:table-cell>
          <table:table-cell office:value-type="float" office:value="-0.000003437992" calcext:value-type="float">
            <text:p>-3,44E-06</text:p>
          </table:table-cell>
          <table:table-cell office:value-type="float" office:value="-0.000004948692" calcext:value-type="float">
            <text:p>-4,95E-06</text:p>
          </table:table-cell>
          <table:table-cell office:value-type="float" office:value="-0.000005472196" calcext:value-type="float">
            <text:p>-5,47E-06</text:p>
          </table:table-cell>
          <table:table-cell office:value-type="float" office:value="-0.000003836755" calcext:value-type="float">
            <text:p>-3,84E-06</text:p>
          </table:table-cell>
          <table:table-cell office:value-type="float" office:value="-0.00000301751" calcext:value-type="float">
            <text:p>-3,02E-06</text:p>
          </table:table-cell>
          <table:table-cell office:value-type="float" office:value="0.254816610296151" calcext:value-type="float">
            <text:p>0,254816610296151</text:p>
          </table:table-cell>
          <table:table-cell office:value-type="float" office:value="0.254816685516885" calcext:value-type="float">
            <text:p>0,254816685516885</text:p>
          </table:table-cell>
          <table:table-cell office:value-type="float" office:value="0.254816797173597" calcext:value-type="float">
            <text:p>0,254816797173597</text:p>
          </table:table-cell>
          <table:table-cell office:value-type="float" office:value="0.254816844539633" calcext:value-type="float">
            <text:p>0,254816844539633</text:p>
          </table:table-cell>
          <table:table-cell office:value-type="float" office:value="0.254816909221005" calcext:value-type="float">
            <text:p>0,254816909221005</text:p>
          </table:table-cell>
          <table:table-cell office:value-type="float" office:value="0.254816977254413" calcext:value-type="float">
            <text:p>0,254816977254413</text:p>
          </table:table-cell>
          <table:table-cell office:value-type="float" office:value="0.254817022735659" calcext:value-type="float">
            <text:p>0,254817022735659</text:p>
          </table:table-cell>
          <table:table-cell office:value-type="float" office:value="0.254817056915194" calcext:value-type="float">
            <text:p>0,254817056915194</text:p>
          </table:table-cell>
        </table:table-row>
        <table:table-row table:style-name="ro1">
          <table:table-cell office:value-type="string" calcext:value-type="string">
            <text:p>l-2-5-1d</text:p>
          </table:table-cell>
          <table:table-cell office:value-type="float" office:value="1.5" calcext:value-type="float">
            <text:p>1,5</text:p>
          </table:table-cell>
          <table:table-cell office:value-type="float" office:value="0.017682207" calcext:value-type="float">
            <text:p>0,017682207</text:p>
          </table:table-cell>
          <table:table-cell table:formula="of:=AVERAGE([.E78:.F78])" office:value-type="float" office:value="-0.00000328288348505019" calcext:value-type="float">
            <text:p>-3,28288348505019E-06</text:p>
          </table:table-cell>
          <table:table-cell office:value-type="float" office:value="-0.00000656576697010038" calcext:value-type="float">
            <text:p>-6,57E-06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4" office:value-type="float" office:value="-0.00002815102" calcext:value-type="float">
            <text:p>-2,82E-05</text:p>
          </table:table-cell>
          <table:table-cell office:value-type="float" office:value="0.000003989437" calcext:value-type="float">
            <text:p>3,99E-06</text:p>
          </table:table-cell>
          <table:table-cell office:value-type="float" office:value="-0.000019542923" calcext:value-type="float">
            <text:p>-1,95E-05</text:p>
          </table:table-cell>
          <table:table-cell office:value-type="float" office:value="-0.000001607067" calcext:value-type="float">
            <text:p>-1,61E-06</text:p>
          </table:table-cell>
          <table:table-cell office:value-type="float" office:value="0.000018156976" calcext:value-type="float">
            <text:p>1,82E-05</text:p>
          </table:table-cell>
          <table:table-cell office:value-type="float" office:value="-0.000005920045" calcext:value-type="float">
            <text:p>-5,92E-06</text:p>
          </table:table-cell>
          <table:table-cell office:value-type="float" office:value="-0.000008448614" calcext:value-type="float">
            <text:p>-8,45E-06</text:p>
          </table:table-cell>
          <table:table-cell office:value-type="float" office:value="0.0176821751839472" calcext:value-type="float">
            <text:p>0,017682175183947</text:p>
          </table:table-cell>
          <table:table-cell office:value-type="float" office:value="0.0176822053611682" calcext:value-type="float">
            <text:p>0,017682205361168</text:p>
          </table:table-cell>
          <table:table-cell office:value-type="float" office:value="0.0176822013290975" calcext:value-type="float">
            <text:p>0,017682201329098</text:p>
          </table:table-cell>
          <table:table-cell office:value-type="float" office:value="0.0176822200126792" calcext:value-type="float">
            <text:p>0,017682220012679</text:p>
          </table:table-cell>
          <table:table-cell office:value-type="float" office:value="0.0176822214702557" calcext:value-type="float">
            <text:p>0,017682221470256</text:p>
          </table:table-cell>
          <table:table-cell office:value-type="float" office:value="0.0176822058059033" calcext:value-type="float">
            <text:p>0,017682205805903</text:p>
          </table:table-cell>
          <table:table-cell office:value-type="float" office:value="0.0176822106755939" calcext:value-type="float">
            <text:p>0,017682210675594</text:p>
          </table:table-cell>
          <table:table-cell office:value-type="float" office:value="0.0176822173162516" calcext:value-type="float">
            <text:p>0,017682217316252</text:p>
          </table:table-cell>
        </table:table-row>
        <table:table-row table:style-name="ro1">
          <table:table-cell office:value-type="string" calcext:value-type="string">
            <text:p>l-2-5-1d</text:p>
          </table:table-cell>
          <table:table-cell office:value-type="float" office:value="2" calcext:value-type="float">
            <text:p>2</text:p>
          </table:table-cell>
          <table:table-cell office:value-type="float" office:value="0.022338568" calcext:value-type="float">
            <text:p>0,022338568</text:p>
          </table:table-cell>
          <table:table-cell table:formula="of:=AVERAGE([.E79:.F79])" office:value-type="float" office:value="0.0000546585922071104" calcext:value-type="float">
            <text:p>5,46585922071104E-05</text:p>
          </table:table-cell>
          <table:table-cell office:value-type="float" office:value="0.0000593171844142207" calcext:value-type="float">
            <text:p>5,93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62030955" calcext:value-type="float">
            <text:p>6,20E-05</text:p>
          </table:table-cell>
          <table:table-cell office:value-type="float" office:value="0.000090885476" calcext:value-type="float">
            <text:p>9,09E-05</text:p>
          </table:table-cell>
          <table:table-cell office:value-type="float" office:value="0.000039017778" calcext:value-type="float">
            <text:p>3,90E-05</text:p>
          </table:table-cell>
          <table:table-cell office:value-type="float" office:value="0.000069272875" calcext:value-type="float">
            <text:p>6,93E-05</text:p>
          </table:table-cell>
          <table:table-cell office:value-type="float" office:value="0.000057175306" calcext:value-type="float">
            <text:p>5,72E-05</text:p>
          </table:table-cell>
          <table:table-cell office:value-type="float" office:value="0.000049162647" calcext:value-type="float">
            <text:p>4,92E-05</text:p>
          </table:table-cell>
          <table:table-cell office:value-type="float" office:value="0.000041204278" calcext:value-type="float">
            <text:p>4,12E-05</text:p>
          </table:table-cell>
          <table:table-cell office:value-type="float" office:value="0.0223388389848433" calcext:value-type="float">
            <text:p>0,022338838984843</text:p>
          </table:table-cell>
          <table:table-cell office:value-type="float" office:value="0.0223387549774926" calcext:value-type="float">
            <text:p>0,022338754977493</text:p>
          </table:table-cell>
          <table:table-cell office:value-type="float" office:value="0.0223386389308739" calcext:value-type="float">
            <text:p>0,022338638930874</text:p>
          </table:table-cell>
          <table:table-cell office:value-type="float" office:value="0.022338591805714" calcext:value-type="float">
            <text:p>0,022338591805714</text:p>
          </table:table-cell>
          <table:table-cell office:value-type="float" office:value="0.0223385124316113" calcext:value-type="float">
            <text:p>0,022338512431611</text:p>
          </table:table-cell>
          <table:table-cell office:value-type="float" office:value="0.02233845011635" calcext:value-type="float">
            <text:p>0,02233845011635</text:p>
          </table:table-cell>
          <table:table-cell office:value-type="float" office:value="0.0223383990273212" calcext:value-type="float">
            <text:p>0,022338399027321</text:p>
          </table:table-cell>
          <table:table-cell office:value-type="float" office:value="0.0223383581122848" calcext:value-type="float">
            <text:p>0,022338358112285</text:p>
          </table:table-cell>
        </table:table-row>
        <table:table-row table:style-name="ro1">
          <table:table-cell office:value-type="string" calcext:value-type="string">
            <text:p>l-2-5-1d</text:p>
          </table:table-cell>
          <table:table-cell office:value-type="float" office:value="2.5" calcext:value-type="float">
            <text:p>2,5</text:p>
          </table:table-cell>
          <table:table-cell office:value-type="float" office:value="0.029008267" calcext:value-type="float">
            <text:p>0,029008267</text:p>
          </table:table-cell>
          <table:table-cell table:formula="of:=AVERAGE([.E80:.F80])" office:value-type="float" office:value="-0.000054695379904176" calcext:value-type="float">
            <text:p>-5,4695379904176E-05</text:p>
          </table:table-cell>
          <table:table-cell office:value-type="float" office:value="-0.000059390759808352" calcext:value-type="float">
            <text:p>-5,94E-05</text:p>
          </table:table-cell>
          <table:table-cell office:value-type="float" office:value="-0.00005" calcext:value-type="float">
            <text:p>-5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92908414" calcext:value-type="float">
            <text:p>-9,29E-05</text:p>
          </table:table-cell>
          <table:table-cell office:value-type="float" office:value="-0.000055851442" calcext:value-type="float">
            <text:p>-5,59E-05</text:p>
          </table:table-cell>
          <table:table-cell office:value-type="float" office:value="-0.00007213866" calcext:value-type="float">
            <text:p>-7,21E-05</text:p>
          </table:table-cell>
          <table:table-cell office:value-type="float" office:value="-0.000055968464" calcext:value-type="float">
            <text:p>-5,60E-05</text:p>
          </table:table-cell>
          <table:table-cell office:value-type="float" office:value="-0.000035250974" calcext:value-type="float">
            <text:p>-3,53E-05</text:p>
          </table:table-cell>
          <table:table-cell office:value-type="float" office:value="-0.000044154996" calcext:value-type="float">
            <text:p>-4,42E-05</text:p>
          </table:table-cell>
          <table:table-cell office:value-type="float" office:value="-0.000049113463" calcext:value-type="float">
            <text:p>-4,91E-05</text:p>
          </table:table-cell>
          <table:table-cell office:value-type="float" office:value="0.0290079007656885" calcext:value-type="float">
            <text:p>0,029007900765689</text:p>
          </table:table-cell>
          <table:table-cell office:value-type="float" office:value="0.0290080641542366" calcext:value-type="float">
            <text:p>0,029008064154237</text:p>
          </table:table-cell>
          <table:table-cell office:value-type="float" office:value="0.0290081567591432" calcext:value-type="float">
            <text:p>0,029008156759143</text:p>
          </table:table-cell>
          <table:table-cell office:value-type="float" office:value="0.0290082699009479" calcext:value-type="float">
            <text:p>0,029008269900948</text:p>
          </table:table-cell>
          <table:table-cell office:value-type="float" office:value="0.0290083531782089" calcext:value-type="float">
            <text:p>0,029008353178209</text:p>
          </table:table-cell>
          <table:table-cell office:value-type="float" office:value="0.0290084030697425" calcext:value-type="float">
            <text:p>0,029008403069743</text:p>
          </table:table-cell>
          <table:table-cell office:value-type="float" office:value="0.0290084626557064" calcext:value-type="float">
            <text:p>0,029008462655707</text:p>
          </table:table-cell>
          <table:table-cell office:value-type="float" office:value="0.0290085259864706" calcext:value-type="float">
            <text:p>0,029008525986471</text:p>
          </table:table-cell>
        </table:table-row>
        <table:table-row table:style-name="ro1">
          <table:table-cell office:value-type="string" calcext:value-type="string">
            <text:p>l-2-5-1d</text:p>
          </table:table-cell>
          <table:table-cell office:value-type="float" office:value="3" calcext:value-type="float">
            <text:p>3</text:p>
          </table:table-cell>
          <table:table-cell office:value-type="float" office:value="0.011033056" calcext:value-type="float">
            <text:p>0,011033056</text:p>
          </table:table-cell>
          <table:table-cell table:formula="of:=AVERAGE([.E81:.F81])" office:value-type="float" office:value="0.0000899949702391186" calcext:value-type="float">
            <text:p>8,99949702391186E-05</text:p>
          </table:table-cell>
          <table:table-cell office:value-type="float" office:value="0.0000999899404782373" calcext:value-type="float">
            <text:p>1,00E-04</text:p>
          </table:table-cell>
          <table:table-cell office:value-type="float" office:value="0.00008" calcext:value-type="float">
            <text:p>8E-05</text:p>
          </table:table-cell>
          <table:table-cell office:value-type="float" office:value="0" calcext:value-type="float">
            <text:p>0</text:p>
          </table:table-cell>
          <table:table-cell office:value-type="float" office:value="0.000149362457" calcext:value-type="float">
            <text:p>0,000149362457</text:p>
          </table:table-cell>
          <table:table-cell table:style-name="Default" office:value-type="float" office:value="0.000114074155" calcext:value-type="float">
            <text:p>0,000114074155</text:p>
          </table:table-cell>
          <table:table-cell table:style-name="Default" office:value-type="float" office:value="0.000117199599" calcext:value-type="float">
            <text:p>0,000117199599</text:p>
          </table:table-cell>
          <table:table-cell office:value-type="float" office:value="0.000094508432" calcext:value-type="float">
            <text:p>9,45E-05</text:p>
          </table:table-cell>
          <table:table-cell office:value-type="float" office:value="0.000062098297" calcext:value-type="float">
            <text:p>6,21E-05</text:p>
          </table:table-cell>
          <table:table-cell office:value-type="float" office:value="0.000080244961" calcext:value-type="float">
            <text:p>8,02E-05</text:p>
          </table:table-cell>
          <table:table-cell office:value-type="float" office:value="0.000062190336" calcext:value-type="float">
            <text:p>6,22E-05</text:p>
          </table:table-cell>
          <table:table-cell office:value-type="float" office:value="0.0110332939895713" calcext:value-type="float">
            <text:p>0,011033293989571</text:p>
          </table:table-cell>
          <table:table-cell office:value-type="float" office:value="0.0110331940830783" calcext:value-type="float">
            <text:p>0,011033194083078</text:p>
          </table:table-cell>
          <table:table-cell office:value-type="float" office:value="0.0110331221436021" calcext:value-type="float">
            <text:p>0,011033122143602</text:p>
          </table:table-cell>
          <table:table-cell office:value-type="float" office:value="0.0110330522307167" calcext:value-type="float">
            <text:p>0,011033052230717</text:p>
          </table:table-cell>
          <table:table-cell office:value-type="float" office:value="0.0110329987464834" calcext:value-type="float">
            <text:p>0,011032998746484</text:p>
          </table:table-cell>
          <table:table-cell office:value-type="float" office:value="0.0110329653189075" calcext:value-type="float">
            <text:p>0,011032965318908</text:p>
          </table:table-cell>
          <table:table-cell office:value-type="float" office:value="0.0110329241329597" calcext:value-type="float">
            <text:p>0,01103292413296</text:p>
          </table:table-cell>
          <table:table-cell office:value-type="float" office:value="0.0110328936328138" calcext:value-type="float">
            <text:p>0,011032893632814</text:p>
          </table:table-cell>
        </table:table-row>
        <table:table-row table:style-name="ro1" table:visibility="filter">
          <table:table-cell office:value-type="string" calcext:value-type="string">
            <text:p>l-2-5-2d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.233250251" calcext:value-type="float">
            <text:p>3,233250251</text:p>
          </table:table-cell>
          <table:table-cell table:formula="of:=AVERAGE([.E82:.F82])" office:value-type="float" office:value="-0.00000215928227255339" calcext:value-type="float">
            <text:p>-2,15928227255339E-06</text:p>
          </table:table-cell>
          <table:table-cell office:value-type="float" office:value="-0.00000431856454510678" calcext:value-type="float">
            <text:p>-4,32E-06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4" office:value-type="float" office:value="-0.000005609804" calcext:value-type="float">
            <text:p>-5,61E-06</text:p>
          </table:table-cell>
          <table:table-cell office:value-type="float" office:value="-0.000005228345" calcext:value-type="float">
            <text:p>-5,23E-06</text:p>
          </table:table-cell>
          <table:table-cell office:value-type="float" office:value="-0.000004424865" calcext:value-type="float">
            <text:p>-4,42E-06</text:p>
          </table:table-cell>
          <table:table-cell office:value-type="float" office:value="-0.000004115004" calcext:value-type="float">
            <text:p>-4,12E-06</text:p>
          </table:table-cell>
          <table:table-cell office:value-type="float" office:value="-0.000003843547" calcext:value-type="float">
            <text:p>-3,84E-06</text:p>
          </table:table-cell>
          <table:table-cell office:value-type="float" office:value="-0.000003307263" calcext:value-type="float">
            <text:p>-3,31E-06</text:p>
          </table:table-cell>
          <table:table-cell office:value-type="float" office:value="-0.00000307302" calcext:value-type="float">
            <text:p>-3,07E-06</text:p>
          </table:table-cell>
          <table:table-cell office:value-type="float" office:value="3.23324733218428" calcext:value-type="float">
            <text:p>3,23324733218428</text:p>
          </table:table-cell>
          <table:table-cell office:value-type="float" office:value="3.23324843178677" calcext:value-type="float">
            <text:p>3,23324843178677</text:p>
          </table:table-cell>
          <table:table-cell office:value-type="float" office:value="3.23324939802358" calcext:value-type="float">
            <text:p>3,23324939802358</text:p>
          </table:table-cell>
          <table:table-cell office:value-type="float" office:value="3.23325017154684" calcext:value-type="float">
            <text:p>3,23325017154684</text:p>
          </table:table-cell>
          <table:table-cell office:value-type="float" office:value="3.23325085399588" calcext:value-type="float">
            <text:p>3,23325085399588</text:p>
          </table:table-cell>
          <table:table-cell office:value-type="float" office:value="3.23325146031868" calcext:value-type="float">
            <text:p>3,23325146031868</text:p>
          </table:table-cell>
          <table:table-cell office:value-type="float" office:value="3.2332519577671" calcext:value-type="float">
            <text:p>3,2332519577671</text:p>
          </table:table-cell>
          <table:table-cell office:value-type="float" office:value="3.23325239943305" calcext:value-type="float">
            <text:p>3,23325239943305</text:p>
          </table:table-cell>
        </table:table-row>
        <table:table-row table:style-name="ro1" table:visibility="filter">
          <table:table-cell office:value-type="string" calcext:value-type="string">
            <text:p>l-2-5-2d</text:p>
          </table:table-cell>
          <table:table-cell office:value-type="float" office:value="1.5" calcext:value-type="float">
            <text:p>1,5</text:p>
          </table:table-cell>
          <table:table-cell table:style-name="Default" office:value-type="float" office:value="0.169767535" calcext:value-type="float">
            <text:p>0,169767535</text:p>
          </table:table-cell>
          <table:table-cell table:formula="of:=AVERAGE([.E83:.F83])" office:value-type="float" office:value="-0.00000259133544323836" calcext:value-type="float">
            <text:p>-2,59133544323836E-06</text:p>
          </table:table-cell>
          <table:table-cell office:value-type="float" office:value="-0.00000518267088647671" calcext:value-type="float">
            <text:p>-5,18E-06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4" office:value-type="float" office:value="-0.000005034126" calcext:value-type="float">
            <text:p>-5,03E-06</text:p>
          </table:table-cell>
          <table:table-cell office:value-type="float" office:value="-0.000008385424" calcext:value-type="float">
            <text:p>-8,39E-06</text:p>
          </table:table-cell>
          <table:table-cell office:value-type="float" office:value="-0.000003530682" calcext:value-type="float">
            <text:p>-3,53E-06</text:p>
          </table:table-cell>
          <table:table-cell office:value-type="float" office:value="-0.000004454418" calcext:value-type="float">
            <text:p>-4,45E-06</text:p>
          </table:table-cell>
          <table:table-cell office:value-type="float" office:value="-0.000007150692" calcext:value-type="float">
            <text:p>-7,15E-06</text:p>
          </table:table-cell>
          <table:table-cell office:value-type="float" office:value="-0.000003469737" calcext:value-type="float">
            <text:p>-3,47E-06</text:p>
          </table:table-cell>
          <table:table-cell office:value-type="float" office:value="-0.000003749201" calcext:value-type="float">
            <text:p>-3,75E-06</text:p>
          </table:table-cell>
          <table:table-cell office:value-type="float" office:value="0.169767356174664" calcext:value-type="float">
            <text:p>0,169767356174664</text:p>
          </table:table-cell>
          <table:table-cell office:value-type="float" office:value="0.169767407986311" calcext:value-type="float">
            <text:p>0,169767407986311</text:p>
          </table:table-cell>
          <table:table-cell office:value-type="float" office:value="0.169767489355429" calcext:value-type="float">
            <text:p>0,169767489355429</text:p>
          </table:table-cell>
          <table:table-cell office:value-type="float" office:value="0.169767521763056" calcext:value-type="float">
            <text:p>0,169767521763056</text:p>
          </table:table-cell>
          <table:table-cell office:value-type="float" office:value="0.169767560551846" calcext:value-type="float">
            <text:p>0,169767560551846</text:p>
          </table:table-cell>
          <table:table-cell office:value-type="float" office:value="0.169767619780948" calcext:value-type="float">
            <text:p>0,169767619780948</text:p>
          </table:table-cell>
          <table:table-cell office:value-type="float" office:value="0.16976764718352" calcext:value-type="float">
            <text:p>0,16976764718352</text:p>
          </table:table-cell>
          <table:table-cell office:value-type="float" office:value="0.169767675476758" calcext:value-type="float">
            <text:p>0,169767675476758</text:p>
          </table:table-cell>
        </table:table-row>
        <table:table-row table:style-name="ro1" table:visibility="filter">
          <table:table-cell office:value-type="string" calcext:value-type="string">
            <text:p>l-2-5-2d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.583403454" calcext:value-type="float">
            <text:p>4,583403454</text:p>
          </table:table-cell>
          <table:table-cell table:formula="of:=AVERAGE([.E84:.F84])" office:value-type="float" office:value="-0.00000911650089553867" calcext:value-type="float">
            <text:p>-9,11650089553867E-06</text:p>
          </table:table-cell>
          <table:table-cell office:value-type="float" office:value="-0.00000823300179107733" calcext:value-type="float">
            <text:p>-8,23E-06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10842729" calcext:value-type="float">
            <text:p>-1,08E-05</text:p>
          </table:table-cell>
          <table:table-cell office:value-type="float" office:value="-0.000009770988" calcext:value-type="float">
            <text:p>-9,77E-06</text:p>
          </table:table-cell>
          <table:table-cell office:value-type="float" office:value="-0.000008602293" calcext:value-type="float">
            <text:p>-8,60E-06</text:p>
          </table:table-cell>
          <table:table-cell office:value-type="float" office:value="-0.000007815333" calcext:value-type="float">
            <text:p>-7,82E-06</text:p>
          </table:table-cell>
          <table:table-cell office:value-type="float" office:value="-0.000007150898" calcext:value-type="float">
            <text:p>-7,15E-06</text:p>
          </table:table-cell>
          <table:table-cell office:value-type="float" office:value="-0.000006378048" calcext:value-type="float">
            <text:p>-6,38E-06</text:p>
          </table:table-cell>
          <table:table-cell office:value-type="float" office:value="-0.00000585791" calcext:value-type="float">
            <text:p>-5,86E-06</text:p>
          </table:table-cell>
          <table:table-cell office:value-type="float" office:value="4.58339555838745" calcext:value-type="float">
            <text:p>4,58339555838745</text:p>
          </table:table-cell>
          <table:table-cell office:value-type="float" office:value="4.58339857122101" calcext:value-type="float">
            <text:p>4,58339857122101</text:p>
          </table:table-cell>
          <table:table-cell office:value-type="float" office:value="4.58340113102316" calcext:value-type="float">
            <text:p>4,58340113102316</text:p>
          </table:table-cell>
          <table:table-cell office:value-type="float" office:value="4.58340326277293" calcext:value-type="float">
            <text:p>4,58340326277293</text:p>
          </table:table-cell>
          <table:table-cell office:value-type="float" office:value="4.58340510014131" calcext:value-type="float">
            <text:p>4,58340510014131</text:p>
          </table:table-cell>
          <table:table-cell office:value-type="float" office:value="4.58340669926173" calcext:value-type="float">
            <text:p>4,58340669926173</text:p>
          </table:table-cell>
          <table:table-cell office:value-type="float" office:value="4.58340805919038" calcext:value-type="float">
            <text:p>4,58340805919038</text:p>
          </table:table-cell>
          <table:table-cell office:value-type="float" office:value="4.5834092526844" calcext:value-type="float">
            <text:p>4,5834092526844</text:p>
          </table:table-cell>
        </table:table-row>
        <table:table-row table:style-name="ro1" table:visibility="filter">
          <table:table-cell office:value-type="string" calcext:value-type="string">
            <text:p>l-2-5-2d</text:p>
          </table:table-cell>
          <table:table-cell office:value-type="float" office:value="2.5" calcext:value-type="float">
            <text:p>2,5</text:p>
          </table:table-cell>
          <table:table-cell table:style-name="Default" office:value-type="float" office:value="4.554132953" calcext:value-type="float">
            <text:p>4,554132953</text:p>
          </table:table-cell>
          <table:table-cell table:formula="of:=AVERAGE([.E85:.F85])" office:value-type="float" office:value="0.0000114910044684528" calcext:value-type="float">
            <text:p>1,14910044684528E-05</text:p>
          </table:table-cell>
          <table:table-cell office:value-type="float" office:value="0.0000129820089369055" calcext:value-type="float">
            <text:p>1,30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17256594" calcext:value-type="float">
            <text:p>1,73E-05</text:p>
          </table:table-cell>
          <table:table-cell office:value-type="float" office:value="0.000015204568" calcext:value-type="float">
            <text:p>1,52E-05</text:p>
          </table:table-cell>
          <table:table-cell office:value-type="float" office:value="0.000013742898" calcext:value-type="float">
            <text:p>1,37E-05</text:p>
          </table:table-cell>
          <table:table-cell office:value-type="float" office:value="0.00001229403" calcext:value-type="float">
            <text:p>1,23E-05</text:p>
          </table:table-cell>
          <table:table-cell office:value-type="float" office:value="0.000011058328" calcext:value-type="float">
            <text:p>1,11E-05</text:p>
          </table:table-cell>
          <table:table-cell office:value-type="float" office:value="0.000010145129" calcext:value-type="float">
            <text:p>1,01E-05</text:p>
          </table:table-cell>
          <table:table-cell office:value-type="float" office:value="0.00000924301" calcext:value-type="float">
            <text:p>9,24E-06</text:p>
          </table:table-cell>
          <table:table-cell office:value-type="float" office:value="4.55414533339551" calcext:value-type="float">
            <text:p>4,55414533339551</text:p>
          </table:table-cell>
          <table:table-cell office:value-type="float" office:value="4.55414056896738" calcext:value-type="float">
            <text:p>4,55414056896738</text:p>
          </table:table-cell>
          <table:table-cell office:value-type="float" office:value="4.55413661110678" calcext:value-type="float">
            <text:p>4,55413661110678</text:p>
          </table:table-cell>
          <table:table-cell office:value-type="float" office:value="4.55413322720102" calcext:value-type="float">
            <text:p>4,55413322720102</text:p>
          </table:table-cell>
          <table:table-cell office:value-type="float" office:value="4.55413035535957" calcext:value-type="float">
            <text:p>4,55413035535957</text:p>
          </table:table-cell>
          <table:table-cell office:value-type="float" office:value="4.55412789823561" calcext:value-type="float">
            <text:p>4,55412789823561</text:p>
          </table:table-cell>
          <table:table-cell office:value-type="float" office:value="4.55412574890825" calcext:value-type="float">
            <text:p>4,55412574890825</text:p>
          </table:table-cell>
          <table:table-cell office:value-type="float" office:value="4.55412387776363" calcext:value-type="float">
            <text:p>4,55412387776363</text:p>
          </table:table-cell>
        </table:table-row>
        <table:table-row table:style-name="ro1" table:visibility="filter">
          <table:table-cell office:value-type="string" calcext:value-type="string">
            <text:p>l-2-5-2d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5.543427084" calcext:value-type="float">
            <text:p>5,543427084</text:p>
          </table:table-cell>
          <table:table-cell table:formula="of:=AVERAGE([.E86:.F86])" office:value-type="float" office:value="-0.000000742868563632193" calcext:value-type="float">
            <text:p>-7,42868563632193E-07</text:p>
          </table:table-cell>
          <table:table-cell office:value-type="float" office:value="-0.00000148573712726439" calcext:value-type="float">
            <text:p>-1,49E-06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4" office:value-type="float" office:value="-0.000001918446" calcext:value-type="float">
            <text:p>-1,92E-06</text:p>
          </table:table-cell>
          <table:table-cell office:value-type="float" office:value="-0.000001811992" calcext:value-type="float">
            <text:p>-1,81E-06</text:p>
          </table:table-cell>
          <table:table-cell office:value-type="float" office:value="-0.000001509357" calcext:value-type="float">
            <text:p>-1,51E-06</text:p>
          </table:table-cell>
          <table:table-cell office:value-type="float" office:value="-0.000001417361" calcext:value-type="float">
            <text:p>-1,42E-06</text:p>
          </table:table-cell>
          <table:table-cell office:value-type="float" office:value="-0.000001335194" calcext:value-type="float">
            <text:p>-1,34E-06</text:p>
          </table:table-cell>
          <table:table-cell office:value-type="float" office:value="-0.000001138099" calcext:value-type="float">
            <text:p>-1,14E-06</text:p>
          </table:table-cell>
          <table:table-cell office:value-type="float" office:value="-0.000001055299" calcext:value-type="float">
            <text:p>-1,06E-06</text:p>
          </table:table-cell>
          <table:table-cell office:value-type="float" office:value="5.54342536384799" calcext:value-type="float">
            <text:p>5,54342536384799</text:p>
          </table:table-cell>
          <table:table-cell office:value-type="float" office:value="5.54342600857655" calcext:value-type="float">
            <text:p>5,54342600857655</text:p>
          </table:table-cell>
          <table:table-cell office:value-type="float" office:value="5.5434265827125" calcext:value-type="float">
            <text:p>5,5434265827125</text:p>
          </table:table-cell>
          <table:table-cell office:value-type="float" office:value="5.54342703509347" calcext:value-type="float">
            <text:p>5,54342703509347</text:p>
          </table:table-cell>
          <table:table-cell office:value-type="float" office:value="5.54342743810687" calcext:value-type="float">
            <text:p>5,54342743810687</text:p>
          </table:table-cell>
          <table:table-cell office:value-type="float" office:value="5.5434277992298" calcext:value-type="float">
            <text:p>5,5434277992298</text:p>
          </table:table-cell>
          <table:table-cell office:value-type="float" office:value="5.54342809272327" calcext:value-type="float">
            <text:p>5,54342809272327</text:p>
          </table:table-cell>
          <table:table-cell office:value-type="float" office:value="5.54342835276489" calcext:value-type="float">
            <text:p>5,54342835276489</text:p>
          </table:table-cell>
        </table:table-row>
        <table:table-row table:style-name="ro1">
          <table:table-cell office:value-type="string" calcext:value-type="string">
            <text:p>p-cos-s2</text:p>
          </table:table-cell>
          <table:table-cell office:value-type="float" office:value="1" calcext:value-type="float">
            <text:p>1</text:p>
          </table:table-cell>
          <table:table-cell office:value-type="float" office:value="0.015097841" calcext:value-type="float">
            <text:p>0,015097841</text:p>
          </table:table-cell>
          <table:table-cell table:formula="of:=AVERAGE([.E87:.F87])" office:value-type="float" office:value="0.00000834769451183309" calcext:value-type="float">
            <text:p>8,34769451183309E-06</text:p>
          </table:table-cell>
          <table:table-cell office:value-type="float" office:value="0.00000669538902366617" calcext:value-type="float">
            <text:p>6,70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7524132" calcext:value-type="float">
            <text:p>2,75E-05</text:p>
          </table:table-cell>
          <table:table-cell office:value-type="float" office:value="-0.000018147655" calcext:value-type="float">
            <text:p>-1,81E-05</text:p>
          </table:table-cell>
          <table:table-cell office:value-type="float" office:value="0.000036965191" calcext:value-type="float">
            <text:p>3,70E-05</text:p>
          </table:table-cell>
          <table:table-cell office:value-type="float" office:value="-0.000001382345" calcext:value-type="float">
            <text:p>-1,38E-06</text:p>
          </table:table-cell>
          <table:table-cell office:value-type="float" office:value="-0.000016399306" calcext:value-type="float">
            <text:p>-1,64E-05</text:p>
          </table:table-cell>
          <table:table-cell office:value-type="float" office:value="0.000003390188" calcext:value-type="float">
            <text:p>3,39E-06</text:p>
          </table:table-cell>
          <table:table-cell office:value-type="float" office:value="0.000011544147" calcext:value-type="float">
            <text:p>1,15E-05</text:p>
          </table:table-cell>
          <table:table-cell office:value-type="float" office:value="0.0150978662749524" calcext:value-type="float">
            <text:p>0,015097866274953</text:p>
          </table:table-cell>
          <table:table-cell office:value-type="float" office:value="0.0150978410820683" calcext:value-type="float">
            <text:p>0,015097841082068</text:p>
          </table:table-cell>
          <table:table-cell office:value-type="float" office:value="0.0150978567429335" calcext:value-type="float">
            <text:p>0,015097856742934</text:p>
          </table:table-cell>
          <table:table-cell office:value-type="float" office:value="0.0150978265683095" calcext:value-type="float">
            <text:p>0,01509782656831</text:p>
          </table:table-cell>
          <table:table-cell office:value-type="float" office:value="0.0150978276388215" calcext:value-type="float">
            <text:p>0,015097827638822</text:p>
          </table:table-cell>
          <table:table-cell office:value-type="float" office:value="0.0150978397189733" calcext:value-type="float">
            <text:p>0,015097839718973</text:p>
          </table:table-cell>
          <table:table-cell office:value-type="float" office:value="0.0150978373378693" calcext:value-type="float">
            <text:p>0,015097837337869</text:p>
          </table:table-cell>
          <table:table-cell office:value-type="float" office:value="0.0150978295903003" calcext:value-type="float">
            <text:p>0,0150978295903</text:p>
          </table:table-cell>
        </table:table-row>
        <table:table-row table:style-name="ro1">
          <table:table-cell office:value-type="string" calcext:value-type="string">
            <text:p>p-cos-s2</text:p>
          </table:table-cell>
          <table:table-cell office:value-type="float" office:value="1.5" calcext:value-type="float">
            <text:p>1,5</text:p>
          </table:table-cell>
          <table:table-cell office:value-type="float" office:value="0.015098156" calcext:value-type="float">
            <text:p>0,015098156</text:p>
          </table:table-cell>
          <table:table-cell table:formula="of:=AVERAGE([.E88:.F88])" office:value-type="float" office:value="0.0000445260949832717" calcext:value-type="float">
            <text:p>4,45260949832717E-05</text:p>
          </table:table-cell>
          <table:table-cell office:value-type="float" office:value="0.0000490521899665434" calcext:value-type="float">
            <text:p>4,91E-0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83670365" calcext:value-type="float">
            <text:p>8,37E-05</text:p>
          </table:table-cell>
          <table:table-cell office:value-type="float" office:value="0.000031711773" calcext:value-type="float">
            <text:p>3,17E-05</text:p>
          </table:table-cell>
          <table:table-cell office:value-type="float" office:value="0.000081579061" calcext:value-type="float">
            <text:p>8,16E-05</text:p>
          </table:table-cell>
          <table:table-cell office:value-type="float" office:value="0.00003880502" calcext:value-type="float">
            <text:p>3,88E-05</text:p>
          </table:table-cell>
          <table:table-cell office:value-type="float" office:value="0.000019814431" calcext:value-type="float">
            <text:p>1,98E-05</text:p>
          </table:table-cell>
          <table:table-cell office:value-type="float" office:value="0.000036468505" calcext:value-type="float">
            <text:p>3,65E-05</text:p>
          </table:table-cell>
          <table:table-cell office:value-type="float" office:value="0.00004165808" calcext:value-type="float">
            <text:p>4,17E-05</text:p>
          </table:table-cell>
          <table:table-cell office:value-type="float" office:value="0.0150983159352097" calcext:value-type="float">
            <text:p>0,01509831593521</text:p>
          </table:table-cell>
          <table:table-cell office:value-type="float" office:value="0.0150982393494342" calcext:value-type="float">
            <text:p>0,015098239349434</text:p>
          </table:table-cell>
          <table:table-cell office:value-type="float" office:value="0.015098211982471" calcext:value-type="float">
            <text:p>0,015098211982471</text:p>
          </table:table-cell>
          <table:table-cell office:value-type="float" office:value="0.0150981453881316" calcext:value-type="float">
            <text:p>0,015098145388132</text:p>
          </table:table-cell>
          <table:table-cell office:value-type="float" office:value="0.0150981153362492" calcext:value-type="float">
            <text:p>0,015098115336249</text:p>
          </table:table-cell>
          <table:table-cell office:value-type="float" office:value="0.0150981007401634" calcext:value-type="float">
            <text:p>0,015098100740164</text:p>
          </table:table-cell>
          <table:table-cell office:value-type="float" office:value="0.0150980751260246" calcext:value-type="float">
            <text:p>0,015098075126025</text:p>
          </table:table-cell>
          <table:table-cell office:value-type="float" office:value="0.0150980471678113" calcext:value-type="float">
            <text:p>0,015098047167811</text:p>
          </table:table-cell>
        </table:table-row>
        <table:table-row table:style-name="ro1">
          <table:table-cell office:value-type="string" calcext:value-type="string">
            <text:p>p-cos-s2</text:p>
          </table:table-cell>
          <table:table-cell office:value-type="float" office:value="2" calcext:value-type="float">
            <text:p>2</text:p>
          </table:table-cell>
          <table:table-cell office:value-type="float" office:value="0.015098852" calcext:value-type="float">
            <text:p>0,015098852</text:p>
          </table:table-cell>
          <table:table-cell table:style-name="ce3" table:formula="of:=AVERAGE([.E89:.F89])" office:value-type="float" office:value="0.000131146170492435" calcext:value-type="float">
            <text:p>0,000131146170492</text:p>
          </table:table-cell>
          <table:table-cell table:style-name="ce3" office:value-type="float" office:value="0.00014229234098487" calcext:value-type="float">
            <text:p>0,000142292340985</text:p>
          </table:table-cell>
          <table:table-cell table:style-name="ce3" office:value-type="float" office:value="0.00012" calcext:value-type="float">
            <text:p>0,00012</text:p>
          </table:table-cell>
          <table:table-cell office:value-type="float" office:value="0" calcext:value-type="float">
            <text:p>0</text:p>
          </table:table-cell>
          <table:table-cell office:value-type="float" office:value="0.000207225306" calcext:value-type="float">
            <text:p>0,000207225306</text:p>
          </table:table-cell>
          <table:table-cell table:style-name="Default" office:value-type="float" office:value="0.000141471987" calcext:value-type="float">
            <text:p>0,000141471987</text:p>
          </table:table-cell>
          <table:table-cell table:style-name="Default" office:value-type="float" office:value="0.000179778826" calcext:value-type="float">
            <text:p>0,000179778826</text:p>
          </table:table-cell>
          <table:table-cell table:style-name="Default" office:value-type="float" office:value="0.000127140242" calcext:value-type="float">
            <text:p>0,000127140242</text:p>
          </table:table-cell>
          <table:table-cell office:value-type="float" office:value="0.000099714601" calcext:value-type="float">
            <text:p>9,97E-05</text:p>
          </table:table-cell>
          <table:table-cell table:style-name="Default" office:value-type="float" office:value="0.000109256443" calcext:value-type="float">
            <text:p>0,000109256443</text:p>
          </table:table-cell>
          <table:table-cell table:style-name="Default" office:value-type="float" office:value="0.000107984818" calcext:value-type="float">
            <text:p>0,000107984818</text:p>
          </table:table-cell>
          <table:table-cell office:value-type="float" office:value="0.0150993058933347" calcext:value-type="float">
            <text:p>0,015099305893335</text:p>
          </table:table-cell>
          <table:table-cell office:value-type="float" office:value="0.0150991162026136" calcext:value-type="float">
            <text:p>0,015099116202614</text:p>
          </table:table-cell>
          <table:table-cell office:value-type="float" office:value="0.0150989941069072" calcext:value-type="float">
            <text:p>0,015098994106907</text:p>
          </table:table-cell>
          <table:table-cell office:value-type="float" office:value="0.0150988473432603" calcext:value-type="float">
            <text:p>0,01509884734326</text:p>
          </table:table-cell>
          <table:table-cell office:value-type="float" office:value="0.0150987488773261" calcext:value-type="float">
            <text:p>0,015098748877326</text:p>
          </table:table-cell>
          <table:table-cell office:value-type="float" office:value="0.0150986754207061" calcext:value-type="float">
            <text:p>0,015098675420706</text:p>
          </table:table-cell>
          <table:table-cell office:value-type="float" office:value="0.0150985986802008" calcext:value-type="float">
            <text:p>0,015098598680201</text:p>
          </table:table-cell>
          <table:table-cell office:value-type="float" office:value="0.0150985262053576" calcext:value-type="float">
            <text:p>0,015098526205358</text:p>
          </table:table-cell>
        </table:table-row>
        <table:table-row table:style-name="ro1">
          <table:table-cell office:value-type="string" calcext:value-type="string">
            <text:p>p-cos-s2</text:p>
          </table:table-cell>
          <table:table-cell office:value-type="float" office:value="2.5" calcext:value-type="float">
            <text:p>2,5</text:p>
          </table:table-cell>
          <table:table-cell office:value-type="float" office:value="0.015099591" calcext:value-type="float">
            <text:p>0,015099591</text:p>
          </table:table-cell>
          <table:table-cell table:style-name="ce3" table:formula="of:=AVERAGE([.E90:.F90])" office:value-type="float" office:value="0.000225718105870004" calcext:value-type="float">
            <text:p>0,00022571810587</text:p>
          </table:table-cell>
          <table:table-cell table:style-name="ce3" office:value-type="float" office:value="0.000241436211740007" calcext:value-type="float">
            <text:p>0,00024143621174</text:p>
          </table:table-cell>
          <table:table-cell table:style-name="ce3" office:value-type="float" office:value="0.00021" calcext:value-type="float">
            <text:p>0,00021</text:p>
          </table:table-cell>
          <table:table-cell office:value-type="float" office:value="0" calcext:value-type="float">
            <text:p>0</text:p>
          </table:table-cell>
          <table:table-cell office:value-type="float" office:value="0.00033860912" calcext:value-type="float">
            <text:p>0,00033860912</text:p>
          </table:table-cell>
          <table:table-cell table:style-name="Default" office:value-type="float" office:value="0.000258186924" calcext:value-type="float">
            <text:p>0,000258186924</text:p>
          </table:table-cell>
          <table:table-cell table:style-name="Default" office:value-type="float" office:value="0.000284190548" calcext:value-type="float">
            <text:p>0,000284190548</text:p>
          </table:table-cell>
          <table:table-cell table:style-name="Default" office:value-type="float" office:value="0.000221013809" calcext:value-type="float">
            <text:p>0,000221013809</text:p>
          </table:table-cell>
          <table:table-cell table:style-name="Default" office:value-type="float" office:value="0.000177960275" calcext:value-type="float">
            <text:p>0,000177960275</text:p>
          </table:table-cell>
          <table:table-cell table:style-name="Default" office:value-type="float" office:value="0.000193763088" calcext:value-type="float">
            <text:p>0,000193763088</text:p>
          </table:table-cell>
          <table:table-cell table:style-name="Default" office:value-type="float" office:value="0.000178495289" calcext:value-type="float">
            <text:p>0,000178495289</text:p>
          </table:table-cell>
          <table:table-cell office:value-type="float" office:value="0.0151003586176988" calcext:value-type="float">
            <text:p>0,015100358617699</text:p>
          </table:table-cell>
          <table:table-cell office:value-type="float" office:value="0.0151000486399663" calcext:value-type="float">
            <text:p>0,015100048639966</text:p>
          </table:table-cell>
          <table:table-cell office:value-type="float" office:value="0.0150998258018119" calcext:value-type="float">
            <text:p>0,015099825801812</text:p>
          </table:table-cell>
          <table:table-cell office:value-type="float" office:value="0.0150995937888327" calcext:value-type="float">
            <text:p>0,015099593788833</text:p>
          </table:table-cell>
          <table:table-cell office:value-type="float" office:value="0.0150994226128599" calcext:value-type="float">
            <text:p>0,01509942261286</text:p>
          </table:table-cell>
          <table:table-cell office:value-type="float" office:value="0.0150992915095059" calcext:value-type="float">
            <text:p>0,015099291509506</text:p>
          </table:table-cell>
          <table:table-cell office:value-type="float" office:value="0.0150991554071911" calcext:value-type="float">
            <text:p>0,015099155407191</text:p>
          </table:table-cell>
          <table:table-cell office:value-type="float" office:value="0.0150990356044714" calcext:value-type="float">
            <text:p>0,015099035604471</text:p>
          </table:table-cell>
        </table:table-row>
        <table:table-row table:style-name="ro1">
          <table:table-cell office:value-type="string" calcext:value-type="string">
            <text:p>p-cos-s2</text:p>
          </table:table-cell>
          <table:table-cell office:value-type="float" office:value="3" calcext:value-type="float">
            <text:p>3</text:p>
          </table:table-cell>
          <table:table-cell office:value-type="float" office:value="0.015100547" calcext:value-type="float">
            <text:p>0,015100547</text:p>
          </table:table-cell>
          <table:table-cell table:style-name="ce3" table:formula="of:=AVERAGE([.E91:.F91])" office:value-type="float" office:value="0.000344805795224413" calcext:value-type="float">
            <text:p>0,000344805795224</text:p>
          </table:table-cell>
          <table:table-cell table:style-name="ce3" office:value-type="float" office:value="0.000369611590448826" calcext:value-type="float">
            <text:p>0,000369611590449</text:p>
          </table:table-cell>
          <table:table-cell table:style-name="ce3" office:value-type="float" office:value="0.00032" calcext:value-type="float">
            <text:p>0,00032</text:p>
          </table:table-cell>
          <table:table-cell office:value-type="float" office:value="0" calcext:value-type="float">
            <text:p>0</text:p>
          </table:table-cell>
          <table:table-cell office:value-type="float" office:value="0.000508454444" calcext:value-type="float">
            <text:p>0,000508454444</text:p>
          </table:table-cell>
          <table:table-cell table:style-name="Default" office:value-type="float" office:value="0.000409083032" calcext:value-type="float">
            <text:p>0,000409083032</text:p>
          </table:table-cell>
          <table:table-cell table:style-name="Default" office:value-type="float" office:value="0.000419169646" calcext:value-type="float">
            <text:p>0,000419169646</text:p>
          </table:table-cell>
          <table:table-cell table:style-name="Default" office:value-type="float" office:value="0.000342382638" calcext:value-type="float">
            <text:p>0,000342382638</text:p>
          </table:table-cell>
          <table:table-cell table:style-name="Default" office:value-type="float" office:value="0.000287897578" calcext:value-type="float">
            <text:p>0,000287897578</text:p>
          </table:table-cell>
          <table:table-cell table:style-name="Default" office:value-type="float" office:value="0.000293812308" calcext:value-type="float">
            <text:p>0,000293812308</text:p>
          </table:table-cell>
          <table:table-cell table:style-name="Default" office:value-type="float" office:value="0.000269656043" calcext:value-type="float">
            <text:p>0,000269656043</text:p>
          </table:table-cell>
          <table:table-cell office:value-type="float" office:value="0.0151017197578833" calcext:value-type="float">
            <text:p>0,015101719757883</text:p>
          </table:table-cell>
          <table:table-cell office:value-type="float" office:value="0.0151012542566852" calcext:value-type="float">
            <text:p>0,015101254256685</text:p>
          </table:table-cell>
          <table:table-cell office:value-type="float" office:value="0.0151009011551736" calcext:value-type="float">
            <text:p>0,015100901155174</text:p>
          </table:table-cell>
          <table:table-cell office:value-type="float" office:value="0.0151005589222248" calcext:value-type="float">
            <text:p>0,015100558922225</text:p>
          </table:table-cell>
          <table:table-cell office:value-type="float" office:value="0.0151002937295425" calcext:value-type="float">
            <text:p>0,015100293729543</text:p>
          </table:table-cell>
          <table:table-cell office:value-type="float" office:value="0.0151000816236981" calcext:value-type="float">
            <text:p>0,015100081623698</text:p>
          </table:table-cell>
          <table:table-cell office:value-type="float" office:value="0.0150998752348802" calcext:value-type="float">
            <text:p>0,01509987523488</text:p>
          </table:table-cell>
          <table:table-cell office:value-type="float" office:value="0.0150996942384956" calcext:value-type="float">
            <text:p>0,015099694238496</text:p>
          </table:table-cell>
        </table:table-row>
        <table:table-row table:style-name="ro1">
          <table:table-cell office:value-type="string" calcext:value-type="string">
            <text:p>p*2-s15</text:p>
          </table:table-cell>
          <table:table-cell office:value-type="float" office:value="1" calcext:value-type="float">
            <text:p>1</text:p>
          </table:table-cell>
          <table:table-cell office:value-type="float" office:value="0.01509769" calcext:value-type="float">
            <text:p>0,01509769</text:p>
          </table:table-cell>
          <table:table-cell table:formula="of:=AVERAGE([.E92:.F92])" office:value-type="float" office:value="-0.0000117441879980442" calcext:value-type="float">
            <text:p>-1,17441879980442E-05</text:p>
          </table:table-cell>
          <table:table-cell office:value-type="float" office:value="-0.0000134883759960885" calcext:value-type="float">
            <text:p>-1,35E-05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00772453" calcext:value-type="float">
            <text:p>7,72E-07</text:p>
          </table:table-cell>
          <table:table-cell office:value-type="float" office:value="-0.00004190612" calcext:value-type="float">
            <text:p>-4,19E-05</text:p>
          </table:table-cell>
          <table:table-cell office:value-type="float" office:value="0.000015699453" calcext:value-type="float">
            <text:p>1,57E-05</text:p>
          </table:table-cell>
          <table:table-cell office:value-type="float" office:value="-0.00002055939" calcext:value-type="float">
            <text:p>-2,06E-05</text:p>
          </table:table-cell>
          <table:table-cell office:value-type="float" office:value="-0.000033630827" calcext:value-type="float">
            <text:p>-3,36E-05</text:p>
          </table:table-cell>
          <table:table-cell office:value-type="float" office:value="-0.000012376396" calcext:value-type="float">
            <text:p>-1,24E-05</text:p>
          </table:table-cell>
          <table:table-cell office:value-type="float" office:value="-0.000002794294" calcext:value-type="float">
            <text:p>-2,79E-06</text:p>
          </table:table-cell>
          <table:table-cell office:value-type="float" office:value="0.0150976520065195" calcext:value-type="float">
            <text:p>0,01509765200652</text:p>
          </table:table-cell>
          <table:table-cell office:value-type="float" office:value="0.0150976512995015" calcext:value-type="float">
            <text:p>0,015097651299502</text:p>
          </table:table-cell>
          <table:table-cell office:value-type="float" office:value="0.0150976874627583" calcext:value-type="float">
            <text:p>0,015097687462758</text:p>
          </table:table-cell>
          <table:table-cell office:value-type="float" office:value="0.0150976746474569" calcext:value-type="float">
            <text:p>0,015097674647457</text:p>
          </table:table-cell>
          <table:table-cell office:value-type="float" office:value="0.015097690568852" calcext:value-type="float">
            <text:p>0,015097690568852</text:p>
          </table:table-cell>
          <table:table-cell office:value-type="float" office:value="0.0150977153419717" calcext:value-type="float">
            <text:p>0,015097715341972</text:p>
          </table:table-cell>
          <table:table-cell office:value-type="float" office:value="0.0150977240344859" calcext:value-type="float">
            <text:p>0,015097724034486</text:p>
          </table:table-cell>
          <table:table-cell office:value-type="float" office:value="0.0150977259097938" calcext:value-type="float">
            <text:p>0,015097725909794</text:p>
          </table:table-cell>
        </table:table-row>
        <table:table-row table:style-name="ro1">
          <table:table-cell office:value-type="string" calcext:value-type="string">
            <text:p>p*2-s15</text:p>
          </table:table-cell>
          <table:table-cell office:value-type="float" office:value="1.5" calcext:value-type="float">
            <text:p>1,5</text:p>
          </table:table-cell>
          <table:table-cell office:value-type="float" office:value="0.017851062" calcext:value-type="float">
            <text:p>0,017851062</text:p>
          </table:table-cell>
          <table:table-cell table:formula="of:=AVERAGE([.E93:.F93])" office:value-type="float" office:value="-0.0000567845730140294" calcext:value-type="float">
            <text:p>-5,67845730140294E-05</text:p>
          </table:table-cell>
          <table:table-cell office:value-type="float" office:value="-0.0000635691460280588" calcext:value-type="float">
            <text:p>-6,36E-05</text:p>
          </table:table-cell>
          <table:table-cell office:value-type="float" office:value="-0.00005" calcext:value-type="float">
            <text:p>-5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67828759" calcext:value-type="float">
            <text:p>-6,78E-05</text:p>
          </table:table-cell>
          <table:table-cell office:value-type="float" office:value="-0.000097677962" calcext:value-type="float">
            <text:p>-9,77E-05</text:p>
          </table:table-cell>
          <table:table-cell office:value-type="float" office:value="-0.000040708385" calcext:value-type="float">
            <text:p>-4,07E-05</text:p>
          </table:table-cell>
          <table:table-cell office:value-type="float" office:value="-0.000067034467" calcext:value-type="float">
            <text:p>-6,70E-05</text:p>
          </table:table-cell>
          <table:table-cell office:value-type="float" office:value="-0.000079916343" calcext:value-type="float">
            <text:p>-7,99E-05</text:p>
          </table:table-cell>
          <table:table-cell office:value-type="float" office:value="-0.000044902251" calcext:value-type="float">
            <text:p>-4,49E-05</text:p>
          </table:table-cell>
          <table:table-cell office:value-type="float" office:value="-0.000039300786" calcext:value-type="float">
            <text:p>-3,93E-05</text:p>
          </table:table-cell>
          <table:table-cell office:value-type="float" office:value="0.0178508287411307" calcext:value-type="float">
            <text:p>0,017850828741131</text:p>
          </table:table-cell>
          <table:table-cell office:value-type="float" office:value="0.0178509021455475" calcext:value-type="float">
            <text:p>0,017850902145548</text:p>
          </table:table-cell>
          <table:table-cell office:value-type="float" office:value="0.0178510018095081" calcext:value-type="float">
            <text:p>0,017851001809508</text:p>
          </table:table-cell>
          <table:table-cell office:value-type="float" office:value="0.0178510410994146" calcext:value-type="float">
            <text:p>0,017851041099415</text:p>
          </table:table-cell>
          <table:table-cell office:value-type="float" office:value="0.0178511024788729" calcext:value-type="float">
            <text:p>0,017851102478873</text:p>
          </table:table-cell>
          <table:table-cell office:value-type="float" office:value="0.0178511720828043" calcext:value-type="float">
            <text:p>0,017851172082804</text:p>
          </table:table-cell>
          <table:table-cell office:value-type="float" office:value="0.017851209371325" calcext:value-type="float">
            <text:p>0,017851209371325</text:p>
          </table:table-cell>
          <table:table-cell office:value-type="float" office:value="0.0178512405572226" calcext:value-type="float">
            <text:p>0,017851240557223</text:p>
          </table:table-cell>
        </table:table-row>
        <table:table-row table:style-name="ro1">
          <table:table-cell office:value-type="string" calcext:value-type="string">
            <text:p>p*2-s15</text:p>
          </table:table-cell>
          <table:table-cell office:value-type="float" office:value="2" calcext:value-type="float">
            <text:p>2</text:p>
          </table:table-cell>
          <table:table-cell office:value-type="float" office:value="0.015098084" calcext:value-type="float">
            <text:p>0,015098084</text:p>
          </table:table-cell>
          <table:table-cell table:formula="of:=AVERAGE([.E94:.F94])" office:value-type="float" office:value="0.0000397041126658284" calcext:value-type="float">
            <text:p>3,97041126658284E-05</text:p>
          </table:table-cell>
          <table:table-cell office:value-type="float" office:value="0.0000394082253316568" calcext:value-type="float">
            <text:p>3,94E-0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70882313" calcext:value-type="float">
            <text:p>7,09E-05</text:p>
          </table:table-cell>
          <table:table-cell office:value-type="float" office:value="0.000020357216" calcext:value-type="float">
            <text:p>2,04E-05</text:p>
          </table:table-cell>
          <table:table-cell office:value-type="float" office:value="0.00007142442" calcext:value-type="float">
            <text:p>7,14E-05</text:p>
          </table:table-cell>
          <table:table-cell office:value-type="float" office:value="0.000029654833" calcext:value-type="float">
            <text:p>2,97E-05</text:p>
          </table:table-cell>
          <table:table-cell office:value-type="float" office:value="0.000011574046" calcext:value-type="float">
            <text:p>1,16E-05</text:p>
          </table:table-cell>
          <table:table-cell office:value-type="float" office:value="0.000028934419" calcext:value-type="float">
            <text:p>2,89E-05</text:p>
          </table:table-cell>
          <table:table-cell office:value-type="float" office:value="0.000034804438" calcext:value-type="float">
            <text:p>3,48E-05</text:p>
          </table:table-cell>
          <table:table-cell office:value-type="float" office:value="0.0150982135613466" calcext:value-type="float">
            <text:p>0,015098213561347</text:p>
          </table:table-cell>
          <table:table-cell office:value-type="float" office:value="0.0150981486812399" calcext:value-type="float">
            <text:p>0,01509814868124</text:p>
          </table:table-cell>
          <table:table-cell office:value-type="float" office:value="0.0150981311132528" calcext:value-type="float">
            <text:p>0,015098131113253</text:p>
          </table:table-cell>
          <table:table-cell office:value-type="float" office:value="0.0150980728086116" calcext:value-type="float">
            <text:p>0,015098072808612</text:p>
          </table:table-cell>
          <table:table-cell office:value-type="float" office:value="0.0150980498430401" calcext:value-type="float">
            <text:p>0,01509804984304</text:p>
          </table:table-cell>
          <table:table-cell office:value-type="float" office:value="0.0150980413171793" calcext:value-type="float">
            <text:p>0,015098041317179</text:p>
          </table:table-cell>
          <table:table-cell office:value-type="float" office:value="0.0150980209947822" calcext:value-type="float">
            <text:p>0,015098020994782</text:p>
          </table:table-cell>
          <table:table-cell office:value-type="float" office:value="0.0150979976363712" calcext:value-type="float">
            <text:p>0,015097997636371</text:p>
          </table:table-cell>
        </table:table-row>
        <table:table-row table:style-name="ro1">
          <table:table-cell office:value-type="string" calcext:value-type="string">
            <text:p>p*2-s15</text:p>
          </table:table-cell>
          <table:table-cell office:value-type="float" office:value="2.5" calcext:value-type="float">
            <text:p>2,5</text:p>
          </table:table-cell>
          <table:table-cell office:value-type="float" office:value="0.014510734" calcext:value-type="float">
            <text:p>0,014510734</text:p>
          </table:table-cell>
          <table:table-cell table:style-name="ce3" table:formula="of:=AVERAGE([.E95:.F95])" office:value-type="float" office:value="0.000140376693357004" calcext:value-type="float">
            <text:p>0,000140376693357</text:p>
          </table:table-cell>
          <table:table-cell table:style-name="ce3" office:value-type="float" office:value="0.000150753386714008" calcext:value-type="float">
            <text:p>0,000150753386714</text:p>
          </table:table-cell>
          <table:table-cell table:style-name="ce3" office:value-type="float" office:value="0.00013" calcext:value-type="float">
            <text:p>0,00013</text:p>
          </table:table-cell>
          <table:table-cell office:value-type="float" office:value="0" calcext:value-type="float">
            <text:p>0</text:p>
          </table:table-cell>
          <table:table-cell office:value-type="float" office:value="0.000216381244" calcext:value-type="float">
            <text:p>0,000216381244</text:p>
          </table:table-cell>
          <table:table-cell table:style-name="Default" office:value-type="float" office:value="0.000149327672" calcext:value-type="float">
            <text:p>0,000149327672</text:p>
          </table:table-cell>
          <table:table-cell table:style-name="Default" office:value-type="float" office:value="0.000189410836" calcext:value-type="float">
            <text:p>0,000189410836</text:p>
          </table:table-cell>
          <table:table-cell table:style-name="Default" office:value-type="float" office:value="0.000135479389" calcext:value-type="float">
            <text:p>0,000135479389</text:p>
          </table:table-cell>
          <table:table-cell table:style-name="Default" office:value-type="float" office:value="0.000107430451" calcext:value-type="float">
            <text:p>0,000107430451</text:p>
          </table:table-cell>
          <table:table-cell table:style-name="Default" office:value-type="float" office:value="0.000117342588" calcext:value-type="float">
            <text:p>0,000117342588</text:p>
          </table:table-cell>
          <table:table-cell table:style-name="Default" office:value-type="float" office:value="0.000116203224" calcext:value-type="float">
            <text:p>0,000116203224</text:p>
          </table:table-cell>
          <table:table-cell office:value-type="float" office:value="0.0145111944732603" calcext:value-type="float">
            <text:p>0,01451119447326</text:p>
          </table:table-cell>
          <table:table-cell office:value-type="float" office:value="0.0145110041162086" calcext:value-type="float">
            <text:p>0,014511004116209</text:p>
          </table:table-cell>
          <table:table-cell office:value-type="float" office:value="0.0145108802604868" calcext:value-type="float">
            <text:p>0,014510880260487</text:p>
          </table:table-cell>
          <table:table-cell office:value-type="float" office:value="0.0145107316565188" calcext:value-type="float">
            <text:p>0,014510731656519</text:p>
          </table:table-cell>
          <table:table-cell office:value-type="float" office:value="0.014510630819122" calcext:value-type="float">
            <text:p>0,014510630819122</text:p>
          </table:table-cell>
          <table:table-cell office:value-type="float" office:value="0.0145105547611339" calcext:value-type="float">
            <text:p>0,014510554761134</text:p>
          </table:table-cell>
          <table:table-cell office:value-type="float" office:value="0.0145104755514382" calcext:value-type="float">
            <text:p>0,014510475551438</text:p>
          </table:table-cell>
          <table:table-cell office:value-type="float" office:value="0.0145104005986682" calcext:value-type="float">
            <text:p>0,014510400598668</text:p>
          </table:table-cell>
        </table:table-row>
        <table:table-row table:style-name="ro1">
          <table:table-cell office:value-type="string" calcext:value-type="string">
            <text:p>p*2-s15</text:p>
          </table:table-cell>
          <table:table-cell office:value-type="float" office:value="3" calcext:value-type="float">
            <text:p>3</text:p>
          </table:table-cell>
          <table:table-cell office:value-type="float" office:value="0.015098896" calcext:value-type="float">
            <text:p>0,015098896</text:p>
          </table:table-cell>
          <table:table-cell table:style-name="ce3" table:formula="of:=AVERAGE([.E96:.F96])" office:value-type="float" office:value="0.000139062404410451" calcext:value-type="float">
            <text:p>0,00013906240441</text:p>
          </table:table-cell>
          <table:table-cell table:style-name="ce3" office:value-type="float" office:value="0.000148124808820903" calcext:value-type="float">
            <text:p>0,000148124808821</text:p>
          </table:table-cell>
          <table:table-cell table:style-name="ce3" office:value-type="float" office:value="0.00013" calcext:value-type="float">
            <text:p>0,00013</text:p>
          </table:table-cell>
          <table:table-cell office:value-type="float" office:value="0" calcext:value-type="float">
            <text:p>0</text:p>
          </table:table-cell>
          <table:table-cell office:value-type="float" office:value="0.00021495833" calcext:value-type="float">
            <text:p>0,00021495833</text:p>
          </table:table-cell>
          <table:table-cell table:style-name="Default" office:value-type="float" office:value="0.000148337636" calcext:value-type="float">
            <text:p>0,000148337636</text:p>
          </table:table-cell>
          <table:table-cell table:style-name="Default" office:value-type="float" office:value="0.000185921254" calcext:value-type="float">
            <text:p>0,000185921254</text:p>
          </table:table-cell>
          <table:table-cell table:style-name="Default" office:value-type="float" office:value="0.000132646951" calcext:value-type="float">
            <text:p>0,000132646951</text:p>
          </table:table-cell>
          <table:table-cell office:value-type="float" office:value="0.000097948583" calcext:value-type="float">
            <text:p>9,79E-05</text:p>
          </table:table-cell>
          <table:table-cell table:style-name="Default" office:value-type="float" office:value="0.000120924855" calcext:value-type="float">
            <text:p>0,000120924855</text:p>
          </table:table-cell>
          <table:table-cell table:style-name="Default" office:value-type="float" office:value="0.000112128223" calcext:value-type="float">
            <text:p>0,000112128223</text:p>
          </table:table-cell>
          <table:table-cell office:value-type="float" office:value="0.0150993678174337" calcext:value-type="float">
            <text:p>0,015099367817434</text:p>
          </table:table-cell>
          <table:table-cell office:value-type="float" office:value="0.0150991710472655" calcext:value-type="float">
            <text:p>0,015099171047266</text:p>
          </table:table-cell>
          <table:table-cell office:value-type="float" office:value="0.0150990430258027" calcext:value-type="float">
            <text:p>0,015099043025803</text:p>
          </table:table-cell>
          <table:table-cell office:value-type="float" office:value="0.0150988912472771" calcext:value-type="float">
            <text:p>0,015098891247277</text:p>
          </table:table-cell>
          <table:table-cell office:value-type="float" office:value="0.0150987885162941" calcext:value-type="float">
            <text:p>0,015098788516294</text:p>
          </table:table-cell>
          <table:table-cell office:value-type="float" office:value="0.0150987163604517" calcext:value-type="float">
            <text:p>0,015098716360452</text:p>
          </table:table-cell>
          <table:table-cell office:value-type="float" office:value="0.0150986314239766" calcext:value-type="float">
            <text:p>0,015098631423977</text:p>
          </table:table-cell>
          <table:table-cell office:value-type="float" office:value="0.0150985561680985" calcext:value-type="float">
            <text:p>0,015098556168099</text:p>
          </table:table-cell>
        </table:table-row>
        <table:table-row table:style-name="ro1">
          <table:table-cell office:value-type="string" calcext:value-type="string">
            <text:p>p*3-s2</text:p>
          </table:table-cell>
          <table:table-cell office:value-type="float" office:value="1" calcext:value-type="float">
            <text:p>1</text:p>
          </table:table-cell>
          <table:table-cell office:value-type="float" office:value="0.015097653" calcext:value-type="float">
            <text:p>0,015097653</text:p>
          </table:table-cell>
          <table:table-cell table:formula="of:=AVERAGE([.E97:.F97])" office:value-type="float" office:value="-0.0000192657690622683" calcext:value-type="float">
            <text:p>-1,92657690622683E-05</text:p>
          </table:table-cell>
          <table:table-cell office:value-type="float" office:value="-0.0000185315381245366" calcext:value-type="float">
            <text:p>-1,85E-05</text:p>
          </table:table-cell>
          <table:table-cell office:value-type="float" office:value="-0.00002" calcext:value-type="float">
            <text:p>-2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05898607" calcext:value-type="float">
            <text:p>-5,90E-06</text:p>
          </table:table-cell>
          <table:table-cell office:value-type="float" office:value="-0.000047843889" calcext:value-type="float">
            <text:p>-4,78E-05</text:p>
          </table:table-cell>
          <table:table-cell office:value-type="float" office:value="0.000010390312" calcext:value-type="float">
            <text:p>1,04E-05</text:p>
          </table:table-cell>
          <table:table-cell office:value-type="float" office:value="-0.000025318691" calcext:value-type="float">
            <text:p>-2,53E-05</text:p>
          </table:table-cell>
          <table:table-cell office:value-type="float" office:value="-0.000037992227" calcext:value-type="float">
            <text:p>-3,80E-05</text:p>
          </table:table-cell>
          <table:table-cell office:value-type="float" office:value="-0.000016292829" calcext:value-type="float">
            <text:p>-1,63E-05</text:p>
          </table:table-cell>
          <table:table-cell office:value-type="float" office:value="-0.00000639844" calcext:value-type="float">
            <text:p>-6,40E-06</text:p>
          </table:table-cell>
          <table:table-cell office:value-type="float" office:value="0.015097598454023" calcext:value-type="float">
            <text:p>0,015097598454023</text:p>
          </table:table-cell>
          <table:table-cell office:value-type="float" office:value="0.0150976038529372" calcext:value-type="float">
            <text:p>0,015097603852937</text:p>
          </table:table-cell>
          <table:table-cell office:value-type="float" office:value="0.015097645140121" calcext:value-type="float">
            <text:p>0,015097645140121</text:p>
          </table:table-cell>
          <table:table-cell office:value-type="float" office:value="0.0150976366586392" calcext:value-type="float">
            <text:p>0,015097636658639</text:p>
          </table:table-cell>
          <table:table-cell office:value-type="float" office:value="0.0150976562656369" calcext:value-type="float">
            <text:p>0,015097656265637</text:p>
          </table:table-cell>
          <table:table-cell office:value-type="float" office:value="0.0150976842513883" calcext:value-type="float">
            <text:p>0,015097684251388</text:p>
          </table:table-cell>
          <table:table-cell office:value-type="float" office:value="0.0150976956945714" calcext:value-type="float">
            <text:p>0,015097695694571</text:p>
          </table:table-cell>
          <table:table-cell office:value-type="float" office:value="0.0150976999886881" calcext:value-type="float">
            <text:p>0,015097699988688</text:p>
          </table:table-cell>
        </table:table-row>
        <table:table-row table:style-name="ro1">
          <table:table-cell office:value-type="string" calcext:value-type="string">
            <text:p>p*3-s2</text:p>
          </table:table-cell>
          <table:table-cell office:value-type="float" office:value="1.5" calcext:value-type="float">
            <text:p>1,5</text:p>
          </table:table-cell>
          <table:table-cell office:value-type="float" office:value="0.014098536" calcext:value-type="float">
            <text:p>0,014098536</text:p>
          </table:table-cell>
          <table:table-cell table:formula="of:=AVERAGE([.E98:.F98])" office:value-type="float" office:value="0.0000926394992026252" calcext:value-type="float">
            <text:p>9,26394992026252E-05</text:p>
          </table:table-cell>
          <table:table-cell office:value-type="float" office:value="0.0000952789984052503" calcext:value-type="float">
            <text:p>9,53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" calcext:value-type="float">
            <text:p>0</text:p>
          </table:table-cell>
          <table:table-cell office:value-type="float" office:value="0.000142492002" calcext:value-type="float">
            <text:p>0,000142492002</text:p>
          </table:table-cell>
          <table:table-cell office:value-type="float" office:value="0.000083001348" calcext:value-type="float">
            <text:p>8,30E-05</text:p>
          </table:table-cell>
          <table:table-cell table:style-name="Default" office:value-type="float" office:value="0.000131630983" calcext:value-type="float">
            <text:p>0,000131630983</text:p>
          </table:table-cell>
          <table:table-cell office:value-type="float" office:value="0.00008288566" calcext:value-type="float">
            <text:p>8,29E-05</text:p>
          </table:table-cell>
          <table:table-cell office:value-type="float" office:value="0.000059752093" calcext:value-type="float">
            <text:p>5,98E-05</text:p>
          </table:table-cell>
          <table:table-cell office:value-type="float" office:value="0.000074479373" calcext:value-type="float">
            <text:p>7,45E-05</text:p>
          </table:table-cell>
          <table:table-cell office:value-type="float" office:value="0.000077522839" calcext:value-type="float">
            <text:p>7,75E-05</text:p>
          </table:table-cell>
          <table:table-cell office:value-type="float" office:value="0.0140988189465291" calcext:value-type="float">
            <text:p>0,014098818946529</text:p>
          </table:table-cell>
          <table:table-cell office:value-type="float" office:value="0.0140986971540734" calcext:value-type="float">
            <text:p>0,014098697154074</text:p>
          </table:table-cell>
          <table:table-cell office:value-type="float" office:value="0.0140986302668348" calcext:value-type="float">
            <text:p>0,014098630266835</text:p>
          </table:table-cell>
          <table:table-cell office:value-type="float" office:value="0.0140985299283473" calcext:value-type="float">
            <text:p>0,014098529928347</text:p>
          </table:table-cell>
          <table:table-cell office:value-type="float" office:value="0.0140984699888774" calcext:value-type="float">
            <text:p>0,014098469988877</text:p>
          </table:table-cell>
          <table:table-cell office:value-type="float" office:value="0.0140984288874646" calcext:value-type="float">
            <text:p>0,014098428887465</text:p>
          </table:table-cell>
          <table:table-cell office:value-type="float" office:value="0.0140983800395725" calcext:value-type="float">
            <text:p>0,014098380039573</text:p>
          </table:table-cell>
          <table:table-cell office:value-type="float" office:value="0.0140983314562602" calcext:value-type="float">
            <text:p>0,01409833145626</text:p>
          </table:table-cell>
        </table:table-row>
        <table:table-row table:style-name="ro1">
          <table:table-cell office:value-type="string" calcext:value-type="string">
            <text:p>p*3-s2</text:p>
          </table:table-cell>
          <table:table-cell office:value-type="float" office:value="2" calcext:value-type="float">
            <text:p>2</text:p>
          </table:table-cell>
          <table:table-cell office:value-type="float" office:value="0.015098435" calcext:value-type="float">
            <text:p>0,015098435</text:p>
          </table:table-cell>
          <table:table-cell table:formula="of:=AVERAGE([.E99:.F99])" office:value-type="float" office:value="0.0000832096523027342" calcext:value-type="float">
            <text:p>8,32096523027342E-05</text:p>
          </table:table-cell>
          <table:table-cell office:value-type="float" office:value="0.0000864193046054685" calcext:value-type="float">
            <text:p>8,64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" calcext:value-type="float">
            <text:p>0</text:p>
          </table:table-cell>
          <table:table-cell office:value-type="float" office:value="0.00013318497" calcext:value-type="float">
            <text:p>0,00013318497</text:p>
          </table:table-cell>
          <table:table-cell office:value-type="float" office:value="0.000075698822" calcext:value-type="float">
            <text:p>7,57E-05</text:p>
          </table:table-cell>
          <table:table-cell table:style-name="Default" office:value-type="float" office:value="0.000120934641" calcext:value-type="float">
            <text:p>0,000120934641</text:p>
          </table:table-cell>
          <table:table-cell office:value-type="float" office:value="0.000074206951" calcext:value-type="float">
            <text:p>7,42E-05</text:p>
          </table:table-cell>
          <table:table-cell office:value-type="float" office:value="0.000051837033" calcext:value-type="float">
            <text:p>5,18E-05</text:p>
          </table:table-cell>
          <table:table-cell office:value-type="float" office:value="0.000065637314" calcext:value-type="float">
            <text:p>6,56E-05</text:p>
          </table:table-cell>
          <table:table-cell office:value-type="float" office:value="0.000068240763" calcext:value-type="float">
            <text:p>6,82E-05</text:p>
          </table:table-cell>
          <table:table-cell office:value-type="float" office:value="0.0150987126657316" calcext:value-type="float">
            <text:p>0,015098712665732</text:p>
          </table:table-cell>
          <table:table-cell office:value-type="float" office:value="0.015098590754863" calcext:value-type="float">
            <text:p>0,015098590754863</text:p>
          </table:table-cell>
          <table:table-cell office:value-type="float" office:value="0.0150985254260507" calcext:value-type="float">
            <text:p>0,015098525426051</text:p>
          </table:table-cell>
          <table:table-cell office:value-type="float" office:value="0.0150984267031551" calcext:value-type="float">
            <text:p>0,015098426703155</text:p>
          </table:table-cell>
          <table:table-cell office:value-type="float" office:value="0.0150983692338361" calcext:value-type="float">
            <text:p>0,015098369233836</text:p>
          </table:table-cell>
          <table:table-cell office:value-type="float" office:value="0.0150983310480349" calcext:value-type="float">
            <text:p>0,015098331048035</text:p>
          </table:table-cell>
          <table:table-cell office:value-type="float" office:value="0.0150982849461234" calcext:value-type="float">
            <text:p>0,015098284946123</text:p>
          </table:table-cell>
          <table:table-cell office:value-type="float" office:value="0.0150982391467203" calcext:value-type="float">
            <text:p>0,01509823914672</text:p>
          </table:table-cell>
        </table:table-row>
        <table:table-row table:style-name="ro1">
          <table:table-cell office:value-type="string" calcext:value-type="string">
            <text:p>p*3-s2</text:p>
          </table:table-cell>
          <table:table-cell office:value-type="float" office:value="2.5" calcext:value-type="float">
            <text:p>2,5</text:p>
          </table:table-cell>
          <table:table-cell office:value-type="float" office:value="0.014922001" calcext:value-type="float">
            <text:p>0,014922001</text:p>
          </table:table-cell>
          <table:table-cell table:style-name="ce3" table:formula="of:=AVERAGE([.E100:.F100])" office:value-type="float" office:value="0.000169551556928069" calcext:value-type="float">
            <text:p>0,000169551556928</text:p>
          </table:table-cell>
          <table:table-cell table:style-name="ce3" office:value-type="float" office:value="0.000179103113856138" calcext:value-type="float">
            <text:p>0,000179103113856</text:p>
          </table:table-cell>
          <table:table-cell table:style-name="ce3" office:value-type="float" office:value="0.00016" calcext:value-type="float">
            <text:p>0,00016</text:p>
          </table:table-cell>
          <table:table-cell office:value-type="float" office:value="0" calcext:value-type="float">
            <text:p>0</text:p>
          </table:table-cell>
          <table:table-cell office:value-type="float" office:value="0.000255406071" calcext:value-type="float">
            <text:p>0,000255406071</text:p>
          </table:table-cell>
          <table:table-cell table:style-name="Default" office:value-type="float" office:value="0.000184188268" calcext:value-type="float">
            <text:p>0,000184188268</text:p>
          </table:table-cell>
          <table:table-cell table:style-name="Default" office:value-type="float" office:value="0.000218758458" calcext:value-type="float">
            <text:p>0,000218758458</text:p>
          </table:table-cell>
          <table:table-cell table:style-name="Default" office:value-type="float" office:value="0.000162084464" calcext:value-type="float">
            <text:p>0,000162084464</text:p>
          </table:table-cell>
          <table:table-cell table:style-name="Default" office:value-type="float" office:value="0.000131408851" calcext:value-type="float">
            <text:p>0,000131408851</text:p>
          </table:table-cell>
          <table:table-cell table:style-name="Default" office:value-type="float" office:value="0.000138440902" calcext:value-type="float">
            <text:p>0,000138440902</text:p>
          </table:table-cell>
          <table:table-cell table:style-name="Default" office:value-type="float" office:value="0.000134808103" calcext:value-type="float">
            <text:p>0,000134808103</text:p>
          </table:table-cell>
          <table:table-cell office:value-type="float" office:value="0.0149225645950083" calcext:value-type="float">
            <text:p>0,014922564595008</text:p>
          </table:table-cell>
          <table:table-cell office:value-type="float" office:value="0.0149223335373516" calcext:value-type="float">
            <text:p>0,014922333537352</text:p>
          </table:table-cell>
          <table:table-cell office:value-type="float" office:value="0.0149221764372057" calcext:value-type="float">
            <text:p>0,014922176437206</text:p>
          </table:table-cell>
          <table:table-cell office:value-type="float" office:value="0.0149219999437906" calcext:value-type="float">
            <text:p>0,014921999943791</text:p>
          </table:table-cell>
          <table:table-cell office:value-type="float" office:value="0.0149218758850952" calcext:value-type="float">
            <text:p>0,014921875885095</text:p>
          </table:table-cell>
          <table:table-cell office:value-type="float" office:value="0.0149217802144001" calcext:value-type="float">
            <text:p>0,0149217802144</text:p>
          </table:table-cell>
          <table:table-cell office:value-type="float" office:value="0.0149216841143724" calcext:value-type="float">
            <text:p>0,014921684114373</text:p>
          </table:table-cell>
          <table:table-cell office:value-type="float" office:value="0.0149215946970779" calcext:value-type="float">
            <text:p>0,014921594697078</text:p>
          </table:table-cell>
        </table:table-row>
        <table:table-row table:style-name="ro1">
          <table:table-cell office:value-type="string" calcext:value-type="string">
            <text:p>p*3-s2</text:p>
          </table:table-cell>
          <table:table-cell office:value-type="float" office:value="3" calcext:value-type="float">
            <text:p>3</text:p>
          </table:table-cell>
          <table:table-cell office:value-type="float" office:value="0.015099562" calcext:value-type="float">
            <text:p>0,015099562</text:p>
          </table:table-cell>
          <table:table-cell table:style-name="ce3" table:formula="of:=AVERAGE([.E101:.F101])" office:value-type="float" office:value="0.000223738425357039" calcext:value-type="float">
            <text:p>0,000223738425357</text:p>
          </table:table-cell>
          <table:table-cell table:style-name="ce3" office:value-type="float" office:value="0.000237476850714078" calcext:value-type="float">
            <text:p>0,000237476850714</text:p>
          </table:table-cell>
          <table:table-cell table:style-name="ce3" office:value-type="float" office:value="0.00021" calcext:value-type="float">
            <text:p>0,00021</text:p>
          </table:table-cell>
          <table:table-cell office:value-type="float" office:value="0" calcext:value-type="float">
            <text:p>0</text:p>
          </table:table-cell>
          <table:table-cell office:value-type="float" office:value="0.000333374395" calcext:value-type="float">
            <text:p>0,000333374395</text:p>
          </table:table-cell>
          <table:table-cell table:style-name="Default" office:value-type="float" office:value="0.000253527261" calcext:value-type="float">
            <text:p>0,000253527261</text:p>
          </table:table-cell>
          <table:table-cell table:style-name="Default" office:value-type="float" office:value="0.000280017101" calcext:value-type="float">
            <text:p>0,000280017101</text:p>
          </table:table-cell>
          <table:table-cell table:style-name="Default" office:value-type="float" office:value="0.00021724016" calcext:value-type="float">
            <text:p>0,00021724016</text:p>
          </table:table-cell>
          <table:table-cell table:style-name="Default" office:value-type="float" office:value="0.000174573232" calcext:value-type="float">
            <text:p>0,000174573232</text:p>
          </table:table-cell>
          <table:table-cell table:style-name="Default" office:value-type="float" office:value="0.000190689044" calcext:value-type="float">
            <text:p>0,000190689044</text:p>
          </table:table-cell>
          <table:table-cell table:style-name="Default" office:value-type="float" office:value="0.000175667207" calcext:value-type="float">
            <text:p>0,000175667207</text:p>
          </table:table-cell>
          <table:table-cell office:value-type="float" office:value="0.015100316562906" calcext:value-type="float">
            <text:p>0,015100316562906</text:p>
          </table:table-cell>
          <table:table-cell office:value-type="float" office:value="0.0151000113780727" calcext:value-type="float">
            <text:p>0,015100011378073</text:p>
          </table:table-cell>
          <table:table-cell office:value-type="float" office:value="0.0150997925621298" calcext:value-type="float">
            <text:p>0,01509979256213</text:p>
          </table:table-cell>
          <table:table-cell office:value-type="float" office:value="0.0150995639568275" calcext:value-type="float">
            <text:p>0,015099563956828</text:p>
          </table:table-cell>
          <table:table-cell office:value-type="float" office:value="0.0150993957038752" calcext:value-type="float">
            <text:p>0,015099395703875</text:p>
          </table:table-cell>
          <table:table-cell office:value-type="float" office:value="0.0150992670959747" calcext:value-type="float">
            <text:p>0,015099267095975</text:p>
          </table:table-cell>
          <table:table-cell office:value-type="float" office:value="0.015099133153125" calcext:value-type="float">
            <text:p>0,015099133153125</text:p>
          </table:table-cell>
          <table:table-cell office:value-type="float" office:value="0.015099015248728" calcext:value-type="float">
            <text:p>0,015099015248728</text:p>
          </table:table-cell>
        </table:table-row>
        <table:table-row table:style-name="ro1">
          <table:table-cell office:value-type="string" calcext:value-type="string">
            <text:p>p*cos-s25</text:p>
          </table:table-cell>
          <table:table-cell office:value-type="float" office:value="1" calcext:value-type="float">
            <text:p>1</text:p>
          </table:table-cell>
          <table:table-cell office:value-type="float" office:value="0.015097916" calcext:value-type="float">
            <text:p>0,015097916</text:p>
          </table:table-cell>
          <table:table-cell table:formula="of:=AVERAGE([.E102:.F102])" office:value-type="float" office:value="0.0000184233949283109" calcext:value-type="float">
            <text:p>1,84233949283109E-05</text:p>
          </table:table-cell>
          <table:table-cell office:value-type="float" office:value="0.0000168467898566219" calcext:value-type="float">
            <text:p>1,68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4097401" calcext:value-type="float">
            <text:p>4,10E-05</text:p>
          </table:table-cell>
          <table:table-cell office:value-type="float" office:value="-0.000006197884" calcext:value-type="float">
            <text:p>-6,20E-06</text:p>
          </table:table-cell>
          <table:table-cell office:value-type="float" office:value="0.000047658826" calcext:value-type="float">
            <text:p>4,77E-05</text:p>
          </table:table-cell>
          <table:table-cell office:value-type="float" office:value="0.000008249915" calcext:value-type="float">
            <text:p>8,25E-06</text:p>
          </table:table-cell>
          <table:table-cell office:value-type="float" office:value="-0.000007710915" calcext:value-type="float">
            <text:p>-7,71E-06</text:p>
          </table:table-cell>
          <table:table-cell office:value-type="float" office:value="0.000011310485" calcext:value-type="float">
            <text:p>1,13E-05</text:p>
          </table:table-cell>
          <table:table-cell office:value-type="float" office:value="0.000018764771" calcext:value-type="float">
            <text:p>1,88E-05</text:p>
          </table:table-cell>
          <table:table-cell office:value-type="float" office:value="0.0150979740481502" calcext:value-type="float">
            <text:p>0,01509797404815</text:p>
          </table:table-cell>
          <table:table-cell office:value-type="float" office:value="0.015097936544318" calcext:value-type="float">
            <text:p>0,015097936544318</text:p>
          </table:table-cell>
          <table:table-cell office:value-type="float" office:value="0.015097941892932" calcext:value-type="float">
            <text:p>0,015097941892932</text:p>
          </table:table-cell>
          <table:table-cell office:value-type="float" office:value="0.0150979029889027" calcext:value-type="float">
            <text:p>0,015097902988903</text:p>
          </table:table-cell>
          <table:table-cell office:value-type="float" office:value="0.0150978965999949" calcext:value-type="float">
            <text:p>0,015097896599995</text:p>
          </table:table-cell>
          <table:table-cell office:value-type="float" office:value="0.0150979022800785" calcext:value-type="float">
            <text:p>0,015097902280079</text:p>
          </table:table-cell>
          <table:table-cell office:value-type="float" office:value="0.0150978943361085" calcext:value-type="float">
            <text:p>0,015097894336109</text:p>
          </table:table-cell>
          <table:table-cell office:value-type="float" office:value="0.0150978817425505" calcext:value-type="float">
            <text:p>0,015097881742551</text:p>
          </table:table-cell>
        </table:table-row>
        <table:table-row table:style-name="ro1">
          <table:table-cell office:value-type="string" calcext:value-type="string">
            <text:p>p*cos-s25</text:p>
          </table:table-cell>
          <table:table-cell office:value-type="float" office:value="1.5" calcext:value-type="float">
            <text:p>1,5</text:p>
          </table:table-cell>
          <table:table-cell office:value-type="float" office:value="0.015098321" calcext:value-type="float">
            <text:p>0,015098321</text:p>
          </table:table-cell>
          <table:table-cell table:formula="of:=AVERAGE([.E103:.F103])" office:value-type="float" office:value="0.0000655802730211876" calcext:value-type="float">
            <text:p>6,55802730211876E-05</text:p>
          </table:table-cell>
          <table:table-cell office:value-type="float" office:value="0.0000711605460423751" calcext:value-type="float">
            <text:p>7,12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0.000112964438" calcext:value-type="float">
            <text:p>0,000112964438</text:p>
          </table:table-cell>
          <table:table-cell office:value-type="float" office:value="0.000057736994" calcext:value-type="float">
            <text:p>5,77E-05</text:p>
          </table:table-cell>
          <table:table-cell table:style-name="Default" office:value-type="float" office:value="0.000104863998" calcext:value-type="float">
            <text:p>0,000104863998</text:p>
          </table:table-cell>
          <table:table-cell office:value-type="float" office:value="0.000059754247" calcext:value-type="float">
            <text:p>5,98E-05</text:p>
          </table:table-cell>
          <table:table-cell office:value-type="float" office:value="0.000038760151" calcext:value-type="float">
            <text:p>3,88E-05</text:p>
          </table:table-cell>
          <table:table-cell office:value-type="float" office:value="0.000053723216" calcext:value-type="float">
            <text:p>5,37E-05</text:p>
          </table:table-cell>
          <table:table-cell office:value-type="float" office:value="0.000057387053" calcext:value-type="float">
            <text:p>5,74E-05</text:p>
          </table:table-cell>
          <table:table-cell office:value-type="float" office:value="0.015098550661442" calcext:value-type="float">
            <text:p>0,015098550661442</text:p>
          </table:table-cell>
          <table:table-cell office:value-type="float" office:value="0.0150984472604837" calcext:value-type="float">
            <text:p>0,015098447260484</text:p>
          </table:table-cell>
          <table:table-cell office:value-type="float" office:value="0.0150983974333497" calcext:value-type="float">
            <text:p>0,01509839743335</text:p>
          </table:table-cell>
          <table:table-cell office:value-type="float" office:value="0.0150983118301335" calcext:value-type="float">
            <text:p>0,015098311830134</text:p>
          </table:table-cell>
          <table:table-cell office:value-type="float" office:value="0.0150982655539969" calcext:value-type="float">
            <text:p>0,015098265553997</text:p>
          </table:table-cell>
          <table:table-cell office:value-type="float" office:value="0.0150982370014809" calcext:value-type="float">
            <text:p>0,015098237001481</text:p>
          </table:table-cell>
          <table:table-cell office:value-type="float" office:value="0.0150981992679411" calcext:value-type="float">
            <text:p>0,015098199267941</text:p>
          </table:table-cell>
          <table:table-cell office:value-type="float" office:value="0.0150981607531534" calcext:value-type="float">
            <text:p>0,015098160753154</text:p>
          </table:table-cell>
        </table:table-row>
        <table:table-row table:style-name="ro1">
          <table:table-cell office:value-type="string" calcext:value-type="string">
            <text:p>p*cos-s25</text:p>
          </table:table-cell>
          <table:table-cell office:value-type="float" office:value="2" calcext:value-type="float">
            <text:p>2</text:p>
          </table:table-cell>
          <table:table-cell office:value-type="float" office:value="0.015099021" calcext:value-type="float">
            <text:p>0,015099021</text:p>
          </table:table-cell>
          <table:table-cell table:style-name="ce3" table:formula="of:=AVERAGE([.E104:.F104])" office:value-type="float" office:value="0.000152432525917937" calcext:value-type="float">
            <text:p>0,000152432525918</text:p>
          </table:table-cell>
          <table:table-cell table:style-name="ce3" office:value-type="float" office:value="0.000164865051835874" calcext:value-type="float">
            <text:p>0,000164865051836</text:p>
          </table:table-cell>
          <table:table-cell table:style-name="ce3" office:value-type="float" office:value="0.00014" calcext:value-type="float">
            <text:p>0,00014</text:p>
          </table:table-cell>
          <table:table-cell office:value-type="float" office:value="0" calcext:value-type="float">
            <text:p>0</text:p>
          </table:table-cell>
          <table:table-cell office:value-type="float" office:value="0.000237141275" calcext:value-type="float">
            <text:p>0,000237141275</text:p>
          </table:table-cell>
          <table:table-cell table:style-name="Default" office:value-type="float" office:value="0.000168043955" calcext:value-type="float">
            <text:p>0,000168043955</text:p>
          </table:table-cell>
          <table:table-cell table:style-name="Default" office:value-type="float" office:value="0.000203551758" calcext:value-type="float">
            <text:p>0,000203551758</text:p>
          </table:table-cell>
          <table:table-cell table:style-name="Default" office:value-type="float" office:value="0.000148504697" calcext:value-type="float">
            <text:p>0,000148504697</text:p>
          </table:table-cell>
          <table:table-cell table:style-name="Default" office:value-type="float" office:value="0.000112298307" calcext:value-type="float">
            <text:p>0,000112298307</text:p>
          </table:table-cell>
          <table:table-cell table:style-name="Default" office:value-type="float" office:value="0.000133990819" calcext:value-type="float">
            <text:p>0,000133990819</text:p>
          </table:table-cell>
          <table:table-cell table:style-name="Default" office:value-type="float" office:value="0.000124036164" calcext:value-type="float">
            <text:p>0,000124036164</text:p>
          </table:table-cell>
          <table:table-cell office:value-type="float" office:value="0.0150995455634859" calcext:value-type="float">
            <text:p>0,015099545563486</text:p>
          </table:table-cell>
          <table:table-cell office:value-type="float" office:value="0.0150993284849174" calcext:value-type="float">
            <text:p>0,015099328484917</text:p>
          </table:table-cell>
          <table:table-cell office:value-type="float" office:value="0.0150991834546627" calcext:value-type="float">
            <text:p>0,015099183454663</text:p>
          </table:table-cell>
          <table:table-cell office:value-type="float" office:value="0.0150990172818466" calcext:value-type="float">
            <text:p>0,015099017281847</text:p>
          </table:table-cell>
          <table:table-cell office:value-type="float" office:value="0.0150989022686138" calcext:value-type="float">
            <text:p>0,015098902268614</text:p>
          </table:table-cell>
          <table:table-cell office:value-type="float" office:value="0.0150988195411575" calcext:value-type="float">
            <text:p>0,015098819541158</text:p>
          </table:table-cell>
          <table:table-cell office:value-type="float" office:value="0.0150987254266587" calcext:value-type="float">
            <text:p>0,015098725426659</text:p>
          </table:table-cell>
          <table:table-cell office:value-type="float" office:value="0.0150986421781615" calcext:value-type="float">
            <text:p>0,015098642178162</text:p>
          </table:table-cell>
        </table:table-row>
        <table:table-row table:style-name="ro1">
          <table:table-cell office:value-type="string" calcext:value-type="string">
            <text:p>p*cos-s25</text:p>
          </table:table-cell>
          <table:table-cell office:value-type="float" office:value="2.5" calcext:value-type="float">
            <text:p>2,5</text:p>
          </table:table-cell>
          <table:table-cell office:value-type="float" office:value="0.015099835" calcext:value-type="float">
            <text:p>0,015099835</text:p>
          </table:table-cell>
          <table:table-cell table:style-name="ce3" table:formula="of:=AVERAGE([.E105:.F105])" office:value-type="float" office:value="0.0002570540713342" calcext:value-type="float">
            <text:p>0,000257054071334</text:p>
          </table:table-cell>
          <table:table-cell table:style-name="ce3" office:value-type="float" office:value="0.000274108142668401" calcext:value-type="float">
            <text:p>0,000274108142668</text:p>
          </table:table-cell>
          <table:table-cell table:style-name="ce3" office:value-type="float" office:value="0.00024" calcext:value-type="float">
            <text:p>0,00024</text:p>
          </table:table-cell>
          <table:table-cell office:value-type="float" office:value="0" calcext:value-type="float">
            <text:p>0</text:p>
          </table:table-cell>
          <table:table-cell office:value-type="float" office:value="0.000381913175" calcext:value-type="float">
            <text:p>0,000381913175</text:p>
          </table:table-cell>
          <table:table-cell table:style-name="Default" office:value-type="float" office:value="0.000296653919" calcext:value-type="float">
            <text:p>0,000296653919</text:p>
          </table:table-cell>
          <table:table-cell table:style-name="Default" office:value-type="float" office:value="0.000318592006" calcext:value-type="float">
            <text:p>0,000318592006</text:p>
          </table:table-cell>
          <table:table-cell table:style-name="Default" office:value-type="float" office:value="0.000251934785" calcext:value-type="float">
            <text:p>0,000251934785</text:p>
          </table:table-cell>
          <table:table-cell table:style-name="Default" office:value-type="float" office:value="0.000205987206" calcext:value-type="float">
            <text:p>0,000205987206</text:p>
          </table:table-cell>
          <table:table-cell table:style-name="Default" office:value-type="float" office:value="0.000219277595" calcext:value-type="float">
            <text:p>0,000219277595</text:p>
          </table:table-cell>
          <table:table-cell table:style-name="Default" office:value-type="float" office:value="0.000201720803" calcext:value-type="float">
            <text:p>0,000201720803</text:p>
          </table:table-cell>
          <table:table-cell office:value-type="float" office:value="0.0151007055440879" calcext:value-type="float">
            <text:p>0,015100705544088</text:p>
          </table:table-cell>
          <table:table-cell office:value-type="float" office:value="0.0151003559163386" calcext:value-type="float">
            <text:p>0,015100355916339</text:p>
          </table:table-cell>
          <table:table-cell office:value-type="float" office:value="0.0151000998728354" calcext:value-type="float">
            <text:p>0,015100099872835</text:p>
          </table:table-cell>
          <table:table-cell office:value-type="float" office:value="0.0150998397700495" calcext:value-type="float">
            <text:p>0,01509983977005</text:p>
          </table:table-cell>
          <table:table-cell office:value-type="float" office:value="0.0150996446426481" calcext:value-type="float">
            <text:p>0,015099644642648</text:p>
          </table:table-cell>
          <table:table-cell office:value-type="float" office:value="0.0150994928897232" calcext:value-type="float">
            <text:p>0,015099492889723</text:p>
          </table:table-cell>
          <table:table-cell office:value-type="float" office:value="0.0150993388636448" calcext:value-type="float">
            <text:p>0,015099338863645</text:p>
          </table:table-cell>
          <table:table-cell office:value-type="float" office:value="0.0150992034708168" calcext:value-type="float">
            <text:p>0,015099203470817</text:p>
          </table:table-cell>
        </table:table-row>
        <table:table-row table:style-name="ro1">
          <table:table-cell office:value-type="string" calcext:value-type="string">
            <text:p>p*cos-s25</text:p>
          </table:table-cell>
          <table:table-cell office:value-type="float" office:value="3" calcext:value-type="float">
            <text:p>3</text:p>
          </table:table-cell>
          <table:table-cell office:value-type="float" office:value="0.015100838" calcext:value-type="float">
            <text:p>0,015100838</text:p>
          </table:table-cell>
          <table:table-cell table:style-name="ce3" table:formula="of:=AVERAGE([.E106:.F106])" office:value-type="float" office:value="0.000384289879267081" calcext:value-type="float">
            <text:p>0,000384289879267</text:p>
          </table:table-cell>
          <table:table-cell table:style-name="ce3" office:value-type="float" office:value="0.000408579758534162" calcext:value-type="float">
            <text:p>0,000408579758534</text:p>
          </table:table-cell>
          <table:table-cell table:style-name="ce3" office:value-type="float" office:value="0.00036" calcext:value-type="float">
            <text:p>0,00036</text:p>
          </table:table-cell>
          <table:table-cell office:value-type="float" office:value="0" calcext:value-type="float">
            <text:p>0</text:p>
          </table:table-cell>
          <table:table-cell office:value-type="float" office:value="0.000560108137" calcext:value-type="float">
            <text:p>0,000560108137</text:p>
          </table:table-cell>
          <table:table-cell table:style-name="Default" office:value-type="float" office:value="0.000454966736" calcext:value-type="float">
            <text:p>0,000454966736</text:p>
          </table:table-cell>
          <table:table-cell table:style-name="Default" office:value-type="float" office:value="0.00046019477" calcext:value-type="float">
            <text:p>0,00046019477</text:p>
          </table:table-cell>
          <table:table-cell table:style-name="Default" office:value-type="float" office:value="0.000379258442" calcext:value-type="float">
            <text:p>0,000379258442</text:p>
          </table:table-cell>
          <table:table-cell table:style-name="Default" office:value-type="float" office:value="0.000321331435" calcext:value-type="float">
            <text:p>0,000321331435</text:p>
          </table:table-cell>
          <table:table-cell table:style-name="Default" office:value-type="float" office:value="0.000324244384" calcext:value-type="float">
            <text:p>0,000324244384</text:p>
          </table:table-cell>
          <table:table-cell table:style-name="Default" office:value-type="float" office:value="0.000297351166" calcext:value-type="float">
            <text:p>0,000297351166</text:p>
          </table:table-cell>
          <table:table-cell office:value-type="float" office:value="0.0151021335854242" calcext:value-type="float">
            <text:p>0,015102133585424</text:p>
          </table:table-cell>
          <table:table-cell office:value-type="float" office:value="0.0151016207808883" calcext:value-type="float">
            <text:p>0,015101620780888</text:p>
          </table:table-cell>
          <table:table-cell office:value-type="float" office:value="0.0151012280656735" calcext:value-type="float">
            <text:p>0,015101228065674</text:p>
          </table:table-cell>
          <table:table-cell office:value-type="float" office:value="0.0151008523298601" calcext:value-type="float">
            <text:p>0,01510085232986</text:p>
          </table:table-cell>
          <table:table-cell office:value-type="float" office:value="0.0151005585695718" calcext:value-type="float">
            <text:p>0,015100558569572</text:p>
          </table:table-cell>
          <table:table-cell office:value-type="float" office:value="0.0151003218276871" calcext:value-type="float">
            <text:p>0,015100321827687</text:p>
          </table:table-cell>
          <table:table-cell office:value-type="float" office:value="0.015100094058358" calcext:value-type="float">
            <text:p>0,015100094058358</text:p>
          </table:table-cell>
          <table:table-cell office:value-type="float" office:value="0.0150998944699039" calcext:value-type="float">
            <text:p>0,015099894469904</text:p>
          </table:table-cell>
        </table:table-row>
        <table:table-row table:style-name="ro1">
          <table:table-cell office:value-type="string" calcext:value-type="string">
            <text:p>p3-s15</text:p>
          </table:table-cell>
          <table:table-cell office:value-type="float" office:value="1" calcext:value-type="float">
            <text:p>1</text:p>
          </table:table-cell>
          <table:table-cell office:value-type="float" office:value="0.01509769" calcext:value-type="float">
            <text:p>0,01509769</text:p>
          </table:table-cell>
          <table:table-cell table:formula="of:=AVERAGE([.E107:.F107])" office:value-type="float" office:value="-0.0000117441879980442" calcext:value-type="float">
            <text:p>-1,17441879980442E-05</text:p>
          </table:table-cell>
          <table:table-cell office:value-type="float" office:value="-0.0000134883759960885" calcext:value-type="float">
            <text:p>-1,35E-05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00772453" calcext:value-type="float">
            <text:p>7,72E-07</text:p>
          </table:table-cell>
          <table:table-cell office:value-type="float" office:value="-0.00004190612" calcext:value-type="float">
            <text:p>-4,19E-05</text:p>
          </table:table-cell>
          <table:table-cell office:value-type="float" office:value="0.000015699453" calcext:value-type="float">
            <text:p>1,57E-05</text:p>
          </table:table-cell>
          <table:table-cell office:value-type="float" office:value="-0.00002055939" calcext:value-type="float">
            <text:p>-2,06E-05</text:p>
          </table:table-cell>
          <table:table-cell office:value-type="float" office:value="-0.000033630827" calcext:value-type="float">
            <text:p>-3,36E-05</text:p>
          </table:table-cell>
          <table:table-cell office:value-type="float" office:value="-0.000012376396" calcext:value-type="float">
            <text:p>-1,24E-05</text:p>
          </table:table-cell>
          <table:table-cell office:value-type="float" office:value="-0.000002794294" calcext:value-type="float">
            <text:p>-2,79E-06</text:p>
          </table:table-cell>
          <table:table-cell office:value-type="float" office:value="0.0150976520065195" calcext:value-type="float">
            <text:p>0,01509765200652</text:p>
          </table:table-cell>
          <table:table-cell office:value-type="float" office:value="0.0150976512995015" calcext:value-type="float">
            <text:p>0,015097651299502</text:p>
          </table:table-cell>
          <table:table-cell office:value-type="float" office:value="0.0150976874627583" calcext:value-type="float">
            <text:p>0,015097687462758</text:p>
          </table:table-cell>
          <table:table-cell office:value-type="float" office:value="0.0150976746474569" calcext:value-type="float">
            <text:p>0,015097674647457</text:p>
          </table:table-cell>
          <table:table-cell office:value-type="float" office:value="0.015097690568852" calcext:value-type="float">
            <text:p>0,015097690568852</text:p>
          </table:table-cell>
          <table:table-cell office:value-type="float" office:value="0.0150977153419717" calcext:value-type="float">
            <text:p>0,015097715341972</text:p>
          </table:table-cell>
          <table:table-cell office:value-type="float" office:value="0.0150977240344859" calcext:value-type="float">
            <text:p>0,015097724034486</text:p>
          </table:table-cell>
          <table:table-cell office:value-type="float" office:value="0.0150977259097938" calcext:value-type="float">
            <text:p>0,015097725909794</text:p>
          </table:table-cell>
        </table:table-row>
        <table:table-row table:style-name="ro1">
          <table:table-cell office:value-type="string" calcext:value-type="string">
            <text:p>p3-s15</text:p>
          </table:table-cell>
          <table:table-cell office:value-type="float" office:value="1.5" calcext:value-type="float">
            <text:p>1,5</text:p>
          </table:table-cell>
          <table:table-cell office:value-type="float" office:value="0.019515986" calcext:value-type="float">
            <text:p>0,019515986</text:p>
          </table:table-cell>
          <table:table-cell table:formula="of:=AVERAGE([.E108:.F108])" office:value-type="float" office:value="-0.0000674375426293187" calcext:value-type="float">
            <text:p>-6,74375426293187E-05</text:p>
          </table:table-cell>
          <table:table-cell office:value-type="float" office:value="-0.0000748750852586373" calcext:value-type="float">
            <text:p>-7,49E-05</text:p>
          </table:table-cell>
          <table:table-cell office:value-type="float" office:value="-0.00006" calcext:value-type="float">
            <text:p>-6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0.000083868573" calcext:value-type="float">
            <text:p>-8,39E-05</text:p>
          </table:table-cell>
          <table:table-cell table:style-name="Default" office:value-type="float" office:value="-0.000109496189" calcext:value-type="float">
            <text:p>-0,000109496189</text:p>
          </table:table-cell>
          <table:table-cell office:value-type="float" office:value="-0.000054331053" calcext:value-type="float">
            <text:p>-5,43E-05</text:p>
          </table:table-cell>
          <table:table-cell office:value-type="float" office:value="-0.000077296805" calcext:value-type="float">
            <text:p>-7,73E-05</text:p>
          </table:table-cell>
          <table:table-cell office:value-type="float" office:value="-0.000087971393" calcext:value-type="float">
            <text:p>-8,80E-05</text:p>
          </table:table-cell>
          <table:table-cell office:value-type="float" office:value="-0.000054014223" calcext:value-type="float">
            <text:p>-5,40E-05</text:p>
          </table:table-cell>
          <table:table-cell office:value-type="float" office:value="-0.000047742377" calcext:value-type="float">
            <text:p>-4,77E-05</text:p>
          </table:table-cell>
          <table:table-cell office:value-type="float" office:value="0.0195156842310714" calcext:value-type="float">
            <text:p>0,019515684231071</text:p>
          </table:table-cell>
          <table:table-cell office:value-type="float" office:value="0.0195157834588299" calcext:value-type="float">
            <text:p>0,01951578345883</text:p>
          </table:table-cell>
          <table:table-cell office:value-type="float" office:value="0.0195159056012499" calcext:value-type="float">
            <text:p>0,01951590560125</text:p>
          </table:table-cell>
          <table:table-cell office:value-type="float" office:value="0.0195159629298742" calcext:value-type="float">
            <text:p>0,019515962929874</text:p>
          </table:table-cell>
          <table:table-cell office:value-type="float" office:value="0.0195160403070689" calcext:value-type="float">
            <text:p>0,019516040307069</text:p>
          </table:table-cell>
          <table:table-cell office:value-type="float" office:value="0.0195161240728004" calcext:value-type="float">
            <text:p>0,019516124072801</text:p>
          </table:table-cell>
          <table:table-cell office:value-type="float" office:value="0.0195161731118561" calcext:value-type="float">
            <text:p>0,019516173111856</text:p>
          </table:table-cell>
          <table:table-cell office:value-type="float" office:value="0.0195162145297629" calcext:value-type="float">
            <text:p>0,019516214529763</text:p>
          </table:table-cell>
        </table:table-row>
        <table:table-row table:style-name="ro1">
          <table:table-cell office:value-type="string" calcext:value-type="string">
            <text:p>p3-s15</text:p>
          </table:table-cell>
          <table:table-cell office:value-type="float" office:value="2" calcext:value-type="float">
            <text:p>2</text:p>
          </table:table-cell>
          <table:table-cell office:value-type="float" office:value="0.015098163" calcext:value-type="float">
            <text:p>0,015098163</text:p>
          </table:table-cell>
          <table:table-cell table:formula="of:=AVERAGE([.E109:.F109])" office:value-type="float" office:value="0.0000449447764956976" calcext:value-type="float">
            <text:p>4,49447764956976E-05</text:p>
          </table:table-cell>
          <table:table-cell office:value-type="float" office:value="0.0000498895529913952" calcext:value-type="float">
            <text:p>4,99E-0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8478143" calcext:value-type="float">
            <text:p>8,48E-05</text:p>
          </table:table-cell>
          <table:table-cell office:value-type="float" office:value="0.000032697284" calcext:value-type="float">
            <text:p>3,27E-05</text:p>
          </table:table-cell>
          <table:table-cell office:value-type="float" office:value="0.000082460248" calcext:value-type="float">
            <text:p>8,25E-05</text:p>
          </table:table-cell>
          <table:table-cell office:value-type="float" office:value="0.000039590596" calcext:value-type="float">
            <text:p>3,96E-05</text:p>
          </table:table-cell>
          <table:table-cell office:value-type="float" office:value="0.000020536058" calcext:value-type="float">
            <text:p>2,05E-05</text:p>
          </table:table-cell>
          <table:table-cell office:value-type="float" office:value="0.000037126836" calcext:value-type="float">
            <text:p>3,71E-05</text:p>
          </table:table-cell>
          <table:table-cell office:value-type="float" office:value="0.000042252513" calcext:value-type="float">
            <text:p>4,23E-05</text:p>
          </table:table-cell>
          <table:table-cell office:value-type="float" office:value="0.0150983248254024" calcext:value-type="float">
            <text:p>0,015098324825402</text:p>
          </table:table-cell>
          <table:table-cell office:value-type="float" office:value="0.0150982472225961" calcext:value-type="float">
            <text:p>0,015098247222596</text:p>
          </table:table-cell>
          <table:table-cell office:value-type="float" office:value="0.0150982190051327" calcext:value-type="float">
            <text:p>0,015098219005133</text:p>
          </table:table-cell>
          <table:table-cell office:value-type="float" office:value="0.0150981516914362" calcext:value-type="float">
            <text:p>0,015098151691436</text:p>
          </table:table-cell>
          <table:table-cell office:value-type="float" office:value="0.0150981210311662" calcext:value-type="float">
            <text:p>0,015098121031166</text:p>
          </table:table-cell>
          <table:table-cell office:value-type="float" office:value="0.0150981059034962" calcext:value-type="float">
            <text:p>0,015098105903496</text:p>
          </table:table-cell>
          <table:table-cell office:value-type="float" office:value="0.015098079826961" calcext:value-type="float">
            <text:p>0,015098079826961</text:p>
          </table:table-cell>
          <table:table-cell office:value-type="float" office:value="0.0150980514697942" calcext:value-type="float">
            <text:p>0,015098051469794</text:p>
          </table:table-cell>
        </table:table-row>
        <table:table-row table:style-name="ro1">
          <table:table-cell office:value-type="string" calcext:value-type="string">
            <text:p>p3-s15</text:p>
          </table:table-cell>
          <table:table-cell office:value-type="float" office:value="2.5" calcext:value-type="float">
            <text:p>2,5</text:p>
          </table:table-cell>
          <table:table-cell office:value-type="float" office:value="0.013808322" calcext:value-type="float">
            <text:p>0,013808322</text:p>
          </table:table-cell>
          <table:table-cell table:style-name="ce3" table:formula="of:=AVERAGE([.E110:.F110])" office:value-type="float" office:value="0.000280250418985073" calcext:value-type="float">
            <text:p>0,000280250418985</text:p>
          </table:table-cell>
          <table:table-cell table:style-name="ce3" office:value-type="float" office:value="0.000300500837970146" calcext:value-type="float">
            <text:p>0,00030050083797</text:p>
          </table:table-cell>
          <table:table-cell table:style-name="ce3" office:value-type="float" office:value="0.00026" calcext:value-type="float">
            <text:p>0,00026</text:p>
          </table:table-cell>
          <table:table-cell office:value-type="float" office:value="0" calcext:value-type="float">
            <text:p>0</text:p>
          </table:table-cell>
          <table:table-cell office:value-type="float" office:value="0.000414656398" calcext:value-type="float">
            <text:p>0,000414656398</text:p>
          </table:table-cell>
          <table:table-cell table:style-name="Default" office:value-type="float" office:value="0.000329208992" calcext:value-type="float">
            <text:p>0,000329208992</text:p>
          </table:table-cell>
          <table:table-cell table:style-name="Default" office:value-type="float" office:value="0.000355070729" calcext:value-type="float">
            <text:p>0,000355070729</text:p>
          </table:table-cell>
          <table:table-cell table:style-name="Default" office:value-type="float" office:value="0.000278236721" calcext:value-type="float">
            <text:p>0,000278236721</text:p>
          </table:table-cell>
          <table:table-cell table:style-name="Default" office:value-type="float" office:value="0.000231674133" calcext:value-type="float">
            <text:p>0,000231674133</text:p>
          </table:table-cell>
          <table:table-cell table:style-name="Default" office:value-type="float" office:value="0.000228747018" calcext:value-type="float">
            <text:p>0,000228747018</text:p>
          </table:table-cell>
          <table:table-cell table:style-name="Default" office:value-type="float" office:value="0.00021785085" calcext:value-type="float">
            <text:p>0,00021785085</text:p>
          </table:table-cell>
          <table:table-cell office:value-type="float" office:value="0.0138091968117974" calcext:value-type="float">
            <text:p>0,013809196811798</text:p>
          </table:table-cell>
          <table:table-cell office:value-type="float" office:value="0.0138088496752226" calcext:value-type="float">
            <text:p>0,013808849675223</text:p>
          </table:table-cell>
          <table:table-cell office:value-type="float" office:value="0.0138085898356617" calcext:value-type="float">
            <text:p>0,013808589835662</text:p>
          </table:table-cell>
          <table:table-cell office:value-type="float" office:value="0.0138083247452113" calcext:value-type="float">
            <text:p>0,013808324745211</text:p>
          </table:table-cell>
          <table:table-cell office:value-type="float" office:value="0.0138081276786525" calcext:value-type="float">
            <text:p>0,013808127678653</text:p>
          </table:table-cell>
          <table:table-cell office:value-type="float" office:value="0.0138079716004821" calcext:value-type="float">
            <text:p>0,013807971600482</text:p>
          </table:table-cell>
          <table:table-cell office:value-type="float" office:value="0.0138078246662907" calcext:value-type="float">
            <text:p>0,013807824666291</text:p>
          </table:table-cell>
          <table:table-cell office:value-type="float" office:value="0.0138076909539763" calcext:value-type="float">
            <text:p>0,013807690953976</text:p>
          </table:table-cell>
        </table:table-row>
        <table:table-row table:style-name="ro1">
          <table:table-cell office:value-type="string" calcext:value-type="string">
            <text:p>p3-s15</text:p>
          </table:table-cell>
          <table:table-cell office:value-type="float" office:value="3" calcext:value-type="float">
            <text:p>3</text:p>
          </table:table-cell>
          <table:table-cell office:value-type="float" office:value="0.015099167" calcext:value-type="float">
            <text:p>0,015099167</text:p>
          </table:table-cell>
          <table:table-cell table:style-name="ce3" table:formula="of:=AVERAGE([.E111:.F111])" office:value-type="float" office:value="0.00017222953513266" calcext:value-type="float">
            <text:p>0,000172229535133</text:p>
          </table:table-cell>
          <table:table-cell table:style-name="ce3" office:value-type="float" office:value="0.000184459070265319" calcext:value-type="float">
            <text:p>0,000184459070265</text:p>
          </table:table-cell>
          <table:table-cell table:style-name="ce3" office:value-type="float" office:value="0.00016" calcext:value-type="float">
            <text:p>0,00016</text:p>
          </table:table-cell>
          <table:table-cell office:value-type="float" office:value="0" calcext:value-type="float">
            <text:p>0</text:p>
          </table:table-cell>
          <table:table-cell office:value-type="float" office:value="0.00026310748" calcext:value-type="float">
            <text:p>0,00026310748</text:p>
          </table:table-cell>
          <table:table-cell table:style-name="Default" office:value-type="float" office:value="0.00019110932" calcext:value-type="float">
            <text:p>0,00019110932</text:p>
          </table:table-cell>
          <table:table-cell table:style-name="Default" office:value-type="float" office:value="0.000224188132" calcext:value-type="float">
            <text:p>0,000224188132</text:p>
          </table:table-cell>
          <table:table-cell table:style-name="Default" office:value-type="float" office:value="0.000167055706" calcext:value-type="float">
            <text:p>0,000167055706</text:p>
          </table:table-cell>
          <table:table-cell table:style-name="Default" office:value-type="float" office:value="0.00012910007" calcext:value-type="float">
            <text:p>0,00012910007</text:p>
          </table:table-cell>
          <table:table-cell table:style-name="Default" office:value-type="float" office:value="0.000149289529" calcext:value-type="float">
            <text:p>0,000149289529</text:p>
          </table:table-cell>
          <table:table-cell table:style-name="Default" office:value-type="float" office:value="0.000137971609" calcext:value-type="float">
            <text:p>0,000137971609</text:p>
          </table:table-cell>
          <table:table-cell office:value-type="float" office:value="0.0150997536113851" calcext:value-type="float">
            <text:p>0,015099753611385</text:p>
          </table:table-cell>
          <table:table-cell office:value-type="float" office:value="0.0150995127602846" calcext:value-type="float">
            <text:p>0,015099512760285</text:p>
          </table:table-cell>
          <table:table-cell office:value-type="float" office:value="0.0150993478215735" calcext:value-type="float">
            <text:p>0,015099347821574</text:p>
          </table:table-cell>
          <table:table-cell office:value-type="float" office:value="0.0150991648000247" calcext:value-type="float">
            <text:p>0,015099164800025</text:p>
          </table:table-cell>
          <table:table-cell office:value-type="float" office:value="0.0150990354182898" calcext:value-type="float">
            <text:p>0,01509903541829</text:p>
          </table:table-cell>
          <table:table-cell office:value-type="float" office:value="0.0150989403125793" calcext:value-type="float">
            <text:p>0,015098940312579</text:p>
          </table:table-cell>
          <table:table-cell office:value-type="float" office:value="0.0150988354515393" calcext:value-type="float">
            <text:p>0,015098835451539</text:p>
          </table:table-cell>
          <table:table-cell office:value-type="float" office:value="0.0150987428494394" calcext:value-type="float">
            <text:p>0,01509874284944</text:p>
          </table:table-cell>
        </table:table-row>
        <table:table-row table:style-name="ro1">
          <table:table-cell office:value-type="string" calcext:value-type="string">
            <text:p>p4-s2</text:p>
          </table:table-cell>
          <table:table-cell office:value-type="float" office:value="1" calcext:value-type="float">
            <text:p>1</text:p>
          </table:table-cell>
          <table:table-cell office:value-type="float" office:value="0.015097841" calcext:value-type="float">
            <text:p>0,015097841</text:p>
          </table:table-cell>
          <table:table-cell table:formula="of:=AVERAGE([.E112:.F112])" office:value-type="float" office:value="0.0000083476945494621" calcext:value-type="float">
            <text:p>8,3476945494621E-06</text:p>
          </table:table-cell>
          <table:table-cell office:value-type="float" office:value="0.0000066953890989242" calcext:value-type="float">
            <text:p>6,70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7524133" calcext:value-type="float">
            <text:p>2,75E-05</text:p>
          </table:table-cell>
          <table:table-cell office:value-type="float" office:value="-0.000018147655" calcext:value-type="float">
            <text:p>-1,81E-05</text:p>
          </table:table-cell>
          <table:table-cell office:value-type="float" office:value="0.000036965191" calcext:value-type="float">
            <text:p>3,70E-05</text:p>
          </table:table-cell>
          <table:table-cell office:value-type="float" office:value="-0.000001382345" calcext:value-type="float">
            <text:p>-1,38E-06</text:p>
          </table:table-cell>
          <table:table-cell office:value-type="float" office:value="-0.000016399307" calcext:value-type="float">
            <text:p>-1,64E-05</text:p>
          </table:table-cell>
          <table:table-cell office:value-type="float" office:value="0.000003390186" calcext:value-type="float">
            <text:p>3,39E-06</text:p>
          </table:table-cell>
          <table:table-cell office:value-type="float" office:value="0.000011544149" calcext:value-type="float">
            <text:p>1,15E-05</text:p>
          </table:table-cell>
          <table:table-cell office:value-type="float" office:value="0.0150978662749525" calcext:value-type="float">
            <text:p>0,015097866274953</text:p>
          </table:table-cell>
          <table:table-cell office:value-type="float" office:value="0.0150978410820675" calcext:value-type="float">
            <text:p>0,015097841082068</text:p>
          </table:table-cell>
          <table:table-cell office:value-type="float" office:value="0.0150978567429333" calcext:value-type="float">
            <text:p>0,015097856742933</text:p>
          </table:table-cell>
          <table:table-cell office:value-type="float" office:value="0.0150978265683089" calcext:value-type="float">
            <text:p>0,015097826568309</text:p>
          </table:table-cell>
          <table:table-cell office:value-type="float" office:value="0.0150978276388209" calcext:value-type="float">
            <text:p>0,015097827638821</text:p>
          </table:table-cell>
          <table:table-cell office:value-type="float" office:value="0.0150978397189734" calcext:value-type="float">
            <text:p>0,015097839718973</text:p>
          </table:table-cell>
          <table:table-cell office:value-type="float" office:value="0.0150978373378705" calcext:value-type="float">
            <text:p>0,015097837337871</text:p>
          </table:table-cell>
          <table:table-cell office:value-type="float" office:value="0.0150978295903" calcext:value-type="float">
            <text:p>0,0150978295903</text:p>
          </table:table-cell>
        </table:table-row>
        <table:table-row table:style-name="ro1">
          <table:table-cell office:value-type="string" calcext:value-type="string">
            <text:p>p4-s2</text:p>
          </table:table-cell>
          <table:table-cell office:value-type="float" office:value="1.5" calcext:value-type="float">
            <text:p>1,5</text:p>
          </table:table-cell>
          <table:table-cell office:value-type="float" office:value="0.01509818" calcext:value-type="float">
            <text:p>0,01509818</text:p>
          </table:table-cell>
          <table:table-cell table:formula="of:=AVERAGE([.E113:.F113])" office:value-type="float" office:value="0.0000511240679734992" calcext:value-type="float">
            <text:p>5,11240679734992E-05</text:p>
          </table:table-cell>
          <table:table-cell office:value-type="float" office:value="0.0000522481359469984" calcext:value-type="float">
            <text:p>5,22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87905006" calcext:value-type="float">
            <text:p>8,79E-05</text:p>
          </table:table-cell>
          <table:table-cell office:value-type="float" office:value="0.000035473944" calcext:value-type="float">
            <text:p>3,55E-05</text:p>
          </table:table-cell>
          <table:table-cell office:value-type="float" office:value="0.000084945097" calcext:value-type="float">
            <text:p>8,49E-05</text:p>
          </table:table-cell>
          <table:table-cell office:value-type="float" office:value="0.00004183353" calcext:value-type="float">
            <text:p>4,18E-05</text:p>
          </table:table-cell>
          <table:table-cell office:value-type="float" office:value="0.000022553196" calcext:value-type="float">
            <text:p>2,26E-05</text:p>
          </table:table-cell>
          <table:table-cell office:value-type="float" office:value="0.00003896269" calcext:value-type="float">
            <text:p>3,90E-05</text:p>
          </table:table-cell>
          <table:table-cell office:value-type="float" office:value="0.000043931878" calcext:value-type="float">
            <text:p>4,39E-05</text:p>
          </table:table-cell>
          <table:table-cell office:value-type="float" office:value="0.0150983498665836" calcext:value-type="float">
            <text:p>0,015098349866584</text:p>
          </table:table-cell>
          <table:table-cell office:value-type="float" office:value="0.0150982694045546" calcext:value-type="float">
            <text:p>0,015098269404555</text:p>
          </table:table-cell>
          <table:table-cell office:value-type="float" office:value="0.0150982387908156" calcext:value-type="float">
            <text:p>0,015098238790816</text:p>
          </table:table-cell>
          <table:table-cell office:value-type="float" office:value="0.0150981694486089" calcext:value-type="float">
            <text:p>0,015098169448609</text:p>
          </table:table-cell>
          <table:table-cell office:value-type="float" office:value="0.0150981370513004" calcext:value-type="float">
            <text:p>0,015098137051301</text:p>
          </table:table-cell>
          <table:table-cell office:value-type="float" office:value="0.0150981204377098" calcext:value-type="float">
            <text:p>0,01509812043771</text:p>
          </table:table-cell>
          <table:table-cell office:value-type="float" office:value="0.0150980930717125" calcext:value-type="float">
            <text:p>0,015098093071713</text:p>
          </table:table-cell>
          <table:table-cell office:value-type="float" office:value="0.015098063587439" calcext:value-type="float">
            <text:p>0,015098063587439</text:p>
          </table:table-cell>
        </table:table-row>
        <table:table-row table:style-name="ro1">
          <table:table-cell office:value-type="string" calcext:value-type="string">
            <text:p>p4-s2</text:p>
          </table:table-cell>
          <table:table-cell office:value-type="float" office:value="2" calcext:value-type="float">
            <text:p>2</text:p>
          </table:table-cell>
          <table:table-cell office:value-type="float" office:value="0.015098838" calcext:value-type="float">
            <text:p>0,015098838</text:p>
          </table:table-cell>
          <table:table-cell table:style-name="ce3" table:formula="of:=AVERAGE([.E114:.F114])" office:value-type="float" office:value="0.000130232722868095" calcext:value-type="float">
            <text:p>0,000130232722868</text:p>
          </table:table-cell>
          <table:table-cell table:style-name="ce3" office:value-type="float" office:value="0.000140465445736191" calcext:value-type="float">
            <text:p>0,000140465445736</text:p>
          </table:table-cell>
          <table:table-cell table:style-name="ce3" office:value-type="float" office:value="0.00012" calcext:value-type="float">
            <text:p>0,00012</text:p>
          </table:table-cell>
          <table:table-cell office:value-type="float" office:value="0" calcext:value-type="float">
            <text:p>0</text:p>
          </table:table-cell>
          <table:table-cell office:value-type="float" office:value="0.000204805894" calcext:value-type="float">
            <text:p>0,000204805894</text:p>
          </table:table-cell>
          <table:table-cell table:style-name="Default" office:value-type="float" office:value="0.000139321348" calcext:value-type="float">
            <text:p>0,000139321348</text:p>
          </table:table-cell>
          <table:table-cell table:style-name="Default" office:value-type="float" office:value="0.000177854738" calcext:value-type="float">
            <text:p>0,000177854738</text:p>
          </table:table-cell>
          <table:table-cell table:style-name="Default" office:value-type="float" office:value="0.000125407627" calcext:value-type="float">
            <text:p>0,000125407627</text:p>
          </table:table-cell>
          <table:table-cell office:value-type="float" office:value="0.000098148193" calcext:value-type="float">
            <text:p>9,81E-05</text:p>
          </table:table-cell>
          <table:table-cell table:style-name="Default" office:value-type="float" office:value="0.000107832602" calcext:value-type="float">
            <text:p>0,000107832602</text:p>
          </table:table-cell>
          <table:table-cell table:style-name="Default" office:value-type="float" office:value="0.000106684008" calcext:value-type="float">
            <text:p>0,000106684008</text:p>
          </table:table-cell>
          <table:table-cell office:value-type="float" office:value="0.0150992864937822" calcext:value-type="float">
            <text:p>0,015099286493782</text:p>
          </table:table-cell>
          <table:table-cell office:value-type="float" office:value="0.0150990990179795" calcext:value-type="float">
            <text:p>0,01509909901798</text:p>
          </table:table-cell>
          <table:table-cell office:value-type="float" office:value="0.0150989787784852" calcext:value-type="float">
            <text:p>0,015098978778485</text:p>
          </table:table-cell>
          <table:table-cell office:value-type="float" office:value="0.0150988335857202" calcext:value-type="float">
            <text:p>0,01509883358572</text:p>
          </table:table-cell>
          <table:table-cell office:value-type="float" office:value="0.0150987364617236" calcext:value-type="float">
            <text:p>0,015098736461724</text:p>
          </table:table-cell>
          <table:table-cell office:value-type="float" office:value="0.0150986641590839" calcext:value-type="float">
            <text:p>0,015098664159084</text:p>
          </table:table-cell>
          <table:table-cell office:value-type="float" office:value="0.0150985884187225" calcext:value-type="float">
            <text:p>0,015098588418723</text:p>
          </table:table-cell>
          <table:table-cell office:value-type="float" office:value="0.015098516816974" calcext:value-type="float">
            <text:p>0,015098516816974</text:p>
          </table:table-cell>
        </table:table-row>
        <table:table-row table:style-name="ro1">
          <table:table-cell office:value-type="string" calcext:value-type="string">
            <text:p>p4-s2</text:p>
          </table:table-cell>
          <table:table-cell office:value-type="float" office:value="2.5" calcext:value-type="float">
            <text:p>2,5</text:p>
          </table:table-cell>
          <table:table-cell office:value-type="float" office:value="0.015099592" calcext:value-type="float">
            <text:p>0,015099592</text:p>
          </table:table-cell>
          <table:table-cell table:style-name="ce3" table:formula="of:=AVERAGE([.E115:.F115])" office:value-type="float" office:value="0.000225737860482972" calcext:value-type="float">
            <text:p>0,000225737860483</text:p>
          </table:table-cell>
          <table:table-cell table:style-name="ce3" office:value-type="float" office:value="0.000241475720965943" calcext:value-type="float">
            <text:p>0,000241475720966</text:p>
          </table:table-cell>
          <table:table-cell table:style-name="ce3" office:value-type="float" office:value="0.00021" calcext:value-type="float">
            <text:p>0,00021</text:p>
          </table:table-cell>
          <table:table-cell office:value-type="float" office:value="0" calcext:value-type="float">
            <text:p>0</text:p>
          </table:table-cell>
          <table:table-cell office:value-type="float" office:value="0.000338662654" calcext:value-type="float">
            <text:p>0,000338662654</text:p>
          </table:table-cell>
          <table:table-cell table:style-name="Default" office:value-type="float" office:value="0.000258233624" calcext:value-type="float">
            <text:p>0,000258233624</text:p>
          </table:table-cell>
          <table:table-cell table:style-name="Default" office:value-type="float" office:value="0.000284231701" calcext:value-type="float">
            <text:p>0,000284231701</text:p>
          </table:table-cell>
          <table:table-cell table:style-name="Default" office:value-type="float" office:value="0.000221050388" calcext:value-type="float">
            <text:p>0,000221050388</text:p>
          </table:table-cell>
          <table:table-cell table:style-name="Default" office:value-type="float" office:value="0.000177993672" calcext:value-type="float">
            <text:p>0,000177993672</text:p>
          </table:table-cell>
          <table:table-cell table:style-name="Default" office:value-type="float" office:value="0.000193795016" calcext:value-type="float">
            <text:p>0,000193795016</text:p>
          </table:table-cell>
          <table:table-cell table:style-name="Default" office:value-type="float" office:value="0.000178522448" calcext:value-type="float">
            <text:p>0,000178522448</text:p>
          </table:table-cell>
          <table:table-cell office:value-type="float" office:value="0.0151003590359813" calcext:value-type="float">
            <text:p>0,015100359035981</text:p>
          </table:table-cell>
          <table:table-cell office:value-type="float" office:value="0.0151000490092334" calcext:value-type="float">
            <text:p>0,015100049009233</text:p>
          </table:table-cell>
          <table:table-cell office:value-type="float" office:value="0.0150998261307671" calcext:value-type="float">
            <text:p>0,015099826130767</text:p>
          </table:table-cell>
          <table:table-cell office:value-type="float" office:value="0.015099594084186" calcext:value-type="float">
            <text:p>0,015099594084186</text:p>
          </table:table-cell>
          <table:table-cell office:value-type="float" office:value="0.0150994228798792" calcext:value-type="float">
            <text:p>0,015099422879879</text:p>
          </table:table-cell>
          <table:table-cell office:value-type="float" office:value="0.0150992917519189" calcext:value-type="float">
            <text:p>0,015099291751919</text:p>
          </table:table-cell>
          <table:table-cell office:value-type="float" office:value="0.0150991556271753" calcext:value-type="float">
            <text:p>0,015099155627175</text:p>
          </table:table-cell>
          <table:table-cell office:value-type="float" office:value="0.0150990358062255" calcext:value-type="float">
            <text:p>0,015099035806226</text:p>
          </table:table-cell>
        </table:table-row>
        <table:table-row table:style-name="ro1">
          <table:table-cell office:value-type="string" calcext:value-type="string">
            <text:p>p4-s2</text:p>
          </table:table-cell>
          <table:table-cell office:value-type="float" office:value="3" calcext:value-type="float">
            <text:p>3</text:p>
          </table:table-cell>
          <table:table-cell office:value-type="float" office:value="0.015100532" calcext:value-type="float">
            <text:p>0,015100532</text:p>
          </table:table-cell>
          <table:table-cell table:style-name="ce3" table:formula="of:=AVERAGE([.E116:.F116])" office:value-type="float" office:value="0.000343787960855849" calcext:value-type="float">
            <text:p>0,000343787960856</text:p>
          </table:table-cell>
          <table:table-cell table:style-name="ce3" office:value-type="float" office:value="0.000367575921711699" calcext:value-type="float">
            <text:p>0,000367575921712</text:p>
          </table:table-cell>
          <table:table-cell table:style-name="ce3" office:value-type="float" office:value="0.00032" calcext:value-type="float">
            <text:p>0,00032</text:p>
          </table:table-cell>
          <table:table-cell office:value-type="float" office:value="0" calcext:value-type="float">
            <text:p>0</text:p>
          </table:table-cell>
          <table:table-cell office:value-type="float" office:value="0.000505759369" calcext:value-type="float">
            <text:p>0,000505759369</text:p>
          </table:table-cell>
          <table:table-cell table:style-name="Default" office:value-type="float" office:value="0.00040668687" calcext:value-type="float">
            <text:p>0,00040668687</text:p>
          </table:table-cell>
          <table:table-cell table:style-name="Default" office:value-type="float" office:value="0.000417025026" calcext:value-type="float">
            <text:p>0,000417025026</text:p>
          </table:table-cell>
          <table:table-cell table:style-name="Default" office:value-type="float" office:value="0.000340453444" calcext:value-type="float">
            <text:p>0,000340453444</text:p>
          </table:table-cell>
          <table:table-cell table:style-name="Default" office:value-type="float" office:value="0.000286150681" calcext:value-type="float">
            <text:p>0,000286150681</text:p>
          </table:table-cell>
          <table:table-cell table:style-name="Default" office:value-type="float" office:value="0.000292225295" calcext:value-type="float">
            <text:p>0,000292225295</text:p>
          </table:table-cell>
          <table:table-cell table:style-name="Default" office:value-type="float" office:value="0.000268206403" calcext:value-type="float">
            <text:p>0,000268206403</text:p>
          </table:table-cell>
          <table:table-cell office:value-type="float" office:value="0.0151016981369687" calcext:value-type="float">
            <text:p>0,015101698136969</text:p>
          </table:table-cell>
          <table:table-cell office:value-type="float" office:value="0.0151012351037962" calcext:value-type="float">
            <text:p>0,015101235103796</text:p>
          </table:table-cell>
          <table:table-cell office:value-type="float" office:value="0.0151008840709614" calcext:value-type="float">
            <text:p>0,015100884070961</text:p>
          </table:table-cell>
          <table:table-cell office:value-type="float" office:value="0.0151005435893625" calcext:value-type="float">
            <text:p>0,015100543589363</text:p>
          </table:table-cell>
          <table:table-cell office:value-type="float" office:value="0.0151002798911933" calcext:value-type="float">
            <text:p>0,015100279891193</text:p>
          </table:table-cell>
          <table:table-cell office:value-type="float" office:value="0.0151000690725428" calcext:value-type="float">
            <text:p>0,015100069072543</text:p>
          </table:table-cell>
          <table:table-cell office:value-type="float" office:value="0.015099863798687" calcext:value-type="float">
            <text:p>0,015099863798687</text:p>
          </table:table-cell>
          <table:table-cell office:value-type="float" office:value="0.0150996837754491" calcext:value-type="float">
            <text:p>0,015099683775449</text:p>
          </table:table-cell>
        </table:table-row>
        <table:table-row table:style-name="ro1">
          <table:table-cell table:style-name="ce1" office:value-type="string" calcext:value-type="string">
            <text:p>pg5-s25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024951946" calcext:value-type="float">
            <text:p>0,024951946</text:p>
          </table:table-cell>
          <table:table-cell table:style-name="ce2" table:formula="of:=AVERAGE([.E117:.F117])" office:value-type="float" office:value="2.51857935002615" calcext:value-type="float">
            <text:p>2,51857935002615</text:p>
          </table:table-cell>
          <table:table-cell table:style-name="ce2" office:value-type="float" office:value="5.0371587000523" calcext:value-type="float">
            <text:p>5,0371587000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52993780992" calcext:value-type="float">
            <text:p>30,152993780992</text:p>
          </table:table-cell>
          <table:table-cell office:value-type="float" office:value="-0.000026649541" calcext:value-type="float">
            <text:p>-2,66E-05</text:p>
          </table:table-cell>
          <table:table-cell office:value-type="float" office:value="0.000029356964" calcext:value-type="float">
            <text:p>2,94E-05</text:p>
          </table:table-cell>
          <table:table-cell office:value-type="float" office:value="-0.000008235297" calcext:value-type="float">
            <text:p>-8,24E-06</text:p>
          </table:table-cell>
          <table:table-cell office:value-type="float" office:value="-0.000022581056" calcext:value-type="float">
            <text:p>-2,26E-05</text:p>
          </table:table-cell>
          <table:table-cell office:value-type="float" office:value="-0.000002244919" calcext:value-type="float">
            <text:p>-2,24E-06</text:p>
          </table:table-cell>
          <table:table-cell office:value-type="float" office:value="0.000006407099" calcext:value-type="float">
            <text:p>6,41E-06</text:p>
          </table:table-cell>
          <table:table-cell office:value-type="float" office:value="0.0939310596271434" calcext:value-type="float">
            <text:p>0,093931059627143</text:p>
          </table:table-cell>
          <table:table-cell office:value-type="float" office:value="0.015097773164058" calcext:value-type="float">
            <text:p>0,015097773164058</text:p>
          </table:table-cell>
          <table:table-cell office:value-type="float" office:value="0.0150977961616907" calcext:value-type="float">
            <text:p>0,015097796161691</text:p>
          </table:table-cell>
          <table:table-cell office:value-type="float" office:value="0.0150977721977404" calcext:value-type="float">
            <text:p>0,01509777219774</text:p>
          </table:table-cell>
          <table:table-cell office:value-type="float" office:value="0.0150977785752751" calcext:value-type="float">
            <text:p>0,015097778575275</text:p>
          </table:table-cell>
          <table:table-cell office:value-type="float" office:value="0.0150977952090115" calcext:value-type="float">
            <text:p>0,015097795209012</text:p>
          </table:table-cell>
          <table:table-cell office:value-type="float" office:value="0.0150977967857295" calcext:value-type="float">
            <text:p>0,01509779678573</text:p>
          </table:table-cell>
          <table:table-cell office:value-type="float" office:value="0.0150977924857744" calcext:value-type="float">
            <text:p>0,015097792485774</text:p>
          </table:table-cell>
        </table:table-row>
        <table:table-row table:style-name="ro1">
          <table:table-cell office:value-type="string" calcext:value-type="string">
            <text:p>pg5-s25</text:p>
          </table:table-cell>
          <table:table-cell office:value-type="float" office:value="1.5" calcext:value-type="float">
            <text:p>1,5</text:p>
          </table:table-cell>
          <table:table-cell office:value-type="float" office:value="0.015314165" calcext:value-type="float">
            <text:p>0,015314165</text:p>
          </table:table-cell>
          <table:table-cell table:formula="of:=AVERAGE([.E118:.F118])" office:value-type="float" office:value="0.0000316489744068629" calcext:value-type="float">
            <text:p>3,16489744068629E-05</text:p>
          </table:table-cell>
          <table:table-cell office:value-type="float" office:value="0.0000332979488137259" calcext:value-type="float">
            <text:p>3,33E-0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62815239" calcext:value-type="float">
            <text:p>6,28E-05</text:p>
          </table:table-cell>
          <table:table-cell office:value-type="float" office:value="0.000013565056" calcext:value-type="float">
            <text:p>1,36E-05</text:p>
          </table:table-cell>
          <table:table-cell office:value-type="float" office:value="0.000064674434" calcext:value-type="float">
            <text:p>6,47E-05</text:p>
          </table:table-cell>
          <table:table-cell office:value-type="float" office:value="0.000023902955" calcext:value-type="float">
            <text:p>2,39E-05</text:p>
          </table:table-cell>
          <table:table-cell office:value-type="float" office:value="0.000006469939" calcext:value-type="float">
            <text:p>6,47E-06</text:p>
          </table:table-cell>
          <table:table-cell office:value-type="float" office:value="0.000024062005" calcext:value-type="float">
            <text:p>2,41E-05</text:p>
          </table:table-cell>
          <table:table-cell office:value-type="float" office:value="0.000030204402" calcext:value-type="float">
            <text:p>3,02E-05</text:p>
          </table:table-cell>
          <table:table-cell office:value-type="float" office:value="0.0153142763741052" calcext:value-type="float">
            <text:p>0,015314276374105</text:p>
          </table:table-cell>
          <table:table-cell office:value-type="float" office:value="0.0153142180551532" calcext:value-type="float">
            <text:p>0,015314218055153</text:p>
          </table:table-cell>
          <table:table-cell office:value-type="float" office:value="0.0153142061811701" calcext:value-type="float">
            <text:p>0,01531420618117</text:p>
          </table:table-cell>
          <table:table-cell office:value-type="float" office:value="0.0153141526310538" calcext:value-type="float">
            <text:p>0,015314152631054</text:p>
          </table:table-cell>
          <table:table-cell office:value-type="float" office:value="0.0153141338549751" calcext:value-type="float">
            <text:p>0,015314133854975</text:p>
          </table:table-cell>
          <table:table-cell office:value-type="float" office:value="0.015314129020773" calcext:value-type="float">
            <text:p>0,015314129020773</text:p>
          </table:table-cell>
          <table:table-cell office:value-type="float" office:value="0.0153141118786852" calcext:value-type="float">
            <text:p>0,015314111878685</text:p>
          </table:table-cell>
          <table:table-cell office:value-type="float" office:value="0.0153140913173766" calcext:value-type="float">
            <text:p>0,015314091317377</text:p>
          </table:table-cell>
        </table:table-row>
        <table:table-row table:style-name="ro1">
          <table:table-cell office:value-type="string" calcext:value-type="string">
            <text:p>pg5-s25</text:p>
          </table:table-cell>
          <table:table-cell office:value-type="float" office:value="2" calcext:value-type="float">
            <text:p>2</text:p>
          </table:table-cell>
          <table:table-cell office:value-type="float" office:value="0.015098689" calcext:value-type="float">
            <text:p>0,015098689</text:p>
          </table:table-cell>
          <table:table-cell table:style-name="ce3" table:formula="of:=AVERAGE([.E119:.F119])" office:value-type="float" office:value="0.000115217118882106" calcext:value-type="float">
            <text:p>0,000115217118882</text:p>
          </table:table-cell>
          <table:table-cell table:style-name="ce3" office:value-type="float" office:value="0.000120434237764211" calcext:value-type="float">
            <text:p>0,000120434237764</text:p>
          </table:table-cell>
          <table:table-cell table:style-name="ce3" office:value-type="float" office:value="0.00011" calcext:value-type="float">
            <text:p>0,00011</text:p>
          </table:table-cell>
          <table:table-cell office:value-type="float" office:value="0" calcext:value-type="float">
            <text:p>0</text:p>
          </table:table-cell>
          <table:table-cell office:value-type="float" office:value="0.000178265392" calcext:value-type="float">
            <text:p>0,000178265392</text:p>
          </table:table-cell>
          <table:table-cell table:style-name="Default" office:value-type="float" office:value="0.000115739168" calcext:value-type="float">
            <text:p>0,000115739168</text:p>
          </table:table-cell>
          <table:table-cell table:style-name="Default" office:value-type="float" office:value="0.000156759031" calcext:value-type="float">
            <text:p>0,000156759031</text:p>
          </table:table-cell>
          <table:table-cell table:style-name="Default" office:value-type="float" office:value="0.000106418568" calcext:value-type="float">
            <text:p>0,000106418568</text:p>
          </table:table-cell>
          <table:table-cell office:value-type="float" office:value="0.00008098584" calcext:value-type="float">
            <text:p>8,10E-05</text:p>
          </table:table-cell>
          <table:table-cell office:value-type="float" office:value="0.000092204247" calcext:value-type="float">
            <text:p>9,22E-05</text:p>
          </table:table-cell>
          <table:table-cell office:value-type="float" office:value="0.000092432053" calcext:value-type="float">
            <text:p>9,24E-05</text:p>
          </table:table-cell>
          <table:table-cell office:value-type="float" office:value="0.0150990738090784" calcext:value-type="float">
            <text:p>0,015099073809078</text:p>
          </table:table-cell>
          <table:table-cell office:value-type="float" office:value="0.0150989106301629" calcext:value-type="float">
            <text:p>0,015098910630163</text:p>
          </table:table-cell>
          <table:table-cell office:value-type="float" office:value="0.015098810744144" calcext:value-type="float">
            <text:p>0,015098810744144</text:p>
          </table:table-cell>
          <table:table-cell office:value-type="float" office:value="0.015098682774335" calcext:value-type="float">
            <text:p>0,015098682774335</text:p>
          </table:table-cell>
          <table:table-cell office:value-type="float" office:value="0.0150986003575104" calcext:value-type="float">
            <text:p>0,01509860035751</text:p>
          </table:table-cell>
          <table:table-cell office:value-type="float" office:value="0.0150985406983411" calcext:value-type="float">
            <text:p>0,015098540698341</text:p>
          </table:table-cell>
          <table:table-cell office:value-type="float" office:value="0.0150984759356602" calcext:value-type="float">
            <text:p>0,01509847593566</text:p>
          </table:table-cell>
          <table:table-cell office:value-type="float" office:value="0.0150984138996576" calcext:value-type="float">
            <text:p>0,015098413899658</text:p>
          </table:table-cell>
        </table:table-row>
        <table:table-row table:style-name="ro1">
          <table:table-cell office:value-type="string" calcext:value-type="string">
            <text:p>pg5-s25</text:p>
          </table:table-cell>
          <table:table-cell office:value-type="float" office:value="2.5" calcext:value-type="float">
            <text:p>2,5</text:p>
          </table:table-cell>
          <table:table-cell office:value-type="float" office:value="0.015071355" calcext:value-type="float">
            <text:p>0,015071355</text:p>
          </table:table-cell>
          <table:table-cell table:style-name="ce3" table:formula="of:=AVERAGE([.E120:.F120])" office:value-type="float" office:value="0.00020116821796217" calcext:value-type="float">
            <text:p>0,000201168217962</text:p>
          </table:table-cell>
          <table:table-cell table:style-name="ce3" office:value-type="float" office:value="0.00021233643592434" calcext:value-type="float">
            <text:p>0,000212336435924</text:p>
          </table:table-cell>
          <table:table-cell table:style-name="ce3" office:value-type="float" office:value="0.00019" calcext:value-type="float">
            <text:p>0,00019</text:p>
          </table:table-cell>
          <table:table-cell office:value-type="float" office:value="0" calcext:value-type="float">
            <text:p>0</text:p>
          </table:table-cell>
          <table:table-cell office:value-type="float" office:value="0.000299904161" calcext:value-type="float">
            <text:p>0,000299904161</text:p>
          </table:table-cell>
          <table:table-cell table:style-name="Default" office:value-type="float" office:value="0.000223805669" calcext:value-type="float">
            <text:p>0,000223805669</text:p>
          </table:table-cell>
          <table:table-cell table:style-name="Default" office:value-type="float" office:value="0.000253568667" calcext:value-type="float">
            <text:p>0,000253568667</text:p>
          </table:table-cell>
          <table:table-cell table:style-name="Default" office:value-type="float" office:value="0.000193465498" calcext:value-type="float">
            <text:p>0,000193465498</text:p>
          </table:table-cell>
          <table:table-cell table:style-name="Default" office:value-type="float" office:value="0.000153048525" calcext:value-type="float">
            <text:p>0,000153048525</text:p>
          </table:table-cell>
          <table:table-cell table:style-name="Default" office:value-type="float" office:value="0.000171177473" calcext:value-type="float">
            <text:p>0,000171177473</text:p>
          </table:table-cell>
          <table:table-cell table:style-name="Default" office:value-type="float" office:value="0.000157933632" calcext:value-type="float">
            <text:p>0,000157933632</text:p>
          </table:table-cell>
          <table:table-cell office:value-type="float" office:value="0.0150720285032525" calcext:value-type="float">
            <text:p>0,015072028503253</text:p>
          </table:table-cell>
          <table:table-cell office:value-type="float" office:value="0.0150717544725068" calcext:value-type="float">
            <text:p>0,015071754472507</text:p>
          </table:table-cell>
          <table:table-cell office:value-type="float" office:value="0.0150715616701736" calcext:value-type="float">
            <text:p>0,015071561670174</text:p>
          </table:table-cell>
          <table:table-cell office:value-type="float" office:value="0.0150713550441986" calcext:value-type="float">
            <text:p>0,015071355044199</text:p>
          </table:table-cell>
          <table:table-cell office:value-type="float" office:value="0.0150712054846094" calcext:value-type="float">
            <text:p>0,015071205484609</text:p>
          </table:table-cell>
          <table:table-cell office:value-type="float" office:value="0.0150710929443792" calcext:value-type="float">
            <text:p>0,015071092944379</text:p>
          </table:table-cell>
          <table:table-cell office:value-type="float" office:value="0.0150709729310505" calcext:value-type="float">
            <text:p>0,015070972931051</text:p>
          </table:table-cell>
          <table:table-cell office:value-type="float" office:value="0.0150708671267365" calcext:value-type="float">
            <text:p>0,015070867126737</text:p>
          </table:table-cell>
        </table:table-row>
        <table:table-row table:style-name="ro1">
          <table:table-cell table:style-name="ce1" office:value-type="string" calcext:value-type="string">
            <text:p>pg5-s25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.017989288" calcext:value-type="float">
            <text:p>0,017989288</text:p>
          </table:table-cell>
          <table:table-cell table:style-name="ce2" table:formula="of:=AVERAGE([.E121:.F121])" office:value-type="float" office:value="1.27945614247483" calcext:value-type="float">
            <text:p>1,27945614247483</text:p>
          </table:table-cell>
          <table:table-cell table:style-name="ce2" office:value-type="float" office:value="2.55863228494965" calcext:value-type="float">
            <text:p>2,55863228494965</text:p>
          </table:table-cell>
          <table:table-cell table:style-name="ce3" office:value-type="float" office:value="0.00028" calcext:value-type="float">
            <text:p>0,00028</text:p>
          </table:table-cell>
          <table:table-cell office:value-type="float" office:value="0" calcext:value-type="float">
            <text:p>0</text:p>
          </table:table-cell>
          <table:table-cell office:value-type="float" office:value="15.314761382545" calcext:value-type="float">
            <text:p>15,314761382545</text:p>
          </table:table-cell>
          <table:table-cell table:style-name="Default" office:value-type="float" office:value="0.000354039304" calcext:value-type="float">
            <text:p>0,000354039304</text:p>
          </table:table-cell>
          <table:table-cell table:style-name="Default" office:value-type="float" office:value="0.000369922339" calcext:value-type="float">
            <text:p>0,000369922339</text:p>
          </table:table-cell>
          <table:table-cell table:style-name="Default" office:value-type="float" office:value="0.000298079343" calcext:value-type="float">
            <text:p>0,000298079343</text:p>
          </table:table-cell>
          <table:table-cell table:style-name="Default" office:value-type="float" office:value="0.000247801726" calcext:value-type="float">
            <text:p>0,000247801726</text:p>
          </table:table-cell>
          <table:table-cell table:style-name="Default" office:value-type="float" office:value="0.000257331288" calcext:value-type="float">
            <text:p>0,000257331288</text:p>
          </table:table-cell>
          <table:table-cell table:style-name="Default" office:value-type="float" office:value="0.000236384362" calcext:value-type="float">
            <text:p>0,000236384362</text:p>
          </table:table-cell>
          <table:table-cell office:value-type="float" office:value="0.0382139370411369" calcext:value-type="float">
            <text:p>0,038213937041137</text:p>
          </table:table-cell>
          <table:table-cell office:value-type="float" office:value="0.0151008143987145" calcext:value-type="float">
            <text:p>0,015100814398715</text:p>
          </table:table-cell>
          <table:table-cell office:value-type="float" office:value="0.0151005088168179" calcext:value-type="float">
            <text:p>0,015100508816818</text:p>
          </table:table-cell>
          <table:table-cell office:value-type="float" office:value="0.0151002067995" calcext:value-type="float">
            <text:p>0,0151002067995</text:p>
          </table:table-cell>
          <table:table-cell office:value-type="float" office:value="0.0150999759270838" calcext:value-type="float">
            <text:p>0,015099975927084</text:p>
          </table:table-cell>
          <table:table-cell office:value-type="float" office:value="0.0150997933651462" calcext:value-type="float">
            <text:p>0,015099793365146</text:p>
          </table:table-cell>
          <table:table-cell office:value-type="float" office:value="0.0150996126057629" calcext:value-type="float">
            <text:p>0,015099612605763</text:p>
          </table:table-cell>
          <table:table-cell office:value-type="float" office:value="0.0150994539443738" calcext:value-type="float">
            <text:p>0,015099453944374</text:p>
          </table:table-cell>
        </table:table-row>
      </table:table>
      <table:named-expressions/>
      <table:database-ranges>
        <table:database-range table:name="__Anonymous_Sheet_DB__0" table:target-range-address="'rates_mae_tstPaperPub_pol_Seq512_32_tensor_sol_AmgX_V-cheby-aggres-L1-trunc'.A1:'rates_mae_tstPaperPub_pol_Seq512_32_tensor_sol_AmgX_V-cheby-aggres-L1-trunc'.V121" table:display-filter-buttons="true">
          <table:filter>
            <table:filter-and>
              <table:filter-condition table:field-number="0" table:value="adf-0-z0" table:operator="=">
                <table:filter-set-item table:value="adf-0-z0"/>
                <table:filter-set-item table:value="adf-4-z1"/>
                <table:filter-set-item table:value="cos-1-1d"/>
                <table:filter-set-item table:value="l-1-1-1d"/>
                <table:filter-set-item table:value="l-2-5-1d"/>
                <table:filter-set-item table:value="p*2-s15"/>
                <table:filter-set-item table:value="p*3-s2"/>
                <table:filter-set-item table:value="p*cos-s25"/>
                <table:filter-set-item table:value="p-cos-s2"/>
                <table:filter-set-item table:value="p3-s15"/>
                <table:filter-set-item table:value="p4-s2"/>
                <table:filter-set-item table:value="pg5-s25"/>
              </table:filter-condition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7T15:06:58.438665889</dc:date>
    <meta:editing-duration>PT5M50S</meta:editing-duration>
    <meta:editing-cycles>1</meta:editing-cycles>
    <meta:document-statistic meta:table-count="1" meta:cell-count="2661" meta:object-count="0"/>
    <meta:generator>LibreOffice/6.4.7.2$Linux_X86_64 LibreOffice_project/40$Build-2</meta:generator>
  </office:meta>
</office:document-meta>
</file>